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55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1.928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2.0953in"/>
    </style:style>
    <style:style style:name="co7" style:family="table-column">
      <style:table-column-properties fo:break-before="auto" style:column-width="1.9091in"/>
    </style:style>
    <style:style style:name="co8" style:family="table-column">
      <style:table-column-properties fo:break-before="auto" style:column-width="2.0575in"/>
    </style:style>
    <style:style style:name="co9" style:family="table-column">
      <style:table-column-properties fo:break-before="auto" style:column-width="2.011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9555in"/>
    </style:style>
    <style:style style:name="co12" style:family="table-column">
      <style:table-column-properties fo:break-before="auto" style:column-width="2.6807in"/>
    </style:style>
    <style:style style:name="co13" style:family="table-column">
      <style:table-column-properties fo:break-before="auto" style:column-width="2.9874in"/>
    </style:style>
    <style:style style:name="co14" style:family="table-column">
      <style:table-column-properties fo:break-before="auto" style:column-width="1.6484in"/>
    </style:style>
    <style:style style:name="co15" style:family="table-column">
      <style:table-column-properties fo:break-before="auto" style:column-width="2.2339in"/>
    </style:style>
    <style:style style:name="co16" style:family="table-column">
      <style:table-column-properties fo:break-before="auto" style:column-width="0.989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23ff2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4" table:visibility="collapse" table:default-cell-style-name="Default"/>
        <table:table-column table:style-name="co6" table:visibility="collapse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4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7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12" table:number-columns-repeated="16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number-columns-repeated="979" table:default-cell-style-name="Default"/>
        <table:table-row table:style-name="ro1">
          <table:table-cell office:value-type="string">
            <text:p>zip</text:p>
          </table:table-cell>
          <table:table-cell office:value-type="string">
            <text:p>id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Zillow Home Value Index</text:p>
          </table:table-cell>
          <table:table-cell office:value-type="string">
            <text:p>Median Single Family Home Value</text:p>
          </table:table-cell>
          <table:table-cell office:value-type="string">
            <text:p>Median Condo Value</text:p>
          </table:table-cell>
          <table:table-cell office:value-type="string">
            <text:p>Median 2-Bedroom Home Value</text:p>
          </table:table-cell>
          <table:table-cell office:value-type="string">
            <text:p>Median 3-Bedroom Home Value</text:p>
          </table:table-cell>
          <table:table-cell office:value-type="string">
            <text:p>Median 4-Bedroom Home Value</text:p>
          </table:table-cell>
          <table:table-cell office:value-type="string">
            <text:p>Percent Homes Decreasing</text:p>
          </table:table-cell>
          <table:table-cell office:value-type="string">
            <text:p>Percent Listing Price Reduction</text:p>
          </table:table-cell>
          <table:table-cell office:value-type="string">
            <text:p>Median List Price Per Sq Ft</text:p>
          </table:table-cell>
          <table:table-cell office:value-type="string">
            <text:p>Median List Price</text:p>
          </table:table-cell>
          <table:table-cell office:value-type="string">
            <text:p>Median Sale Price</text:p>
          </table:table-cell>
          <table:table-cell office:value-type="string">
            <text:p>Property Tax</text:p>
          </table:table-cell>
          <table:table-cell office:value-type="string">
            <text:p>Turnover (Sold Within Last Yr.)</text:p>
          </table:table-cell>
          <table:table-cell office:value-type="string">
            <text:p>Median Value Per Sq Ft</text:p>
          </table:table-cell>
          <table:table-cell office:value-type="string">
            <text:p>1-Yr. Change</text:p>
          </table:table-cell>
          <table:table-cell office:value-type="string">
            <text:p>BuiltYear&lt;1900</text:p>
          </table:table-cell>
          <table:table-cell office:value-type="string">
            <text:p>BuiltYear&gt;2000</text:p>
          </table:table-cell>
          <table:table-cell office:value-type="string">
            <text:p>BuiltYear1900-1919</text:p>
          </table:table-cell>
          <table:table-cell office:value-type="string">
            <text:p>BuiltYear1920-1939</text:p>
          </table:table-cell>
          <table:table-cell office:value-type="string">
            <text:p>BuiltYear1940-1959</text:p>
          </table:table-cell>
          <table:table-cell office:value-type="string">
            <text:p>BuiltYear1960-1979</text:p>
          </table:table-cell>
          <table:table-cell office:value-type="string">
            <text:p>BuiltYear1980-1999</text:p>
          </table:table-cell>
          <table:table-cell office:value-type="string">
            <text:p>HomeSize&lt;1000sqft</text:p>
          </table:table-cell>
          <table:table-cell office:value-type="string">
            <text:p>HomeSize&gt;3600sqft</text:p>
          </table:table-cell>
          <table:table-cell office:value-type="string">
            <text:p>HomeSize1000-1400sqft</text:p>
          </table:table-cell>
          <table:table-cell office:value-type="string">
            <text:p>HomeSize1400-1800sqft</text:p>
          </table:table-cell>
          <table:table-cell office:value-type="string">
            <text:p>HomeSize1800-2400sqft</text:p>
          </table:table-cell>
          <table:table-cell office:value-type="string">
            <text:p>HomeSize2400-3600sqft</text:p>
          </table:table-cell>
          <table:table-cell office:value-type="string">
            <text:p>HomeType:Condo</text:p>
          </table:table-cell>
          <table:table-cell office:value-type="string">
            <text:p>HomeType:Other</text:p>
          </table:table-cell>
          <table:table-cell office:value-type="string">
            <text:p>HomeType:SingleFamily</text:p>
          </table:table-cell>
          <table:table-cell office:value-type="string">
            <text:p>Median Household Income</text:p>
          </table:table-cell>
          <table:table-cell office:value-type="string">
            <text:p>Single Males</text:p>
          </table:table-cell>
          <table:table-cell office:value-type="string">
            <text:p>Single Females</text:p>
          </table:table-cell>
          <table:table-cell office:value-type="string">
            <text:p>Median Age</text:p>
          </table:table-cell>
          <table:table-cell office:value-type="string">
            <text:p>Homes With Kids</text:p>
          </table:table-cell>
          <table:table-cell office:value-type="string">
            <text:p>Average Household Size</text:p>
          </table:table-cell>
          <table:table-cell office:value-type="string">
            <text:p>Average Commute Time (Minutes)</text:p>
          </table:table-cell>
          <table:table-cell table:number-columns-repeated="982"/>
        </table:table-row>
        <table:table-row table:style-name="ro2" table:visibility="filter">
          <table:table-cell office:value-type="float" office:value="10453">
            <text:p>10453</text:p>
          </table:table-cell>
          <table:table-cell office:value-type="float" office:value="61793">
            <text:p>61793</text:p>
          </table:table-cell>
          <table:table-cell office:value-type="float" office:value="40.852617">
            <text:p>40.852617</text:p>
          </table:table-cell>
          <table:table-cell office:value-type="float" office:value="-73.914193">
            <text:p>-73.91419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22</text:p>
          </table:table-cell>
          <table:table-cell office:value-type="string">
            <text:p>&lt;value&gt;0</text:p>
          </table:table-cell>
          <table:table-cell office:value-type="string">
            <text:p>&lt;value type="USD"&gt;324000</text:p>
          </table:table-cell>
          <table:table-cell office:value-type="string">
            <text:p>&lt;value&gt;0</text:p>
          </table:table-cell>
          <table:table-cell office:value-type="string">
            <text:p>&lt;value type="USD"&gt;2156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USD"&gt;159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575256107171</text:p>
          </table:table-cell>
          <table:table-cell office:value-type="string">
            <text:p>&lt;value type="percent"&gt;0.0654058313632</text:p>
          </table:table-cell>
          <table:table-cell office:value-type="string">
            <text:p>&lt;value type="percent"&gt;0.2876280535855</text:p>
          </table:table-cell>
          <table:table-cell office:value-type="string">
            <text:p>&lt;value type="percent"&gt;0.3388494877856</text:p>
          </table:table-cell>
          <table:table-cell table:number-columns-repeated="2" office:value-type="string">
            <text:p>&lt;value type="percent"&gt;0.0094562647754</text:p>
          </table:table-cell>
          <table:table-cell office:value-type="string">
            <text:p>&lt;value type="percent"&gt;0.2316784869976</text:p>
          </table:table-cell>
          <table:table-cell table:number-columns-repeated="7" office:value-type="string">
            <text:p>&lt;values&gt;none</text:p>
          </table:table-cell>
          <table:table-cell table:number-columns-repeated="991"/>
        </table:table-row>
        <table:table-row table:style-name="ro2" table:visibility="filter">
          <table:table-cell office:value-type="float" office:value="10457">
            <text:p>10457</text:p>
          </table:table-cell>
          <table:table-cell office:value-type="float" office:value="61797">
            <text:p>61797</text:p>
          </table:table-cell>
          <table:table-cell office:value-type="float" office:value="40.845882">
            <text:p>40.845882</text:p>
          </table:table-cell>
          <table:table-cell office:value-type="float" office:value="-73.898477">
            <text:p>-73.898477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3</text:p>
          </table:table-cell>
          <table:table-cell office:value-type="string">
            <text:p>&lt;value&gt;0</text:p>
          </table:table-cell>
          <table:table-cell office:value-type="string">
            <text:p>&lt;value type="USD"&gt;315000</text:p>
          </table:table-cell>
          <table:table-cell office:value-type="string">
            <text:p>&lt;value&gt;0</text:p>
          </table:table-cell>
          <table:table-cell office:value-type="string">
            <text:p>&lt;value type="USD"&gt;1842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158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035834266517</text:p>
          </table:table-cell>
          <table:table-cell office:value-type="string">
            <text:p>&lt;value type="percent"&gt;0.1438969764837</text:p>
          </table:table-cell>
          <table:table-cell office:value-type="string">
            <text:p>&lt;value type="percent"&gt;0.3477043673012</text:p>
          </table:table-cell>
          <table:table-cell office:value-type="string">
            <text:p>&lt;value type="percent"&gt;0.1746920492721</text:p>
          </table:table-cell>
          <table:table-cell office:value-type="string">
            <text:p>&lt;value type="percent"&gt;0.0089585666293</text:p>
          </table:table-cell>
          <table:table-cell office:value-type="string">
            <text:p>&lt;value type="percent"&gt;0.0246360582306</text:p>
          </table:table-cell>
          <table:table-cell office:value-type="string">
            <text:p>&lt;value type="percent"&gt;0.1965285554311</text:p>
          </table:table-cell>
          <table:table-cell table:number-columns-repeated="7" office:value-type="string">
            <text:p>&lt;values&gt;none</text:p>
          </table:table-cell>
          <table:table-cell table:number-columns-repeated="991"/>
        </table:table-row>
        <table:table-row table:style-name="ro2" table:visibility="filter">
          <table:table-cell office:value-type="float" office:value="10460">
            <text:p>10460</text:p>
          </table:table-cell>
          <table:table-cell office:value-type="float" office:value="61800">
            <text:p>61800</text:p>
          </table:table-cell>
          <table:table-cell office:value-type="float" office:value="40.843603">
            <text:p>40.843603</text:p>
          </table:table-cell>
          <table:table-cell office:value-type="float" office:value="-73.879902">
            <text:p>-73.879902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22</text:p>
          </table:table-cell>
          <table:table-cell office:value-type="string">
            <text:p>&lt;value&gt;0</text:p>
          </table:table-cell>
          <table:table-cell office:value-type="string">
            <text:p>&lt;value type="USD"&gt;199000</text:p>
          </table:table-cell>
          <table:table-cell office:value-type="string">
            <text:p>&lt;value&gt;0</text:p>
          </table:table-cell>
          <table:table-cell office:value-type="string">
            <text:p>&lt;value type="USD"&gt;2925</text:p>
          </table:table-cell>
          <table:table-cell office:value-type="string">
            <text:p>&lt;value type="percent"&gt;0.09</text:p>
          </table:table-cell>
          <table:table-cell office:value-type="string">
            <text:p>&lt;value type="USD"&gt;14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718954248366</text:p>
          </table:table-cell>
          <table:table-cell office:value-type="string">
            <text:p>&lt;value type="percent"&gt;0.1613876319758</text:p>
          </table:table-cell>
          <table:table-cell office:value-type="string">
            <text:p>&lt;value type="percent"&gt;0.262443438914</text:p>
          </table:table-cell>
          <table:table-cell office:value-type="string">
            <text:p>&lt;value type="percent"&gt;0.2765208647561</text:p>
          </table:table-cell>
          <table:table-cell office:value-type="string">
            <text:p>&lt;value type="percent"&gt;0.0191050779286</text:p>
          </table:table-cell>
          <table:table-cell office:value-type="string">
            <text:p>&lt;value type="percent"&gt;0.0201106083459</text:p>
          </table:table-cell>
          <table:table-cell office:value-type="string">
            <text:p>&lt;value type="percent"&gt;0.1885369532428</text:p>
          </table:table-cell>
          <table:table-cell office:value-type="string">
            <text:p>&lt;value type="percent"&gt;0.0149100257069</text:p>
          </table:table-cell>
          <table:table-cell office:value-type="string">
            <text:p>&lt;value type="percent"&gt;0.1460154241645</text:p>
          </table:table-cell>
          <table:table-cell office:value-type="string">
            <text:p>&lt;value type="percent"&gt;0.0550128534704</text:p>
          </table:table-cell>
          <table:table-cell office:value-type="string">
            <text:p>&lt;value type="percent"&gt;0.0899742930591</text:p>
          </table:table-cell>
          <table:table-cell office:value-type="string">
            <text:p>&lt;value type="percent"&gt;0.2812339331619</text:p>
          </table:table-cell>
          <table:table-cell office:value-type="string">
            <text:p>&lt;value type="percent"&gt;0.383547557840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0458">
            <text:p>10458</text:p>
          </table:table-cell>
          <table:table-cell office:value-type="float" office:value="61798">
            <text:p>61798</text:p>
          </table:table-cell>
          <table:table-cell office:value-type="float" office:value="40.864836">
            <text:p>40.864836</text:p>
          </table:table-cell>
          <table:table-cell office:value-type="float" office:value="-73.886448">
            <text:p>-73.886448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67</text:p>
          </table:table-cell>
          <table:table-cell office:value-type="string">
            <text:p>&lt;value&gt;0</text:p>
          </table:table-cell>
          <table:table-cell office:value-type="string">
            <text:p>&lt;value type="USD"&gt;125000</text:p>
          </table:table-cell>
          <table:table-cell office:value-type="string">
            <text:p>&lt;value&gt;0</text:p>
          </table:table-cell>
          <table:table-cell office:value-type="string">
            <text:p>&lt;value type="USD"&gt;2418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USD"&gt;136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231958762886</text:p>
          </table:table-cell>
          <table:table-cell office:value-type="string">
            <text:p>&lt;value type="percent"&gt;0.0676546391752</text:p>
          </table:table-cell>
          <table:table-cell office:value-type="string">
            <text:p>&lt;value type="percent"&gt;0.5019329896907</text:p>
          </table:table-cell>
          <table:table-cell office:value-type="string">
            <text:p>&lt;value type="percent"&gt;0.3318298969072</text:p>
          </table:table-cell>
          <table:table-cell office:value-type="string">
            <text:p>&lt;value type="percent"&gt;0.0180412371134</text:p>
          </table:table-cell>
          <table:table-cell office:value-type="string">
            <text:p>&lt;value type="percent"&gt;0.0096649484536</text:p>
          </table:table-cell>
          <table:table-cell office:value-type="string">
            <text:p>&lt;value type="percent"&gt;0.0476804123711</text:p>
          </table:table-cell>
          <table:table-cell table:number-columns-repeated="7" office:value-type="string">
            <text:p>&lt;values&gt;none</text:p>
          </table:table-cell>
          <table:table-cell table:number-columns-repeated="991"/>
        </table:table-row>
        <table:table-row table:style-name="ro2" table:visibility="filter">
          <table:table-cell office:value-type="float" office:value="10467">
            <text:p>10467</text:p>
          </table:table-cell>
          <table:table-cell office:value-type="float" office:value="61807">
            <text:p>61807</text:p>
          </table:table-cell>
          <table:table-cell office:value-type="float" office:value="40.876903">
            <text:p>40.876903</text:p>
          </table:table-cell>
          <table:table-cell office:value-type="float" office:value="-73.871702">
            <text:p>-73.871702</text:p>
          </table:table-cell>
          <table:table-cell office:value-type="string">
            <text:p>&lt;value type="USD"&gt;312300</text:p>
          </table:table-cell>
          <table:table-cell office:value-type="string">
            <text:p>&lt;values&gt;none</text:p>
          </table:table-cell>
          <table:table-cell office:value-type="string">
            <text:p>&lt;value type="USD"&gt;2122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095</text:p>
          </table:table-cell>
          <table:table-cell office:value-type="string">
            <text:p>&lt;value type="percent"&gt;0.129</text:p>
          </table:table-cell>
          <table:table-cell office:value-type="string">
            <text:p>&lt;value&gt;0</text:p>
          </table:table-cell>
          <table:table-cell office:value-type="string">
            <text:p>&lt;value type="USD"&gt;299000</text:p>
          </table:table-cell>
          <table:table-cell office:value-type="string">
            <text:p>&lt;value type="USD"&gt;212600</text:p>
          </table:table-cell>
          <table:table-cell office:value-type="string">
            <text:p>&lt;value type="USD"&gt;2741</text:p>
          </table:table-cell>
          <table:table-cell office:value-type="string">
            <text:p>&lt;value type="percent"&gt;0.075</text:p>
          </table:table-cell>
          <table:table-cell office:value-type="string">
            <text:p>&lt;value type="USD"&gt;199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percent"&gt;0.0228512074785</text:p>
          </table:table-cell>
          <table:table-cell office:value-type="string">
            <text:p>&lt;value type="percent"&gt;0.0875097377304</text:p>
          </table:table-cell>
          <table:table-cell office:value-type="string">
            <text:p>&lt;value type="percent"&gt;0.2227992729161</text:p>
          </table:table-cell>
          <table:table-cell office:value-type="string">
            <text:p>&lt;value type="percent"&gt;0.3508179693586</text:p>
          </table:table-cell>
          <table:table-cell office:value-type="string">
            <text:p>&lt;value type="percent"&gt;0.1859257335756</text:p>
          </table:table-cell>
          <table:table-cell office:value-type="string">
            <text:p>&lt;value type="percent"&gt;0.1165930927031</text:p>
          </table:table-cell>
          <table:table-cell office:value-type="string">
            <text:p>&lt;value type="percent"&gt;0.0135029862373</text:p>
          </table:table-cell>
          <table:table-cell office:value-type="string">
            <text:p>&lt;value type="percent"&gt;0.0835084033613</text:p>
          </table:table-cell>
          <table:table-cell office:value-type="string">
            <text:p>&lt;value type="percent"&gt;0.1499474789915</text:p>
          </table:table-cell>
          <table:table-cell office:value-type="string">
            <text:p>&lt;value type="percent"&gt;0.048056722689</text:p>
          </table:table-cell>
          <table:table-cell office:value-type="string">
            <text:p>&lt;value type="percent"&gt;0.1137079831932</text:p>
          </table:table-cell>
          <table:table-cell office:value-type="string">
            <text:p>&lt;value type="percent"&gt;0.2134978991596</text:p>
          </table:table-cell>
          <table:table-cell office:value-type="string">
            <text:p>&lt;value type="percent"&gt;0.3715861344537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0468">
            <text:p>10468</text:p>
          </table:table-cell>
          <table:table-cell office:value-type="float" office:value="61808">
            <text:p>61808</text:p>
          </table:table-cell>
          <table:table-cell office:value-type="float" office:value="40.864214">
            <text:p>40.864214</text:p>
          </table:table-cell>
          <table:table-cell office:value-type="float" office:value="-73.853842">
            <text:p>-73.853842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11</text:p>
          </table:table-cell>
          <table:table-cell office:value-type="string">
            <text:p>&lt;value&gt;0</text:p>
          </table:table-cell>
          <table:table-cell office:value-type="string">
            <text:p>&lt;value type="USD"&gt;138000</text:p>
          </table:table-cell>
          <table:table-cell office:value-type="string">
            <text:p>&lt;value&gt;0</text:p>
          </table:table-cell>
          <table:table-cell office:value-type="string">
            <text:p>&lt;value type="USD"&gt;2513</text:p>
          </table:table-cell>
          <table:table-cell office:value-type="string">
            <text:p>&lt;value type="percent"&gt;0.081</text:p>
          </table:table-cell>
          <table:table-cell office:value-type="string">
            <text:p>&lt;value type="USD"&gt;147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451">
            <text:p>10451</text:p>
          </table:table-cell>
          <table:table-cell office:value-type="float" office:value="61791">
            <text:p>61791</text:p>
          </table:table-cell>
          <table:table-cell office:value-type="float" office:value="40.819014">
            <text:p>40.819014</text:p>
          </table:table-cell>
          <table:table-cell office:value-type="float" office:value="-73.92126">
            <text:p>-73.92126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09</text:p>
          </table:table-cell>
          <table:table-cell office:value-type="string">
            <text:p>&lt;value&gt;0</text:p>
          </table:table-cell>
          <table:table-cell office:value-type="string">
            <text:p>&lt;value type="USD"&gt;160000</text:p>
          </table:table-cell>
          <table:table-cell office:value-type="string">
            <text:p>&lt;value&gt;0</text:p>
          </table:table-cell>
          <table:table-cell office:value-type="string">
            <text:p>&lt;value type="USD"&gt;145</text:p>
          </table:table-cell>
          <table:table-cell office:value-type="string">
            <text:p>&lt;value type="percent"&gt;0.099</text:p>
          </table:table-cell>
          <table:table-cell office:value-type="string">
            <text:p>&lt;value type="USD"&gt;22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452">
            <text:p>10452</text:p>
          </table:table-cell>
          <table:table-cell table:style-name="ce1" office:value-type="float" office:value="61792">
            <text:p>61792</text:p>
          </table:table-cell>
          <table:table-cell table:style-name="ce1" office:value-type="float" office:value="40.836687">
            <text:p>40.836687</text:p>
          </table:table-cell>
          <table:table-cell table:style-name="ce1" office:value-type="float" office:value="-73.922362">
            <text:p>-73.922362</text:p>
          </table:table-cell>
          <table:table-cell table:number-columns-repeated="6" table:style-name="ce1" office:value-type="string">
            <text:p>&lt;values&gt;none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percent"&gt;0.138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145000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1088</text:p>
          </table:table-cell>
          <table:table-cell table:style-name="ce1" office:value-type="string">
            <text:p>&lt;value type="percent"&gt;0.052</text:p>
          </table:table-cell>
          <table:table-cell table:style-name="ce1" office:value-type="string">
            <text:p>&lt;value type="USD"&gt;112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percent"&gt;0.1024464831804</text:p>
          </table:table-cell>
          <table:table-cell table:style-name="ce1" office:value-type="string">
            <text:p>&lt;value type="percent"&gt;0.1865443425076</text:p>
          </table:table-cell>
          <table:table-cell table:style-name="ce1" office:value-type="string">
            <text:p>&lt;value type="percent"&gt;0.2706422018348</text:p>
          </table:table-cell>
          <table:table-cell table:style-name="ce1" office:value-type="string">
            <text:p>&lt;value type="percent"&gt;0.3119266055045</text:p>
          </table:table-cell>
          <table:table-cell table:style-name="ce1" office:value-type="string">
            <text:p>&lt;value type="percent"&gt;0.0290519877675</text:p>
          </table:table-cell>
          <table:table-cell table:style-name="ce1"/>
          <table:table-cell table:style-name="ce1" office:value-type="string">
            <text:p>&lt;value type="percent"&gt;0.0978593272171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91"/>
        </table:table-row>
        <table:table-row table:style-name="ro2" table:visibility="filter">
          <table:table-cell office:value-type="float" office:value="10456">
            <text:p>10456</text:p>
          </table:table-cell>
          <table:table-cell office:value-type="float" office:value="61796">
            <text:p>61796</text:p>
          </table:table-cell>
          <table:table-cell office:value-type="float" office:value="40.830383">
            <text:p>40.830383</text:p>
          </table:table-cell>
          <table:table-cell office:value-type="float" office:value="-73.90838">
            <text:p>-73.90838</text:p>
          </table:table-cell>
          <table:table-cell office:value-type="string">
            <text:p>&lt;value type="USD"&gt;256200</text:p>
          </table:table-cell>
          <table:table-cell office:value-type="string">
            <text:p>&lt;value type="USD"&gt;285700</text:p>
          </table:table-cell>
          <table:table-cell office:value-type="string">
            <text:p>&lt;value type="USD"&gt;1912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65</text:p>
          </table:table-cell>
          <table:table-cell office:value-type="string">
            <text:p>&lt;value type="percent"&gt;0.105</text:p>
          </table:table-cell>
          <table:table-cell office:value-type="string">
            <text:p>&lt;value type="USD"&gt;201</text:p>
          </table:table-cell>
          <table:table-cell office:value-type="string">
            <text:p>&lt;value type="USD"&gt;349000</text:p>
          </table:table-cell>
          <table:table-cell office:value-type="string">
            <text:p>&lt;value&gt;0</text:p>
          </table:table-cell>
          <table:table-cell office:value-type="string">
            <text:p>&lt;value type="USD"&gt;1117</text:p>
          </table:table-cell>
          <table:table-cell office:value-type="string">
            <text:p>&lt;value type="percent"&gt;0.039</text:p>
          </table:table-cell>
          <table:table-cell office:value-type="string">
            <text:p>&lt;value type="USD"&gt;208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percent"&gt;0.0952879581151</text:p>
          </table:table-cell>
          <table:table-cell office:value-type="string">
            <text:p>&lt;value type="percent"&gt;0.1863874345549</text:p>
          </table:table-cell>
          <table:table-cell office:value-type="string">
            <text:p>&lt;value type="percent"&gt;0.2293193717277</text:p>
          </table:table-cell>
          <table:table-cell office:value-type="string">
            <text:p>&lt;value type="percent"&gt;0.206282722513</text:p>
          </table:table-cell>
          <table:table-cell office:value-type="string">
            <text:p>&lt;value type="percent"&gt;0.2774869109947</text:p>
          </table:table-cell>
          <table:table-cell office:value-type="string">
            <text:p>&lt;value type="percent"&gt;0.0464509394572</text:p>
          </table:table-cell>
          <table:table-cell office:value-type="string">
            <text:p>&lt;value type="percent"&gt;0.1503131524008</text:p>
          </table:table-cell>
          <table:table-cell office:value-type="string">
            <text:p>&lt;value type="percent"&gt;0.2379958246346</text:p>
          </table:table-cell>
          <table:table-cell office:value-type="string">
            <text:p>&lt;value type="percent"&gt;0.0548016701461</text:p>
          </table:table-cell>
          <table:table-cell office:value-type="string">
            <text:p>&lt;value type="percent"&gt;0.1649269311064</text:p>
          </table:table-cell>
          <table:table-cell office:value-type="string">
            <text:p>&lt;value type="percent"&gt;0.3168058455114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 table:visibility="filter">
          <table:table-cell office:value-type="float" office:value="10454">
            <text:p>10454</text:p>
          </table:table-cell>
          <table:table-cell office:value-type="float" office:value="61794">
            <text:p>61794</text:p>
          </table:table-cell>
          <table:table-cell office:value-type="float" office:value="40.80543">
            <text:p>40.80543</text:p>
          </table:table-cell>
          <table:table-cell office:value-type="float" office:value="-73.917554">
            <text:p>-73.917554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71</text:p>
          </table:table-cell>
          <table:table-cell office:value-type="string">
            <text:p>&lt;value&gt;0</text:p>
          </table:table-cell>
          <table:table-cell office:value-type="string">
            <text:p>&lt;value type="USD"&gt;350000</text:p>
          </table:table-cell>
          <table:table-cell office:value-type="string">
            <text:p>&lt;value&gt;0</text:p>
          </table:table-cell>
          <table:table-cell office:value-type="string">
            <text:p>&lt;value type="USD"&gt;1308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172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626506024096</text:p>
          </table:table-cell>
          <table:table-cell office:value-type="string">
            <text:p>&lt;value type="percent"&gt;0.2084337349397</text:p>
          </table:table-cell>
          <table:table-cell office:value-type="string">
            <text:p>&lt;value type="percent"&gt;0.3771084337349</text:p>
          </table:table-cell>
          <table:table-cell office:value-type="string">
            <text:p>&lt;value type="percent"&gt;0.1096385542168</text:p>
          </table:table-cell>
          <table:table-cell office:value-type="string">
            <text:p>&lt;value type="percent"&gt;0.2397590361445</text:p>
          </table:table-cell>
          <table:table-cell office:value-type="string">
            <text:p>&lt;value type="percent"&gt;0.0996354799513</text:p>
          </table:table-cell>
          <table:table-cell office:value-type="string">
            <text:p>&lt;value type="percent"&gt;0.0364520048602</text:p>
          </table:table-cell>
          <table:table-cell office:value-type="string">
            <text:p>&lt;value type="percent"&gt;0.0753341433778</text:p>
          </table:table-cell>
          <table:table-cell office:value-type="string">
            <text:p>&lt;value type="percent"&gt;0.4993924665856</text:p>
          </table:table-cell>
          <table:table-cell office:value-type="string">
            <text:p>&lt;value type="percent"&gt;0.2709599027946</text:p>
          </table:table-cell>
          <table:table-cell table:number-columns-repeated="7" office:value-type="string">
            <text:p>&lt;values&gt;none</text:p>
          </table:table-cell>
          <table:table-cell table:number-columns-repeated="988"/>
        </table:table-row>
        <table:table-row table:style-name="ro2" table:visibility="filter">
          <table:table-cell office:value-type="float" office:value="10455">
            <text:p>10455</text:p>
          </table:table-cell>
          <table:table-cell office:value-type="float" office:value="61795">
            <text:p>61795</text:p>
          </table:table-cell>
          <table:table-cell office:value-type="float" office:value="40.814901">
            <text:p>40.814901</text:p>
          </table:table-cell>
          <table:table-cell office:value-type="float" office:value="-73.908183">
            <text:p>-73.90818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5</text:p>
          </table:table-cell>
          <table:table-cell office:value-type="string">
            <text:p>&lt;value&gt;0</text:p>
          </table:table-cell>
          <table:table-cell office:value-type="string">
            <text:p>&lt;value type="USD"&gt;259900</text:p>
          </table:table-cell>
          <table:table-cell office:value-type="string">
            <text:p>&lt;value&gt;0</text:p>
          </table:table-cell>
          <table:table-cell office:value-type="string">
            <text:p>&lt;value type="USD"&gt;1536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68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363815142576</text:p>
          </table:table-cell>
          <table:table-cell office:value-type="string">
            <text:p>&lt;value type="percent"&gt;0.1779744346116</text:p>
          </table:table-cell>
          <table:table-cell office:value-type="string">
            <text:p>&lt;value type="percent"&gt;0.3431661750245</text:p>
          </table:table-cell>
          <table:table-cell office:value-type="string">
            <text:p>&lt;value type="percent"&gt;0.0560471976401</text:p>
          </table:table-cell>
          <table:table-cell office:value-type="string">
            <text:p>&lt;value type="percent"&gt;0.378564405113</text:p>
          </table:table-cell>
          <table:table-cell office:value-type="string">
            <text:p>&lt;value type="percent"&gt;0.0367428003972</text:p>
          </table:table-cell>
          <table:table-cell office:value-type="string">
            <text:p>&lt;value type="percent"&gt;0.1092353525322</text:p>
          </table:table-cell>
          <table:table-cell office:value-type="string">
            <text:p>&lt;value type="percent"&gt;0.1350546176762</text:p>
          </table:table-cell>
          <table:table-cell office:value-type="string">
            <text:p>&lt;value type="percent"&gt;0.0546176762661</text:p>
          </table:table-cell>
          <table:table-cell office:value-type="string">
            <text:p>&lt;value type="percent"&gt;0.3247269116186</text:p>
          </table:table-cell>
          <table:table-cell office:value-type="string">
            <text:p>&lt;value type="percent"&gt;0.3177755710029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 table:visibility="filter">
          <table:table-cell office:value-type="float" office:value="10459">
            <text:p>10459</text:p>
          </table:table-cell>
          <table:table-cell office:value-type="float" office:value="61799">
            <text:p>61799</text:p>
          </table:table-cell>
          <table:table-cell office:value-type="float" office:value="40.82562">
            <text:p>40.82562</text:p>
          </table:table-cell>
          <table:table-cell office:value-type="float" office:value="-73.89156">
            <text:p>-73.89156</text:p>
          </table:table-cell>
          <table:table-cell office:value-type="string">
            <text:p>&lt;value type="USD"&gt;268500</text:p>
          </table:table-cell>
          <table:table-cell office:value-type="string">
            <text:p>&lt;value type="USD"&gt;308600</text:p>
          </table:table-cell>
          <table:table-cell office:value-type="string">
            <text:p>&lt;value type="USD"&gt;1870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485</text:p>
          </table:table-cell>
          <table:table-cell office:value-type="string">
            <text:p>&lt;value type="percent"&gt;0.261</text:p>
          </table:table-cell>
          <table:table-cell office:value-type="string">
            <text:p>&lt;value type="USD"&gt;175</text:p>
          </table:table-cell>
          <table:table-cell office:value-type="string">
            <text:p>&lt;value type="USD"&gt;214000</text:p>
          </table:table-cell>
          <table:table-cell office:value-type="string">
            <text:p>&lt;value&gt;0</text:p>
          </table:table-cell>
          <table:table-cell office:value-type="string">
            <text:p>&lt;value type="USD"&gt;1614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183</text:p>
          </table:table-cell>
          <table:table-cell office:value-type="string">
            <text:p>&lt;value type="percent"&gt;0.027</text:p>
          </table:table-cell>
          <table:table-cell office:value-type="string">
            <text:p>&lt;value type="percent"&gt;0.0271710175812</text:p>
          </table:table-cell>
          <table:table-cell office:value-type="string">
            <text:p>&lt;value type="percent"&gt;0.1523708044752</text:p>
          </table:table-cell>
          <table:table-cell office:value-type="string">
            <text:p>&lt;value type="percent"&gt;0.210442194992</text:p>
          </table:table-cell>
          <table:table-cell office:value-type="string">
            <text:p>&lt;value type="percent"&gt;0.1177410761854</text:p>
          </table:table-cell>
          <table:table-cell office:value-type="string">
            <text:p>&lt;value type="percent"&gt;0.489611081513</text:p>
          </table:table-cell>
          <table:table-cell office:value-type="string">
            <text:p>&lt;value type="percent"&gt;0.0465698547821</text:p>
          </table:table-cell>
          <table:table-cell office:value-type="string">
            <text:p>&lt;value type="percent"&gt;0.0951427140711</text:p>
          </table:table-cell>
          <table:table-cell office:value-type="string">
            <text:p>&lt;value type="percent"&gt;0.1627441161742</text:p>
          </table:table-cell>
          <table:table-cell office:value-type="string">
            <text:p>&lt;value type="percent"&gt;0.1196795192789</text:p>
          </table:table-cell>
          <table:table-cell office:value-type="string">
            <text:p>&lt;value type="percent"&gt;0.2573860791186</text:p>
          </table:table-cell>
          <table:table-cell office:value-type="string">
            <text:p>&lt;value type="percent"&gt;0.2934401602403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>
          <table:table-cell table:style-name="ce1" office:value-type="float" office:value="10474">
            <text:p>10474</text:p>
          </table:table-cell>
          <table:table-cell table:style-name="ce1" office:value-type="float" office:value="61814">
            <text:p>61814</text:p>
          </table:table-cell>
          <table:table-cell table:style-name="ce1" office:value-type="float" office:value="40.80418">
            <text:p>40.80418</text:p>
          </table:table-cell>
          <table:table-cell table:style-name="ce1" office:value-type="float" office:value="-73.888163">
            <text:p>-73.888163</text:p>
          </table:table-cell>
          <table:table-cell table:number-columns-repeated="6" table:style-name="ce1" office:value-type="string">
            <text:p>&lt;values&gt;none</text:p>
          </table:table-cell>
          <table:table-cell table:style-name="ce1" office:value-type="string">
            <text:p>&lt;value type="percent"&gt;0.733</text:p>
          </table:table-cell>
          <table:table-cell table:style-name="ce1" office:value-type="string">
            <text:p>&lt;value type="percent"&gt;0.071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475000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1715</text:p>
          </table:table-cell>
          <table:table-cell table:style-name="ce1" office:value-type="string">
            <text:p>&lt;value type="percent"&gt;0.042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percent"&gt;0.0927318295739</text:p>
          </table:table-cell>
          <table:table-cell table:style-name="ce1" office:value-type="string">
            <text:p>&lt;value type="percent"&gt;0.2155388471177</text:p>
          </table:table-cell>
          <table:table-cell table:style-name="ce1" office:value-type="string">
            <text:p>&lt;value type="percent"&gt;0.3358395989974</text:p>
          </table:table-cell>
          <table:table-cell table:style-name="ce1" office:value-type="string">
            <text:p>&lt;value type="percent"&gt;0.328320802005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94"/>
        </table:table-row>
        <table:table-row table:style-name="ro2" table:visibility="filter">
          <table:table-cell office:value-type="float" office:value="10463">
            <text:p>10463</text:p>
          </table:table-cell>
          <table:table-cell office:value-type="float" office:value="61803">
            <text:p>61803</text:p>
          </table:table-cell>
          <table:table-cell office:value-type="float" office:value="40.880069">
            <text:p>40.880069</text:p>
          </table:table-cell>
          <table:table-cell office:value-type="float" office:value="-73.91011">
            <text:p>-73.91011</text:p>
          </table:table-cell>
          <table:table-cell office:value-type="string">
            <text:p>&lt;value type="USD"&gt;510900</text:p>
          </table:table-cell>
          <table:table-cell office:value-type="string">
            <text:p>&lt;value type="USD"&gt;559900</text:p>
          </table:table-cell>
          <table:table-cell office:value-type="string">
            <text:p>&lt;value type="USD"&gt;4812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332</text:p>
          </table:table-cell>
          <table:table-cell office:value-type="string">
            <text:p>&lt;value type="percent"&gt;0.246</text:p>
          </table:table-cell>
          <table:table-cell office:value-type="string">
            <text:p>&lt;value type="USD"&gt;360</text:p>
          </table:table-cell>
          <table:table-cell office:value-type="string">
            <text:p>&lt;value type="USD"&gt;279000</text:p>
          </table:table-cell>
          <table:table-cell office:value-type="string">
            <text:p>&lt;value type="USD"&gt;320800</text:p>
          </table:table-cell>
          <table:table-cell office:value-type="string">
            <text:p>&lt;value type="USD"&gt;3347</text:p>
          </table:table-cell>
          <table:table-cell office:value-type="string">
            <text:p>&lt;value type="percent"&gt;0.188</text:p>
          </table:table-cell>
          <table:table-cell office:value-type="string">
            <text:p>&lt;value type="USD"&gt;260</text:p>
          </table:table-cell>
          <table:table-cell office:value-type="string">
            <text:p>&lt;value type="percent"&gt;0.047</text:p>
          </table:table-cell>
          <table:table-cell table:number-columns-repeated="1005"/>
        </table:table-row>
        <table:table-row table:style-name="ro2" table:visibility="filter">
          <table:table-cell office:value-type="float" office:value="10471">
            <text:p>10471</text:p>
          </table:table-cell>
          <table:table-cell office:value-type="float" office:value="61811">
            <text:p>61811</text:p>
          </table:table-cell>
          <table:table-cell office:value-type="float" office:value="40.900074">
            <text:p>40.900074</text:p>
          </table:table-cell>
          <table:table-cell office:value-type="float" office:value="-73.903888">
            <text:p>-73.903888</text:p>
          </table:table-cell>
          <table:table-cell office:value-type="string">
            <text:p>&lt;value type="USD"&gt;762500</text:p>
          </table:table-cell>
          <table:table-cell office:value-type="string">
            <text:p>&lt;value type="USD"&gt;9045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215</text:p>
          </table:table-cell>
          <table:table-cell office:value-type="string">
            <text:p>&lt;value type="percent"&gt;0.353</text:p>
          </table:table-cell>
          <table:table-cell office:value-type="string">
            <text:p>&lt;value&gt;0</text:p>
          </table:table-cell>
          <table:table-cell office:value-type="string">
            <text:p>&lt;value type="USD"&gt;278000</text:p>
          </table:table-cell>
          <table:table-cell office:value-type="string">
            <text:p>&lt;value type="USD"&gt;214200</text:p>
          </table:table-cell>
          <table:table-cell office:value-type="string">
            <text:p>&lt;value type="USD"&gt;6974</text:p>
          </table:table-cell>
          <table:table-cell office:value-type="string">
            <text:p>&lt;value type="percent"&gt;0.071</text:p>
          </table:table-cell>
          <table:table-cell office:value-type="string">
            <text:p>&lt;value type="USD"&gt;272</text:p>
          </table:table-cell>
          <table:table-cell office:value-type="string">
            <text:p>&lt;value type="percent"&gt;0.153</text:p>
          </table:table-cell>
          <table:table-cell table:number-columns-repeated="1005"/>
        </table:table-row>
        <table:table-row table:style-name="ro2" table:visibility="filter">
          <table:table-cell office:value-type="float" office:value="10466">
            <text:p>10466</text:p>
          </table:table-cell>
          <table:table-cell office:value-type="float" office:value="61806">
            <text:p>61806</text:p>
          </table:table-cell>
          <table:table-cell office:value-type="float" office:value="40.892111">
            <text:p>40.892111</text:p>
          </table:table-cell>
          <table:table-cell office:value-type="float" office:value="-73.842548">
            <text:p>-73.842548</text:p>
          </table:table-cell>
          <table:table-cell office:value-type="string">
            <text:p>&lt;value type="USD"&gt;337000</text:p>
          </table:table-cell>
          <table:table-cell office:value-type="string">
            <text:p>&lt;value type="USD"&gt;3371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38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87</text:p>
          </table:table-cell>
          <table:table-cell office:value-type="string">
            <text:p>&lt;value type="percent"&gt;0.1</text:p>
          </table:table-cell>
          <table:table-cell office:value-type="string">
            <text:p>&lt;value type="USD"&gt;229</text:p>
          </table:table-cell>
          <table:table-cell office:value-type="string">
            <text:p>&lt;value type="USD"&gt;389000</text:p>
          </table:table-cell>
          <table:table-cell office:value-type="string">
            <text:p>&lt;value type="USD"&gt;417000</text:p>
          </table:table-cell>
          <table:table-cell office:value-type="string">
            <text:p>&lt;value type="USD"&gt;3216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235</text:p>
          </table:table-cell>
          <table:table-cell office:value-type="string">
            <text:p>&lt;value type="percent"&gt;0.016</text:p>
          </table:table-cell>
          <table:table-cell office:value-type="string">
            <text:p>&lt;value type="percent"&gt;0.0140021916473</text:p>
          </table:table-cell>
          <table:table-cell office:value-type="string">
            <text:p>&lt;value type="percent"&gt;0.0448070132716</text:p>
          </table:table-cell>
          <table:table-cell office:value-type="string">
            <text:p>&lt;value type="percent"&gt;0.0796298551077</text:p>
          </table:table-cell>
          <table:table-cell office:value-type="string">
            <text:p>&lt;value type="percent"&gt;0.3904785096797</text:p>
          </table:table-cell>
          <table:table-cell office:value-type="string">
            <text:p>&lt;value type="percent"&gt;0.256666260806</text:p>
          </table:table-cell>
          <table:table-cell office:value-type="string">
            <text:p>&lt;value type="percent"&gt;0.1698526725922</text:p>
          </table:table-cell>
          <table:table-cell office:value-type="string">
            <text:p>&lt;value type="percent"&gt;0.0445634968951</text:p>
          </table:table-cell>
          <table:table-cell office:value-type="string">
            <text:p>&lt;value type="percent"&gt;0.0213106676521</text:p>
          </table:table-cell>
          <table:table-cell office:value-type="string">
            <text:p>&lt;value type="percent"&gt;0.0651638334565</text:p>
          </table:table-cell>
          <table:table-cell office:value-type="string">
            <text:p>&lt;value type="percent"&gt;0.1617393446661</text:p>
          </table:table-cell>
          <table:table-cell office:value-type="string">
            <text:p>&lt;value type="percent"&gt;0.2091648189209</text:p>
          </table:table-cell>
          <table:table-cell office:value-type="string">
            <text:p>&lt;value type="percent"&gt;0.2618871643261</text:p>
          </table:table-cell>
          <table:table-cell office:value-type="string">
            <text:p>&lt;value type="percent"&gt;0.2781473269278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0469">
            <text:p>10469</text:p>
          </table:table-cell>
          <table:table-cell office:value-type="float" office:value="61809">
            <text:p>61809</text:p>
          </table:table-cell>
          <table:table-cell office:value-type="float" office:value="40.870098">
            <text:p>40.870098</text:p>
          </table:table-cell>
          <table:table-cell office:value-type="float" office:value="-73.844449">
            <text:p>-73.844449</text:p>
          </table:table-cell>
          <table:table-cell office:value-type="string">
            <text:p>&lt;value type="USD"&gt;355200</text:p>
          </table:table-cell>
          <table:table-cell office:value-type="string">
            <text:p>&lt;value type="USD"&gt;3567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592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96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USD"&gt;221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371000</text:p>
          </table:table-cell>
          <table:table-cell office:value-type="string">
            <text:p>&lt;value type="USD"&gt;3443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242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percent"&gt;0.0091916990429</text:p>
          </table:table-cell>
          <table:table-cell office:value-type="string">
            <text:p>&lt;value type="percent"&gt;0.0601724628067</text:p>
          </table:table-cell>
          <table:table-cell office:value-type="string">
            <text:p>&lt;value type="percent"&gt;0.0321235667582</text:p>
          </table:table-cell>
          <table:table-cell office:value-type="string">
            <text:p>&lt;value type="percent"&gt;0.2044916137591</text:p>
          </table:table-cell>
          <table:table-cell office:value-type="string">
            <text:p>&lt;value type="percent"&gt;0.4792949872074</text:p>
          </table:table-cell>
          <table:table-cell office:value-type="string">
            <text:p>&lt;value type="percent"&gt;0.17378944376</text:p>
          </table:table-cell>
          <table:table-cell office:value-type="string">
            <text:p>&lt;value type="percent"&gt;0.0409362266654</text:p>
          </table:table-cell>
          <table:table-cell office:value-type="string">
            <text:p>&lt;value type="percent"&gt;0.0244601566978</text:p>
          </table:table-cell>
          <table:table-cell office:value-type="string">
            <text:p>&lt;value type="percent"&gt;0.0494935983183</text:p>
          </table:table-cell>
          <table:table-cell office:value-type="string">
            <text:p>&lt;value type="percent"&gt;0.0964074144849</text:p>
          </table:table-cell>
          <table:table-cell office:value-type="string">
            <text:p>&lt;value type="percent"&gt;0.2507166061532</text:p>
          </table:table-cell>
          <table:table-cell office:value-type="string">
            <text:p>&lt;value type="percent"&gt;0.3331740875214</text:p>
          </table:table-cell>
          <table:table-cell office:value-type="string">
            <text:p>&lt;value type="percent"&gt;0.2453659468755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0470">
            <text:p>10470</text:p>
          </table:table-cell>
          <table:table-cell office:value-type="float" office:value="61810">
            <text:p>61810</text:p>
          </table:table-cell>
          <table:table-cell office:value-type="float" office:value="40.90262">
            <text:p>40.90262</text:p>
          </table:table-cell>
          <table:table-cell office:value-type="float" office:value="-73.862417">
            <text:p>-73.862417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8</text:p>
          </table:table-cell>
          <table:table-cell office:value-type="string">
            <text:p>&lt;value&gt;0</text:p>
          </table:table-cell>
          <table:table-cell office:value-type="string">
            <text:p>&lt;value type="USD"&gt;329000</text:p>
          </table:table-cell>
          <table:table-cell office:value-type="string">
            <text:p>&lt;value&gt;0</text:p>
          </table:table-cell>
          <table:table-cell office:value-type="string">
            <text:p>&lt;value type="USD"&gt;3604</text:p>
          </table:table-cell>
          <table:table-cell office:value-type="string">
            <text:p>&lt;value type="percent"&gt;0.036</text:p>
          </table:table-cell>
          <table:table-cell office:value-type="string">
            <text:p>&lt;value type="USD"&gt;179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232558139534</text:p>
          </table:table-cell>
          <table:table-cell office:value-type="string">
            <text:p>&lt;value type="percent"&gt;0.0394337714863</text:p>
          </table:table-cell>
          <table:table-cell office:value-type="string">
            <text:p>&lt;value type="percent"&gt;0.2143579373104</text:p>
          </table:table-cell>
          <table:table-cell office:value-type="string">
            <text:p>&lt;value type="percent"&gt;0.4251769464105</text:p>
          </table:table-cell>
          <table:table-cell office:value-type="string">
            <text:p>&lt;value type="percent"&gt;0.1097067745197</text:p>
          </table:table-cell>
          <table:table-cell office:value-type="string">
            <text:p>&lt;value type="percent"&gt;0.1607684529828</text:p>
          </table:table-cell>
          <table:table-cell office:value-type="string">
            <text:p>&lt;value type="percent"&gt;0.0273003033367</text:p>
          </table:table-cell>
          <table:table-cell office:value-type="string">
            <text:p>&lt;value type="percent"&gt;0.0158405723045</text:p>
          </table:table-cell>
          <table:table-cell office:value-type="string">
            <text:p>&lt;value type="percent"&gt;0.0868676545733</text:p>
          </table:table-cell>
          <table:table-cell office:value-type="string">
            <text:p>&lt;value type="percent"&gt;0.0792028615227</text:p>
          </table:table-cell>
          <table:table-cell office:value-type="string">
            <text:p>&lt;value type="percent"&gt;0.2135922330097</text:p>
          </table:table-cell>
          <table:table-cell office:value-type="string">
            <text:p>&lt;value type="percent"&gt;0.2866632600919</text:p>
          </table:table-cell>
          <table:table-cell office:value-type="string">
            <text:p>&lt;value type="percent"&gt;0.3111905978538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0475">
            <text:p>10475</text:p>
          </table:table-cell>
          <table:table-cell office:value-type="float" office:value="61815">
            <text:p>61815</text:p>
          </table:table-cell>
          <table:table-cell office:value-type="float" office:value="40.869066">
            <text:p>40.869066</text:p>
          </table:table-cell>
          <table:table-cell office:value-type="float" office:value="-73.810628">
            <text:p>-73.810628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62</text:p>
          </table:table-cell>
          <table:table-cell office:value-type="string">
            <text:p>&lt;value&gt;0</text:p>
          </table:table-cell>
          <table:table-cell office:value-type="string">
            <text:p>&lt;value type="USD"&gt;182000</text:p>
          </table:table-cell>
          <table:table-cell office:value-type="string">
            <text:p>&lt;value&gt;0</text:p>
          </table:table-cell>
          <table:table-cell office:value-type="string">
            <text:p>&lt;value type="USD"&gt;3323</text:p>
          </table:table-cell>
          <table:table-cell office:value-type="string">
            <text:p>&lt;value type="percent"&gt;0.081</text:p>
          </table:table-cell>
          <table:table-cell office:value-type="string">
            <text:p>&lt;value type="USD"&gt;151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079831932773</text:p>
          </table:table-cell>
          <table:table-cell office:value-type="string">
            <text:p>&lt;value type="percent"&gt;0.0588235294117</text:p>
          </table:table-cell>
          <table:table-cell office:value-type="string">
            <text:p>&lt;value type="percent"&gt;0.2184873949579</text:p>
          </table:table-cell>
          <table:table-cell office:value-type="string">
            <text:p>&lt;value type="percent"&gt;0.172268907563</text:p>
          </table:table-cell>
          <table:table-cell office:value-type="string">
            <text:p>&lt;value type="percent"&gt;0.1995798319327</text:p>
          </table:table-cell>
          <table:table-cell office:value-type="string">
            <text:p>&lt;value type="percent"&gt;0.1365546218487</text:p>
          </table:table-cell>
          <table:table-cell office:value-type="string">
            <text:p>&lt;value type="percent"&gt;0.094017094017</text:p>
          </table:table-cell>
          <table:table-cell office:value-type="string">
            <text:p>&lt;value type="percent"&gt;0.0811965811965</text:p>
          </table:table-cell>
          <table:table-cell office:value-type="string">
            <text:p>&lt;value type="percent"&gt;0.1153846153846</text:p>
          </table:table-cell>
          <table:table-cell office:value-type="string">
            <text:p>&lt;value type="percent"&gt;0.1987179487179</text:p>
          </table:table-cell>
          <table:table-cell office:value-type="string">
            <text:p>&lt;value type="percent"&gt;0.2136752136752</text:p>
          </table:table-cell>
          <table:table-cell office:value-type="string">
            <text:p>&lt;value type="percent"&gt;0.2970085470085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0461">
            <text:p>10461</text:p>
          </table:table-cell>
          <table:table-cell office:value-type="float" office:value="61801">
            <text:p>61801</text:p>
          </table:table-cell>
          <table:table-cell office:value-type="float" office:value="40.845283">
            <text:p>40.845283</text:p>
          </table:table-cell>
          <table:table-cell office:value-type="float" office:value="-73.843181">
            <text:p>-73.843181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32</text:p>
          </table:table-cell>
          <table:table-cell office:value-type="string">
            <text:p>&lt;value type="USD"&gt;251</text:p>
          </table:table-cell>
          <table:table-cell office:value-type="string">
            <text:p>&lt;value type="USD"&gt;429000</text:p>
          </table:table-cell>
          <table:table-cell office:value-type="string">
            <text:p>&lt;value type="USD"&gt;348000</text:p>
          </table:table-cell>
          <table:table-cell office:value-type="string">
            <text:p>&lt;value type="USD"&gt;3674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259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197165742452</text:p>
          </table:table-cell>
          <table:table-cell office:value-type="string">
            <text:p>&lt;value type="percent"&gt;0.0414356130622</text:p>
          </table:table-cell>
          <table:table-cell office:value-type="string">
            <text:p>&lt;value type="percent"&gt;0.0893407270486</text:p>
          </table:table-cell>
          <table:table-cell office:value-type="string">
            <text:p>&lt;value type="percent"&gt;0.4711953173136</text:p>
          </table:table-cell>
          <table:table-cell office:value-type="string">
            <text:p>&lt;value type="percent"&gt;0.2660197165742</text:p>
          </table:table-cell>
          <table:table-cell office:value-type="string">
            <text:p>&lt;value type="percent"&gt;0.0979667282809</text:p>
          </table:table-cell>
          <table:table-cell office:value-type="string">
            <text:p>&lt;value type="percent"&gt;0.014325323475</text:p>
          </table:table-cell>
          <table:table-cell office:value-type="string">
            <text:p>&lt;value type="percent"&gt;0.0283788021323</text:p>
          </table:table-cell>
          <table:table-cell office:value-type="string">
            <text:p>&lt;value type="percent"&gt;0.0736908121668</text:p>
          </table:table-cell>
          <table:table-cell office:value-type="string">
            <text:p>&lt;value type="percent"&gt;0.1091251175917</text:p>
          </table:table-cell>
          <table:table-cell office:value-type="string">
            <text:p>&lt;value type="percent"&gt;0.2284415177171</text:p>
          </table:table-cell>
          <table:table-cell office:value-type="string">
            <text:p>&lt;value type="percent"&gt;0.2585449984321</text:p>
          </table:table-cell>
          <table:table-cell office:value-type="string">
            <text:p>&lt;value type="percent"&gt;0.2982126058325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table:style-name="ce1" office:value-type="float" office:value="10462">
            <text:p>10462</text:p>
          </table:table-cell>
          <table:table-cell table:style-name="ce1" office:value-type="float" office:value="61802">
            <text:p>61802</text:p>
          </table:table-cell>
          <table:table-cell table:style-name="ce1" office:value-type="float" office:value="40.843223">
            <text:p>40.843223</text:p>
          </table:table-cell>
          <table:table-cell table:style-name="ce1" office:value-type="float" office:value="-73.857378">
            <text:p>-73.857378</text:p>
          </table:table-cell>
          <table:table-cell table:style-name="ce1" office:value-type="string">
            <text:p>&lt;value type="USD"&gt;1068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105200</text:p>
          </table:table-cell>
          <table:table-cell table:style-name="ce1" office:value-type="string">
            <text:p>&lt;value type="USD"&gt;130500</text:p>
          </table:table-cell>
          <table:table-cell table:number-columns-repeated="2" table:style-name="ce1" office:value-type="string">
            <text:p>&lt;values&gt;none</text:p>
          </table:table-cell>
          <table:table-cell table:style-name="ce1" office:value-type="string">
            <text:p>&lt;value type="percent"&gt;0.716</text:p>
          </table:table-cell>
          <table:table-cell table:style-name="ce1" office:value-type="string">
            <text:p>&lt;value type="percent"&gt;0.236</text:p>
          </table:table-cell>
          <table:table-cell table:style-name="ce1" office:value-type="string">
            <text:p>&lt;value type="USD"&gt;152</text:p>
          </table:table-cell>
          <table:table-cell table:style-name="ce1" office:value-type="string">
            <text:p>&lt;value type="USD"&gt;140000</text:p>
          </table:table-cell>
          <table:table-cell table:style-name="ce1" office:value-type="string">
            <text:p>&lt;value type="USD"&gt;116700</text:p>
          </table:table-cell>
          <table:table-cell table:style-name="ce1" office:value-type="string">
            <text:p>&lt;value type="USD"&gt;1126</text:p>
          </table:table-cell>
          <table:table-cell table:style-name="ce1" office:value-type="string">
            <text:p>&lt;value type="percent"&gt;0.023</text:p>
          </table:table-cell>
          <table:table-cell table:style-name="ce1" office:value-type="string">
            <text:p>&lt;value type="USD"&gt;161</text:p>
          </table:table-cell>
          <table:table-cell table:style-name="ce1" office:value-type="string">
            <text:p>&lt;value type="percent"&gt;-0.079</text:p>
          </table:table-cell>
          <table:table-cell table:style-name="ce1" table:number-columns-repeated="7"/>
          <table:table-cell table:style-name="ce1" office:value-type="string">
            <text:p>&lt;value type="percent"&gt;0.7317911847452</text:p>
          </table:table-cell>
          <table:table-cell table:style-name="ce1" office:value-type="string">
            <text:p>&lt;value type="percent"&gt;0.0251953735542</text:p>
          </table:table-cell>
          <table:table-cell table:style-name="ce1" office:value-type="string">
            <text:p>&lt;value type="percent"&gt;0.0455767427321</text:p>
          </table:table-cell>
          <table:table-cell table:style-name="ce1" office:value-type="string">
            <text:p>&lt;value type="percent"&gt;0.0367614879649</text:p>
          </table:table-cell>
          <table:table-cell table:style-name="ce1" office:value-type="string">
            <text:p>&lt;value type="percent"&gt;0.0706470772116</text:p>
          </table:table-cell>
          <table:table-cell table:style-name="ce1" office:value-type="string">
            <text:p>&lt;value type="percent"&gt;0.0874648327602</text:p>
          </table:table-cell>
          <table:table-cell table:style-name="ce1" office:value-type="string">
            <text:p>&lt;value type="percent"&gt;0.7264229085315</text:p>
          </table:table-cell>
          <table:table-cell table:style-name="ce1" office:value-type="string">
            <text:p>&lt;value type="percent"&gt;0.2323985327179</text:p>
          </table:table-cell>
          <table:table-cell table:style-name="ce1" office:value-type="string">
            <text:p>&lt;value type="percent"&gt;0.0411785587504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2"/>
        </table:table-row>
        <table:table-row table:style-name="ro2" table:visibility="filter">
          <table:table-cell office:value-type="float" office:value="10464">
            <text:p>10464</text:p>
          </table:table-cell>
          <table:table-cell office:value-type="float" office:value="61804">
            <text:p>61804</text:p>
          </table:table-cell>
          <table:table-cell office:value-type="float" office:value="40.855559">
            <text:p>40.855559</text:p>
          </table:table-cell>
          <table:table-cell office:value-type="float" office:value="-73.77861">
            <text:p>-73.77861</text:p>
          </table:table-cell>
          <table:table-cell office:value-type="string">
            <text:p>&lt;value type="USD"&gt;426100</text:p>
          </table:table-cell>
          <table:table-cell office:value-type="string">
            <text:p>&lt;value type="USD"&gt;434500</text:p>
          </table:table-cell>
          <table:table-cell office:value-type="string">
            <text:p>&lt;value type="USD"&gt;3975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557</text:p>
          </table:table-cell>
          <table:table-cell office:value-type="string">
            <text:p>&lt;value type="percent"&gt;0.538</text:p>
          </table:table-cell>
          <table:table-cell office:value-type="string">
            <text:p>&lt;value type="USD"&gt;313</text:p>
          </table:table-cell>
          <table:table-cell office:value-type="string">
            <text:p>&lt;value type="USD"&gt;439000</text:p>
          </table:table-cell>
          <table:table-cell office:value-type="string">
            <text:p>&lt;value&gt;0</text:p>
          </table:table-cell>
          <table:table-cell office:value-type="string">
            <text:p>&lt;value type="USD"&gt;4007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USD"&gt;315</text:p>
          </table:table-cell>
          <table:table-cell office:value-type="string">
            <text:p>&lt;value type="percent"&gt;-0.043</text:p>
          </table:table-cell>
          <table:table-cell office:value-type="string">
            <text:p>&lt;value type="percent"&gt;0.0628480509148</text:p>
          </table:table-cell>
          <table:table-cell office:value-type="string">
            <text:p>&lt;value type="percent"&gt;0.0453460620525</text:p>
          </table:table-cell>
          <table:table-cell office:value-type="string">
            <text:p>&lt;value type="percent"&gt;0.096260938743</text:p>
          </table:table-cell>
          <table:table-cell office:value-type="string">
            <text:p>&lt;value type="percent"&gt;0.4606205250596</text:p>
          </table:table-cell>
          <table:table-cell office:value-type="string">
            <text:p>&lt;value type="percent"&gt;0.1599045346062</text:p>
          </table:table-cell>
          <table:table-cell office:value-type="string">
            <text:p>&lt;value type="percent"&gt;0.1042163882259</text:p>
          </table:table-cell>
          <table:table-cell office:value-type="string">
            <text:p>&lt;value type="percent"&gt;0.0708035003977</text:p>
          </table:table-cell>
          <table:table-cell office:value-type="string">
            <text:p>&lt;value type="percent"&gt;0.1738148984198</text:p>
          </table:table-cell>
          <table:table-cell office:value-type="string">
            <text:p>&lt;value type="percent"&gt;0.0443942814145</text:p>
          </table:table-cell>
          <table:table-cell office:value-type="string">
            <text:p>&lt;value type="percent"&gt;0.2159518434913</text:p>
          </table:table-cell>
          <table:table-cell office:value-type="string">
            <text:p>&lt;value type="percent"&gt;0.2325056433408</text:p>
          </table:table-cell>
          <table:table-cell office:value-type="string">
            <text:p>&lt;value type="percent"&gt;0.2136945071482</text:p>
          </table:table-cell>
          <table:table-cell office:value-type="string">
            <text:p>&lt;value type="percent"&gt;0.1173814898419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0465">
            <text:p>10465</text:p>
          </table:table-cell>
          <table:table-cell office:value-type="float" office:value="61805">
            <text:p>61805</text:p>
          </table:table-cell>
          <table:table-cell office:value-type="float" office:value="40.829714">
            <text:p>40.829714</text:p>
          </table:table-cell>
          <table:table-cell office:value-type="float" office:value="-73.817793">
            <text:p>-73.817793</text:p>
          </table:table-cell>
          <table:table-cell office:value-type="string">
            <text:p>&lt;value type="USD"&gt;389900</text:p>
          </table:table-cell>
          <table:table-cell office:value-type="string">
            <text:p>&lt;value type="USD"&gt;396100</text:p>
          </table:table-cell>
          <table:table-cell office:value-type="string">
            <text:p>&lt;value type="USD"&gt;317400</text:p>
          </table:table-cell>
          <table:table-cell office:value-type="string">
            <text:p>&lt;values&gt;none</text:p>
          </table:table-cell>
          <table:table-cell office:value-type="string">
            <text:p>&lt;value type="USD"&gt;4003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416</text:p>
          </table:table-cell>
          <table:table-cell office:value-type="string">
            <text:p>&lt;value type="percent"&gt;0.28</text:p>
          </table:table-cell>
          <table:table-cell office:value-type="string">
            <text:p>&lt;value type="USD"&gt;257</text:p>
          </table:table-cell>
          <table:table-cell office:value-type="string">
            <text:p>&lt;value type="USD"&gt;410000</text:p>
          </table:table-cell>
          <table:table-cell office:value-type="string">
            <text:p>&lt;value type="USD"&gt;388300</text:p>
          </table:table-cell>
          <table:table-cell office:value-type="string">
            <text:p>&lt;value type="USD"&gt;3777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250</text:p>
          </table:table-cell>
          <table:table-cell office:value-type="string">
            <text:p>&lt;value type="percent"&gt;0.001</text:p>
          </table:table-cell>
          <table:table-cell office:value-type="string">
            <text:p>&lt;value type="percent"&gt;0.0901577761081</text:p>
          </table:table-cell>
          <table:table-cell office:value-type="string">
            <text:p>&lt;value type="percent"&gt;0.030052592036</text:p>
          </table:table-cell>
          <table:table-cell office:value-type="string">
            <text:p>&lt;value type="percent"&gt;0.3112947658402</text:p>
          </table:table-cell>
          <table:table-cell office:value-type="string">
            <text:p>&lt;value type="percent"&gt;0.2668419734535</text:p>
          </table:table-cell>
          <table:table-cell office:value-type="string">
            <text:p>&lt;value type="percent"&gt;0.2354119709491</text:p>
          </table:table-cell>
          <table:table-cell office:value-type="string">
            <text:p>&lt;value type="percent"&gt;0.0649887302779</text:p>
          </table:table-cell>
          <table:table-cell office:value-type="string">
            <text:p>&lt;value type="percent"&gt;0.0806431352845</text:p>
          </table:table-cell>
          <table:table-cell office:value-type="string">
            <text:p>&lt;value type="percent"&gt;0.0570280115563</text:p>
          </table:table-cell>
          <table:table-cell office:value-type="string">
            <text:p>&lt;value type="percent"&gt;0.1494787087049</text:p>
          </table:table-cell>
          <table:table-cell office:value-type="string">
            <text:p>&lt;value type="percent"&gt;0.2414269564125</text:p>
          </table:table-cell>
          <table:table-cell office:value-type="string">
            <text:p>&lt;value type="percent"&gt;0.2689360633086</text:p>
          </table:table-cell>
          <table:table-cell office:value-type="string">
            <text:p>&lt;value type="percent"&gt;0.1997236528074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0472">
            <text:p>10472</text:p>
          </table:table-cell>
          <table:table-cell office:value-type="float" office:value="61812">
            <text:p>61812</text:p>
          </table:table-cell>
          <table:table-cell office:value-type="float" office:value="40.830202">
            <text:p>40.830202</text:p>
          </table:table-cell>
          <table:table-cell office:value-type="float" office:value="-73.865473">
            <text:p>-73.86547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</text:p>
          </table:table-cell>
          <table:table-cell office:value-type="string">
            <text:p>&lt;value&gt;0</text:p>
          </table:table-cell>
          <table:table-cell office:value-type="string">
            <text:p>&lt;value type="USD"&gt;425000</text:p>
          </table:table-cell>
          <table:table-cell office:value-type="string">
            <text:p>&lt;value&gt;0</text:p>
          </table:table-cell>
          <table:table-cell office:value-type="string">
            <text:p>&lt;value type="USD"&gt;3176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172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078314879827</text:p>
          </table:table-cell>
          <table:table-cell office:value-type="string">
            <text:p>&lt;value type="percent"&gt;0.0372670807453</text:p>
          </table:table-cell>
          <table:table-cell office:value-type="string">
            <text:p>&lt;value type="percent"&gt;0.0656224682689</text:p>
          </table:table-cell>
          <table:table-cell office:value-type="string">
            <text:p>&lt;value type="percent"&gt;0.5927626248987</text:p>
          </table:table-cell>
          <table:table-cell office:value-type="string">
            <text:p>&lt;value type="percent"&gt;0.1609505806103</text:p>
          </table:table-cell>
          <table:table-cell office:value-type="string">
            <text:p>&lt;value type="percent"&gt;0.1250337564137</text:p>
          </table:table-cell>
          <table:table-cell office:value-type="string">
            <text:p>&lt;value type="percent"&gt;0.0105320010802</text:p>
          </table:table-cell>
          <table:table-cell office:value-type="string">
            <text:p>&lt;value type="percent"&gt;0.0051728832017</text:p>
          </table:table-cell>
          <table:table-cell office:value-type="string">
            <text:p>&lt;value type="percent"&gt;0.1372175333514</text:p>
          </table:table-cell>
          <table:table-cell office:value-type="string">
            <text:p>&lt;value type="percent"&gt;0.0465559488156</text:p>
          </table:table-cell>
          <table:table-cell office:value-type="string">
            <text:p>&lt;value type="percent"&gt;0.0977402668118</text:p>
          </table:table-cell>
          <table:table-cell office:value-type="string">
            <text:p>&lt;value type="percent"&gt;0.1628096923495</text:p>
          </table:table-cell>
          <table:table-cell office:value-type="string">
            <text:p>&lt;value type="percent"&gt;0.5453307922679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0473">
            <text:p>10473</text:p>
          </table:table-cell>
          <table:table-cell office:value-type="float" office:value="61813">
            <text:p>61813</text:p>
          </table:table-cell>
          <table:table-cell office:value-type="float" office:value="40.812842">
            <text:p>40.812842</text:p>
          </table:table-cell>
          <table:table-cell office:value-type="float" office:value="-73.861616">
            <text:p>-73.861616</text:p>
          </table:table-cell>
          <table:table-cell office:value-type="string">
            <text:p>&lt;value type="USD"&gt;324400</text:p>
          </table:table-cell>
          <table:table-cell office:value-type="string">
            <text:p>&lt;value type="USD"&gt;327900</text:p>
          </table:table-cell>
          <table:table-cell office:value-type="string">
            <text:p>&lt;value type="USD"&gt;310300</text:p>
          </table:table-cell>
          <table:table-cell office:value-type="string">
            <text:p>&lt;values&gt;none</text:p>
          </table:table-cell>
          <table:table-cell office:value-type="string">
            <text:p>&lt;value type="USD"&gt;3366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366</text:p>
          </table:table-cell>
          <table:table-cell office:value-type="string">
            <text:p>&lt;value type="percent"&gt;0.25</text:p>
          </table:table-cell>
          <table:table-cell office:value-type="string">
            <text:p>&lt;value type="USD"&gt;231</text:p>
          </table:table-cell>
          <table:table-cell office:value-type="string">
            <text:p>&lt;value type="USD"&gt;325000</text:p>
          </table:table-cell>
          <table:table-cell office:value-type="string">
            <text:p>&lt;value type="USD"&gt;405600</text:p>
          </table:table-cell>
          <table:table-cell office:value-type="string">
            <text:p>&lt;value type="USD"&gt;2338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235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percent"&gt;0.0076801890508</text:p>
          </table:table-cell>
          <table:table-cell office:value-type="string">
            <text:p>&lt;value type="percent"&gt;0.2107128790862</text:p>
          </table:table-cell>
          <table:table-cell office:value-type="string">
            <text:p>&lt;value type="percent"&gt;0.0472627018511</text:p>
          </table:table-cell>
          <table:table-cell office:value-type="string">
            <text:p>&lt;value type="percent"&gt;0.2644742024419</text:p>
          </table:table-cell>
          <table:table-cell office:value-type="string">
            <text:p>&lt;value type="percent"&gt;0.1199291059472</text:p>
          </table:table-cell>
          <table:table-cell office:value-type="string">
            <text:p>&lt;value type="percent"&gt;0.206971248523</text:p>
          </table:table-cell>
          <table:table-cell office:value-type="string">
            <text:p>&lt;value type="percent"&gt;0.1429696730996</text:p>
          </table:table-cell>
          <table:table-cell office:value-type="string">
            <text:p>&lt;value type="percent"&gt;0.0895752895752</text:p>
          </table:table-cell>
          <table:table-cell office:value-type="string">
            <text:p>&lt;value type="percent"&gt;0.0291505791505</text:p>
          </table:table-cell>
          <table:table-cell office:value-type="string">
            <text:p>&lt;value type="percent"&gt;0.2133204633204</text:p>
          </table:table-cell>
          <table:table-cell office:value-type="string">
            <text:p>&lt;value type="percent"&gt;0.1727799227799</text:p>
          </table:table-cell>
          <table:table-cell office:value-type="string">
            <text:p>&lt;value type="percent"&gt;0.2635135135135</text:p>
          </table:table-cell>
          <table:table-cell office:value-type="string">
            <text:p>&lt;value type="percent"&gt;0.2303088803088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12">
            <text:p>11212</text:p>
          </table:table-cell>
          <table:table-cell office:value-type="float" office:value="62023">
            <text:p>62023</text:p>
          </table:table-cell>
          <table:table-cell office:value-type="float" office:value="40.664757">
            <text:p>40.664757</text:p>
          </table:table-cell>
          <table:table-cell office:value-type="float" office:value="-73.915611">
            <text:p>-73.915611</text:p>
          </table:table-cell>
          <table:table-cell office:value-type="string">
            <text:p>&lt;value type="USD"&gt;314200</text:p>
          </table:table-cell>
          <table:table-cell office:value-type="string">
            <text:p>&lt;value type="USD"&gt;3136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145</text:p>
          </table:table-cell>
          <table:table-cell office:value-type="string">
            <text:p>&lt;value type="percent"&gt;0.186</text:p>
          </table:table-cell>
          <table:table-cell office:value-type="string">
            <text:p>&lt;value type="USD"&gt;264</text:p>
          </table:table-cell>
          <table:table-cell office:value-type="string">
            <text:p>&lt;value type="USD"&gt;349000</text:p>
          </table:table-cell>
          <table:table-cell office:value-type="string">
            <text:p>&lt;value&gt;0</text:p>
          </table:table-cell>
          <table:table-cell office:value-type="string">
            <text:p>&lt;value type="USD"&gt;2569</text:p>
          </table:table-cell>
          <table:table-cell office:value-type="string">
            <text:p>&lt;value type="percent"&gt;0.016</text:p>
          </table:table-cell>
          <table:table-cell office:value-type="string">
            <text:p>&lt;value type="USD"&gt;260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percent"&gt;0.0130093744021</text:p>
          </table:table-cell>
          <table:table-cell office:value-type="string">
            <text:p>&lt;value type="percent"&gt;0.0694471015879</text:p>
          </table:table-cell>
          <table:table-cell office:value-type="string">
            <text:p>&lt;value type="percent"&gt;0.0413238951597</text:p>
          </table:table-cell>
          <table:table-cell office:value-type="string">
            <text:p>&lt;value type="percent"&gt;0.5184618327912</text:p>
          </table:table-cell>
          <table:table-cell office:value-type="string">
            <text:p>&lt;value type="percent"&gt;0.0820738473311</text:p>
          </table:table-cell>
          <table:table-cell office:value-type="string">
            <text:p>&lt;value type="percent"&gt;0.0036349722594</text:p>
          </table:table-cell>
          <table:table-cell office:value-type="string">
            <text:p>&lt;value type="percent"&gt;0.2720489764683</text:p>
          </table:table-cell>
          <table:table-cell office:value-type="string">
            <text:p>&lt;value type="percent"&gt;0.1122156375454</text:p>
          </table:table-cell>
          <table:table-cell office:value-type="string">
            <text:p>&lt;value type="percent"&gt;0.2246224431275</text:p>
          </table:table-cell>
          <table:table-cell office:value-type="string">
            <text:p>&lt;value type="percent"&gt;0.1181418466832</text:p>
          </table:table-cell>
          <table:table-cell office:value-type="string">
            <text:p>&lt;value type="percent"&gt;0.1856241636398</text:p>
          </table:table-cell>
          <table:table-cell office:value-type="string">
            <text:p>&lt;value type="percent"&gt;0.3544255400497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213">
            <text:p>11213</text:p>
          </table:table-cell>
          <table:table-cell office:value-type="float" office:value="62024">
            <text:p>62024</text:p>
          </table:table-cell>
          <table:table-cell office:value-type="float" office:value="40.67216">
            <text:p>40.67216</text:p>
          </table:table-cell>
          <table:table-cell office:value-type="float" office:value="-73.93653">
            <text:p>-73.93653</text:p>
          </table:table-cell>
          <table:table-cell office:value-type="string">
            <text:p>&lt;values&gt;none</text:p>
          </table:table-cell>
          <table:table-cell office:value-type="string">
            <text:p>&lt;value type="USD"&gt;8377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39</text:p>
          </table:table-cell>
          <table:table-cell office:value-type="string">
            <text:p>&lt;value type="USD"&gt;385</text:p>
          </table:table-cell>
          <table:table-cell office:value-type="string">
            <text:p>&lt;value type="USD"&gt;550000</text:p>
          </table:table-cell>
          <table:table-cell office:value-type="string">
            <text:p>&lt;value type="USD"&gt;320000</text:p>
          </table:table-cell>
          <table:table-cell office:value-type="string">
            <text:p>&lt;value type="USD"&gt;3276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356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408650437248</text:p>
          </table:table-cell>
          <table:table-cell office:value-type="string">
            <text:p>&lt;value type="percent"&gt;0.0723233278184</text:p>
          </table:table-cell>
          <table:table-cell office:value-type="string">
            <text:p>&lt;value type="percent"&gt;0.4481210115811</text:p>
          </table:table-cell>
          <table:table-cell office:value-type="string">
            <text:p>&lt;value type="percent"&gt;0.2987473410541</text:p>
          </table:table-cell>
          <table:table-cell office:value-type="string">
            <text:p>&lt;value type="percent"&gt;0.0063814701016</text:p>
          </table:table-cell>
          <table:table-cell office:value-type="string">
            <text:p>&lt;value type="percent"&gt;0.0316709997636</text:p>
          </table:table-cell>
          <table:table-cell office:value-type="string">
            <text:p>&lt;value type="percent"&gt;0.0235159817351</text:p>
          </table:table-cell>
          <table:table-cell office:value-type="string">
            <text:p>&lt;value type="percent"&gt;0.1618721461187</text:p>
          </table:table-cell>
          <table:table-cell office:value-type="string">
            <text:p>&lt;value type="percent"&gt;0.0337899543378</text:p>
          </table:table-cell>
          <table:table-cell office:value-type="string">
            <text:p>&lt;value type="percent"&gt;0.0794520547945</text:p>
          </table:table-cell>
          <table:table-cell office:value-type="string">
            <text:p>&lt;value type="percent"&gt;0.2118721461187</text:p>
          </table:table-cell>
          <table:table-cell office:value-type="string">
            <text:p>&lt;value type="percent"&gt;0.4728310502283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216">
            <text:p>11216</text:p>
          </table:table-cell>
          <table:table-cell office:value-type="float" office:value="62027">
            <text:p>62027</text:p>
          </table:table-cell>
          <table:table-cell office:value-type="float" office:value="40.681235">
            <text:p>40.681235</text:p>
          </table:table-cell>
          <table:table-cell office:value-type="float" office:value="-73.946344">
            <text:p>-73.946344</text:p>
          </table:table-cell>
          <table:table-cell office:value-type="string">
            <text:p>&lt;value type="USD"&gt;735300</text:p>
          </table:table-cell>
          <table:table-cell office:value-type="string">
            <text:p>&lt;value type="USD"&gt;10131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percent"&gt;0.052</text:p>
          </table:table-cell>
          <table:table-cell office:value-type="string">
            <text:p>&lt;value&gt;0</text:p>
          </table:table-cell>
          <table:table-cell office:value-type="string">
            <text:p>&lt;value type="USD"&gt;900000</text:p>
          </table:table-cell>
          <table:table-cell office:value-type="string">
            <text:p>&lt;value&gt;0</text:p>
          </table:table-cell>
          <table:table-cell office:value-type="string">
            <text:p>&lt;value type="USD"&gt;1367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550</text:p>
          </table:table-cell>
          <table:table-cell office:value-type="string">
            <text:p>&lt;value type="percent"&gt;0.248</text:p>
          </table:table-cell>
          <table:table-cell office:value-type="string">
            <text:p>&lt;value type="percent"&gt;0.361658031088</text:p>
          </table:table-cell>
          <table:table-cell office:value-type="string">
            <text:p>&lt;value type="percent"&gt;0.0826943005181</text:p>
          </table:table-cell>
          <table:table-cell office:value-type="string">
            <text:p>&lt;value type="percent"&gt;0.4020725388601</text:p>
          </table:table-cell>
          <table:table-cell office:value-type="string">
            <text:p>&lt;value type="percent"&gt;0.140518134715</text:p>
          </table:table-cell>
          <table:table-cell office:value-type="string">
            <text:p>&lt;value type="percent"&gt;0.0095336787564</text:p>
          </table:table-cell>
          <table:table-cell office:value-type="string">
            <text:p>&lt;value type="percent"&gt;0.0619718309859</text:p>
          </table:table-cell>
          <table:table-cell office:value-type="string">
            <text:p>&lt;value type="percent"&gt;0.2150905432595</text:p>
          </table:table-cell>
          <table:table-cell office:value-type="string">
            <text:p>&lt;value type="percent"&gt;0.0217303822937</text:p>
          </table:table-cell>
          <table:table-cell office:value-type="string">
            <text:p>&lt;value type="percent"&gt;0.0229376257545</text:p>
          </table:table-cell>
          <table:table-cell office:value-type="string">
            <text:p>&lt;value type="percent"&gt;0.1416498993963</text:p>
          </table:table-cell>
          <table:table-cell office:value-type="string">
            <text:p>&lt;value type="percent"&gt;0.5261569416498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 table:visibility="filter">
          <table:table-cell office:value-type="float" office:value="11233">
            <text:p>11233</text:p>
          </table:table-cell>
          <table:table-cell office:value-type="float" office:value="62043">
            <text:p>62043</text:p>
          </table:table-cell>
          <table:table-cell office:value-type="float" office:value="40.676441">
            <text:p>40.676441</text:p>
          </table:table-cell>
          <table:table-cell office:value-type="float" office:value="-73.920769">
            <text:p>-73.920769</text:p>
          </table:table-cell>
          <table:table-cell office:value-type="string">
            <text:p>&lt;values&gt;none</text:p>
          </table:table-cell>
          <table:table-cell office:value-type="string">
            <text:p>&lt;value type="USD"&gt;614800</text:p>
          </table:table-cell>
          <table:table-cell office:value-type="string">
            <text:p>&lt;value type="USD"&gt;418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02</text:p>
          </table:table-cell>
          <table:table-cell office:value-type="string">
            <text:p>&lt;value type="USD"&gt;412</text:p>
          </table:table-cell>
          <table:table-cell office:value-type="string">
            <text:p>&lt;value type="USD"&gt;549000</text:p>
          </table:table-cell>
          <table:table-cell office:value-type="string">
            <text:p>&lt;value&gt;0</text:p>
          </table:table-cell>
          <table:table-cell office:value-type="string">
            <text:p>&lt;value type="USD"&gt;763</text:p>
          </table:table-cell>
          <table:table-cell office:value-type="string">
            <text:p>&lt;value type="percent"&gt;0.043</text:p>
          </table:table-cell>
          <table:table-cell office:value-type="string">
            <text:p>&lt;value type="USD"&gt;358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3686547284297</text:p>
          </table:table-cell>
          <table:table-cell office:value-type="string">
            <text:p>&lt;value type="percent"&gt;0.1447387894035</text:p>
          </table:table-cell>
          <table:table-cell office:value-type="string">
            <text:p>&lt;value type="percent"&gt;0.3355039218588</text:p>
          </table:table-cell>
          <table:table-cell office:value-type="string">
            <text:p>&lt;value type="percent"&gt;0.0893887820038</text:p>
          </table:table-cell>
          <table:table-cell office:value-type="string">
            <text:p>&lt;value type="percent"&gt;0.0603818262542</text:p>
          </table:table-cell>
          <table:table-cell office:value-type="string">
            <text:p>&lt;value type="percent"&gt;0.036025566531</text:p>
          </table:table-cell>
          <table:table-cell office:value-type="string">
            <text:p>&lt;value type="percent"&gt;0.1236199883788</text:p>
          </table:table-cell>
          <table:table-cell office:value-type="string">
            <text:p>&lt;value type="percent"&gt;0.0335560720511</text:p>
          </table:table-cell>
          <table:table-cell office:value-type="string">
            <text:p>&lt;value type="percent"&gt;0.0753922138291</text:p>
          </table:table-cell>
          <table:table-cell office:value-type="string">
            <text:p>&lt;value type="percent"&gt;0.2203660662405</text:p>
          </table:table-cell>
          <table:table-cell office:value-type="string">
            <text:p>&lt;value type="percent"&gt;0.5052295177222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>
          <table:table-cell table:style-name="ce1" office:value-type="float" office:value="11238">
            <text:p>11238</text:p>
          </table:table-cell>
          <table:table-cell table:style-name="ce1" office:value-type="float" office:value="62048">
            <text:p>62048</text:p>
          </table:table-cell>
          <table:table-cell table:style-name="ce1" office:value-type="float" office:value="40.67691">
            <text:p>40.67691</text:p>
          </table:table-cell>
          <table:table-cell table:style-name="ce1" office:value-type="float" office:value="-73.963229">
            <text:p>-73.963229</text:p>
          </table:table-cell>
          <table:table-cell table:style-name="ce1" office:value-type="string">
            <text:p>&lt;value type="USD"&gt;786600</text:p>
          </table:table-cell>
          <table:table-cell table:style-name="ce1" office:value-type="string">
            <text:p>&lt;value type="USD"&gt;1840000</text:p>
          </table:table-cell>
          <table:table-cell table:style-name="ce1" office:value-type="string">
            <text:p>&lt;value type="USD"&gt;7572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083</text:p>
          </table:table-cell>
          <table:table-cell table:style-name="ce1" office:value-type="string">
            <text:p>&lt;value type="percent"&gt;0.135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715000</text:p>
          </table:table-cell>
          <table:table-cell table:style-name="ce1" office:value-type="string">
            <text:p>&lt;value type="USD"&gt;690200</text:p>
          </table:table-cell>
          <table:table-cell table:style-name="ce1" office:value-type="string">
            <text:p>&lt;value type="USD"&gt;1519</text:p>
          </table:table-cell>
          <table:table-cell table:style-name="ce1" office:value-type="string">
            <text:p>&lt;value type="percent"&gt;0.09</text:p>
          </table:table-cell>
          <table:table-cell table:style-name="ce1" office:value-type="string">
            <text:p>&lt;value type="USD"&gt;793</text:p>
          </table:table-cell>
          <table:table-cell table:style-name="ce1" office:value-type="string">
            <text:p>&lt;value type="percent"&gt;0.238</text:p>
          </table:table-cell>
          <table:table-cell table:style-name="ce1" table:number-columns-repeated="7"/>
          <table:table-cell table:style-name="ce1" office:value-type="string">
            <text:p>&lt;value type="percent"&gt;0.1726829268292</text:p>
          </table:table-cell>
          <table:table-cell table:style-name="ce1" office:value-type="string">
            <text:p>&lt;value type="percent"&gt;0.1678048780487</text:p>
          </table:table-cell>
          <table:table-cell table:style-name="ce1" office:value-type="string">
            <text:p>&lt;value type="percent"&gt;0.1180487804878</text:p>
          </table:table-cell>
          <table:table-cell table:style-name="ce1" office:value-type="string">
            <text:p>&lt;value type="percent"&gt;0.060487804878</text:p>
          </table:table-cell>
          <table:table-cell table:style-name="ce1" office:value-type="string">
            <text:p>&lt;value type="percent"&gt;0.1225365853658</text:p>
          </table:table-cell>
          <table:table-cell table:style-name="ce1" office:value-type="string">
            <text:p>&lt;value type="percent"&gt;0.328975609756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 table:visibility="filter">
          <table:table-cell office:value-type="float" office:value="11209">
            <text:p>11209</text:p>
          </table:table-cell>
          <table:table-cell office:value-type="float" office:value="62020">
            <text:p>62020</text:p>
          </table:table-cell>
          <table:table-cell office:value-type="float" office:value="40.620825">
            <text:p>40.620825</text:p>
          </table:table-cell>
          <table:table-cell office:value-type="float" office:value="-74.029474">
            <text:p>-74.029474</text:p>
          </table:table-cell>
          <table:table-cell office:value-type="string">
            <text:p>&lt;value type="USD"&gt;833400</text:p>
          </table:table-cell>
          <table:table-cell office:value-type="string">
            <text:p>&lt;value type="USD"&gt;910100</text:p>
          </table:table-cell>
          <table:table-cell office:value-type="string">
            <text:p>&lt;value type="USD"&gt;494000</text:p>
          </table:table-cell>
          <table:table-cell office:value-type="string">
            <text:p>&lt;values&gt;none</text:p>
          </table:table-cell>
          <table:table-cell office:value-type="string">
            <text:p>&lt;value type="USD"&gt;8655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49</text:p>
          </table:table-cell>
          <table:table-cell office:value-type="string">
            <text:p>&lt;value type="percent"&gt;0.22</text:p>
          </table:table-cell>
          <table:table-cell office:value-type="string">
            <text:p>&lt;value type="USD"&gt;539</text:p>
          </table:table-cell>
          <table:table-cell office:value-type="string">
            <text:p>&lt;value type="USD"&gt;270000</text:p>
          </table:table-cell>
          <table:table-cell office:value-type="string">
            <text:p>&lt;value type="USD"&gt;267200</text:p>
          </table:table-cell>
          <table:table-cell office:value-type="string">
            <text:p>&lt;value type="USD"&gt;5259</text:p>
          </table:table-cell>
          <table:table-cell office:value-type="string">
            <text:p>&lt;value type="percent"&gt;0.063</text:p>
          </table:table-cell>
          <table:table-cell office:value-type="string">
            <text:p>&lt;value type="USD"&gt;386</text:p>
          </table:table-cell>
          <table:table-cell office:value-type="string">
            <text:p>&lt;value type="percent"&gt;0.105</text:p>
          </table:table-cell>
          <table:table-cell office:value-type="string">
            <text:p>&lt;value type="percent"&gt;0.0498996990972</text:p>
          </table:table-cell>
          <table:table-cell office:value-type="string">
            <text:p>&lt;value type="percent"&gt;0.0339769307923</text:p>
          </table:table-cell>
          <table:table-cell office:value-type="string">
            <text:p>&lt;value type="percent"&gt;0.2034854563691</text:p>
          </table:table-cell>
          <table:table-cell office:value-type="string">
            <text:p>&lt;value type="percent"&gt;0.6084503510531</text:p>
          </table:table-cell>
          <table:table-cell office:value-type="string">
            <text:p>&lt;value type="percent"&gt;0.0530341023069</text:p>
          </table:table-cell>
          <table:table-cell office:value-type="string">
            <text:p>&lt;value type="percent"&gt;0.0225677031093</text:p>
          </table:table-cell>
          <table:table-cell office:value-type="string">
            <text:p>&lt;value type="percent"&gt;0.0285857572718</text:p>
          </table:table-cell>
          <table:table-cell office:value-type="string">
            <text:p>&lt;value type="percent"&gt;0.0685824680028</text:p>
          </table:table-cell>
          <table:table-cell office:value-type="string">
            <text:p>&lt;value type="percent"&gt;0.0834339531514</text:p>
          </table:table-cell>
          <table:table-cell office:value-type="string">
            <text:p>&lt;value type="percent"&gt;0.0975609756097</text:p>
          </table:table-cell>
          <table:table-cell office:value-type="string">
            <text:p>&lt;value type="percent"&gt;0.1433228688722</text:p>
          </table:table-cell>
          <table:table-cell office:value-type="string">
            <text:p>&lt;value type="percent"&gt;0.2617725187152</text:p>
          </table:table-cell>
          <table:table-cell office:value-type="string">
            <text:p>&lt;value type="percent"&gt;0.330717218063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14">
            <text:p>11214</text:p>
          </table:table-cell>
          <table:table-cell office:value-type="float" office:value="62025">
            <text:p>62025</text:p>
          </table:table-cell>
          <table:table-cell office:value-type="float" office:value="40.598298">
            <text:p>40.598298</text:p>
          </table:table-cell>
          <table:table-cell office:value-type="float" office:value="-73.998686">
            <text:p>-73.998686</text:p>
          </table:table-cell>
          <table:table-cell office:value-type="string">
            <text:p>&lt;value type="USD"&gt;591600</text:p>
          </table:table-cell>
          <table:table-cell office:value-type="string">
            <text:p>&lt;value type="USD"&gt;682800</text:p>
          </table:table-cell>
          <table:table-cell office:value-type="string">
            <text:p>&lt;value type="USD"&gt;5147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068</text:p>
          </table:table-cell>
          <table:table-cell office:value-type="string">
            <text:p>&lt;value type="percent"&gt;0.155</text:p>
          </table:table-cell>
          <table:table-cell office:value-type="string">
            <text:p>&lt;value type="USD"&gt;444</text:p>
          </table:table-cell>
          <table:table-cell office:value-type="string">
            <text:p>&lt;value type="USD"&gt;529000</text:p>
          </table:table-cell>
          <table:table-cell office:value-type="string">
            <text:p>&lt;value type="USD"&gt;312400</text:p>
          </table:table-cell>
          <table:table-cell office:value-type="string">
            <text:p>&lt;value type="USD"&gt;1523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437</text:p>
          </table:table-cell>
          <table:table-cell office:value-type="string">
            <text:p>&lt;value type="percent"&gt;0.149</text:p>
          </table:table-cell>
          <table:table-cell office:value-type="string">
            <text:p>&lt;value type="percent"&gt;0.0203095839279</text:p>
          </table:table-cell>
          <table:table-cell office:value-type="string">
            <text:p>&lt;value type="percent"&gt;0.0903502030958</text:p>
          </table:table-cell>
          <table:table-cell office:value-type="string">
            <text:p>&lt;value type="percent"&gt;0.0892523877483</text:p>
          </table:table-cell>
          <table:table-cell office:value-type="string">
            <text:p>&lt;value type="percent"&gt;0.4477988802283</text:p>
          </table:table-cell>
          <table:table-cell office:value-type="string">
            <text:p>&lt;value type="percent"&gt;0.1787243385662</text:p>
          </table:table-cell>
          <table:table-cell office:value-type="string">
            <text:p>&lt;value type="percent"&gt;0.137336699967</text:p>
          </table:table-cell>
          <table:table-cell office:value-type="string">
            <text:p>&lt;value type="percent"&gt;0.0362279064661</text:p>
          </table:table-cell>
          <table:table-cell office:value-type="string">
            <text:p>&lt;value type="percent"&gt;0.0585273757079</text:p>
          </table:table-cell>
          <table:table-cell office:value-type="string">
            <text:p>&lt;value type="percent"&gt;0.1004824837423</text:p>
          </table:table-cell>
          <table:table-cell office:value-type="string">
            <text:p>&lt;value type="percent"&gt;0.0982798405705</text:p>
          </table:table-cell>
          <table:table-cell office:value-type="string">
            <text:p>&lt;value type="percent"&gt;0.156177889658</text:p>
          </table:table-cell>
          <table:table-cell office:value-type="string">
            <text:p>&lt;value type="percent"&gt;0.2164883574575</text:p>
          </table:table-cell>
          <table:table-cell office:value-type="string">
            <text:p>&lt;value type="percent"&gt;0.3599748269351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28">
            <text:p>11228</text:p>
          </table:table-cell>
          <table:table-cell office:value-type="float" office:value="62038">
            <text:p>62038</text:p>
          </table:table-cell>
          <table:table-cell office:value-type="float" office:value="40.616656">
            <text:p>40.616656</text:p>
          </table:table-cell>
          <table:table-cell office:value-type="float" office:value="-74.012893">
            <text:p>-74.012893</text:p>
          </table:table-cell>
          <table:table-cell office:value-type="string">
            <text:p>&lt;value type="USD"&gt;749500</text:p>
          </table:table-cell>
          <table:table-cell office:value-type="string">
            <text:p>&lt;value type="USD"&gt;756600</text:p>
          </table:table-cell>
          <table:table-cell office:value-type="string">
            <text:p>&lt;value type="USD"&gt;523400</text:p>
          </table:table-cell>
          <table:table-cell office:value-type="string">
            <text:p>&lt;values&gt;none</text:p>
          </table:table-cell>
          <table:table-cell office:value-type="string">
            <text:p>&lt;value type="USD"&gt;7476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percent"&gt;0.235</text:p>
          </table:table-cell>
          <table:table-cell office:value-type="string">
            <text:p>&lt;value type="USD"&gt;485</text:p>
          </table:table-cell>
          <table:table-cell office:value-type="string">
            <text:p>&lt;value type="USD"&gt;689000</text:p>
          </table:table-cell>
          <table:table-cell office:value-type="string">
            <text:p>&lt;value type="USD"&gt;685000</text:p>
          </table:table-cell>
          <table:table-cell office:value-type="string">
            <text:p>&lt;value type="USD"&gt;4584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475</text:p>
          </table:table-cell>
          <table:table-cell office:value-type="string">
            <text:p>&lt;value type="percent"&gt;0.12</text:p>
          </table:table-cell>
          <table:table-cell office:value-type="string">
            <text:p>&lt;value type="percent"&gt;0.016129032258</text:p>
          </table:table-cell>
          <table:table-cell office:value-type="string">
            <text:p>&lt;value type="percent"&gt;0.0272258064516</text:p>
          </table:table-cell>
          <table:table-cell office:value-type="string">
            <text:p>&lt;value type="percent"&gt;0.1086451612903</text:p>
          </table:table-cell>
          <table:table-cell office:value-type="string">
            <text:p>&lt;value type="percent"&gt;0.6790967741935</text:p>
          </table:table-cell>
          <table:table-cell office:value-type="string">
            <text:p>&lt;value type="percent"&gt;0.1187096774193</text:p>
          </table:table-cell>
          <table:table-cell office:value-type="string">
            <text:p>&lt;value type="percent"&gt;0.0356129032258</text:p>
          </table:table-cell>
          <table:table-cell office:value-type="string">
            <text:p>&lt;value type="percent"&gt;0.0145806451612</text:p>
          </table:table-cell>
          <table:table-cell office:value-type="string">
            <text:p>&lt;value type="percent"&gt;0.0181403019155</text:p>
          </table:table-cell>
          <table:table-cell office:value-type="string">
            <text:p>&lt;value type="percent"&gt;0.0761131548902</text:p>
          </table:table-cell>
          <table:table-cell office:value-type="string">
            <text:p>&lt;value type="percent"&gt;0.1286312317645</text:p>
          </table:table-cell>
          <table:table-cell office:value-type="string">
            <text:p>&lt;value type="percent"&gt;0.1592033489788</text:p>
          </table:table-cell>
          <table:table-cell office:value-type="string">
            <text:p>&lt;value type="percent"&gt;0.2956996067486</text:p>
          </table:table-cell>
          <table:table-cell office:value-type="string">
            <text:p>&lt;value type="percent"&gt;0.318914118990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04">
            <text:p>11204</text:p>
          </table:table-cell>
          <table:table-cell office:value-type="float" office:value="62015">
            <text:p>62015</text:p>
          </table:table-cell>
          <table:table-cell office:value-type="float" office:value="40.62138">
            <text:p>40.62138</text:p>
          </table:table-cell>
          <table:table-cell office:value-type="float" office:value="-73.986908">
            <text:p>-73.986908</text:p>
          </table:table-cell>
          <table:table-cell office:value-type="string">
            <text:p>&lt;value type="USD"&gt;717700</text:p>
          </table:table-cell>
          <table:table-cell office:value-type="string">
            <text:p>&lt;value type="USD"&gt;747700</text:p>
          </table:table-cell>
          <table:table-cell office:value-type="string">
            <text:p>&lt;value type="USD"&gt;5698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3</text:p>
          </table:table-cell>
          <table:table-cell office:value-type="string">
            <text:p>&lt;value type="percent"&gt;0.143</text:p>
          </table:table-cell>
          <table:table-cell office:value-type="string">
            <text:p>&lt;value type="USD"&gt;449</text:p>
          </table:table-cell>
          <table:table-cell office:value-type="string">
            <text:p>&lt;value type="USD"&gt;658000</text:p>
          </table:table-cell>
          <table:table-cell office:value-type="string">
            <text:p>&lt;value type="USD"&gt;648000</text:p>
          </table:table-cell>
          <table:table-cell office:value-type="string">
            <text:p>&lt;value type="USD"&gt;3577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513</text:p>
          </table:table-cell>
          <table:table-cell office:value-type="string">
            <text:p>&lt;value type="percent"&gt;0.129</text:p>
          </table:table-cell>
          <table:table-cell office:value-type="string">
            <text:p>&lt;value type="percent"&gt;0.005853357979</text:p>
          </table:table-cell>
          <table:table-cell office:value-type="string">
            <text:p>&lt;value type="percent"&gt;0.0585335797905</text:p>
          </table:table-cell>
          <table:table-cell office:value-type="string">
            <text:p>&lt;value type="percent"&gt;0.0853357979051</text:p>
          </table:table-cell>
          <table:table-cell office:value-type="string">
            <text:p>&lt;value type="percent"&gt;0.7181146025878</text:p>
          </table:table-cell>
          <table:table-cell office:value-type="string">
            <text:p>&lt;value type="percent"&gt;0.0640788662969</text:p>
          </table:table-cell>
          <table:table-cell office:value-type="string">
            <text:p>&lt;value type="percent"&gt;0.0326555760936</text:p>
          </table:table-cell>
          <table:table-cell office:value-type="string">
            <text:p>&lt;value type="percent"&gt;0.0354282193468</text:p>
          </table:table-cell>
          <table:table-cell office:value-type="string">
            <text:p>&lt;value type="percent"&gt;0.0272088651429</text:p>
          </table:table-cell>
          <table:table-cell office:value-type="string">
            <text:p>&lt;value type="percent"&gt;0.1391115068764</text:p>
          </table:table-cell>
          <table:table-cell office:value-type="string">
            <text:p>&lt;value type="percent"&gt;0.1211041852181</text:p>
          </table:table-cell>
          <table:table-cell office:value-type="string">
            <text:p>&lt;value type="percent"&gt;0.1476204610665</text:p>
          </table:table-cell>
          <table:table-cell office:value-type="string">
            <text:p>&lt;value type="percent"&gt;0.2057979618086</text:p>
          </table:table-cell>
          <table:table-cell office:value-type="string">
            <text:p>&lt;value type="percent"&gt;0.350549124369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18">
            <text:p>11218</text:p>
          </table:table-cell>
          <table:table-cell office:value-type="float" office:value="62029">
            <text:p>62029</text:p>
          </table:table-cell>
          <table:table-cell office:value-type="float" office:value="40.64477">
            <text:p>40.64477</text:p>
          </table:table-cell>
          <table:table-cell office:value-type="float" office:value="-73.982021">
            <text:p>-73.982021</text:p>
          </table:table-cell>
          <table:table-cell office:value-type="string">
            <text:p>&lt;value type="USD"&gt;758200</text:p>
          </table:table-cell>
          <table:table-cell office:value-type="string">
            <text:p>&lt;value type="USD"&gt;886800</text:p>
          </table:table-cell>
          <table:table-cell office:value-type="string">
            <text:p>&lt;value type="USD"&gt;5856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percent"&gt;0.145</text:p>
          </table:table-cell>
          <table:table-cell office:value-type="string">
            <text:p>&lt;value type="USD"&gt;543</text:p>
          </table:table-cell>
          <table:table-cell office:value-type="string">
            <text:p>&lt;value type="USD"&gt;400000</text:p>
          </table:table-cell>
          <table:table-cell office:value-type="string">
            <text:p>&lt;value type="USD"&gt;445500</text:p>
          </table:table-cell>
          <table:table-cell office:value-type="string">
            <text:p>&lt;value type="USD"&gt;2509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USD"&gt;486</text:p>
          </table:table-cell>
          <table:table-cell office:value-type="string">
            <text:p>&lt;value type="percent"&gt;0.137</text:p>
          </table:table-cell>
          <table:table-cell office:value-type="string">
            <text:p>&lt;value type="percent"&gt;0.1124738259048</text:p>
          </table:table-cell>
          <table:table-cell office:value-type="string">
            <text:p>&lt;value type="percent"&gt;0.0676039485492</text:p>
          </table:table-cell>
          <table:table-cell office:value-type="string">
            <text:p>&lt;value type="percent"&gt;0.2766975770266</text:p>
          </table:table-cell>
          <table:table-cell office:value-type="string">
            <text:p>&lt;value type="percent"&gt;0.4539335925815</text:p>
          </table:table-cell>
          <table:table-cell office:value-type="string">
            <text:p>&lt;value type="percent"&gt;0.0349985043374</text:p>
          </table:table-cell>
          <table:table-cell office:value-type="string">
            <text:p>&lt;value type="percent"&gt;0.0170505533951</text:p>
          </table:table-cell>
          <table:table-cell office:value-type="string">
            <text:p>&lt;value type="percent"&gt;0.0372419982052</text:p>
          </table:table-cell>
          <table:table-cell office:value-type="string">
            <text:p>&lt;value type="percent"&gt;0.0804745568896</text:p>
          </table:table-cell>
          <table:table-cell office:value-type="string">
            <text:p>&lt;value type="percent"&gt;0.0879073756432</text:p>
          </table:table-cell>
          <table:table-cell office:value-type="string">
            <text:p>&lt;value type="percent"&gt;0.1096340766152</text:p>
          </table:table-cell>
          <table:table-cell office:value-type="string">
            <text:p>&lt;value type="percent"&gt;0.1373642081189</text:p>
          </table:table-cell>
          <table:table-cell office:value-type="string">
            <text:p>&lt;value type="percent"&gt;0.2454259576901</text:p>
          </table:table-cell>
          <table:table-cell office:value-type="string">
            <text:p>&lt;value type="percent"&gt;0.323327615780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19">
            <text:p>11219</text:p>
          </table:table-cell>
          <table:table-cell office:value-type="float" office:value="62030">
            <text:p>62030</text:p>
          </table:table-cell>
          <table:table-cell office:value-type="float" office:value="40.633407">
            <text:p>40.633407</text:p>
          </table:table-cell>
          <table:table-cell office:value-type="float" office:value="-73.99694">
            <text:p>-73.99694</text:p>
          </table:table-cell>
          <table:table-cell office:value-type="string">
            <text:p>&lt;values&gt;none</text:p>
          </table:table-cell>
          <table:table-cell office:value-type="string">
            <text:p>&lt;value type="USD"&gt;8283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3</text:p>
          </table:table-cell>
          <table:table-cell office:value-type="string">
            <text:p>&lt;value&gt;0</text:p>
          </table:table-cell>
          <table:table-cell office:value-type="string">
            <text:p>&lt;value type="USD"&gt;589000</text:p>
          </table:table-cell>
          <table:table-cell office:value-type="string">
            <text:p>&lt;value type="USD"&gt;452500</text:p>
          </table:table-cell>
          <table:table-cell office:value-type="string">
            <text:p>&lt;value type="USD"&gt;1893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5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200721153846</text:p>
          </table:table-cell>
          <table:table-cell office:value-type="string">
            <text:p>&lt;value type="percent"&gt;0.1013221153846</text:p>
          </table:table-cell>
          <table:table-cell office:value-type="string">
            <text:p>&lt;value type="percent"&gt;0.1855769230769</text:p>
          </table:table-cell>
          <table:table-cell office:value-type="string">
            <text:p>&lt;value type="percent"&gt;0.4501201923076</text:p>
          </table:table-cell>
          <table:table-cell office:value-type="string">
            <text:p>&lt;value type="percent"&gt;0.0408653846153</text:p>
          </table:table-cell>
          <table:table-cell office:value-type="string">
            <text:p>&lt;value type="percent"&gt;0.0865384615384</text:p>
          </table:table-cell>
          <table:table-cell office:value-type="string">
            <text:p>&lt;value type="percent"&gt;0.1155048076923</text:p>
          </table:table-cell>
          <table:table-cell office:value-type="string">
            <text:p>&lt;value type="percent"&gt;0.0353719762665</text:p>
          </table:table-cell>
          <table:table-cell office:value-type="string">
            <text:p>&lt;value type="percent"&gt;0.2665449566408</text:p>
          </table:table-cell>
          <table:table-cell office:value-type="string">
            <text:p>&lt;value type="percent"&gt;0.0795298950251</text:p>
          </table:table-cell>
          <table:table-cell office:value-type="string">
            <text:p>&lt;value type="percent"&gt;0.0880876312186</text:p>
          </table:table-cell>
          <table:table-cell office:value-type="string">
            <text:p>&lt;value type="percent"&gt;0.1582610680054</text:p>
          </table:table-cell>
          <table:table-cell office:value-type="string">
            <text:p>&lt;value type="percent"&gt;0.3603377453217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30">
            <text:p>11230</text:p>
          </table:table-cell>
          <table:table-cell office:value-type="float" office:value="62040">
            <text:p>62040</text:p>
          </table:table-cell>
          <table:table-cell office:value-type="float" office:value="40.622751">
            <text:p>40.622751</text:p>
          </table:table-cell>
          <table:table-cell office:value-type="float" office:value="-73.966096">
            <text:p>-73.966096</text:p>
          </table:table-cell>
          <table:table-cell office:value-type="string">
            <text:p>&lt;value type="USD"&gt;851800</text:p>
          </table:table-cell>
          <table:table-cell office:value-type="string">
            <text:p>&lt;value type="USD"&gt;9309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163</text:p>
          </table:table-cell>
          <table:table-cell office:value-type="string">
            <text:p>&lt;value type="USD"&gt;486</text:p>
          </table:table-cell>
          <table:table-cell office:value-type="string">
            <text:p>&lt;value type="USD"&gt;289000</text:p>
          </table:table-cell>
          <table:table-cell office:value-type="string">
            <text:p>&lt;value type="USD"&gt;322900</text:p>
          </table:table-cell>
          <table:table-cell office:value-type="string">
            <text:p>&lt;value type="USD"&gt;4555</text:p>
          </table:table-cell>
          <table:table-cell office:value-type="string">
            <text:p>&lt;value type="percent"&gt;0.05</text:p>
          </table:table-cell>
          <table:table-cell office:value-type="string">
            <text:p>&lt;value type="USD"&gt;363</text:p>
          </table:table-cell>
          <table:table-cell office:value-type="string">
            <text:p>&lt;value type="percent"&gt;0.173</text:p>
          </table:table-cell>
          <table:table-cell office:value-type="string">
            <text:p>&lt;value type="percent"&gt;0.0136</text:p>
          </table:table-cell>
          <table:table-cell office:value-type="string">
            <text:p>&lt;value type="percent"&gt;0.0404</text:p>
          </table:table-cell>
          <table:table-cell office:value-type="string">
            <text:p>&lt;value type="percent"&gt;0.2110666666666</text:p>
          </table:table-cell>
          <table:table-cell office:value-type="string">
            <text:p>&lt;value type="percent"&gt;0.6464</text:p>
          </table:table-cell>
          <table:table-cell office:value-type="string">
            <text:p>&lt;value type="percent"&gt;0.0378666666666</text:p>
          </table:table-cell>
          <table:table-cell office:value-type="string">
            <text:p>&lt;value type="percent"&gt;0.0324</text:p>
          </table:table-cell>
          <table:table-cell office:value-type="string">
            <text:p>&lt;value type="percent"&gt;0.0182666666666</text:p>
          </table:table-cell>
          <table:table-cell office:value-type="string">
            <text:p>&lt;value type="percent"&gt;0.0459190272927</text:p>
          </table:table-cell>
          <table:table-cell office:value-type="string">
            <text:p>&lt;value type="percent"&gt;0.1140861466821</text:p>
          </table:table-cell>
          <table:table-cell office:value-type="string">
            <text:p>&lt;value type="percent"&gt;0.1014099081619</text:p>
          </table:table-cell>
          <table:table-cell office:value-type="string">
            <text:p>&lt;value type="percent"&gt;0.1746216530849</text:p>
          </table:table-cell>
          <table:table-cell office:value-type="string">
            <text:p>&lt;value type="percent"&gt;0.2132971155089</text:p>
          </table:table-cell>
          <table:table-cell office:value-type="string">
            <text:p>&lt;value type="percent"&gt;0.334497477687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34">
            <text:p>11234</text:p>
          </table:table-cell>
          <table:table-cell office:value-type="float" office:value="62044">
            <text:p>62044</text:p>
          </table:table-cell>
          <table:table-cell office:value-type="float" office:value="40.609265">
            <text:p>40.609265</text:p>
          </table:table-cell>
          <table:table-cell office:value-type="float" office:value="-73.903913">
            <text:p>-73.903913</text:p>
          </table:table-cell>
          <table:table-cell office:value-type="string">
            <text:p>&lt;value type="USD"&gt;463500</text:p>
          </table:table-cell>
          <table:table-cell office:value-type="string">
            <text:p>&lt;value type="USD"&gt;469400</text:p>
          </table:table-cell>
          <table:table-cell office:value-type="string">
            <text:p>&lt;value type="USD"&gt;363600</text:p>
          </table:table-cell>
          <table:table-cell office:value-type="string">
            <text:p>&lt;value type="USD"&gt;416300</text:p>
          </table:table-cell>
          <table:table-cell office:value-type="string">
            <text:p>&lt;value type="USD"&gt;473200</text:p>
          </table:table-cell>
          <table:table-cell office:value-type="string">
            <text:p>&lt;value type="USD"&gt;718300</text:p>
          </table:table-cell>
          <table:table-cell office:value-type="string">
            <text:p>&lt;value type="percent"&gt;0.274</text:p>
          </table:table-cell>
          <table:table-cell office:value-type="string">
            <text:p>&lt;value type="percent"&gt;0.155</text:p>
          </table:table-cell>
          <table:table-cell office:value-type="string">
            <text:p>&lt;value type="USD"&gt;348</text:p>
          </table:table-cell>
          <table:table-cell office:value-type="string">
            <text:p>&lt;value type="USD"&gt;559000</text:p>
          </table:table-cell>
          <table:table-cell office:value-type="string">
            <text:p>&lt;value type="USD"&gt;464300</text:p>
          </table:table-cell>
          <table:table-cell office:value-type="string">
            <text:p>&lt;value type="USD"&gt;3758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379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percent"&gt;0.0011759675005</text:p>
          </table:table-cell>
          <table:table-cell office:value-type="string">
            <text:p>&lt;value type="percent"&gt;0.025176395125</text:p>
          </table:table-cell>
          <table:table-cell office:value-type="string">
            <text:p>&lt;value type="percent"&gt;0.0079645071627</text:p>
          </table:table-cell>
          <table:table-cell office:value-type="string">
            <text:p>&lt;value type="percent"&gt;0.4715095146461</text:p>
          </table:table-cell>
          <table:table-cell office:value-type="string">
            <text:p>&lt;value type="percent"&gt;0.1975090870215</text:p>
          </table:table-cell>
          <table:table-cell office:value-type="string">
            <text:p>&lt;value type="percent"&gt;0.258819756254</text:p>
          </table:table-cell>
          <table:table-cell office:value-type="string">
            <text:p>&lt;value type="percent"&gt;0.0378447722899</text:p>
          </table:table-cell>
          <table:table-cell office:value-type="string">
            <text:p>&lt;value type="percent"&gt;0.0589439428931</text:p>
          </table:table-cell>
          <table:table-cell office:value-type="string">
            <text:p>&lt;value type="percent"&gt;0.0346945202603</text:p>
          </table:table-cell>
          <table:table-cell office:value-type="string">
            <text:p>&lt;value type="percent"&gt;0.259867730422</text:p>
          </table:table-cell>
          <table:table-cell office:value-type="string">
            <text:p>&lt;value type="percent"&gt;0.216145286584</text:p>
          </table:table-cell>
          <table:table-cell office:value-type="string">
            <text:p>&lt;value type="percent"&gt;0.2437539365945</text:p>
          </table:table-cell>
          <table:table-cell office:value-type="string">
            <text:p>&lt;value type="percent"&gt;0.184809993701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36">
            <text:p>11236</text:p>
          </table:table-cell>
          <table:table-cell office:value-type="float" office:value="62046">
            <text:p>62046</text:p>
          </table:table-cell>
          <table:table-cell office:value-type="float" office:value="40.636409">
            <text:p>40.636409</text:p>
          </table:table-cell>
          <table:table-cell office:value-type="float" office:value="-73.893594">
            <text:p>-73.893594</text:p>
          </table:table-cell>
          <table:table-cell office:value-type="string">
            <text:p>&lt;value type="USD"&gt;359200</text:p>
          </table:table-cell>
          <table:table-cell office:value-type="string">
            <text:p>&lt;value type="USD"&gt;375100</text:p>
          </table:table-cell>
          <table:table-cell office:value-type="string">
            <text:p>&lt;value type="USD"&gt;276200</text:p>
          </table:table-cell>
          <table:table-cell office:value-type="string">
            <text:p>&lt;values&gt;none</text:p>
          </table:table-cell>
          <table:table-cell office:value-type="string">
            <text:p>&lt;value type="USD"&gt;3773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431</text:p>
          </table:table-cell>
          <table:table-cell office:value-type="string">
            <text:p>&lt;value type="percent"&gt;0.158</text:p>
          </table:table-cell>
          <table:table-cell office:value-type="string">
            <text:p>&lt;value type="USD"&gt;294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24000</text:p>
          </table:table-cell>
          <table:table-cell office:value-type="string">
            <text:p>&lt;value type="USD"&gt;2991</text:p>
          </table:table-cell>
          <table:table-cell office:value-type="string">
            <text:p>&lt;value type="percent"&gt;0.024</text:p>
          </table:table-cell>
          <table:table-cell office:value-type="string">
            <text:p>&lt;value type="USD"&gt;301</text:p>
          </table:table-cell>
          <table:table-cell office:value-type="string">
            <text:p>&lt;value type="percent"&gt;-0.004</text:p>
          </table:table-cell>
          <table:table-cell office:value-type="string">
            <text:p>&lt;value type="percent"&gt;0.0029063430938</text:p>
          </table:table-cell>
          <table:table-cell office:value-type="string">
            <text:p>&lt;value type="percent"&gt;0.020853011698</text:p>
          </table:table-cell>
          <table:table-cell office:value-type="string">
            <text:p>&lt;value type="percent"&gt;0.0236866962144</text:p>
          </table:table-cell>
          <table:table-cell office:value-type="string">
            <text:p>&lt;value type="percent"&gt;0.2203008065102</text:p>
          </table:table-cell>
          <table:table-cell office:value-type="string">
            <text:p>&lt;value type="percent"&gt;0.2474024558599</text:p>
          </table:table-cell>
          <table:table-cell office:value-type="string">
            <text:p>&lt;value type="percent"&gt;0.4623265276465</text:p>
          </table:table-cell>
          <table:table-cell office:value-type="string">
            <text:p>&lt;value type="percent"&gt;0.0225241589769</text:p>
          </table:table-cell>
          <table:table-cell office:value-type="string">
            <text:p>&lt;value type="percent"&gt;0.0653490152411</text:p>
          </table:table-cell>
          <table:table-cell office:value-type="string">
            <text:p>&lt;value type="percent"&gt;0.0285336488273</text:p>
          </table:table-cell>
          <table:table-cell office:value-type="string">
            <text:p>&lt;value type="percent"&gt;0.144825666365</text:p>
          </table:table-cell>
          <table:table-cell office:value-type="string">
            <text:p>&lt;value type="percent"&gt;0.2234671863038</text:p>
          </table:table-cell>
          <table:table-cell office:value-type="string">
            <text:p>&lt;value type="percent"&gt;0.2737142459461</text:p>
          </table:table-cell>
          <table:table-cell office:value-type="string">
            <text:p>&lt;value type="percent"&gt;0.2620920036189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table:style-name="ce1" office:value-type="float" office:value="11239">
            <text:p>11239</text:p>
          </table:table-cell>
          <table:table-cell table:style-name="ce1" office:value-type="float" office:value="62049">
            <text:p>62049</text:p>
          </table:table-cell>
          <table:table-cell table:style-name="ce1" office:value-type="float" office:value="40.647533">
            <text:p>40.647533</text:p>
          </table:table-cell>
          <table:table-cell table:style-name="ce1" office:value-type="float" office:value="-73.878498">
            <text:p>-73.878498</text:p>
          </table:table-cell>
          <table:table-cell table:number-columns-repeated="6" table:style-name="ce1" office:value-type="string">
            <text:p>&lt;values&gt;none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percent"&gt;0.273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342000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950</text:p>
          </table:table-cell>
          <table:table-cell table:style-name="ce1" office:value-type="string">
            <text:p>&lt;value type="percent"&gt;0.08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s&gt;none</text:p>
          </table:table-cell>
          <table:table-cell table:style-name="ce1"/>
          <table:table-cell table:style-name="ce1" office:value-type="string">
            <text:p>&lt;value type="percent"&gt;0.6083550913838</text:p>
          </table:table-cell>
          <table:table-cell table:style-name="ce1" table:number-columns-repeated="4"/>
          <table:table-cell table:style-name="ce1" office:value-type="string">
            <text:p>&lt;value type="percent"&gt;0.3890339425587</text:p>
          </table:table-cell>
          <table:table-cell table:style-name="ce1" table:number-columns-repeated="2"/>
          <table:table-cell table:style-name="ce1" office:value-type="string">
            <text:p>&lt;value type="percent"&gt;0.2708333333333</text:p>
          </table:table-cell>
          <table:table-cell table:style-name="ce1" office:value-type="string">
            <text:p>&lt;value type="percent"&gt;0.3489583333333</text:p>
          </table:table-cell>
          <table:table-cell table:style-name="ce1" office:value-type="string">
            <text:p>&lt;value type="percent"&gt;0.3697916666666</text:p>
          </table:table-cell>
          <table:table-cell table:style-name="ce1"/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 table:visibility="filter">
          <table:table-cell office:value-type="float" office:value="11223">
            <text:p>11223</text:p>
          </table:table-cell>
          <table:table-cell office:value-type="float" office:value="62034">
            <text:p>62034</text:p>
          </table:table-cell>
          <table:table-cell office:value-type="float" office:value="40.596285">
            <text:p>40.596285</text:p>
          </table:table-cell>
          <table:table-cell office:value-type="float" office:value="-73.973238">
            <text:p>-73.973238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507500</text:p>
          </table:table-cell>
          <table:table-cell office:value-type="string">
            <text:p>&lt;values&gt;none</text:p>
          </table:table-cell>
          <table:table-cell office:value-type="string">
            <text:p>&lt;value type="USD"&gt;699400</text:p>
          </table:table-cell>
          <table:table-cell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02</text:p>
          </table:table-cell>
          <table:table-cell office:value-type="string">
            <text:p>&lt;value type="USD"&gt;508</text:p>
          </table:table-cell>
          <table:table-cell office:value-type="string">
            <text:p>&lt;value type="USD"&gt;500000</text:p>
          </table:table-cell>
          <table:table-cell office:value-type="string">
            <text:p>&lt;value type="USD"&gt;651200</text:p>
          </table:table-cell>
          <table:table-cell office:value-type="string">
            <text:p>&lt;value type="USD"&gt;3495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447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043218769294</text:p>
          </table:table-cell>
          <table:table-cell office:value-type="string">
            <text:p>&lt;value type="percent"&gt;0.0535089524593</text:p>
          </table:table-cell>
          <table:table-cell office:value-type="string">
            <text:p>&lt;value type="percent"&gt;0.0668861905741</text:p>
          </table:table-cell>
          <table:table-cell office:value-type="string">
            <text:p>&lt;value type="percent"&gt;0.7026137065239</text:p>
          </table:table-cell>
          <table:table-cell office:value-type="string">
            <text:p>&lt;value type="percent"&gt;0.094772586952</text:p>
          </table:table-cell>
          <table:table-cell office:value-type="string">
            <text:p>&lt;value type="percent"&gt;0.0667832887425</text:p>
          </table:table-cell>
          <table:table-cell office:value-type="string">
            <text:p>&lt;value type="percent"&gt;0.0111133978184</text:p>
          </table:table-cell>
          <table:table-cell office:value-type="string">
            <text:p>&lt;value type="percent"&gt;0.0296847903702</text:p>
          </table:table-cell>
          <table:table-cell office:value-type="string">
            <text:p>&lt;value type="percent"&gt;0.1165969601142</text:p>
          </table:table-cell>
          <table:table-cell office:value-type="string">
            <text:p>&lt;value type="percent"&gt;0.1403651943282</text:p>
          </table:table-cell>
          <table:table-cell office:value-type="string">
            <text:p>&lt;value type="percent"&gt;0.1547485463633</text:p>
          </table:table-cell>
          <table:table-cell office:value-type="string">
            <text:p>&lt;value type="percent"&gt;0.2497194736305</text:p>
          </table:table-cell>
          <table:table-cell office:value-type="string">
            <text:p>&lt;value type="percent"&gt;0.302356421503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24">
            <text:p>11224</text:p>
          </table:table-cell>
          <table:table-cell office:value-type="float" office:value="62035">
            <text:p>62035</text:p>
          </table:table-cell>
          <table:table-cell office:value-type="float" office:value="40.577114">
            <text:p>40.577114</text:p>
          </table:table-cell>
          <table:table-cell office:value-type="float" office:value="-73.986162">
            <text:p>-73.986162</text:p>
          </table:table-cell>
          <table:table-cell office:value-type="string">
            <text:p>&lt;value type="USD"&gt;446100</text:p>
          </table:table-cell>
          <table:table-cell office:value-type="string">
            <text:p>&lt;value type="USD"&gt;431900</text:p>
          </table:table-cell>
          <table:table-cell office:value-type="string">
            <text:p>&lt;value type="USD"&gt;4511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45</text:p>
          </table:table-cell>
          <table:table-cell office:value-type="string">
            <text:p>&lt;value type="percent"&gt;0.215</text:p>
          </table:table-cell>
          <table:table-cell office:value-type="string">
            <text:p>&lt;value type="USD"&gt;384</text:p>
          </table:table-cell>
          <table:table-cell office:value-type="string">
            <text:p>&lt;value type="USD"&gt;449000</text:p>
          </table:table-cell>
          <table:table-cell office:value-type="string">
            <text:p>&lt;value type="USD"&gt;275300</text:p>
          </table:table-cell>
          <table:table-cell office:value-type="string">
            <text:p>&lt;value type="USD"&gt;2022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USD"&gt;344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percent"&gt;0.0445134575569</text:p>
          </table:table-cell>
          <table:table-cell office:value-type="string">
            <text:p>&lt;value type="percent"&gt;0.0420979986197</text:p>
          </table:table-cell>
          <table:table-cell office:value-type="string">
            <text:p>&lt;value type="percent"&gt;0.2194616977225</text:p>
          </table:table-cell>
          <table:table-cell office:value-type="string">
            <text:p>&lt;value type="percent"&gt;0.0414078674948</text:p>
          </table:table-cell>
          <table:table-cell office:value-type="string">
            <text:p>&lt;value type="percent"&gt;0.3305728088336</text:p>
          </table:table-cell>
          <table:table-cell office:value-type="string">
            <text:p>&lt;value type="percent"&gt;0.3202208419599</text:p>
          </table:table-cell>
          <table:table-cell office:value-type="string">
            <text:p>&lt;value type="percent"&gt;0.2361382909328</text:p>
          </table:table-cell>
          <table:table-cell office:value-type="string">
            <text:p>&lt;value type="percent"&gt;0.0606653620352</text:p>
          </table:table-cell>
          <table:table-cell office:value-type="string">
            <text:p>&lt;value type="percent"&gt;0.2596216568819</text:p>
          </table:table-cell>
          <table:table-cell office:value-type="string">
            <text:p>&lt;value type="percent"&gt;0.1842791911285</text:p>
          </table:table-cell>
          <table:table-cell office:value-type="string">
            <text:p>&lt;value type="percent"&gt;0.1382909328114</text:p>
          </table:table-cell>
          <table:table-cell office:value-type="string">
            <text:p>&lt;value type="percent"&gt;0.119373776908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229">
            <text:p>11229</text:p>
          </table:table-cell>
          <table:table-cell office:value-type="float" office:value="62039">
            <text:p>62039</text:p>
          </table:table-cell>
          <table:table-cell office:value-type="float" office:value="40.601057">
            <text:p>40.601057</text:p>
          </table:table-cell>
          <table:table-cell office:value-type="float" office:value="-73.940017">
            <text:p>-73.940017</text:p>
          </table:table-cell>
          <table:table-cell office:value-type="string">
            <text:p>&lt;value type="USD"&gt;567700</text:p>
          </table:table-cell>
          <table:table-cell office:value-type="string">
            <text:p>&lt;value type="USD"&gt;577900</text:p>
          </table:table-cell>
          <table:table-cell office:value-type="string">
            <text:p>&lt;values&gt;none</text:p>
          </table:table-cell>
          <table:table-cell office:value-type="string">
            <text:p>&lt;value type="USD"&gt;455100</text:p>
          </table:table-cell>
          <table:table-cell office:value-type="string">
            <text:p>&lt;value type="USD"&gt;6070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58</text:p>
          </table:table-cell>
          <table:table-cell office:value-type="string">
            <text:p>&lt;value type="percent"&gt;0.236</text:p>
          </table:table-cell>
          <table:table-cell office:value-type="string">
            <text:p>&lt;value type="USD"&gt;394</text:p>
          </table:table-cell>
          <table:table-cell office:value-type="string">
            <text:p>&lt;value type="USD"&gt;240000</text:p>
          </table:table-cell>
          <table:table-cell office:value-type="string">
            <text:p>&lt;value type="USD"&gt;379300</text:p>
          </table:table-cell>
          <table:table-cell office:value-type="string">
            <text:p>&lt;value type="USD"&gt;3598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291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percent"&gt;0.0475228390723</text:p>
          </table:table-cell>
          <table:table-cell office:value-type="string">
            <text:p>&lt;value type="percent"&gt;0.0310084328882</text:p>
          </table:table-cell>
          <table:table-cell office:value-type="string">
            <text:p>&lt;value type="percent"&gt;0.6459943780744</text:p>
          </table:table-cell>
          <table:table-cell office:value-type="string">
            <text:p>&lt;value type="percent"&gt;0.2279515108924</text:p>
          </table:table-cell>
          <table:table-cell office:value-type="string">
            <text:p>&lt;value type="percent"&gt;0.032853127196</text:p>
          </table:table-cell>
          <table:table-cell office:value-type="string">
            <text:p>&lt;value type="percent"&gt;0.0142304989458</text:p>
          </table:table-cell>
          <table:table-cell office:value-type="string">
            <text:p>&lt;value type="percent"&gt;0.0829184549356</text:p>
          </table:table-cell>
          <table:table-cell office:value-type="string">
            <text:p>&lt;value type="percent"&gt;0.0456652360515</text:p>
          </table:table-cell>
          <table:table-cell office:value-type="string">
            <text:p>&lt;value type="percent"&gt;0.2069527896995</text:p>
          </table:table-cell>
          <table:table-cell office:value-type="string">
            <text:p>&lt;value type="percent"&gt;0.2480686695278</text:p>
          </table:table-cell>
          <table:table-cell office:value-type="string">
            <text:p>&lt;value type="percent"&gt;0.2549356223175</text:p>
          </table:table-cell>
          <table:table-cell office:value-type="string">
            <text:p>&lt;value type="percent"&gt;0.1533905579399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table:style-name="ce1" office:value-type="float" office:value="11235">
            <text:p>11235</text:p>
          </table:table-cell>
          <table:table-cell table:style-name="ce1" office:value-type="float" office:value="62045">
            <text:p>62045</text:p>
          </table:table-cell>
          <table:table-cell table:style-name="ce1" office:value-type="float" office:value="40.584464">
            <text:p>40.584464</text:p>
          </table:table-cell>
          <table:table-cell table:style-name="ce1" office:value-type="float" office:value="-73.948324">
            <text:p>-73.948324</text:p>
          </table:table-cell>
          <table:table-cell table:style-name="ce1" office:value-type="string">
            <text:p>&lt;value type="USD"&gt;587000</text:p>
          </table:table-cell>
          <table:table-cell table:style-name="ce1" office:value-type="string">
            <text:p>&lt;value type="USD"&gt;6269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500400</text:p>
          </table:table-cell>
          <table:table-cell table:style-name="ce1" office:value-type="string">
            <text:p>&lt;value type="USD"&gt;5973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percent"&gt;0.378</text:p>
          </table:table-cell>
          <table:table-cell table:style-name="ce1" office:value-type="string">
            <text:p>&lt;value type="percent"&gt;0.21</text:p>
          </table:table-cell>
          <table:table-cell table:style-name="ce1" office:value-type="string">
            <text:p>&lt;value type="USD"&gt;464</text:p>
          </table:table-cell>
          <table:table-cell table:style-name="ce1" office:value-type="string">
            <text:p>&lt;value type="USD"&gt;429000</text:p>
          </table:table-cell>
          <table:table-cell table:style-name="ce1" office:value-type="string">
            <text:p>&lt;value type="USD"&gt;263600</text:p>
          </table:table-cell>
          <table:table-cell table:style-name="ce1" office:value-type="string">
            <text:p>&lt;value type="USD"&gt;1733</text:p>
          </table:table-cell>
          <table:table-cell table:style-name="ce1" office:value-type="string">
            <text:p>&lt;value type="percent"&gt;0.071</text:p>
          </table:table-cell>
          <table:table-cell table:style-name="ce1" office:value-type="string">
            <text:p>&lt;value type="USD"&gt;445</text:p>
          </table:table-cell>
          <table:table-cell table:style-name="ce1" office:value-type="string">
            <text:p>&lt;value type="percent"&gt;0.009</text:p>
          </table:table-cell>
          <table:table-cell table:style-name="ce1" table:number-columns-repeated="7"/>
          <table:table-cell table:style-name="ce1" office:value-type="string">
            <text:p>&lt;value type="percent"&gt;0.1218798955613</text:p>
          </table:table-cell>
          <table:table-cell table:style-name="ce1" office:value-type="string">
            <text:p>&lt;value type="percent"&gt;0.0662140992167</text:p>
          </table:table-cell>
          <table:table-cell table:style-name="ce1" office:value-type="string">
            <text:p>&lt;value type="percent"&gt;0.1746214099216</text:p>
          </table:table-cell>
          <table:table-cell table:style-name="ce1" office:value-type="string">
            <text:p>&lt;value type="percent"&gt;0.1702349869451</text:p>
          </table:table-cell>
          <table:table-cell table:style-name="ce1" office:value-type="string">
            <text:p>&lt;value type="percent"&gt;0.2644386422976</text:p>
          </table:table-cell>
          <table:table-cell table:style-name="ce1" office:value-type="string">
            <text:p>&lt;value type="percent"&gt;0.1847519582245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 table:visibility="filter">
          <table:table-cell office:value-type="float" office:value="11201">
            <text:p>11201</text:p>
          </table:table-cell>
          <table:table-cell office:value-type="float" office:value="62012">
            <text:p>62012</text:p>
          </table:table-cell>
          <table:table-cell office:value-type="float" office:value="40.698126">
            <text:p>40.698126</text:p>
          </table:table-cell>
          <table:table-cell office:value-type="float" office:value="-73.988348">
            <text:p>-73.988348</text:p>
          </table:table-cell>
          <table:table-cell office:value-type="string">
            <text:p>&lt;value type="USD"&gt;975600</text:p>
          </table:table-cell>
          <table:table-cell office:value-type="string">
            <text:p>&lt;value type="USD"&gt;3488400</text:p>
          </table:table-cell>
          <table:table-cell office:value-type="string">
            <text:p>&lt;value type="USD"&gt;942400</text:p>
          </table:table-cell>
          <table:table-cell office:value-type="string">
            <text:p>&lt;value type="USD"&gt;11451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percent"&gt;0.126</text:p>
          </table:table-cell>
          <table:table-cell office:value-type="string">
            <text:p>&lt;value type="percent"&gt;0.103</text:p>
          </table:table-cell>
          <table:table-cell office:value-type="string">
            <text:p>&lt;value type="USD"&gt;976</text:p>
          </table:table-cell>
          <table:table-cell office:value-type="string">
            <text:p>&lt;value type="USD"&gt;915000</text:p>
          </table:table-cell>
          <table:table-cell office:value-type="string">
            <text:p>&lt;value type="USD"&gt;832500</text:p>
          </table:table-cell>
          <table:table-cell office:value-type="string">
            <text:p>&lt;value type="USD"&gt;570</text:p>
          </table:table-cell>
          <table:table-cell office:value-type="string">
            <text:p>&lt;value type="percent"&gt;0.083</text:p>
          </table:table-cell>
          <table:table-cell office:value-type="string">
            <text:p>&lt;value type="USD"&gt;1108</text:p>
          </table:table-cell>
          <table:table-cell office:value-type="string">
            <text:p>&lt;value type="percent"&gt;0.134</text:p>
          </table:table-cell>
          <table:table-cell table:number-columns-repeated="1005"/>
        </table:table-row>
        <table:table-row table:style-name="ro2">
          <table:table-cell table:style-name="ce1" office:value-type="float" office:value="11205">
            <text:p>11205</text:p>
          </table:table-cell>
          <table:table-cell table:style-name="ce1" office:value-type="float" office:value="62016">
            <text:p>62016</text:p>
          </table:table-cell>
          <table:table-cell table:style-name="ce1" office:value-type="float" office:value="40.69379">
            <text:p>40.69379</text:p>
          </table:table-cell>
          <table:table-cell table:style-name="ce1" office:value-type="float" office:value="-73.965993">
            <text:p>-73.965993</text:p>
          </table:table-cell>
          <table:table-cell table:style-name="ce1" office:value-type="string">
            <text:p>&lt;value type="USD"&gt;735100</text:p>
          </table:table-cell>
          <table:table-cell table:style-name="ce1" office:value-type="string">
            <text:p>&lt;value type="USD"&gt;1748100</text:p>
          </table:table-cell>
          <table:table-cell table:style-name="ce1" office:value-type="string">
            <text:p>&lt;value type="USD"&gt;7198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141</text:p>
          </table:table-cell>
          <table:table-cell table:style-name="ce1" office:value-type="string">
            <text:p>&lt;value type="percent"&gt;0.065</text:p>
          </table:table-cell>
          <table:table-cell table:style-name="ce1" office:value-type="string">
            <text:p>&lt;value type="USD"&gt;612</text:p>
          </table:table-cell>
          <table:table-cell table:style-name="ce1" office:value-type="string">
            <text:p>&lt;value type="USD"&gt;529000</text:p>
          </table:table-cell>
          <table:table-cell table:style-name="ce1" office:value-type="string">
            <text:p>&lt;value type="USD"&gt;578300</text:p>
          </table:table-cell>
          <table:table-cell table:style-name="ce1" office:value-type="string">
            <text:p>&lt;value type="USD"&gt;473</text:p>
          </table:table-cell>
          <table:table-cell table:style-name="ce1" office:value-type="string">
            <text:p>&lt;value type="percent"&gt;0.088</text:p>
          </table:table-cell>
          <table:table-cell table:style-name="ce1" office:value-type="string">
            <text:p>&lt;value type="USD"&gt;657</text:p>
          </table:table-cell>
          <table:table-cell table:style-name="ce1" office:value-type="string">
            <text:p>&lt;value type="percent"&gt;0.312</text:p>
          </table:table-cell>
          <table:table-cell table:style-name="ce1" table:number-columns-repeated="7"/>
          <table:table-cell table:style-name="ce1" office:value-type="string">
            <text:p>&lt;value type="percent"&gt;0.1276931161324</text:p>
          </table:table-cell>
          <table:table-cell table:style-name="ce1" office:value-type="string">
            <text:p>&lt;value type="percent"&gt;0.1290068313189</text:p>
          </table:table-cell>
          <table:table-cell table:style-name="ce1" office:value-type="string">
            <text:p>&lt;value type="percent"&gt;0.2464529689963</text:p>
          </table:table-cell>
          <table:table-cell table:style-name="ce1" office:value-type="string">
            <text:p>&lt;value type="percent"&gt;0.1003678402522</text:p>
          </table:table-cell>
          <table:table-cell table:style-name="ce1" office:value-type="string">
            <text:p>&lt;value type="percent"&gt;0.1332107199159</text:p>
          </table:table-cell>
          <table:table-cell table:style-name="ce1" office:value-type="string">
            <text:p>&lt;value type="percent"&gt;0.2346295323173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 table:visibility="filter">
          <table:table-cell office:value-type="float" office:value="11215">
            <text:p>11215</text:p>
          </table:table-cell>
          <table:table-cell office:value-type="float" office:value="62026">
            <text:p>62026</text:p>
          </table:table-cell>
          <table:table-cell office:value-type="float" office:value="40.666029">
            <text:p>40.666029</text:p>
          </table:table-cell>
          <table:table-cell office:value-type="float" office:value="-73.980449">
            <text:p>-73.980449</text:p>
          </table:table-cell>
          <table:table-cell office:value-type="string">
            <text:p>&lt;value type="USD"&gt;933000</text:p>
          </table:table-cell>
          <table:table-cell office:value-type="string">
            <text:p>&lt;value type="USD"&gt;1764100</text:p>
          </table:table-cell>
          <table:table-cell office:value-type="string">
            <text:p>&lt;value type="USD"&gt;839100</text:p>
          </table:table-cell>
          <table:table-cell office:value-type="string">
            <text:p>&lt;value type="USD"&gt;8457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percent"&gt;0.142</text:p>
          </table:table-cell>
          <table:table-cell office:value-type="string">
            <text:p>&lt;value type="percent"&gt;0.153</text:p>
          </table:table-cell>
          <table:table-cell office:value-type="string">
            <text:p>&lt;value type="USD"&gt;877</text:p>
          </table:table-cell>
          <table:table-cell office:value-type="string">
            <text:p>&lt;value type="USD"&gt;859000</text:p>
          </table:table-cell>
          <table:table-cell office:value-type="string">
            <text:p>&lt;value type="USD"&gt;802900</text:p>
          </table:table-cell>
          <table:table-cell office:value-type="string">
            <text:p>&lt;value type="USD"&gt;1593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934</text:p>
          </table:table-cell>
          <table:table-cell office:value-type="string">
            <text:p>&lt;value type="percent"&gt;0.117</text:p>
          </table:table-cell>
          <table:table-cell office:value-type="string">
            <text:p>&lt;value type="percent"&gt;0.2474367737525</text:p>
          </table:table-cell>
          <table:table-cell office:value-type="string">
            <text:p>&lt;value type="percent"&gt;0.1159717475506</text:p>
          </table:table-cell>
          <table:table-cell office:value-type="string">
            <text:p>&lt;value type="percent"&gt;0.3849396217817</text:p>
          </table:table-cell>
          <table:table-cell office:value-type="string">
            <text:p>&lt;value type="percent"&gt;0.2243107769423</text:p>
          </table:table-cell>
          <table:table-cell office:value-type="string">
            <text:p>&lt;value type="percent"&gt;0.0133287764866</text:p>
          </table:table-cell>
          <table:table-cell office:value-type="string">
            <text:p>&lt;value type="percent"&gt;0.0048986101617</text:p>
          </table:table-cell>
          <table:table-cell office:value-type="string">
            <text:p>&lt;value type="percent"&gt;0.0091136933242</text:p>
          </table:table-cell>
          <table:table-cell office:value-type="string">
            <text:p>&lt;value type="percent"&gt;0.1443510354726</text:p>
          </table:table-cell>
          <table:table-cell office:value-type="string">
            <text:p>&lt;value type="percent"&gt;0.1813614927209</text:p>
          </table:table-cell>
          <table:table-cell office:value-type="string">
            <text:p>&lt;value type="percent"&gt;0.0953454992823</text:p>
          </table:table-cell>
          <table:table-cell office:value-type="string">
            <text:p>&lt;value type="percent"&gt;0.1073405782243</text:p>
          </table:table-cell>
          <table:table-cell office:value-type="string">
            <text:p>&lt;value type="percent"&gt;0.1846421980725</text:p>
          </table:table-cell>
          <table:table-cell office:value-type="string">
            <text:p>&lt;value type="percent"&gt;0.270863235595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table:style-name="ce1" office:value-type="float" office:value="11217">
            <text:p>11217</text:p>
          </table:table-cell>
          <table:table-cell table:style-name="ce1" office:value-type="float" office:value="62028">
            <text:p>62028</text:p>
          </table:table-cell>
          <table:table-cell table:style-name="ce1" office:value-type="float" office:value="40.681251">
            <text:p>40.681251</text:p>
          </table:table-cell>
          <table:table-cell table:style-name="ce1" office:value-type="float" office:value="-73.980967">
            <text:p>-73.980967</text:p>
          </table:table-cell>
          <table:table-cell table:style-name="ce1" office:value-type="string">
            <text:p>&lt;value type="USD"&gt;987200</text:p>
          </table:table-cell>
          <table:table-cell table:style-name="ce1" office:value-type="string">
            <text:p>&lt;value type="USD"&gt;2561900</text:p>
          </table:table-cell>
          <table:table-cell table:style-name="ce1" office:value-type="string">
            <text:p>&lt;value type="USD"&gt;9322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17</text:p>
          </table:table-cell>
          <table:table-cell table:style-name="ce1" office:value-type="string">
            <text:p>&lt;value type="percent"&gt;0.167</text:p>
          </table:table-cell>
          <table:table-cell table:style-name="ce1" office:value-type="string">
            <text:p>&lt;value type="USD"&gt;892</text:p>
          </table:table-cell>
          <table:table-cell table:style-name="ce1" office:value-type="string">
            <text:p>&lt;value type="USD"&gt;1100000</text:p>
          </table:table-cell>
          <table:table-cell table:style-name="ce1" office:value-type="string">
            <text:p>&lt;value type="USD"&gt;975200</text:p>
          </table:table-cell>
          <table:table-cell table:style-name="ce1" office:value-type="string">
            <text:p>&lt;value type="USD"&gt;2260</text:p>
          </table:table-cell>
          <table:table-cell table:style-name="ce1" office:value-type="string">
            <text:p>&lt;value type="percent"&gt;0.075</text:p>
          </table:table-cell>
          <table:table-cell table:style-name="ce1" office:value-type="string">
            <text:p>&lt;value type="USD"&gt;1002</text:p>
          </table:table-cell>
          <table:table-cell table:style-name="ce1" office:value-type="string">
            <text:p>&lt;value type="percent"&gt;0.079</text:p>
          </table:table-cell>
          <table:table-cell table:style-name="ce1" table:number-columns-repeated="7"/>
          <table:table-cell table:style-name="ce1" office:value-type="string">
            <text:p>&lt;value type="percent"&gt;0.1311985768289</text:p>
          </table:table-cell>
          <table:table-cell table:style-name="ce1" office:value-type="string">
            <text:p>&lt;value type="percent"&gt;0.2283744718701</text:p>
          </table:table-cell>
          <table:table-cell table:style-name="ce1" office:value-type="string">
            <text:p>&lt;value type="percent"&gt;0.1220813875917</text:p>
          </table:table-cell>
          <table:table-cell table:style-name="ce1" office:value-type="string">
            <text:p>&lt;value type="percent"&gt;0.0602623971536</text:p>
          </table:table-cell>
          <table:table-cell table:style-name="ce1" office:value-type="string">
            <text:p>&lt;value type="percent"&gt;0.1045141205247</text:p>
          </table:table-cell>
          <table:table-cell table:style-name="ce1" office:value-type="string">
            <text:p>&lt;value type="percent"&gt;0.3382254836557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5"/>
        </table:table-row>
        <table:table-row table:style-name="ro2" table:visibility="filter">
          <table:table-cell office:value-type="float" office:value="11231">
            <text:p>11231</text:p>
          </table:table-cell>
          <table:table-cell office:value-type="float" office:value="62041">
            <text:p>62041</text:p>
          </table:table-cell>
          <table:table-cell office:value-type="float" office:value="40.678526">
            <text:p>40.678526</text:p>
          </table:table-cell>
          <table:table-cell office:value-type="float" office:value="-74.003847">
            <text:p>-74.003847</text:p>
          </table:table-cell>
          <table:table-cell office:value-type="string">
            <text:p>&lt;value type="USD"&gt;897400</text:p>
          </table:table-cell>
          <table:table-cell office:value-type="string">
            <text:p>&lt;value type="USD"&gt;2230300</text:p>
          </table:table-cell>
          <table:table-cell office:value-type="string">
            <text:p>&lt;value type="USD"&gt;8668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18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USD"&gt;891</text:p>
          </table:table-cell>
          <table:table-cell office:value-type="string">
            <text:p>&lt;value type="USD"&gt;1335800</text:p>
          </table:table-cell>
          <table:table-cell office:value-type="string">
            <text:p>&lt;value type="USD"&gt;865000</text:p>
          </table:table-cell>
          <table:table-cell office:value-type="string">
            <text:p>&lt;value type="USD"&gt;2028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1000</text:p>
          </table:table-cell>
          <table:table-cell office:value-type="string">
            <text:p>&lt;value type="percent"&gt;0.106</text:p>
          </table:table-cell>
          <table:table-cell office:value-type="string">
            <text:p>&lt;value type="percent"&gt;0.4259752847104</text:p>
          </table:table-cell>
          <table:table-cell office:value-type="string">
            <text:p>&lt;value type="percent"&gt;0.1041919069542</text:p>
          </table:table-cell>
          <table:table-cell office:value-type="string">
            <text:p>&lt;value type="percent"&gt;0.1921492609643</text:p>
          </table:table-cell>
          <table:table-cell office:value-type="string">
            <text:p>&lt;value type="percent"&gt;0.2469105888054</text:p>
          </table:table-cell>
          <table:table-cell table:number-columns-repeated="2" office:value-type="string">
            <text:p>&lt;value type="percent"&gt;0.0050884419675</text:p>
          </table:table-cell>
          <table:table-cell office:value-type="string">
            <text:p>&lt;value type="percent"&gt;0.0205960746304</text:p>
          </table:table-cell>
          <table:table-cell office:value-type="string">
            <text:p>&lt;value type="percent"&gt;0.1690317195325</text:p>
          </table:table-cell>
          <table:table-cell office:value-type="string">
            <text:p>&lt;value type="percent"&gt;0.1375208681135</text:p>
          </table:table-cell>
          <table:table-cell office:value-type="string">
            <text:p>&lt;value type="percent"&gt;0.1020450751252</text:p>
          </table:table-cell>
          <table:table-cell office:value-type="string">
            <text:p>&lt;value type="percent"&gt;0.064899833055</text:p>
          </table:table-cell>
          <table:table-cell office:value-type="string">
            <text:p>&lt;value type="percent"&gt;0.1798831385642</text:p>
          </table:table-cell>
          <table:table-cell office:value-type="string">
            <text:p>&lt;value type="percent"&gt;0.335559265442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03">
            <text:p>11203</text:p>
          </table:table-cell>
          <table:table-cell office:value-type="float" office:value="62014">
            <text:p>62014</text:p>
          </table:table-cell>
          <table:table-cell office:value-type="float" office:value="40.648641">
            <text:p>40.648641</text:p>
          </table:table-cell>
          <table:table-cell office:value-type="float" office:value="-73.933664">
            <text:p>-73.933664</text:p>
          </table:table-cell>
          <table:table-cell office:value-type="string">
            <text:p>&lt;value type="USD"&gt;383500</text:p>
          </table:table-cell>
          <table:table-cell office:value-type="string">
            <text:p>&lt;value type="USD"&gt;3823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826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percent"&gt;0.119</text:p>
          </table:table-cell>
          <table:table-cell office:value-type="string">
            <text:p>&lt;value type="USD"&gt;263</text:p>
          </table:table-cell>
          <table:table-cell office:value-type="string">
            <text:p>&lt;value type="USD"&gt;439000</text:p>
          </table:table-cell>
          <table:table-cell office:value-type="string">
            <text:p>&lt;value type="USD"&gt;440000</text:p>
          </table:table-cell>
          <table:table-cell office:value-type="string">
            <text:p>&lt;value type="USD"&gt;3318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70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percent"&gt;0.0116988301169</text:p>
          </table:table-cell>
          <table:table-cell office:value-type="string">
            <text:p>&lt;value type="percent"&gt;0.0244975502449</text:p>
          </table:table-cell>
          <table:table-cell office:value-type="string">
            <text:p>&lt;value type="percent"&gt;0.1130886911308</text:p>
          </table:table-cell>
          <table:table-cell office:value-type="string">
            <text:p>&lt;value type="percent"&gt;0.5671432856714</text:p>
          </table:table-cell>
          <table:table-cell office:value-type="string">
            <text:p>&lt;value type="percent"&gt;0.2565743425657</text:p>
          </table:table-cell>
          <table:table-cell office:value-type="string">
            <text:p>&lt;value type="percent"&gt;0.0144985501449</text:p>
          </table:table-cell>
          <table:table-cell office:value-type="string">
            <text:p>&lt;value type="percent"&gt;0.0124987501249</text:p>
          </table:table-cell>
          <table:table-cell office:value-type="string">
            <text:p>&lt;value type="percent"&gt;0.0171571072319</text:p>
          </table:table-cell>
          <table:table-cell office:value-type="string">
            <text:p>&lt;value type="percent"&gt;0.0686284289276</text:p>
          </table:table-cell>
          <table:table-cell office:value-type="string">
            <text:p>&lt;value type="percent"&gt;0.1704738154613</text:p>
          </table:table-cell>
          <table:table-cell office:value-type="string">
            <text:p>&lt;value type="percent"&gt;0.2686284289276</text:p>
          </table:table-cell>
          <table:table-cell office:value-type="string">
            <text:p>&lt;value type="percent"&gt;0.2707231920199</text:p>
          </table:table-cell>
          <table:table-cell office:value-type="string">
            <text:p>&lt;value type="percent"&gt;0.2016957605985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10">
            <text:p>11210</text:p>
          </table:table-cell>
          <table:table-cell office:value-type="float" office:value="62021">
            <text:p>62021</text:p>
          </table:table-cell>
          <table:table-cell office:value-type="float" office:value="40.625632">
            <text:p>40.625632</text:p>
          </table:table-cell>
          <table:table-cell office:value-type="float" office:value="-73.945789">
            <text:p>-73.945789</text:p>
          </table:table-cell>
          <table:table-cell office:value-type="string">
            <text:p>&lt;value type="USD"&gt;608800</text:p>
          </table:table-cell>
          <table:table-cell office:value-type="string">
            <text:p>&lt;value type="USD"&gt;6147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5108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31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USD"&gt;380</text:p>
          </table:table-cell>
          <table:table-cell office:value-type="string">
            <text:p>&lt;value type="USD"&gt;264900</text:p>
          </table:table-cell>
          <table:table-cell office:value-type="string">
            <text:p>&lt;value type="USD"&gt;378000</text:p>
          </table:table-cell>
          <table:table-cell office:value-type="string">
            <text:p>&lt;value type="USD"&gt;4285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299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percent"&gt;0.0083854818523</text:p>
          </table:table-cell>
          <table:table-cell office:value-type="string">
            <text:p>&lt;value type="percent"&gt;0.0112640801001</text:p>
          </table:table-cell>
          <table:table-cell office:value-type="string">
            <text:p>&lt;value type="percent"&gt;0.1969962453066</text:p>
          </table:table-cell>
          <table:table-cell office:value-type="string">
            <text:p>&lt;value type="percent"&gt;0.7107634543178</text:p>
          </table:table-cell>
          <table:table-cell office:value-type="string">
            <text:p>&lt;value type="percent"&gt;0.058448060075</text:p>
          </table:table-cell>
          <table:table-cell office:value-type="string">
            <text:p>&lt;value type="percent"&gt;0.0092615769712</text:p>
          </table:table-cell>
          <table:table-cell office:value-type="string">
            <text:p>&lt;value type="percent"&gt;0.0048811013767</text:p>
          </table:table-cell>
          <table:table-cell office:value-type="string">
            <text:p>&lt;value type="percent"&gt;0.0097026993407</text:p>
          </table:table-cell>
          <table:table-cell office:value-type="string">
            <text:p>&lt;value type="percent"&gt;0.0610772484139</text:p>
          </table:table-cell>
          <table:table-cell office:value-type="string">
            <text:p>&lt;value type="percent"&gt;0.1778828212464</text:p>
          </table:table-cell>
          <table:table-cell office:value-type="string">
            <text:p>&lt;value type="percent"&gt;0.2652071153128</text:p>
          </table:table-cell>
          <table:table-cell office:value-type="string">
            <text:p>&lt;value type="percent"&gt;0.2569971389476</text:p>
          </table:table-cell>
          <table:table-cell office:value-type="string">
            <text:p>&lt;value type="percent"&gt;0.224903594974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25">
            <text:p>11225</text:p>
          </table:table-cell>
          <table:table-cell office:value-type="float" office:value="62036">
            <text:p>62036</text:p>
          </table:table-cell>
          <table:table-cell office:value-type="float" office:value="40.66325">
            <text:p>40.66325</text:p>
          </table:table-cell>
          <table:table-cell office:value-type="float" office:value="-73.95186">
            <text:p>-73.95186</text:p>
          </table:table-cell>
          <table:table-cell office:value-type="string">
            <text:p>&lt;value type="USD"&gt;898400</text:p>
          </table:table-cell>
          <table:table-cell office:value-type="string">
            <text:p>&lt;value type="USD"&gt;1115900</text:p>
          </table:table-cell>
          <table:table-cell office:value-type="string">
            <text:p>&lt;value type="USD"&gt;5708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081</text:p>
          </table:table-cell>
          <table:table-cell office:value-type="string">
            <text:p>&lt;value type="percent"&gt;0.107</text:p>
          </table:table-cell>
          <table:table-cell office:value-type="string">
            <text:p>&lt;value type="USD"&gt;476</text:p>
          </table:table-cell>
          <table:table-cell office:value-type="string">
            <text:p>&lt;value type="USD"&gt;1250000</text:p>
          </table:table-cell>
          <table:table-cell office:value-type="string">
            <text:p>&lt;value type="USD"&gt;375200</text:p>
          </table:table-cell>
          <table:table-cell office:value-type="string">
            <text:p>&lt;value type="USD"&gt;3528</text:p>
          </table:table-cell>
          <table:table-cell office:value-type="string">
            <text:p>&lt;value type="percent"&gt;0.055</text:p>
          </table:table-cell>
          <table:table-cell office:value-type="string">
            <text:p>&lt;value type="USD"&gt;530</text:p>
          </table:table-cell>
          <table:table-cell office:value-type="string">
            <text:p>&lt;value type="percent"&gt;0.138</text:p>
          </table:table-cell>
          <table:table-cell office:value-type="string">
            <text:p>&lt;value type="percent"&gt;0.0466396292004</text:p>
          </table:table-cell>
          <table:table-cell office:value-type="string">
            <text:p>&lt;value type="percent"&gt;0.0666280417149</text:p>
          </table:table-cell>
          <table:table-cell office:value-type="string">
            <text:p>&lt;value type="percent"&gt;0.4269988412514</text:p>
          </table:table-cell>
          <table:table-cell office:value-type="string">
            <text:p>&lt;value type="percent"&gt;0.4443800695249</text:p>
          </table:table-cell>
          <table:table-cell office:value-type="string">
            <text:p>&lt;value type="percent"&gt;0.0066628041714</text:p>
          </table:table-cell>
          <table:table-cell office:value-type="string">
            <text:p>&lt;value type="percent"&gt;0.0031865585168</text:p>
          </table:table-cell>
          <table:table-cell office:value-type="string">
            <text:p>&lt;value type="percent"&gt;0.0055040556199</text:p>
          </table:table-cell>
          <table:table-cell office:value-type="string">
            <text:p>&lt;value type="percent"&gt;0.0522178551375</text:p>
          </table:table-cell>
          <table:table-cell office:value-type="string">
            <text:p>&lt;value type="percent"&gt;0.1221224031443</text:p>
          </table:table-cell>
          <table:table-cell office:value-type="string">
            <text:p>&lt;value type="percent"&gt;0.0597978663672</text:p>
          </table:table-cell>
          <table:table-cell office:value-type="string">
            <text:p>&lt;value type="percent"&gt;0.1313868613138</text:p>
          </table:table-cell>
          <table:table-cell office:value-type="string">
            <text:p>&lt;value type="percent"&gt;0.2209432902863</text:p>
          </table:table-cell>
          <table:table-cell office:value-type="string">
            <text:p>&lt;value type="percent"&gt;0.397529477821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26">
            <text:p>11226</text:p>
          </table:table-cell>
          <table:table-cell office:value-type="float" office:value="62037">
            <text:p>62037</text:p>
          </table:table-cell>
          <table:table-cell office:value-type="float" office:value="40.645085">
            <text:p>40.645085</text:p>
          </table:table-cell>
          <table:table-cell office:value-type="float" office:value="-73.956533">
            <text:p>-73.956533</text:p>
          </table:table-cell>
          <table:table-cell office:value-type="string">
            <text:p>&lt;value type="USD"&gt;625800</text:p>
          </table:table-cell>
          <table:table-cell office:value-type="string">
            <text:p>&lt;value type="USD"&gt;821700</text:p>
          </table:table-cell>
          <table:table-cell office:value-type="string">
            <text:p>&lt;value type="USD"&gt;4321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085</text:p>
          </table:table-cell>
          <table:table-cell office:value-type="string">
            <text:p>&lt;value type="percent"&gt;0.109</text:p>
          </table:table-cell>
          <table:table-cell office:value-type="string">
            <text:p>&lt;value type="USD"&gt;446</text:p>
          </table:table-cell>
          <table:table-cell office:value-type="string">
            <text:p>&lt;value type="USD"&gt;529000</text:p>
          </table:table-cell>
          <table:table-cell office:value-type="string">
            <text:p>&lt;value type="USD"&gt;450600</text:p>
          </table:table-cell>
          <table:table-cell office:value-type="string">
            <text:p>&lt;value type="USD"&gt;3442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402</text:p>
          </table:table-cell>
          <table:table-cell office:value-type="string">
            <text:p>&lt;value type="percent"&gt;0.25</text:p>
          </table:table-cell>
          <table:table-cell office:value-type="string">
            <text:p>&lt;value type="percent"&gt;0.1201345506967</text:p>
          </table:table-cell>
          <table:table-cell office:value-type="string">
            <text:p>&lt;value type="percent"&gt;0.0480538202787</text:p>
          </table:table-cell>
          <table:table-cell office:value-type="string">
            <text:p>&lt;value type="percent"&gt;0.4036520903411</text:p>
          </table:table-cell>
          <table:table-cell office:value-type="string">
            <text:p>&lt;value type="percent"&gt;0.4089380105718</text:p>
          </table:table-cell>
          <table:table-cell office:value-type="string">
            <text:p>&lt;value type="percent"&gt;0.0088899567515</text:p>
          </table:table-cell>
          <table:table-cell office:value-type="string">
            <text:p>&lt;value type="percent"&gt;0.0060067275348</text:p>
          </table:table-cell>
          <table:table-cell office:value-type="string">
            <text:p>&lt;value type="percent"&gt;0.004324843825</text:p>
          </table:table-cell>
          <table:table-cell office:value-type="string">
            <text:p>&lt;value type="percent"&gt;0.0649233543733</text:p>
          </table:table-cell>
          <table:table-cell office:value-type="string">
            <text:p>&lt;value type="percent"&gt;0.1212804328223</text:p>
          </table:table-cell>
          <table:table-cell office:value-type="string">
            <text:p>&lt;value type="percent"&gt;0.0703336339044</text:p>
          </table:table-cell>
          <table:table-cell office:value-type="string">
            <text:p>&lt;value type="percent"&gt;0.106176735798</text:p>
          </table:table-cell>
          <table:table-cell office:value-type="string">
            <text:p>&lt;value type="percent"&gt;0.1995040577096</text:p>
          </table:table-cell>
          <table:table-cell office:value-type="string">
            <text:p>&lt;value type="percent"&gt;0.41366095581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07">
            <text:p>11207</text:p>
          </table:table-cell>
          <table:table-cell office:value-type="float" office:value="62018">
            <text:p>62018</text:p>
          </table:table-cell>
          <table:table-cell office:value-type="float" office:value="40.671366">
            <text:p>40.671366</text:p>
          </table:table-cell>
          <table:table-cell office:value-type="float" office:value="-73.896075">
            <text:p>-73.896075</text:p>
          </table:table-cell>
          <table:table-cell office:value-type="string">
            <text:p>&lt;value type="USD"&gt;319600</text:p>
          </table:table-cell>
          <table:table-cell office:value-type="string">
            <text:p>&lt;value type="USD"&gt;333300</text:p>
          </table:table-cell>
          <table:table-cell office:value-type="string">
            <text:p>&lt;value type="USD"&gt;261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69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287</text:p>
          </table:table-cell>
          <table:table-cell office:value-type="string">
            <text:p>&lt;value type="USD"&gt;539000</text:p>
          </table:table-cell>
          <table:table-cell office:value-type="string">
            <text:p>&lt;value type="USD"&gt;273000</text:p>
          </table:table-cell>
          <table:table-cell office:value-type="string">
            <text:p>&lt;value type="USD"&gt;1316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295</text:p>
          </table:table-cell>
          <table:table-cell office:value-type="string">
            <text:p>&lt;value type="percent"&gt;0.096</text:p>
          </table:table-cell>
          <table:table-cell office:value-type="string">
            <text:p>&lt;value type="percent"&gt;0.0546116504854</text:p>
          </table:table-cell>
          <table:table-cell office:value-type="string">
            <text:p>&lt;value type="percent"&gt;0.1439761694616</text:p>
          </table:table-cell>
          <table:table-cell office:value-type="string">
            <text:p>&lt;value type="percent"&gt;0.3310900264783</text:p>
          </table:table-cell>
          <table:table-cell office:value-type="string">
            <text:p>&lt;value type="percent"&gt;0.2808914386584</text:p>
          </table:table-cell>
          <table:table-cell office:value-type="string">
            <text:p>&lt;value type="percent"&gt;0.0068402471315</text:p>
          </table:table-cell>
          <table:table-cell office:value-type="string">
            <text:p>&lt;value type="percent"&gt;0.0660856134157</text:p>
          </table:table-cell>
          <table:table-cell office:value-type="string">
            <text:p>&lt;value type="percent"&gt;0.1165048543689</text:p>
          </table:table-cell>
          <table:table-cell office:value-type="string">
            <text:p>&lt;value type="percent"&gt;0.0943773094976</text:p>
          </table:table-cell>
          <table:table-cell office:value-type="string">
            <text:p>&lt;value type="percent"&gt;0.0928792569659</text:p>
          </table:table-cell>
          <table:table-cell office:value-type="string">
            <text:p>&lt;value type="percent"&gt;0.1819634475182</text:p>
          </table:table-cell>
          <table:table-cell office:value-type="string">
            <text:p>&lt;value type="percent"&gt;0.0887845800459</text:p>
          </table:table-cell>
          <table:table-cell office:value-type="string">
            <text:p>&lt;value type="percent"&gt;0.2228103465494</text:p>
          </table:table-cell>
          <table:table-cell office:value-type="string">
            <text:p>&lt;value type="percent"&gt;0.3168880455407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08">
            <text:p>11208</text:p>
          </table:table-cell>
          <table:table-cell office:value-type="float" office:value="62019">
            <text:p>62019</text:p>
          </table:table-cell>
          <table:table-cell office:value-type="float" office:value="40.670956">
            <text:p>40.670956</text:p>
          </table:table-cell>
          <table:table-cell office:value-type="float" office:value="-73.872576">
            <text:p>-73.872576</text:p>
          </table:table-cell>
          <table:table-cell office:value-type="string">
            <text:p>&lt;value type="USD"&gt;329400</text:p>
          </table:table-cell>
          <table:table-cell office:value-type="string">
            <text:p>&lt;value type="USD"&gt;330900</text:p>
          </table:table-cell>
          <table:table-cell office:value-type="string">
            <text:p>&lt;value type="USD"&gt;258000</text:p>
          </table:table-cell>
          <table:table-cell office:value-type="string">
            <text:p>&lt;values&gt;none</text:p>
          </table:table-cell>
          <table:table-cell office:value-type="string">
            <text:p>&lt;value type="USD"&gt;3283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7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USD"&gt;270</text:p>
          </table:table-cell>
          <table:table-cell office:value-type="string">
            <text:p>&lt;value type="USD"&gt;429000</text:p>
          </table:table-cell>
          <table:table-cell office:value-type="string">
            <text:p>&lt;value type="USD"&gt;386700</text:p>
          </table:table-cell>
          <table:table-cell office:value-type="string">
            <text:p>&lt;value type="USD"&gt;2248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65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percent"&gt;0.0565385823473</text:p>
          </table:table-cell>
          <table:table-cell office:value-type="string">
            <text:p>&lt;value type="percent"&gt;0.1257459951837</text:p>
          </table:table-cell>
          <table:table-cell office:value-type="string">
            <text:p>&lt;value type="percent"&gt;0.4072871950581</text:p>
          </table:table-cell>
          <table:table-cell office:value-type="string">
            <text:p>&lt;value type="percent"&gt;0.2766202491885</text:p>
          </table:table-cell>
          <table:table-cell office:value-type="string">
            <text:p>&lt;value type="percent"&gt;0.0210449167626</text:p>
          </table:table-cell>
          <table:table-cell office:value-type="string">
            <text:p>&lt;value type="percent"&gt;0.0538163543084</text:p>
          </table:table-cell>
          <table:table-cell office:value-type="string">
            <text:p>&lt;value type="percent"&gt;0.058946707151</text:p>
          </table:table-cell>
          <table:table-cell office:value-type="string">
            <text:p>&lt;value type="percent"&gt;0.0218003546469</text:p>
          </table:table-cell>
          <table:table-cell office:value-type="string">
            <text:p>&lt;value type="percent"&gt;0.0615416710128</text:p>
          </table:table-cell>
          <table:table-cell office:value-type="string">
            <text:p>&lt;value type="percent"&gt;0.1500990925211</text:p>
          </table:table-cell>
          <table:table-cell office:value-type="string">
            <text:p>&lt;value type="percent"&gt;0.1371649108167</text:p>
          </table:table-cell>
          <table:table-cell office:value-type="string">
            <text:p>&lt;value type="percent"&gt;0.2956086366955</text:p>
          </table:table-cell>
          <table:table-cell office:value-type="string">
            <text:p>&lt;value type="percent"&gt;0.3328465630541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11">
            <text:p>11211</text:p>
          </table:table-cell>
          <table:table-cell office:value-type="float" office:value="62022">
            <text:p>62022</text:p>
          </table:table-cell>
          <table:table-cell office:value-type="float" office:value="40.712943">
            <text:p>40.712943</text:p>
          </table:table-cell>
          <table:table-cell office:value-type="float" office:value="-73.943731">
            <text:p>-73.943731</text:p>
          </table:table-cell>
          <table:table-cell office:value-type="string">
            <text:p>&lt;value type="USD"&gt;904700</text:p>
          </table:table-cell>
          <table:table-cell office:value-type="string">
            <text:p>&lt;value type="USD"&gt;1122200</text:p>
          </table:table-cell>
          <table:table-cell office:value-type="string">
            <text:p>&lt;value type="USD"&gt;8887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03</text:p>
          </table:table-cell>
          <table:table-cell office:value-type="string">
            <text:p>&lt;value type="percent"&gt;0.203</text:p>
          </table:table-cell>
          <table:table-cell office:value-type="string">
            <text:p>&lt;value&gt;0</text:p>
          </table:table-cell>
          <table:table-cell office:value-type="string">
            <text:p>&lt;value type="USD"&gt;950000</text:p>
          </table:table-cell>
          <table:table-cell office:value-type="string">
            <text:p>&lt;value type="USD"&gt;894200</text:p>
          </table:table-cell>
          <table:table-cell office:value-type="string">
            <text:p>&lt;value type="USD"&gt;436</text:p>
          </table:table-cell>
          <table:table-cell office:value-type="string">
            <text:p>&lt;value type="percent"&gt;0.047</text:p>
          </table:table-cell>
          <table:table-cell office:value-type="string">
            <text:p>&lt;value type="USD"&gt;1076</text:p>
          </table:table-cell>
          <table:table-cell office:value-type="string">
            <text:p>&lt;value type="percent"&gt;0.255</text:p>
          </table:table-cell>
          <table:table-cell office:value-type="string">
            <text:p>&lt;value type="percent"&gt;0.1968688845401</text:p>
          </table:table-cell>
          <table:table-cell office:value-type="string">
            <text:p>&lt;value type="percent"&gt;0.2534246575342</text:p>
          </table:table-cell>
          <table:table-cell office:value-type="string">
            <text:p>&lt;value type="percent"&gt;0.3043052837573</text:p>
          </table:table-cell>
          <table:table-cell office:value-type="string">
            <text:p>&lt;value type="percent"&gt;0.1886497064579</text:p>
          </table:table-cell>
          <table:table-cell office:value-type="string">
            <text:p>&lt;value type="percent"&gt;0.0166340508806</text:p>
          </table:table-cell>
          <table:table-cell office:value-type="string">
            <text:p>&lt;value type="percent"&gt;0.0031311154598</text:p>
          </table:table-cell>
          <table:table-cell office:value-type="string">
            <text:p>&lt;value type="percent"&gt;0.0369863013698</text:p>
          </table:table-cell>
          <table:table-cell office:value-type="string">
            <text:p>&lt;value type="percent"&gt;0.1805904522613</text:p>
          </table:table-cell>
          <table:table-cell office:value-type="string">
            <text:p>&lt;value type="percent"&gt;0.1407035175879</text:p>
          </table:table-cell>
          <table:table-cell office:value-type="string">
            <text:p>&lt;value type="percent"&gt;0.1710113065326</text:p>
          </table:table-cell>
          <table:table-cell office:value-type="string">
            <text:p>&lt;value type="percent"&gt;0.118404522613</text:p>
          </table:table-cell>
          <table:table-cell office:value-type="string">
            <text:p>&lt;value type="percent"&gt;0.1311243718592</text:p>
          </table:table-cell>
          <table:table-cell office:value-type="string">
            <text:p>&lt;value type="percent"&gt;0.232726130653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22">
            <text:p>11222</text:p>
          </table:table-cell>
          <table:table-cell office:value-type="float" office:value="62033">
            <text:p>62033</text:p>
          </table:table-cell>
          <table:table-cell office:value-type="float" office:value="40.728327">
            <text:p>40.728327</text:p>
          </table:table-cell>
          <table:table-cell office:value-type="float" office:value="-73.9454">
            <text:p>-73.9454</text:p>
          </table:table-cell>
          <table:table-cell office:value-type="string">
            <text:p>&lt;value type="USD"&gt;842400</text:p>
          </table:table-cell>
          <table:table-cell office:value-type="string">
            <text:p>&lt;value type="USD"&gt;1208000</text:p>
          </table:table-cell>
          <table:table-cell office:value-type="string">
            <text:p>&lt;value type="USD"&gt;782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06</text:p>
          </table:table-cell>
          <table:table-cell office:value-type="string">
            <text:p>&lt;value type="percent"&gt;0.137</text:p>
          </table:table-cell>
          <table:table-cell office:value-type="string">
            <text:p>&lt;value type="USD"&gt;895</text:p>
          </table:table-cell>
          <table:table-cell office:value-type="string">
            <text:p>&lt;value type="USD"&gt;895000</text:p>
          </table:table-cell>
          <table:table-cell office:value-type="string">
            <text:p>&lt;value type="USD"&gt;700000</text:p>
          </table:table-cell>
          <table:table-cell office:value-type="string">
            <text:p>&lt;value type="USD"&gt;490</text:p>
          </table:table-cell>
          <table:table-cell office:value-type="string">
            <text:p>&lt;value type="percent"&gt;0.107</text:p>
          </table:table-cell>
          <table:table-cell office:value-type="string">
            <text:p>&lt;value type="USD"&gt;858</text:p>
          </table:table-cell>
          <table:table-cell office:value-type="string">
            <text:p>&lt;value type="percent"&gt;0.278</text:p>
          </table:table-cell>
          <table:table-cell office:value-type="string">
            <text:p>&lt;value type="percent"&gt;0.2134292565947</text:p>
          </table:table-cell>
          <table:table-cell office:value-type="string">
            <text:p>&lt;value type="percent"&gt;0.1705302424726</text:p>
          </table:table-cell>
          <table:table-cell office:value-type="string">
            <text:p>&lt;value type="percent"&gt;0.3309352517985</text:p>
          </table:table-cell>
          <table:table-cell office:value-type="string">
            <text:p>&lt;value type="percent"&gt;0.2573940847322</text:p>
          </table:table-cell>
          <table:table-cell office:value-type="string">
            <text:p>&lt;value type="percent"&gt;0.0063948840927</text:p>
          </table:table-cell>
          <table:table-cell office:value-type="string">
            <text:p>&lt;value type="percent"&gt;0.0109245936584</text:p>
          </table:table-cell>
          <table:table-cell office:value-type="string">
            <text:p>&lt;value type="percent"&gt;0.0103916866506</text:p>
          </table:table-cell>
          <table:table-cell table:number-columns-repeated="2" office:value-type="string">
            <text:p>&lt;value type="percent"&gt;0.1581709145427</text:p>
          </table:table-cell>
          <table:table-cell office:value-type="string">
            <text:p>&lt;value type="percent"&gt;0.0704647676161</text:p>
          </table:table-cell>
          <table:table-cell office:value-type="string">
            <text:p>&lt;value type="percent"&gt;0.0932033983008</text:p>
          </table:table-cell>
          <table:table-cell office:value-type="string">
            <text:p>&lt;value type="percent"&gt;0.1861569215392</text:p>
          </table:table-cell>
          <table:table-cell office:value-type="string">
            <text:p>&lt;value type="percent"&gt;0.3215892053973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20">
            <text:p>11220</text:p>
          </table:table-cell>
          <table:table-cell office:value-type="float" office:value="62031">
            <text:p>62031</text:p>
          </table:table-cell>
          <table:table-cell office:value-type="float" office:value="40.640555">
            <text:p>40.640555</text:p>
          </table:table-cell>
          <table:table-cell office:value-type="float" office:value="-74.017501">
            <text:p>-74.017501</text:p>
          </table:table-cell>
          <table:table-cell office:value-type="string">
            <text:p>&lt;value type="USD"&gt;633400</text:p>
          </table:table-cell>
          <table:table-cell office:value-type="string">
            <text:p>&lt;value type="USD"&gt;7687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069</text:p>
          </table:table-cell>
          <table:table-cell office:value-type="string">
            <text:p>&lt;value type="percent"&gt;0.113</text:p>
          </table:table-cell>
          <table:table-cell office:value-type="string">
            <text:p>&lt;value type="USD"&gt;539</text:p>
          </table:table-cell>
          <table:table-cell office:value-type="string">
            <text:p>&lt;value type="USD"&gt;369000</text:p>
          </table:table-cell>
          <table:table-cell office:value-type="string">
            <text:p>&lt;value type="USD"&gt;275000</text:p>
          </table:table-cell>
          <table:table-cell office:value-type="string">
            <text:p>&lt;value type="USD"&gt;1498</text:p>
          </table:table-cell>
          <table:table-cell office:value-type="string">
            <text:p>&lt;value type="percent"&gt;0.069</text:p>
          </table:table-cell>
          <table:table-cell office:value-type="string">
            <text:p>&lt;value type="USD"&gt;522</text:p>
          </table:table-cell>
          <table:table-cell office:value-type="string">
            <text:p>&lt;value type="percent"&gt;0.193</text:p>
          </table:table-cell>
          <table:table-cell office:value-type="string">
            <text:p>&lt;value type="percent"&gt;0.0790945752569</text:p>
          </table:table-cell>
          <table:table-cell office:value-type="string">
            <text:p>&lt;value type="percent"&gt;0.0446207883439</text:p>
          </table:table-cell>
          <table:table-cell office:value-type="string">
            <text:p>&lt;value type="percent"&gt;0.398595030571</text:p>
          </table:table-cell>
          <table:table-cell office:value-type="string">
            <text:p>&lt;value type="percent"&gt;0.4255236112917</text:p>
          </table:table-cell>
          <table:table-cell office:value-type="string">
            <text:p>&lt;value type="percent"&gt;0.034343697151</text:p>
          </table:table-cell>
          <table:table-cell office:value-type="string">
            <text:p>&lt;value type="percent"&gt;0.0102770911929</text:p>
          </table:table-cell>
          <table:table-cell office:value-type="string">
            <text:p>&lt;value type="percent"&gt;0.0075452061922</text:p>
          </table:table-cell>
          <table:table-cell office:value-type="string">
            <text:p>&lt;value type="percent"&gt;0.0670383981751</text:p>
          </table:table-cell>
          <table:table-cell office:value-type="string">
            <text:p>&lt;value type="percent"&gt;0.0904828285388</text:p>
          </table:table-cell>
          <table:table-cell office:value-type="string">
            <text:p>&lt;value type="percent"&gt;0.0444810543657</text:p>
          </table:table-cell>
          <table:table-cell office:value-type="string">
            <text:p>&lt;value type="percent"&gt;0.0660245849702</text:p>
          </table:table-cell>
          <table:table-cell office:value-type="string">
            <text:p>&lt;value type="percent"&gt;0.1879356228614</text:p>
          </table:table-cell>
          <table:table-cell office:value-type="string">
            <text:p>&lt;value type="percent"&gt;0.537447725256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32">
            <text:p>11232</text:p>
          </table:table-cell>
          <table:table-cell office:value-type="float" office:value="62042">
            <text:p>62042</text:p>
          </table:table-cell>
          <table:table-cell office:value-type="float" office:value="40.65792">
            <text:p>40.65792</text:p>
          </table:table-cell>
          <table:table-cell office:value-type="float" office:value="-74.008123">
            <text:p>-74.008123</text:p>
          </table:table-cell>
          <table:table-cell office:value-type="string">
            <text:p>&lt;value type="USD"&gt;572900</text:p>
          </table:table-cell>
          <table:table-cell office:value-type="string">
            <text:p>&lt;value type="USD"&gt;739300</text:p>
          </table:table-cell>
          <table:table-cell office:value-type="string">
            <text:p>&lt;value type="USD"&gt;487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66</text:p>
          </table:table-cell>
          <table:table-cell office:value-type="string">
            <text:p>&lt;value type="percent"&gt;0.205</text:p>
          </table:table-cell>
          <table:table-cell office:value-type="string">
            <text:p>&lt;value type="USD"&gt;605</text:p>
          </table:table-cell>
          <table:table-cell office:value-type="string">
            <text:p>&lt;value type="USD"&gt;400000</text:p>
          </table:table-cell>
          <table:table-cell office:value-type="string">
            <text:p>&lt;value type="USD"&gt;307200</text:p>
          </table:table-cell>
          <table:table-cell office:value-type="string">
            <text:p>&lt;value type="USD"&gt;383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466</text:p>
          </table:table-cell>
          <table:table-cell office:value-type="string">
            <text:p>&lt;value type="percent"&gt;0.29</text:p>
          </table:table-cell>
          <table:table-cell office:value-type="string">
            <text:p>&lt;value type="percent"&gt;0.0875946969696</text:p>
          </table:table-cell>
          <table:table-cell office:value-type="string">
            <text:p>&lt;value type="percent"&gt;0.1070075757575</text:p>
          </table:table-cell>
          <table:table-cell office:value-type="string">
            <text:p>&lt;value type="percent"&gt;0.497159090909</text:p>
          </table:table-cell>
          <table:table-cell office:value-type="string">
            <text:p>&lt;value type="percent"&gt;0.2651515151515</text:p>
          </table:table-cell>
          <table:table-cell office:value-type="string">
            <text:p>&lt;value type="percent"&gt;0.0175189393939</text:p>
          </table:table-cell>
          <table:table-cell office:value-type="string">
            <text:p>&lt;value type="percent"&gt;0.0080492424242</text:p>
          </table:table-cell>
          <table:table-cell office:value-type="string">
            <text:p>&lt;value type="percent"&gt;0.0175189393939</text:p>
          </table:table-cell>
          <table:table-cell office:value-type="string">
            <text:p>&lt;value type="percent"&gt;0.1458707360861</text:p>
          </table:table-cell>
          <table:table-cell office:value-type="string">
            <text:p>&lt;value type="percent"&gt;0.0830341113105</text:p>
          </table:table-cell>
          <table:table-cell office:value-type="string">
            <text:p>&lt;value type="percent"&gt;0.0763016157989</text:p>
          </table:table-cell>
          <table:table-cell office:value-type="string">
            <text:p>&lt;value type="percent"&gt;0.1288150807899</text:p>
          </table:table-cell>
          <table:table-cell office:value-type="string">
            <text:p>&lt;value type="percent"&gt;0.2378815080789</text:p>
          </table:table-cell>
          <table:table-cell office:value-type="string">
            <text:p>&lt;value type="percent"&gt;0.312387791741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206">
            <text:p>11206</text:p>
          </table:table-cell>
          <table:table-cell office:value-type="float" office:value="62017">
            <text:p>62017</text:p>
          </table:table-cell>
          <table:table-cell office:value-type="float" office:value="40.702486">
            <text:p>40.702486</text:p>
          </table:table-cell>
          <table:table-cell office:value-type="float" office:value="-73.942521">
            <text:p>-73.942521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65</text:p>
          </table:table-cell>
          <table:table-cell office:value-type="string">
            <text:p>&lt;value&gt;0</text:p>
          </table:table-cell>
          <table:table-cell office:value-type="string">
            <text:p>&lt;value type="USD"&gt;800000</text:p>
          </table:table-cell>
          <table:table-cell office:value-type="string">
            <text:p>&lt;value type="USD"&gt;415000</text:p>
          </table:table-cell>
          <table:table-cell office:value-type="string">
            <text:p>&lt;value type="USD"&gt;456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626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214470284237</text:p>
          </table:table-cell>
          <table:table-cell office:value-type="string">
            <text:p>&lt;value type="percent"&gt;0.3772609819121</text:p>
          </table:table-cell>
          <table:table-cell office:value-type="string">
            <text:p>&lt;value type="percent"&gt;0.1240310077519</text:p>
          </table:table-cell>
          <table:table-cell office:value-type="string">
            <text:p>&lt;value type="percent"&gt;0.2343669250645</text:p>
          </table:table-cell>
          <table:table-cell office:value-type="string">
            <text:p>&lt;value type="percent"&gt;0.1387596899224</text:p>
          </table:table-cell>
          <table:table-cell office:value-type="string">
            <text:p>&lt;value type="percent"&gt;0.0999327806408</text:p>
          </table:table-cell>
          <table:table-cell office:value-type="string">
            <text:p>&lt;value type="percent"&gt;0.1664799462245</text:p>
          </table:table-cell>
          <table:table-cell office:value-type="string">
            <text:p>&lt;value type="percent"&gt;0.1646874299798</text:p>
          </table:table-cell>
          <table:table-cell office:value-type="string">
            <text:p>&lt;value type="percent"&gt;0.1250280080663</text:p>
          </table:table-cell>
          <table:table-cell office:value-type="string">
            <text:p>&lt;value type="percent"&gt;0.1584136231234</text:p>
          </table:table-cell>
          <table:table-cell office:value-type="string">
            <text:p>&lt;value type="percent"&gt;0.2630517589065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 table:visibility="filter">
          <table:table-cell office:value-type="float" office:value="11221">
            <text:p>11221</text:p>
          </table:table-cell>
          <table:table-cell office:value-type="float" office:value="62032">
            <text:p>62032</text:p>
          </table:table-cell>
          <table:table-cell office:value-type="float" office:value="40.692665">
            <text:p>40.692665</text:p>
          </table:table-cell>
          <table:table-cell office:value-type="float" office:value="-73.927246">
            <text:p>-73.927246</text:p>
          </table:table-cell>
          <table:table-cell office:value-type="string">
            <text:p>&lt;value type="USD"&gt;717800</text:p>
          </table:table-cell>
          <table:table-cell office:value-type="string">
            <text:p>&lt;value type="USD"&gt;7723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056</text:p>
          </table:table-cell>
          <table:table-cell office:value-type="string">
            <text:p>&lt;value type="percent"&gt;0.168</text:p>
          </table:table-cell>
          <table:table-cell office:value-type="string">
            <text:p>&lt;value type="USD"&gt;397</text:p>
          </table:table-cell>
          <table:table-cell office:value-type="string">
            <text:p>&lt;value type="USD"&gt;940000</text:p>
          </table:table-cell>
          <table:table-cell office:value-type="string">
            <text:p>&lt;value&gt;0</text:p>
          </table:table-cell>
          <table:table-cell office:value-type="string">
            <text:p>&lt;value type="USD"&gt;1251</text:p>
          </table:table-cell>
          <table:table-cell office:value-type="string">
            <text:p>&lt;value type="percent"&gt;0.116</text:p>
          </table:table-cell>
          <table:table-cell office:value-type="string">
            <text:p>&lt;value type="USD"&gt;343</text:p>
          </table:table-cell>
          <table:table-cell office:value-type="string">
            <text:p>&lt;value type="percent"&gt;0.34</text:p>
          </table:table-cell>
          <table:table-cell office:value-type="string">
            <text:p>&lt;value type="percent"&gt;0.3054079825636</text:p>
          </table:table-cell>
          <table:table-cell office:value-type="string">
            <text:p>&lt;value type="percent"&gt;0.1059801117014</text:p>
          </table:table-cell>
          <table:table-cell office:value-type="string">
            <text:p>&lt;value type="percent"&gt;0.3133088135131</text:p>
          </table:table-cell>
          <table:table-cell office:value-type="string">
            <text:p>&lt;value type="percent"&gt;0.1881215093311</text:p>
          </table:table-cell>
          <table:table-cell office:value-type="string">
            <text:p>&lt;value type="percent"&gt;0.0020433183489</text:p>
          </table:table-cell>
          <table:table-cell office:value-type="string">
            <text:p>&lt;value type="percent"&gt;0.0847296008718</text:p>
          </table:table-cell>
          <table:table-cell office:value-type="string">
            <text:p>&lt;value type="percent"&gt;0.0139208001081</text:p>
          </table:table-cell>
          <table:table-cell office:value-type="string">
            <text:p>&lt;value type="percent"&gt;0.1751588052439</text:p>
          </table:table-cell>
          <table:table-cell office:value-type="string">
            <text:p>&lt;value type="percent"&gt;0.0152723340992</text:p>
          </table:table-cell>
          <table:table-cell office:value-type="string">
            <text:p>&lt;value type="percent"&gt;0.0458170022976</text:p>
          </table:table-cell>
          <table:table-cell office:value-type="string">
            <text:p>&lt;value type="percent"&gt;0.2132720637924</text:p>
          </table:table-cell>
          <table:table-cell office:value-type="string">
            <text:p>&lt;value type="percent"&gt;0.5323692390863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237">
            <text:p>11237</text:p>
          </table:table-cell>
          <table:table-cell office:value-type="float" office:value="62047">
            <text:p>62047</text:p>
          </table:table-cell>
          <table:table-cell office:value-type="float" office:value="40.702905">
            <text:p>40.702905</text:p>
          </table:table-cell>
          <table:table-cell office:value-type="float" office:value="-73.918464">
            <text:p>-73.918464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548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53</text:p>
          </table:table-cell>
          <table:table-cell office:value-type="string">
            <text:p>&lt;value type="USD"&gt;605</text:p>
          </table:table-cell>
          <table:table-cell office:value-type="string">
            <text:p>&lt;value type="USD"&gt;749000</text:p>
          </table:table-cell>
          <table:table-cell office:value-type="string">
            <text:p>&lt;value type="USD"&gt;404600</text:p>
          </table:table-cell>
          <table:table-cell office:value-type="string">
            <text:p>&lt;value type="USD"&gt;958</text:p>
          </table:table-cell>
          <table:table-cell office:value-type="string">
            <text:p>&lt;value type="percent"&gt;0.113</text:p>
          </table:table-cell>
          <table:table-cell office:value-type="string">
            <text:p>&lt;value type="USD"&gt;618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488454706927</text:p>
          </table:table-cell>
          <table:table-cell office:value-type="string">
            <text:p>&lt;value type="percent"&gt;0.0772646536412</text:p>
          </table:table-cell>
          <table:table-cell office:value-type="string">
            <text:p>&lt;value type="percent"&gt;0.3432504440497</text:p>
          </table:table-cell>
          <table:table-cell office:value-type="string">
            <text:p>&lt;value type="percent"&gt;0.4555950266429</text:p>
          </table:table-cell>
          <table:table-cell office:value-type="string">
            <text:p>&lt;value type="percent"&gt;0.0399644760213</text:p>
          </table:table-cell>
          <table:table-cell office:value-type="string">
            <text:p>&lt;value type="percent"&gt;0.0053285968028</text:p>
          </table:table-cell>
          <table:table-cell office:value-type="string">
            <text:p>&lt;value type="percent"&gt;0.0297513321492</text:p>
          </table:table-cell>
          <table:table-cell office:value-type="string">
            <text:p>&lt;value type="percent"&gt;0.0663829787234</text:p>
          </table:table-cell>
          <table:table-cell office:value-type="string">
            <text:p>&lt;value type="percent"&gt;0.2902127659574</text:p>
          </table:table-cell>
          <table:table-cell office:value-type="string">
            <text:p>&lt;value type="percent"&gt;0.0591489361702</text:p>
          </table:table-cell>
          <table:table-cell office:value-type="string">
            <text:p>&lt;value type="percent"&gt;0.0510638297872</text:p>
          </table:table-cell>
          <table:table-cell office:value-type="string">
            <text:p>&lt;value type="percent"&gt;0.0961702127659</text:p>
          </table:table-cell>
          <table:table-cell office:value-type="string">
            <text:p>&lt;value type="percent"&gt;0.430212765957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0026">
            <text:p>10026</text:p>
          </table:table-cell>
          <table:table-cell office:value-type="float" office:value="61640">
            <text:p>61640</text:p>
          </table:table-cell>
          <table:table-cell office:value-type="float" office:value="40.798825">
            <text:p>40.798825</text:p>
          </table:table-cell>
          <table:table-cell office:value-type="float" office:value="-73.953612">
            <text:p>-73.953612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850</text:p>
          </table:table-cell>
          <table:table-cell office:value-type="string">
            <text:p>&lt;value type="USD"&gt;1125000</text:p>
          </table:table-cell>
          <table:table-cell office:value-type="string">
            <text:p>&lt;value type="USD"&gt;773800</text:p>
          </table:table-cell>
          <table:table-cell office:value-type="string">
            <text:p>&lt;value type="USD"&gt;540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USD"&gt;1101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27">
            <text:p>10027</text:p>
          </table:table-cell>
          <table:table-cell office:value-type="float" office:value="61641">
            <text:p>61641</text:p>
          </table:table-cell>
          <table:table-cell office:value-type="float" office:value="40.812273">
            <text:p>40.812273</text:p>
          </table:table-cell>
          <table:table-cell office:value-type="float" office:value="-73.957642">
            <text:p>-73.957642</text:p>
          </table:table-cell>
          <table:table-cell office:value-type="string">
            <text:p>&lt;value type="USD"&gt;921300</text:p>
          </table:table-cell>
          <table:table-cell office:value-type="string">
            <text:p>&lt;values&gt;none</text:p>
          </table:table-cell>
          <table:table-cell office:value-type="string">
            <text:p>&lt;value type="USD"&gt;9091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percent"&gt;0.138</text:p>
          </table:table-cell>
          <table:table-cell office:value-type="string">
            <text:p>&lt;value&gt;0</text:p>
          </table:table-cell>
          <table:table-cell office:value-type="string">
            <text:p>&lt;value type="USD"&gt;585000</text:p>
          </table:table-cell>
          <table:table-cell office:value-type="string">
            <text:p>&lt;value type="USD"&gt;421000</text:p>
          </table:table-cell>
          <table:table-cell office:value-type="string">
            <text:p>&lt;value type="USD"&gt;484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802</text:p>
          </table:table-cell>
          <table:table-cell office:value-type="string">
            <text:p>&lt;value type="percent"&gt;0.186</text:p>
          </table:table-cell>
          <table:table-cell table:number-columns-repeated="1005"/>
        </table:table-row>
        <table:table-row table:style-name="ro2">
          <table:table-cell table:style-name="ce1" office:value-type="float" office:value="10030">
            <text:p>10030</text:p>
          </table:table-cell>
          <table:table-cell table:style-name="ce1" office:value-type="float" office:value="61644">
            <text:p>61644</text:p>
          </table:table-cell>
          <table:table-cell table:style-name="ce1" office:value-type="float" office:value="40.818412">
            <text:p>40.818412</text:p>
          </table:table-cell>
          <table:table-cell table:style-name="ce1" office:value-type="float" office:value="-73.942453">
            <text:p>-73.942453</text:p>
          </table:table-cell>
          <table:table-cell table:style-name="ce1" office:value-type="string">
            <text:p>&lt;value type="USD"&gt;5760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5496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378</text:p>
          </table:table-cell>
          <table:table-cell table:style-name="ce1" office:value-type="string">
            <text:p>&lt;value type="percent"&gt;0.158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585000</text:p>
          </table:table-cell>
          <table:table-cell table:style-name="ce1" office:value-type="string">
            <text:p>&lt;value type="USD"&gt;465000</text:p>
          </table:table-cell>
          <table:table-cell table:style-name="ce1" office:value-type="string">
            <text:p>&lt;value type="USD"&gt;678</text:p>
          </table:table-cell>
          <table:table-cell table:style-name="ce1" office:value-type="string">
            <text:p>&lt;value type="percent"&gt;0.065</text:p>
          </table:table-cell>
          <table:table-cell table:style-name="ce1" office:value-type="string">
            <text:p>&lt;value type="USD"&gt;599</text:p>
          </table:table-cell>
          <table:table-cell table:style-name="ce1" office:value-type="string">
            <text:p>&lt;value type="percent"&gt;0.002</text:p>
          </table:table-cell>
          <table:table-cell table:style-name="ce1" office:value-type="string">
            <text:p>&lt;value type="percent"&gt;0.0782414307004</text:p>
          </table:table-cell>
          <table:table-cell table:style-name="ce1" office:value-type="string">
            <text:p>&lt;value type="percent"&gt;0.1713859910581</text:p>
          </table:table-cell>
          <table:table-cell table:style-name="ce1" office:value-type="string">
            <text:p>&lt;value type="percent"&gt;0.4605067064083</text:p>
          </table:table-cell>
          <table:table-cell table:style-name="ce1" office:value-type="string">
            <text:p>&lt;value type="percent"&gt;0.2667660208643</text:p>
          </table:table-cell>
          <table:table-cell table:style-name="ce1"/>
          <table:table-cell table:style-name="ce1" office:value-type="string">
            <text:p>&lt;value type="percent"&gt;0.0111773472429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92"/>
        </table:table-row>
        <table:table-row table:style-name="ro2" table:visibility="filter">
          <table:table-cell office:value-type="float" office:value="10037">
            <text:p>10037</text:p>
          </table:table-cell>
          <table:table-cell office:value-type="float" office:value="61651">
            <text:p>61651</text:p>
          </table:table-cell>
          <table:table-cell office:value-type="float" office:value="40.813555">
            <text:p>40.813555</text:p>
          </table:table-cell>
          <table:table-cell office:value-type="float" office:value="-73.938386">
            <text:p>-73.938386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75</text:p>
          </table:table-cell>
          <table:table-cell office:value-type="string">
            <text:p>&lt;value&gt;0</text:p>
          </table:table-cell>
          <table:table-cell office:value-type="string">
            <text:p>&lt;value type="USD"&gt;278100</text:p>
          </table:table-cell>
          <table:table-cell office:value-type="string">
            <text:p>&lt;value type="USD"&gt;425900</text:p>
          </table:table-cell>
          <table:table-cell office:value-type="string">
            <text:p>&lt;value type="USD"&gt;6335</text:p>
          </table:table-cell>
          <table:table-cell office:value-type="string">
            <text:p>&lt;value type="percent"&gt;0.071</text:p>
          </table:table-cell>
          <table:table-cell office:value-type="string">
            <text:p>&lt;value type="USD"&gt;653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39">
            <text:p>10039</text:p>
          </table:table-cell>
          <table:table-cell office:value-type="float" office:value="61653">
            <text:p>61653</text:p>
          </table:table-cell>
          <table:table-cell office:value-type="float" office:value="40.826928">
            <text:p>40.826928</text:p>
          </table:table-cell>
          <table:table-cell office:value-type="float" office:value="-73.93839">
            <text:p>-73.93839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45</text:p>
          </table:table-cell>
          <table:table-cell office:value-type="string">
            <text:p>&lt;value&gt;0</text:p>
          </table:table-cell>
          <table:table-cell office:value-type="string">
            <text:p>&lt;value type="USD"&gt;387500</text:p>
          </table:table-cell>
          <table:table-cell office:value-type="string">
            <text:p>&lt;value type="USD"&gt;481500</text:p>
          </table:table-cell>
          <table:table-cell office:value-type="string">
            <text:p>&lt;value type="USD"&gt;151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649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01">
            <text:p>10001</text:p>
          </table:table-cell>
          <table:table-cell office:value-type="float" office:value="61615">
            <text:p>61615</text:p>
          </table:table-cell>
          <table:table-cell office:value-type="float" office:value="40.750237">
            <text:p>40.750237</text:p>
          </table:table-cell>
          <table:table-cell office:value-type="float" office:value="-73.995782">
            <text:p>-73.995782</text:p>
          </table:table-cell>
          <table:table-cell office:value-type="string">
            <text:p>&lt;value type="USD"&gt;2190100</text:p>
          </table:table-cell>
          <table:table-cell office:value-type="string">
            <text:p>&lt;values&gt;none</text:p>
          </table:table-cell>
          <table:table-cell office:value-type="string">
            <text:p>&lt;value type="USD"&gt;21910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</text:p>
          </table:table-cell>
          <table:table-cell office:value-type="string">
            <text:p>&lt;value type="percent"&gt;0.076</text:p>
          </table:table-cell>
          <table:table-cell office:value-type="string">
            <text:p>&lt;value type="USD"&gt;1607</text:p>
          </table:table-cell>
          <table:table-cell office:value-type="string">
            <text:p>&lt;value type="USD"&gt;1925000</text:p>
          </table:table-cell>
          <table:table-cell office:value-type="string">
            <text:p>&lt;value type="USD"&gt;825800</text:p>
          </table:table-cell>
          <table:table-cell office:value-type="string">
            <text:p>&lt;value type="USD"&gt;14137</text:p>
          </table:table-cell>
          <table:table-cell office:value-type="string">
            <text:p>&lt;value type="percent"&gt;0.1</text:p>
          </table:table-cell>
          <table:table-cell office:value-type="string">
            <text:p>&lt;value type="USD"&gt;1688</text:p>
          </table:table-cell>
          <table:table-cell office:value-type="string">
            <text:p>&lt;value type="percent"&gt;0.223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11">
            <text:p>10011</text:p>
          </table:table-cell>
          <table:table-cell office:value-type="float" office:value="61625">
            <text:p>61625</text:p>
          </table:table-cell>
          <table:table-cell office:value-type="float" office:value="40.744875">
            <text:p>40.744875</text:p>
          </table:table-cell>
          <table:table-cell office:value-type="float" office:value="-74.003909">
            <text:p>-74.003909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4</text:p>
          </table:table-cell>
          <table:table-cell office:value-type="string">
            <text:p>&lt;value&gt;0</text:p>
          </table:table-cell>
          <table:table-cell office:value-type="string">
            <text:p>&lt;value type="USD"&gt;2695000</text:p>
          </table:table-cell>
          <table:table-cell office:value-type="string">
            <text:p>&lt;value type="USD"&gt;926300</text:p>
          </table:table-cell>
          <table:table-cell office:value-type="string">
            <text:p>&lt;value type="USD"&gt;8984</text:p>
          </table:table-cell>
          <table:table-cell office:value-type="string">
            <text:p>&lt;value type="percent"&gt;0.085</text:p>
          </table:table-cell>
          <table:table-cell office:value-type="string">
            <text:p>&lt;value type="USD"&gt;2298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18">
            <text:p>10018</text:p>
          </table:table-cell>
          <table:table-cell office:value-type="float" office:value="61632">
            <text:p>61632</text:p>
          </table:table-cell>
          <table:table-cell office:value-type="float" office:value="40.756155">
            <text:p>40.756155</text:p>
          </table:table-cell>
          <table:table-cell office:value-type="float" office:value="-73.996643">
            <text:p>-73.99664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06</text:p>
          </table:table-cell>
          <table:table-cell office:value-type="string">
            <text:p>&lt;value&gt;0</text:p>
          </table:table-cell>
          <table:table-cell office:value-type="string">
            <text:p>&lt;value type="USD"&gt;1125000</text:p>
          </table:table-cell>
          <table:table-cell office:value-type="string">
            <text:p>&lt;value type="USD"&gt;660300</text:p>
          </table:table-cell>
          <table:table-cell office:value-type="string">
            <text:p>&lt;value type="USD"&gt;5188</text:p>
          </table:table-cell>
          <table:table-cell office:value-type="string">
            <text:p>&lt;value type="percent"&gt;0.084</text:p>
          </table:table-cell>
          <table:table-cell office:value-type="string">
            <text:p>&lt;value type="USD"&gt;250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19">
            <text:p>10019</text:p>
          </table:table-cell>
          <table:table-cell table:style-name="ce1" office:value-type="float" office:value="61633">
            <text:p>61633</text:p>
          </table:table-cell>
          <table:table-cell table:style-name="ce1" office:value-type="float" office:value="40.769458">
            <text:p>40.769458</text:p>
          </table:table-cell>
          <table:table-cell table:style-name="ce1" office:value-type="float" office:value="-73.990176">
            <text:p>-73.990176</text:p>
          </table:table-cell>
          <table:table-cell table:number-columns-repeated="6" table:style-name="ce1" office:value-type="string">
            <text:p>&lt;values&gt;none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percent"&gt;0.136</text:p>
          </table:table-cell>
          <table:table-cell table:style-name="ce1" office:value-type="string">
            <text:p>&lt;value&gt;0</text:p>
          </table:table-cell>
          <table:table-cell table:style-name="ce1" office:value-type="string">
            <text:p>&lt;value type="USD"&gt;1795000</text:p>
          </table:table-cell>
          <table:table-cell table:style-name="ce1" office:value-type="string">
            <text:p>&lt;value type="USD"&gt;640200</text:p>
          </table:table-cell>
          <table:table-cell table:style-name="ce1" office:value-type="string">
            <text:p>&lt;value type="USD"&gt;9195</text:p>
          </table:table-cell>
          <table:table-cell table:style-name="ce1" office:value-type="string">
            <text:p>&lt;value type="percent"&gt;0.074</text:p>
          </table:table-cell>
          <table:table-cell table:style-name="ce1" office:value-type="string">
            <text:p>&lt;value type="USD"&gt;1833</text:p>
          </table:table-cell>
          <table:table-cell table:style-name="ce1" office:value-type="string">
            <text:p>&lt;values&gt;none</text:p>
          </table:table-cell>
          <table:table-cell table:style-name="ce1" table:number-columns-repeated="13"/>
          <table:table-cell table:style-name="ce1" office:value-type="string">
            <text:p>&lt;value type="percent"&gt;0.7505298213745</text:p>
          </table:table-cell>
          <table:table-cell table:style-name="ce1" office:value-type="string">
            <text:p>&lt;value type="percent"&gt;0.2484609950549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3"/>
        </table:table-row>
        <table:table-row table:style-name="ro2" table:visibility="filter">
          <table:table-cell office:value-type="float" office:value="10020">
            <text:p>10020</text:p>
          </table:table-cell>
          <table:table-cell office:value-type="float" office:value="61634">
            <text:p>61634</text:p>
          </table:table-cell>
          <table:table-cell office:value-type="float" office:value="40.759189">
            <text:p>40.759189</text:p>
          </table:table-cell>
          <table:table-cell office:value-type="float" office:value="-73.980686">
            <text:p>-73.980686</text:p>
          </table:table-cell>
          <table:table-cell table:number-columns-repeated="6" office:value-type="string">
            <text:p>&lt;values&gt;none</text:p>
          </table:table-cell>
          <table:table-cell table:number-columns-repeated="3" office:value-type="string">
            <text:p>&lt;value&gt;0</text:p>
          </table:table-cell>
          <table:table-cell office:value-type="string">
            <text:p>&lt;value type="USD"&gt;7750000</text:p>
          </table:table-cell>
          <table:table-cell table:number-columns-repeated="3" office:value-type="string">
            <text:p>&lt;value&gt;0</text:p>
          </table:table-cell>
          <table:table-cell office:value-type="string">
            <text:p>&lt;value type="USD"&gt;80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36">
            <text:p>10036</text:p>
          </table:table-cell>
          <table:table-cell table:style-name="ce1" office:value-type="float" office:value="61650">
            <text:p>61650</text:p>
          </table:table-cell>
          <table:table-cell table:style-name="ce1" office:value-type="float" office:value="40.759857">
            <text:p>40.759857</text:p>
          </table:table-cell>
          <table:table-cell table:style-name="ce1" office:value-type="float" office:value="-73.989908">
            <text:p>-73.989908</text:p>
          </table:table-cell>
          <table:table-cell table:style-name="ce1" office:value-type="string">
            <text:p>&lt;value type="USD"&gt;11500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11500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074</text:p>
          </table:table-cell>
          <table:table-cell table:style-name="ce1" office:value-type="string">
            <text:p>&lt;value type="percent"&gt;0.206</text:p>
          </table:table-cell>
          <table:table-cell table:style-name="ce1" office:value-type="string">
            <text:p>&lt;value type="USD"&gt;1540</text:p>
          </table:table-cell>
          <table:table-cell table:style-name="ce1" office:value-type="string">
            <text:p>&lt;value type="USD"&gt;1349900</text:p>
          </table:table-cell>
          <table:table-cell table:style-name="ce1" office:value-type="string">
            <text:p>&lt;value type="USD"&gt;894400</text:p>
          </table:table-cell>
          <table:table-cell table:style-name="ce1" office:value-type="string">
            <text:p>&lt;value type="USD"&gt;5214</text:p>
          </table:table-cell>
          <table:table-cell table:style-name="ce1" office:value-type="string">
            <text:p>&lt;value type="percent"&gt;0.073</text:p>
          </table:table-cell>
          <table:table-cell table:style-name="ce1" office:value-type="string">
            <text:p>&lt;value type="USD"&gt;1558</text:p>
          </table:table-cell>
          <table:table-cell table:style-name="ce1" office:value-type="string">
            <text:p>&lt;value type="percent"&gt;0.164</text:p>
          </table:table-cell>
          <table:table-cell table:style-name="ce1" office:value-type="string">
            <text:p>&lt;value type="percent"&gt;0.0211676340047</text:p>
          </table:table-cell>
          <table:table-cell table:style-name="ce1" office:value-type="string">
            <text:p>&lt;value type="percent"&gt;0.6722430863776</text:p>
          </table:table-cell>
          <table:table-cell table:style-name="ce1" office:value-type="string">
            <text:p>&lt;value type="percent"&gt;0.0679412768863</text:p>
          </table:table-cell>
          <table:table-cell table:style-name="ce1" office:value-type="string">
            <text:p>&lt;value type="percent"&gt;0.0928644588596</text:p>
          </table:table-cell>
          <table:table-cell table:style-name="ce1"/>
          <table:table-cell table:style-name="ce1" office:value-type="string">
            <text:p>&lt;value type="percent"&gt;0.0191191532946</text:p>
          </table:table-cell>
          <table:table-cell table:style-name="ce1" office:value-type="string">
            <text:p>&lt;value type="percent"&gt;0.1235916695117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91"/>
        </table:table-row>
        <table:table-row table:style-name="ro2" table:visibility="filter">
          <table:table-cell office:value-type="float" office:value="10029">
            <text:p>10029</text:p>
          </table:table-cell>
          <table:table-cell office:value-type="float" office:value="61643">
            <text:p>61643</text:p>
          </table:table-cell>
          <table:table-cell office:value-type="float" office:value="40.791598">
            <text:p>40.791598</text:p>
          </table:table-cell>
          <table:table-cell office:value-type="float" office:value="-73.944144">
            <text:p>-73.944144</text:p>
          </table:table-cell>
          <table:table-cell office:value-type="string">
            <text:p>&lt;value type="USD"&gt;726600</text:p>
          </table:table-cell>
          <table:table-cell office:value-type="string">
            <text:p>&lt;values&gt;none</text:p>
          </table:table-cell>
          <table:table-cell office:value-type="string">
            <text:p>&lt;value type="USD"&gt;7220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19</text:p>
          </table:table-cell>
          <table:table-cell office:value-type="string">
            <text:p>&lt;value type="percent"&gt;0.214</text:p>
          </table:table-cell>
          <table:table-cell office:value-type="string">
            <text:p>&lt;value type="USD"&gt;916</text:p>
          </table:table-cell>
          <table:table-cell office:value-type="string">
            <text:p>&lt;value type="USD"&gt;838000</text:p>
          </table:table-cell>
          <table:table-cell office:value-type="string">
            <text:p>&lt;value type="USD"&gt;670000</text:p>
          </table:table-cell>
          <table:table-cell office:value-type="string">
            <text:p>&lt;value type="USD"&gt;4012</text:p>
          </table:table-cell>
          <table:table-cell office:value-type="string">
            <text:p>&lt;value type="percent"&gt;0.088</text:p>
          </table:table-cell>
          <table:table-cell office:value-type="string">
            <text:p>&lt;value type="USD"&gt;909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2125154894671</text:p>
          </table:table-cell>
          <table:table-cell office:value-type="string">
            <text:p>&lt;value type="percent"&gt;0.1957868649318</text:p>
          </table:table-cell>
          <table:table-cell office:value-type="string">
            <text:p>&lt;value type="percent"&gt;0.3079306071871</text:p>
          </table:table-cell>
          <table:table-cell office:value-type="string">
            <text:p>&lt;value type="percent"&gt;0.2118959107806</text:p>
          </table:table-cell>
          <table:table-cell office:value-type="string">
            <text:p>&lt;value type="percent"&gt;0.0216852540272</text:p>
          </table:table-cell>
          <table:table-cell office:value-type="string">
            <text:p>&lt;value type="percent"&gt;0.0167286245353</text:p>
          </table:table-cell>
          <table:table-cell office:value-type="string">
            <text:p>&lt;value type="percent"&gt;0.0334572490706</text:p>
          </table:table-cell>
          <table:table-cell table:number-columns-repeated="7" office:value-type="string">
            <text:p>&lt;values&gt;none</text:p>
          </table:table-cell>
          <table:table-cell table:number-columns-repeated="991"/>
        </table:table-row>
        <table:table-row table:style-name="ro2" table:visibility="filter">
          <table:table-cell office:value-type="float" office:value="10035">
            <text:p>10035</text:p>
          </table:table-cell>
          <table:table-cell office:value-type="float" office:value="61649">
            <text:p>61649</text:p>
          </table:table-cell>
          <table:table-cell office:value-type="float" office:value="40.795676">
            <text:p>40.795676</text:p>
          </table:table-cell>
          <table:table-cell office:value-type="float" office:value="-73.931953">
            <text:p>-73.93195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64</text:p>
          </table:table-cell>
          <table:table-cell office:value-type="string">
            <text:p>&lt;value&gt;0</text:p>
          </table:table-cell>
          <table:table-cell office:value-type="string">
            <text:p>&lt;value type="USD"&gt;600000</text:p>
          </table:table-cell>
          <table:table-cell office:value-type="string">
            <text:p>&lt;value&gt;0</text:p>
          </table:table-cell>
          <table:table-cell office:value-type="string">
            <text:p>&lt;value type="USD"&gt;200</text:p>
          </table:table-cell>
          <table:table-cell office:value-type="string">
            <text:p>&lt;value type="percent"&gt;0.095</text:p>
          </table:table-cell>
          <table:table-cell office:value-type="string">
            <text:p>&lt;value type="USD"&gt;667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893823733518</text:p>
          </table:table-cell>
          <table:table-cell office:value-type="string">
            <text:p>&lt;value type="percent"&gt;0.3990284524635</text:p>
          </table:table-cell>
          <table:table-cell office:value-type="string">
            <text:p>&lt;value type="percent"&gt;0.2095766828591</text:p>
          </table:table-cell>
          <table:table-cell office:value-type="string">
            <text:p>&lt;value type="percent"&gt;0.0680083275503</text:p>
          </table:table-cell>
          <table:table-cell office:value-type="string">
            <text:p>&lt;value type="percent"&gt;0.0076335877862</text:p>
          </table:table-cell>
          <table:table-cell office:value-type="string">
            <text:p>&lt;value type="percent"&gt;0.0138792505204</text:p>
          </table:table-cell>
          <table:table-cell office:value-type="string">
            <text:p>&lt;value type="percent"&gt;0.0124913254684</text:p>
          </table:table-cell>
          <table:table-cell table:number-columns-repeated="7" office:value-type="string">
            <text:p>&lt;values&gt;none</text:p>
          </table:table-cell>
          <table:table-cell table:number-columns-repeated="991"/>
        </table:table-row>
        <table:table-row table:style-name="ro2" table:visibility="filter">
          <table:table-cell office:value-type="float" office:value="10010">
            <text:p>10010</text:p>
          </table:table-cell>
          <table:table-cell office:value-type="float" office:value="61624">
            <text:p>61624</text:p>
          </table:table-cell>
          <table:table-cell office:value-type="float" office:value="40.738363">
            <text:p>40.738363</text:p>
          </table:table-cell>
          <table:table-cell office:value-type="float" office:value="-73.982796">
            <text:p>-73.982796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74</text:p>
          </table:table-cell>
          <table:table-cell office:value-type="string">
            <text:p>&lt;value type="USD"&gt;1699</text:p>
          </table:table-cell>
          <table:table-cell office:value-type="string">
            <text:p>&lt;value type="USD"&gt;1200000</text:p>
          </table:table-cell>
          <table:table-cell office:value-type="string">
            <text:p>&lt;value type="USD"&gt;830700</text:p>
          </table:table-cell>
          <table:table-cell office:value-type="string">
            <text:p>&lt;value type="USD"&gt;12248</text:p>
          </table:table-cell>
          <table:table-cell office:value-type="string">
            <text:p>&lt;value type="percent"&gt;0.097</text:p>
          </table:table-cell>
          <table:table-cell office:value-type="string">
            <text:p>&lt;value type="USD"&gt;1665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16">
            <text:p>10016</text:p>
          </table:table-cell>
          <table:table-cell office:value-type="float" office:value="61630">
            <text:p>61630</text:p>
          </table:table-cell>
          <table:table-cell office:value-type="float" office:value="40.744593">
            <text:p>40.744593</text:p>
          </table:table-cell>
          <table:table-cell office:value-type="float" office:value="-73.974644">
            <text:p>-73.974644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9</text:p>
          </table:table-cell>
          <table:table-cell office:value-type="string">
            <text:p>&lt;value&gt;0</text:p>
          </table:table-cell>
          <table:table-cell office:value-type="string">
            <text:p>&lt;value type="USD"&gt;899000</text:p>
          </table:table-cell>
          <table:table-cell office:value-type="string">
            <text:p>&lt;value type="USD"&gt;643000</text:p>
          </table:table-cell>
          <table:table-cell office:value-type="string">
            <text:p>&lt;value type="USD"&gt;8969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USD"&gt;1436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17">
            <text:p>10017</text:p>
          </table:table-cell>
          <table:table-cell office:value-type="float" office:value="61631">
            <text:p>61631</text:p>
          </table:table-cell>
          <table:table-cell office:value-type="float" office:value="40.751151">
            <text:p>40.751151</text:p>
          </table:table-cell>
          <table:table-cell office:value-type="float" office:value="-73.969528">
            <text:p>-73.969528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04</text:p>
          </table:table-cell>
          <table:table-cell office:value-type="string">
            <text:p>&lt;value&gt;0</text:p>
          </table:table-cell>
          <table:table-cell office:value-type="string">
            <text:p>&lt;value type="USD"&gt;720000</text:p>
          </table:table-cell>
          <table:table-cell office:value-type="string">
            <text:p>&lt;value type="USD"&gt;537100</text:p>
          </table:table-cell>
          <table:table-cell office:value-type="string">
            <text:p>&lt;value type="USD"&gt;9994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USD"&gt;1346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22">
            <text:p>10022</text:p>
          </table:table-cell>
          <table:table-cell office:value-type="float" office:value="61636">
            <text:p>61636</text:p>
          </table:table-cell>
          <table:table-cell office:value-type="float" office:value="40.757292">
            <text:p>40.757292</text:p>
          </table:table-cell>
          <table:table-cell office:value-type="float" office:value="-73.96689">
            <text:p>-73.96689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USD"&gt;21542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1</text:p>
          </table:table-cell>
          <table:table-cell office:value-type="string">
            <text:p>&lt;value&gt;0</text:p>
          </table:table-cell>
          <table:table-cell office:value-type="string">
            <text:p>&lt;value type="USD"&gt;1625000</text:p>
          </table:table-cell>
          <table:table-cell office:value-type="string">
            <text:p>&lt;value type="USD"&gt;743100</text:p>
          </table:table-cell>
          <table:table-cell office:value-type="string">
            <text:p>&lt;value type="USD"&gt;10389</text:p>
          </table:table-cell>
          <table:table-cell office:value-type="string">
            <text:p>&lt;value type="percent"&gt;0.079</text:p>
          </table:table-cell>
          <table:table-cell office:value-type="string">
            <text:p>&lt;value type="USD"&gt;1386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12">
            <text:p>10012</text:p>
          </table:table-cell>
          <table:table-cell office:value-type="float" office:value="61626">
            <text:p>61626</text:p>
          </table:table-cell>
          <table:table-cell office:value-type="float" office:value="40.726041">
            <text:p>40.726041</text:p>
          </table:table-cell>
          <table:table-cell office:value-type="float" office:value="-73.998184">
            <text:p>-73.998184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7</text:p>
          </table:table-cell>
          <table:table-cell office:value-type="string">
            <text:p>&lt;value&gt;0</text:p>
          </table:table-cell>
          <table:table-cell office:value-type="string">
            <text:p>&lt;value type="USD"&gt;3250000</text:p>
          </table:table-cell>
          <table:table-cell office:value-type="string">
            <text:p>&lt;value type="USD"&gt;1437800</text:p>
          </table:table-cell>
          <table:table-cell office:value-type="string">
            <text:p>&lt;value type="USD"&gt;10802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2347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13">
            <text:p>10013</text:p>
          </table:table-cell>
          <table:table-cell office:value-type="float" office:value="61627">
            <text:p>61627</text:p>
          </table:table-cell>
          <table:table-cell office:value-type="float" office:value="40.720097">
            <text:p>40.720097</text:p>
          </table:table-cell>
          <table:table-cell office:value-type="float" office:value="-74.008959">
            <text:p>-74.008959</text:p>
          </table:table-cell>
          <table:table-cell office:value-type="string">
            <text:p>&lt;value type="USD"&gt;3079000</text:p>
          </table:table-cell>
          <table:table-cell office:value-type="string">
            <text:p>&lt;values&gt;none</text:p>
          </table:table-cell>
          <table:table-cell office:value-type="string">
            <text:p>&lt;value type="USD"&gt;30577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9</text:p>
          </table:table-cell>
          <table:table-cell office:value-type="string">
            <text:p>&lt;value type="percent"&gt;0.068</text:p>
          </table:table-cell>
          <table:table-cell office:value-type="string">
            <text:p>&lt;value&gt;0</text:p>
          </table:table-cell>
          <table:table-cell office:value-type="string">
            <text:p>&lt;value type="USD"&gt;4775000</text:p>
          </table:table-cell>
          <table:table-cell office:value-type="string">
            <text:p>&lt;value type="USD"&gt;2630000</text:p>
          </table:table-cell>
          <table:table-cell office:value-type="string">
            <text:p>&lt;value type="USD"&gt;13016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USD"&gt;2446</text:p>
          </table:table-cell>
          <table:table-cell office:value-type="string">
            <text:p>&lt;value type="percent"&gt;0.195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14">
            <text:p>10014</text:p>
          </table:table-cell>
          <table:table-cell office:value-type="float" office:value="61628">
            <text:p>61628</text:p>
          </table:table-cell>
          <table:table-cell office:value-type="float" office:value="40.72443">
            <text:p>40.72443</text:p>
          </table:table-cell>
          <table:table-cell office:value-type="float" office:value="-74.010328">
            <text:p>-74.010328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4</text:p>
          </table:table-cell>
          <table:table-cell office:value-type="string">
            <text:p>&lt;value&gt;0</text:p>
          </table:table-cell>
          <table:table-cell office:value-type="string">
            <text:p>&lt;value type="USD"&gt;2150000</text:p>
          </table:table-cell>
          <table:table-cell office:value-type="string">
            <text:p>&lt;value type="USD"&gt;964000</text:p>
          </table:table-cell>
          <table:table-cell office:value-type="string">
            <text:p>&lt;value type="USD"&gt;10213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USD"&gt;233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table:style-name="ce2" office:value-type="float" office:value="10004">
            <text:p>10004</text:p>
          </table:table-cell>
          <table:table-cell table:style-name="ce2" office:value-type="float" office:value="61618">
            <text:p>61618</text:p>
          </table:table-cell>
          <table:table-cell table:style-name="ce2" office:value-type="float" office:value="40.697664">
            <text:p>40.697664</text:p>
          </table:table-cell>
          <table:table-cell table:style-name="ce2" office:value-type="float" office:value="-74.022462">
            <text:p>-74.022462</text:p>
          </table:table-cell>
          <table:table-cell table:style-name="ce2" office:value-type="string">
            <text:p>&lt;value type="USD"&gt;15441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USD"&gt;1544100</text:p>
          </table:table-cell>
          <table:table-cell table:number-columns-repeated="3" table:style-name="ce2" office:value-type="string">
            <text:p>&lt;values&gt;none</text:p>
          </table:table-cell>
          <table:table-cell table:style-name="ce2" office:value-type="string">
            <text:p>&lt;value type="percent"&gt;0.068</text:p>
          </table:table-cell>
          <table:table-cell table:style-name="ce2" office:value-type="string">
            <text:p>&lt;value type="percent"&gt;0.185</text:p>
          </table:table-cell>
          <table:table-cell table:style-name="ce2" office:value-type="string">
            <text:p>&lt;value type="USD"&gt;1457</text:p>
          </table:table-cell>
          <table:table-cell table:style-name="ce2" office:value-type="string">
            <text:p>&lt;value type="USD"&gt;1450000</text:p>
          </table:table-cell>
          <table:table-cell table:style-name="ce2" office:value-type="string">
            <text:p>&lt;value type="USD"&gt;1565000</text:p>
          </table:table-cell>
          <table:table-cell table:style-name="ce2" office:value-type="string">
            <text:p>&lt;value type="USD"&gt;5685</text:p>
          </table:table-cell>
          <table:table-cell table:style-name="ce2" office:value-type="string">
            <text:p>&lt;value type="percent"&gt;0.082</text:p>
          </table:table-cell>
          <table:table-cell table:style-name="ce2" office:value-type="string">
            <text:p>&lt;value type="USD"&gt;1436</text:p>
          </table:table-cell>
          <table:table-cell table:style-name="ce2" office:value-type="string">
            <text:p>&lt;value type="percent"&gt;0.134</text:p>
          </table:table-cell>
          <table:table-cell table:style-name="ce2" office:value-type="string">
            <text:p>&lt;value type="percent"&gt;0.6061588330632</text:p>
          </table:table-cell>
          <table:table-cell table:style-name="ce2" office:value-type="string">
            <text:p>&lt;value type="percent"&gt;0.2495948136142</text:p>
          </table:table-cell>
          <table:table-cell table:style-name="ce2" office:value-type="string">
            <text:p>&lt;value type="percent"&gt;0.1361426256077</text:p>
          </table:table-cell>
          <table:table-cell table:style-name="ce2" office:value-type="string">
            <text:p>&lt;value type="percent"&gt;0.4140866873065</text:p>
          </table:table-cell>
          <table:table-cell table:style-name="ce2" office:value-type="string">
            <text:p>&lt;value type="percent"&gt;0.0154798761609</text:p>
          </table:table-cell>
          <table:table-cell table:style-name="ce2" office:value-type="string">
            <text:p>&lt;value type="percent"&gt;0.2592879256965</text:p>
          </table:table-cell>
          <table:table-cell table:style-name="ce2" office:value-type="string">
            <text:p>&lt;value type="percent"&gt;0.1950464396284</text:p>
          </table:table-cell>
          <table:table-cell table:style-name="ce2" office:value-type="string">
            <text:p>&lt;value type="percent"&gt;0.0766253869969</text:p>
          </table:table-cell>
          <table:table-cell table:style-name="ce2" office:value-type="string">
            <text:p>&lt;value type="percent"&gt;0.0286377708978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8658385093167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1341614906832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85"/>
        </table:table-row>
        <table:table-row table:style-name="ro2" table:visibility="filter">
          <table:table-cell table:style-name="ce1" office:value-type="float" office:value="10005">
            <text:p>10005</text:p>
          </table:table-cell>
          <table:table-cell table:style-name="ce1" office:value-type="float" office:value="61619">
            <text:p>61619</text:p>
          </table:table-cell>
          <table:table-cell table:style-name="ce1" office:value-type="float" office:value="40.706242">
            <text:p>40.706242</text:p>
          </table:table-cell>
          <table:table-cell table:style-name="ce1" office:value-type="float" office:value="-74.008961">
            <text:p>-74.008961</text:p>
          </table:table-cell>
          <table:table-cell table:style-name="ce1" office:value-type="string">
            <text:p>&lt;value type="USD"&gt;11798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11803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125</text:p>
          </table:table-cell>
          <table:table-cell table:style-name="ce1" office:value-type="string">
            <text:p>&lt;value type="percent"&gt;0.142</text:p>
          </table:table-cell>
          <table:table-cell table:style-name="ce1" office:value-type="string">
            <text:p>&lt;value type="USD"&gt;1295</text:p>
          </table:table-cell>
          <table:table-cell table:style-name="ce1" office:value-type="string">
            <text:p>&lt;value type="USD"&gt;1150000</text:p>
          </table:table-cell>
          <table:table-cell table:style-name="ce1" office:value-type="string">
            <text:p>&lt;value type="USD"&gt;1085000</text:p>
          </table:table-cell>
          <table:table-cell table:style-name="ce1" office:value-type="string">
            <text:p>&lt;value type="USD"&gt;8409</text:p>
          </table:table-cell>
          <table:table-cell table:style-name="ce1" office:value-type="string">
            <text:p>&lt;value type="percent"&gt;0.11</text:p>
          </table:table-cell>
          <table:table-cell table:style-name="ce1" office:value-type="string">
            <text:p>&lt;value type="USD"&gt;1273</text:p>
          </table:table-cell>
          <table:table-cell table:style-name="ce1" office:value-type="string">
            <text:p>&lt;value type="percent"&gt;0.197</text:p>
          </table:table-cell>
          <table:table-cell table:style-name="ce1" office:value-type="string">
            <text:p>&lt;value type="percent"&gt;0.0160642570281</text:p>
          </table:table-cell>
          <table:table-cell table:style-name="ce1" office:value-type="string">
            <text:p>&lt;value type="percent"&gt;0.053547523427</text:p>
          </table:table-cell>
          <table:table-cell table:style-name="ce1" office:value-type="string">
            <text:p>&lt;value type="percent"&gt;0.2704149933065</text:p>
          </table:table-cell>
          <table:table-cell table:style-name="ce1" office:value-type="string">
            <text:p>&lt;value type="percent"&gt;0.2603748326639</text:p>
          </table:table-cell>
          <table:table-cell table:style-name="ce1" office:value-type="string">
            <text:p>&lt;value type="percent"&gt;0.0816599732262</text:p>
          </table:table-cell>
          <table:table-cell table:style-name="ce1"/>
          <table:table-cell table:style-name="ce1" office:value-type="string">
            <text:p>&lt;value type="percent"&gt;0.317938420348</text:p>
          </table:table-cell>
          <table:table-cell table:style-name="ce1" table:number-columns-repeated="6"/>
          <table:table-cell table:style-name="ce1" office:value-type="string">
            <text:p>&lt;value type="percent"&gt;0.7398489140698</text:p>
          </table:table-cell>
          <table:table-cell table:style-name="ce1" office:value-type="string">
            <text:p>&lt;value type="percent"&gt;0.2592067988668</text:p>
          </table:table-cell>
          <table:table-cell table:style-name="ce1"/>
          <table:table-cell table:number-columns-repeated="7" table:style-name="ce1" office:value-type="string">
            <text:p>&lt;values&gt;none</text:p>
          </table:table-cell>
          <table:table-cell table:style-name="ce1" table:number-columns-repeated="982"/>
        </table:table-row>
        <table:table-row table:style-name="ro2" table:visibility="filter">
          <table:table-cell office:value-type="float" office:value="10006">
            <text:p>10006</text:p>
          </table:table-cell>
          <table:table-cell office:value-type="float" office:value="61620">
            <text:p>61620</text:p>
          </table:table-cell>
          <table:table-cell office:value-type="float" office:value="40.7322">
            <text:p>40.7322</text:p>
          </table:table-cell>
          <table:table-cell office:value-type="float" office:value="-73.984607">
            <text:p>-73.984607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39</text:p>
          </table:table-cell>
          <table:table-cell office:value-type="string">
            <text:p>&lt;value type="USD"&gt;1266</text:p>
          </table:table-cell>
          <table:table-cell office:value-type="string">
            <text:p>&lt;value type="USD"&gt;1785000</text:p>
          </table:table-cell>
          <table:table-cell office:value-type="string">
            <text:p>&lt;value type="USD"&gt;665000</text:p>
          </table:table-cell>
          <table:table-cell office:value-type="string">
            <text:p>&lt;value type="USD"&gt;2620</text:p>
          </table:table-cell>
          <table:table-cell office:value-type="string">
            <text:p>&lt;value type="percent"&gt;0.193</text:p>
          </table:table-cell>
          <table:table-cell office:value-type="string">
            <text:p>&lt;value type="USD"&gt;1918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07">
            <text:p>10007</text:p>
          </table:table-cell>
          <table:table-cell table:style-name="ce1" office:value-type="float" office:value="61621">
            <text:p>61621</text:p>
          </table:table-cell>
          <table:table-cell table:style-name="ce1" office:value-type="float" office:value="40.713498">
            <text:p>40.713498</text:p>
          </table:table-cell>
          <table:table-cell table:style-name="ce1" office:value-type="float" office:value="-74.007103">
            <text:p>-74.007103</text:p>
          </table:table-cell>
          <table:table-cell table:style-name="ce1" office:value-type="string">
            <text:p>&lt;value type="USD"&gt;2551100</text:p>
          </table:table-cell>
          <table:table-cell table:style-name="ce1" office:value-type="string">
            <text:p>&lt;values&gt;none</text:p>
          </table:table-cell>
          <table:table-cell table:style-name="ce1" office:value-type="string">
            <text:p>&lt;value type="USD"&gt;2550800</text:p>
          </table:table-cell>
          <table:table-cell table:number-columns-repeated="3" table:style-name="ce1" office:value-type="string">
            <text:p>&lt;values&gt;none</text:p>
          </table:table-cell>
          <table:table-cell table:style-name="ce1" office:value-type="string">
            <text:p>&lt;value type="percent"&gt;0.136</text:p>
          </table:table-cell>
          <table:table-cell table:style-name="ce1" office:value-type="string">
            <text:p>&lt;value type="percent"&gt;0.085</text:p>
          </table:table-cell>
          <table:table-cell table:style-name="ce1" office:value-type="string">
            <text:p>&lt;value type="USD"&gt;1725</text:p>
          </table:table-cell>
          <table:table-cell table:style-name="ce1" office:value-type="string">
            <text:p>&lt;value type="USD"&gt;4725000</text:p>
          </table:table-cell>
          <table:table-cell table:style-name="ce1" office:value-type="string">
            <text:p>&lt;value type="USD"&gt;2240000</text:p>
          </table:table-cell>
          <table:table-cell table:style-name="ce1" office:value-type="string">
            <text:p>&lt;value type="USD"&gt;10800</text:p>
          </table:table-cell>
          <table:table-cell table:style-name="ce1" office:value-type="string">
            <text:p>&lt;value type="percent"&gt;0.066</text:p>
          </table:table-cell>
          <table:table-cell table:style-name="ce1" office:value-type="string">
            <text:p>&lt;value type="USD"&gt;2648</text:p>
          </table:table-cell>
          <table:table-cell table:style-name="ce1" office:value-type="string">
            <text:p>&lt;value type="percent"&gt;0.183</text:p>
          </table:table-cell>
          <table:table-cell table:style-name="ce1" table:number-columns-repeated="13"/>
          <table:table-cell table:style-name="ce1" office:value-type="string">
            <text:p>&lt;value type="percent"&gt;0.7916446324695</text:p>
          </table:table-cell>
          <table:table-cell table:style-name="ce1" office:value-type="string">
            <text:p>&lt;value type="percent"&gt;0.2051824431517</text:p>
          </table:table-cell>
          <table:table-cell table:number-columns-repeated="7" table:style-name="ce1" office:value-type="string">
            <text:p>&lt;values&gt;none</text:p>
          </table:table-cell>
          <table:table-cell table:style-name="ce1" table:number-columns-repeated="983"/>
        </table:table-row>
        <table:table-row table:style-name="ro2" table:visibility="filter">
          <table:table-cell office:value-type="float" office:value="10038">
            <text:p>10038</text:p>
          </table:table-cell>
          <table:table-cell office:value-type="float" office:value="61652">
            <text:p>61652</text:p>
          </table:table-cell>
          <table:table-cell office:value-type="float" office:value="40.709599">
            <text:p>40.709599</text:p>
          </table:table-cell>
          <table:table-cell office:value-type="float" office:value="-74.003273">
            <text:p>-74.00327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28</text:p>
          </table:table-cell>
          <table:table-cell office:value-type="string">
            <text:p>&lt;value type="USD"&gt;1255</text:p>
          </table:table-cell>
          <table:table-cell office:value-type="string">
            <text:p>&lt;value type="USD"&gt;1100000</text:p>
          </table:table-cell>
          <table:table-cell office:value-type="string">
            <text:p>&lt;value type="USD"&gt;905000</text:p>
          </table:table-cell>
          <table:table-cell office:value-type="string">
            <text:p>&lt;value type="USD"&gt;8351</text:p>
          </table:table-cell>
          <table:table-cell office:value-type="string">
            <text:p>&lt;value type="percent"&gt;0.082</text:p>
          </table:table-cell>
          <table:table-cell office:value-type="string">
            <text:p>&lt;value type="USD"&gt;1102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table:style-name="ce2" office:value-type="float" office:value="10280">
            <text:p>10280</text:p>
          </table:table-cell>
          <table:table-cell table:style-name="ce2" office:value-type="float" office:value="61771">
            <text:p>61771</text:p>
          </table:table-cell>
          <table:table-cell table:style-name="ce2" office:value-type="float" office:value="40.708595">
            <text:p>40.708595</text:p>
          </table:table-cell>
          <table:table-cell table:style-name="ce2" office:value-type="float" office:value="-74.020033">
            <text:p>-74.020033</text:p>
          </table:table-cell>
          <table:table-cell table:style-name="ce2" office:value-type="string">
            <text:p>&lt;value type="USD"&gt;7252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USD"&gt;725500</text:p>
          </table:table-cell>
          <table:table-cell table:number-columns-repeated="3" table:style-name="ce2" office:value-type="string">
            <text:p>&lt;values&gt;none</text:p>
          </table:table-cell>
          <table:table-cell table:style-name="ce2" office:value-type="string">
            <text:p>&lt;value type="percent"&gt;0.16</text:p>
          </table:table-cell>
          <table:table-cell table:style-name="ce2" office:value-type="string">
            <text:p>&lt;value type="percent"&gt;0.286</text:p>
          </table:table-cell>
          <table:table-cell table:style-name="ce2" office:value-type="string">
            <text:p>&lt;value type="USD"&gt;1046</text:p>
          </table:table-cell>
          <table:table-cell table:style-name="ce2" office:value-type="string">
            <text:p>&lt;value type="USD"&gt;699000</text:p>
          </table:table-cell>
          <table:table-cell table:style-name="ce2" office:value-type="string">
            <text:p>&lt;value type="USD"&gt;628000</text:p>
          </table:table-cell>
          <table:table-cell table:style-name="ce2" office:value-type="string">
            <text:p>&lt;value type="USD"&gt;13280</text:p>
          </table:table-cell>
          <table:table-cell table:style-name="ce2" office:value-type="string">
            <text:p>&lt;value type="percent"&gt;0.045</text:p>
          </table:table-cell>
          <table:table-cell table:style-name="ce2" office:value-type="string">
            <text:p>&lt;value type="USD"&gt;1030</text:p>
          </table:table-cell>
          <table:table-cell table:style-name="ce2" office:value-type="string">
            <text:p>&lt;value type="percent"&gt;0.207</text:p>
          </table:table-cell>
          <table:table-cell table:style-name="ce2" office:value-type="string">
            <text:p>&lt;value type="percent"&gt;0.8359326263256</text:p>
          </table:table-cell>
          <table:table-cell table:style-name="ce2" office:value-type="string">
            <text:p>&lt;value type="percent"&gt;0.1316281971303</text:p>
          </table:table-cell>
          <table:table-cell table:style-name="ce2" office:value-type="string">
            <text:p>&lt;value type="percent"&gt;0.0208983156581</text:p>
          </table:table-cell>
          <table:table-cell table:style-name="ce2" office:value-type="string">
            <text:p>&lt;value type="percent"&gt;0.008421709295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9804400977995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0189486552567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90"/>
        </table:table-row>
        <table:table-row table:style-name="ro2" table:visibility="filter">
          <table:table-cell office:value-type="float" office:value="10002">
            <text:p>10002</text:p>
          </table:table-cell>
          <table:table-cell office:value-type="float" office:value="61616">
            <text:p>61616</text:p>
          </table:table-cell>
          <table:table-cell office:value-type="float" office:value="40.716469">
            <text:p>40.716469</text:p>
          </table:table-cell>
          <table:table-cell office:value-type="float" office:value="-73.985199">
            <text:p>-73.985199</text:p>
          </table:table-cell>
          <table:table-cell office:value-type="string">
            <text:p>&lt;value type="USD"&gt;889600</text:p>
          </table:table-cell>
          <table:table-cell table:number-columns-repeated="5" office:value-type="string">
            <text:p>&lt;values&gt;none</text:p>
          </table:table-cell>
          <table:table-cell office:value-type="string">
            <text:p>&lt;value type="percent"&gt;0.212</text:p>
          </table:table-cell>
          <table:table-cell office:value-type="string">
            <text:p>&lt;value type="percent"&gt;0.091</text:p>
          </table:table-cell>
          <table:table-cell office:value-type="string">
            <text:p>&lt;value type="USD"&gt;1288</text:p>
          </table:table-cell>
          <table:table-cell office:value-type="string">
            <text:p>&lt;value type="USD"&gt;699000</text:p>
          </table:table-cell>
          <table:table-cell office:value-type="string">
            <text:p>&lt;value type="USD"&gt;591800</text:p>
          </table:table-cell>
          <table:table-cell office:value-type="string">
            <text:p>&lt;value type="USD"&gt;5345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1037</text:p>
          </table:table-cell>
          <table:table-cell office:value-type="string">
            <text:p>&lt;value type="percent"&gt;0.094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03">
            <text:p>10003</text:p>
          </table:table-cell>
          <table:table-cell office:value-type="float" office:value="61617">
            <text:p>61617</text:p>
          </table:table-cell>
          <table:table-cell office:value-type="float" office:value="40.731303">
            <text:p>40.731303</text:p>
          </table:table-cell>
          <table:table-cell office:value-type="float" office:value="-73.988418">
            <text:p>-73.988418</text:p>
          </table:table-cell>
          <table:table-cell office:value-type="string">
            <text:p>&lt;value type="USD"&gt;1425400</text:p>
          </table:table-cell>
          <table:table-cell office:value-type="string">
            <text:p>&lt;values&gt;none</text:p>
          </table:table-cell>
          <table:table-cell office:value-type="string">
            <text:p>&lt;value type="USD"&gt;13982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7</text:p>
          </table:table-cell>
          <table:table-cell office:value-type="string">
            <text:p>&lt;value type="percent"&gt;0.183</text:p>
          </table:table-cell>
          <table:table-cell office:value-type="string">
            <text:p>&lt;value type="USD"&gt;1619</text:p>
          </table:table-cell>
          <table:table-cell office:value-type="string">
            <text:p>&lt;value type="USD"&gt;1350000</text:p>
          </table:table-cell>
          <table:table-cell office:value-type="string">
            <text:p>&lt;value type="USD"&gt;873000</text:p>
          </table:table-cell>
          <table:table-cell office:value-type="string">
            <text:p>&lt;value type="USD"&gt;10245</text:p>
          </table:table-cell>
          <table:table-cell office:value-type="string">
            <text:p>&lt;value type="percent"&gt;0.091</text:p>
          </table:table-cell>
          <table:table-cell office:value-type="string">
            <text:p>&lt;value type="USD"&gt;1647</text:p>
          </table:table-cell>
          <table:table-cell office:value-type="string">
            <text:p>&lt;value type="percent"&gt;0.053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09">
            <text:p>10009</text:p>
          </table:table-cell>
          <table:table-cell office:value-type="float" office:value="61623">
            <text:p>61623</text:p>
          </table:table-cell>
          <table:table-cell office:value-type="float" office:value="40.727084">
            <text:p>40.727084</text:p>
          </table:table-cell>
          <table:table-cell office:value-type="float" office:value="-73.974984">
            <text:p>-73.974984</text:p>
          </table:table-cell>
          <table:table-cell office:value-type="string">
            <text:p>&lt;value type="USD"&gt;1064700</text:p>
          </table:table-cell>
          <table:table-cell office:value-type="string">
            <text:p>&lt;values&gt;none</text:p>
          </table:table-cell>
          <table:table-cell office:value-type="string">
            <text:p>&lt;value type="USD"&gt;1073200</text:p>
          </table:table-cell>
          <table:table-cell table:number-columns-repeated="3" office:value-type="string">
            <text:p>&lt;values&gt;none</text:p>
          </table:table-cell>
          <table:table-cell table:number-columns-repeated="2" office:value-type="string">
            <text:p>&lt;value type="percent"&gt;0.193</text:p>
          </table:table-cell>
          <table:table-cell office:value-type="string">
            <text:p>&lt;value type="USD"&gt;1345</text:p>
          </table:table-cell>
          <table:table-cell office:value-type="string">
            <text:p>&lt;value type="USD"&gt;785000</text:p>
          </table:table-cell>
          <table:table-cell office:value-type="string">
            <text:p>&lt;value type="USD"&gt;500000</text:p>
          </table:table-cell>
          <table:table-cell office:value-type="string">
            <text:p>&lt;value type="USD"&gt;5389</text:p>
          </table:table-cell>
          <table:table-cell office:value-type="string">
            <text:p>&lt;value type="percent"&gt;0.06</text:p>
          </table:table-cell>
          <table:table-cell office:value-type="string">
            <text:p>&lt;value type="USD"&gt;1197</text:p>
          </table:table-cell>
          <table:table-cell office:value-type="string">
            <text:p>&lt;value type="percent"&gt;0.067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21">
            <text:p>10021</text:p>
          </table:table-cell>
          <table:table-cell office:value-type="float" office:value="61635">
            <text:p>61635</text:p>
          </table:table-cell>
          <table:table-cell office:value-type="float" office:value="40.77032">
            <text:p>40.77032</text:p>
          </table:table-cell>
          <table:table-cell office:value-type="float" office:value="-73.960099">
            <text:p>-73.960099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78</text:p>
          </table:table-cell>
          <table:table-cell office:value-type="string">
            <text:p>&lt;value&gt;0</text:p>
          </table:table-cell>
          <table:table-cell office:value-type="string">
            <text:p>&lt;value type="USD"&gt;1545000</text:p>
          </table:table-cell>
          <table:table-cell office:value-type="string">
            <text:p>&lt;value type="USD"&gt;918500</text:p>
          </table:table-cell>
          <table:table-cell office:value-type="string">
            <text:p>&lt;value type="USD"&gt;12660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USD"&gt;1538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28">
            <text:p>10028</text:p>
          </table:table-cell>
          <table:table-cell office:value-type="float" office:value="61642">
            <text:p>61642</text:p>
          </table:table-cell>
          <table:table-cell office:value-type="float" office:value="40.78123">
            <text:p>40.78123</text:p>
          </table:table-cell>
          <table:table-cell office:value-type="float" office:value="-73.954827">
            <text:p>-73.954827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31</text:p>
          </table:table-cell>
          <table:table-cell office:value-type="string">
            <text:p>&lt;value&gt;0</text:p>
          </table:table-cell>
          <table:table-cell office:value-type="string">
            <text:p>&lt;value type="USD"&gt;1595000</text:p>
          </table:table-cell>
          <table:table-cell office:value-type="string">
            <text:p>&lt;value type="USD"&gt;913300</text:p>
          </table:table-cell>
          <table:table-cell office:value-type="string">
            <text:p>&lt;value type="USD"&gt;11592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1245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table:style-name="ce2" office:value-type="float" office:value="10044">
            <text:p>10044</text:p>
          </table:table-cell>
          <table:table-cell table:style-name="ce2" office:value-type="float" office:value="61657">
            <text:p>61657</text:p>
          </table:table-cell>
          <table:table-cell table:style-name="ce2" office:value-type="float" office:value="40.728584">
            <text:p>40.728584</text:p>
          </table:table-cell>
          <table:table-cell table:style-name="ce2" office:value-type="float" office:value="-73.980923">
            <text:p>-73.980923</text:p>
          </table:table-cell>
          <table:table-cell table:number-columns-repeated="6" table:style-name="ce2" office:value-type="string">
            <text:p>&lt;values&gt;none</text:p>
          </table:table-cell>
          <table:table-cell table:style-name="ce2" office:value-type="string">
            <text:p>&lt;value&gt;0</text:p>
          </table:table-cell>
          <table:table-cell table:style-name="ce2" office:value-type="string">
            <text:p>&lt;value type="percent"&gt;0.438</text:p>
          </table:table-cell>
          <table:table-cell table:style-name="ce2" office:value-type="string">
            <text:p>&lt;value&gt;0</text:p>
          </table:table-cell>
          <table:table-cell table:style-name="ce2" office:value-type="string">
            <text:p>&lt;value type="USD"&gt;745000</text:p>
          </table:table-cell>
          <table:table-cell table:style-name="ce2" office:value-type="string">
            <text:p>&lt;value type="USD"&gt;47445200</text:p>
          </table:table-cell>
          <table:table-cell table:style-name="ce2" office:value-type="string">
            <text:p>&lt;value type="USD"&gt;1989</text:p>
          </table:table-cell>
          <table:table-cell table:style-name="ce2" office:value-type="string">
            <text:p>&lt;value type="percent"&gt;0.041</text:p>
          </table:table-cell>
          <table:table-cell table:style-name="ce2" office:value-type="string">
            <text:p>&lt;value type="USD"&gt;961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percent"&gt;0.9948275862068</text:p>
          </table:table-cell>
          <table:table-cell table:style-name="ce2" office:value-type="string">
            <text:p>&lt;value type="percent"&gt;0.6546112115732</text:p>
          </table:table-cell>
          <table:table-cell table:style-name="ce2" office:value-type="string">
            <text:p>&lt;value type="percent"&gt;0.2875226039783</text:p>
          </table:table-cell>
          <table:table-cell table:style-name="ce2" office:value-type="string">
            <text:p>&lt;value type="percent"&gt;0.0524412296564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8827160493827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1172839506172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90"/>
        </table:table-row>
        <table:table-row table:style-name="ro2" table:visibility="filter">
          <table:table-cell office:value-type="float" office:value="10128">
            <text:p>10128</text:p>
          </table:table-cell>
          <table:table-cell office:value-type="float" office:value="61703">
            <text:p>61703</text:p>
          </table:table-cell>
          <table:table-cell office:value-type="float" office:value="40.781913">
            <text:p>40.781913</text:p>
          </table:table-cell>
          <table:table-cell office:value-type="float" office:value="-73.952544">
            <text:p>-73.952544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43</text:p>
          </table:table-cell>
          <table:table-cell office:value-type="string">
            <text:p>&lt;value&gt;0</text:p>
          </table:table-cell>
          <table:table-cell office:value-type="string">
            <text:p>&lt;value type="USD"&gt;1199000</text:p>
          </table:table-cell>
          <table:table-cell office:value-type="string">
            <text:p>&lt;value type="USD"&gt;849800</text:p>
          </table:table-cell>
          <table:table-cell office:value-type="string">
            <text:p>&lt;value type="USD"&gt;11672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USD"&gt;114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23">
            <text:p>10023</text:p>
          </table:table-cell>
          <table:table-cell office:value-type="float" office:value="61637">
            <text:p>61637</text:p>
          </table:table-cell>
          <table:table-cell office:value-type="float" office:value="40.776566">
            <text:p>40.776566</text:p>
          </table:table-cell>
          <table:table-cell office:value-type="float" office:value="-73.981582">
            <text:p>-73.981582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2</text:p>
          </table:table-cell>
          <table:table-cell office:value-type="string">
            <text:p>&lt;value&gt;0</text:p>
          </table:table-cell>
          <table:table-cell office:value-type="string">
            <text:p>&lt;value type="USD"&gt;1150000</text:p>
          </table:table-cell>
          <table:table-cell office:value-type="string">
            <text:p>&lt;value type="USD"&gt;985200</text:p>
          </table:table-cell>
          <table:table-cell office:value-type="string">
            <text:p>&lt;value type="USD"&gt;11390</text:p>
          </table:table-cell>
          <table:table-cell office:value-type="string">
            <text:p>&lt;value type="percent"&gt;0.065</text:p>
          </table:table-cell>
          <table:table-cell office:value-type="string">
            <text:p>&lt;value type="USD"&gt;168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24">
            <text:p>10024</text:p>
          </table:table-cell>
          <table:table-cell office:value-type="float" office:value="61638">
            <text:p>61638</text:p>
          </table:table-cell>
          <table:table-cell office:value-type="float" office:value="40.78552">
            <text:p>40.78552</text:p>
          </table:table-cell>
          <table:table-cell office:value-type="float" office:value="-73.982263">
            <text:p>-73.98226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4</text:p>
          </table:table-cell>
          <table:table-cell office:value-type="string">
            <text:p>&lt;value&gt;0</text:p>
          </table:table-cell>
          <table:table-cell office:value-type="string">
            <text:p>&lt;value type="USD"&gt;1550000</text:p>
          </table:table-cell>
          <table:table-cell office:value-type="string">
            <text:p>&lt;value type="USD"&gt;1102200</text:p>
          </table:table-cell>
          <table:table-cell office:value-type="string">
            <text:p>&lt;value type="USD"&gt;11794</text:p>
          </table:table-cell>
          <table:table-cell office:value-type="string">
            <text:p>&lt;value type="percent"&gt;0.074</text:p>
          </table:table-cell>
          <table:table-cell office:value-type="string">
            <text:p>&lt;value type="USD"&gt;1464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25">
            <text:p>10025</text:p>
          </table:table-cell>
          <table:table-cell office:value-type="float" office:value="61639">
            <text:p>61639</text:p>
          </table:table-cell>
          <table:table-cell office:value-type="float" office:value="40.79954">
            <text:p>40.79954</text:p>
          </table:table-cell>
          <table:table-cell office:value-type="float" office:value="-73.969685">
            <text:p>-73.969685</text:p>
          </table:table-cell>
          <table:table-cell office:value-type="string">
            <text:p>&lt;value type="USD"&gt;1037900</text:p>
          </table:table-cell>
          <table:table-cell office:value-type="string">
            <text:p>&lt;values&gt;none</text:p>
          </table:table-cell>
          <table:table-cell office:value-type="string">
            <text:p>&lt;value type="USD"&gt;10361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71</text:p>
          </table:table-cell>
          <table:table-cell office:value-type="string">
            <text:p>&lt;value type="percent"&gt;0.181</text:p>
          </table:table-cell>
          <table:table-cell office:value-type="string">
            <text:p>&lt;value type="USD"&gt;1191</text:p>
          </table:table-cell>
          <table:table-cell office:value-type="string">
            <text:p>&lt;value type="USD"&gt;925000</text:p>
          </table:table-cell>
          <table:table-cell office:value-type="string">
            <text:p>&lt;value type="USD"&gt;831000</text:p>
          </table:table-cell>
          <table:table-cell office:value-type="string">
            <text:p>&lt;value type="USD"&gt;5135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1201</text:p>
          </table:table-cell>
          <table:table-cell office:value-type="string">
            <text:p>&lt;value type="percent"&gt;0.115</text:p>
          </table:table-cell>
          <table:table-cell table:number-columns-repeated="1005"/>
        </table:table-row>
        <table:table-row table:style-name="ro2">
          <table:table-cell table:style-name="ce2" office:value-type="float" office:value="10031">
            <text:p>10031</text:p>
          </table:table-cell>
          <table:table-cell table:style-name="ce2" office:value-type="float" office:value="61645">
            <text:p>61645</text:p>
          </table:table-cell>
          <table:table-cell table:style-name="ce2" office:value-type="float" office:value="40.830776">
            <text:p>40.830776</text:p>
          </table:table-cell>
          <table:table-cell table:style-name="ce2" office:value-type="float" office:value="-73.953803">
            <text:p>-73.953803</text:p>
          </table:table-cell>
          <table:table-cell table:style-name="ce2" office:value-type="string">
            <text:p>&lt;value type="USD"&gt;619500</text:p>
          </table:table-cell>
          <table:table-cell table:number-columns-repeated="5" table:style-name="ce2" office:value-type="string">
            <text:p>&lt;values&gt;none</text:p>
          </table:table-cell>
          <table:table-cell table:style-name="ce2" office:value-type="string">
            <text:p>&lt;value type="percent"&gt;0.13</text:p>
          </table:table-cell>
          <table:table-cell table:style-name="ce2" office:value-type="string">
            <text:p>&lt;value type="percent"&gt;0.132</text:p>
          </table:table-cell>
          <table:table-cell table:style-name="ce2" office:value-type="string">
            <text:p>&lt;value type="USD"&gt;644</text:p>
          </table:table-cell>
          <table:table-cell table:style-name="ce2" office:value-type="string">
            <text:p>&lt;value type="USD"&gt;499000</text:p>
          </table:table-cell>
          <table:table-cell table:style-name="ce2" office:value-type="string">
            <text:p>&lt;value type="USD"&gt;375000</text:p>
          </table:table-cell>
          <table:table-cell table:style-name="ce2" office:value-type="string">
            <text:p>&lt;value type="USD"&gt;2923</text:p>
          </table:table-cell>
          <table:table-cell table:style-name="ce2" office:value-type="string">
            <text:p>&lt;value type="percent"&gt;0.085</text:p>
          </table:table-cell>
          <table:table-cell table:style-name="ce2" office:value-type="string">
            <text:p>&lt;value type="USD"&gt;624</text:p>
          </table:table-cell>
          <table:table-cell table:style-name="ce2" office:value-type="string">
            <text:p>&lt;value type="percent"&gt;0.14</text:p>
          </table:table-cell>
          <table:table-cell table:style-name="ce2" office:value-type="string">
            <text:p>&lt;value type="percent"&gt;0.1477457903313</text:p>
          </table:table-cell>
          <table:table-cell table:style-name="ce2" office:value-type="string">
            <text:p>&lt;value type="percent"&gt;0.0543183052688</text:p>
          </table:table-cell>
          <table:table-cell table:style-name="ce2" office:value-type="string">
            <text:p>&lt;value type="percent"&gt;0.4057577403585</text:p>
          </table:table-cell>
          <table:table-cell table:style-name="ce2" office:value-type="string">
            <text:p>&lt;value type="percent"&gt;0.3758826724606</text:p>
          </table:table-cell>
          <table:table-cell table:style-name="ce2" office:value-type="string">
            <text:p>&lt;value type="percent"&gt;0.0119500271591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93"/>
        </table:table-row>
        <table:table-row table:style-name="ro2" table:visibility="filter">
          <table:table-cell office:value-type="float" office:value="10032">
            <text:p>10032</text:p>
          </table:table-cell>
          <table:table-cell office:value-type="float" office:value="61646">
            <text:p>61646</text:p>
          </table:table-cell>
          <table:table-cell office:value-type="float" office:value="40.840341">
            <text:p>40.840341</text:p>
          </table:table-cell>
          <table:table-cell office:value-type="float" office:value="-73.941887">
            <text:p>-73.941887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45</text:p>
          </table:table-cell>
          <table:table-cell office:value-type="string">
            <text:p>&lt;value&gt;0</text:p>
          </table:table-cell>
          <table:table-cell office:value-type="string">
            <text:p>&lt;value type="USD"&gt;499900</text:p>
          </table:table-cell>
          <table:table-cell office:value-type="string">
            <text:p>&lt;value type="USD"&gt;499000</text:p>
          </table:table-cell>
          <table:table-cell office:value-type="string">
            <text:p>&lt;value type="USD"&gt;2265</text:p>
          </table:table-cell>
          <table:table-cell office:value-type="string">
            <text:p>&lt;value type="percent"&gt;0.074</text:p>
          </table:table-cell>
          <table:table-cell office:value-type="string">
            <text:p>&lt;value type="USD"&gt;673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33">
            <text:p>10033</text:p>
          </table:table-cell>
          <table:table-cell office:value-type="float" office:value="61647">
            <text:p>61647</text:p>
          </table:table-cell>
          <table:table-cell office:value-type="float" office:value="40.852752">
            <text:p>40.852752</text:p>
          </table:table-cell>
          <table:table-cell office:value-type="float" office:value="-73.939561">
            <text:p>-73.939561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1</text:p>
          </table:table-cell>
          <table:table-cell office:value-type="string">
            <text:p>&lt;value&gt;0</text:p>
          </table:table-cell>
          <table:table-cell office:value-type="string">
            <text:p>&lt;value type="USD"&gt;465000</text:p>
          </table:table-cell>
          <table:table-cell office:value-type="string">
            <text:p>&lt;value type="USD"&gt;439300</text:p>
          </table:table-cell>
          <table:table-cell office:value-type="string">
            <text:p>&lt;value type="USD"&gt;3704</text:p>
          </table:table-cell>
          <table:table-cell office:value-type="string">
            <text:p>&lt;value type="percent"&gt;0.101</text:p>
          </table:table-cell>
          <table:table-cell office:value-type="string">
            <text:p>&lt;value type="USD"&gt;52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34">
            <text:p>10034</text:p>
          </table:table-cell>
          <table:table-cell office:value-type="float" office:value="61648">
            <text:p>61648</text:p>
          </table:table-cell>
          <table:table-cell office:value-type="float" office:value="40.868911">
            <text:p>40.868911</text:p>
          </table:table-cell>
          <table:table-cell office:value-type="float" office:value="-73.92708">
            <text:p>-73.92708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55</text:p>
          </table:table-cell>
          <table:table-cell office:value-type="string">
            <text:p>&lt;value&gt;0</text:p>
          </table:table-cell>
          <table:table-cell office:value-type="string">
            <text:p>&lt;value type="USD"&gt;320000</text:p>
          </table:table-cell>
          <table:table-cell office:value-type="string">
            <text:p>&lt;value type="USD"&gt;315000</text:p>
          </table:table-cell>
          <table:table-cell office:value-type="string">
            <text:p>&lt;value type="USD"&gt;2541</text:p>
          </table:table-cell>
          <table:table-cell office:value-type="string">
            <text:p>&lt;value type="percent"&gt;0.114</text:p>
          </table:table-cell>
          <table:table-cell office:value-type="string">
            <text:p>&lt;value type="USD"&gt;424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0040">
            <text:p>10040</text:p>
          </table:table-cell>
          <table:table-cell office:value-type="float" office:value="61654">
            <text:p>61654</text:p>
          </table:table-cell>
          <table:table-cell office:value-type="float" office:value="40.856211">
            <text:p>40.856211</text:p>
          </table:table-cell>
          <table:table-cell office:value-type="float" office:value="-73.930552">
            <text:p>-73.930552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7</text:p>
          </table:table-cell>
          <table:table-cell office:value-type="string">
            <text:p>&lt;value&gt;0</text:p>
          </table:table-cell>
          <table:table-cell office:value-type="string">
            <text:p>&lt;value type="USD"&gt;389000</text:p>
          </table:table-cell>
          <table:table-cell office:value-type="string">
            <text:p>&lt;value type="USD"&gt;327300</text:p>
          </table:table-cell>
          <table:table-cell office:value-type="string">
            <text:p>&lt;value type="USD"&gt;6178</text:p>
          </table:table-cell>
          <table:table-cell office:value-type="string">
            <text:p>&lt;value type="percent"&gt;0.112</text:p>
          </table:table-cell>
          <table:table-cell office:value-type="string">
            <text:p>&lt;value type="USD"&gt;46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1361">
            <text:p>11361</text:p>
          </table:table-cell>
          <table:table-cell office:value-type="float" office:value="62073">
            <text:p>62073</text:p>
          </table:table-cell>
          <table:table-cell office:value-type="float" office:value="40.762907">
            <text:p>40.762907</text:p>
          </table:table-cell>
          <table:table-cell office:value-type="float" office:value="-73.765736">
            <text:p>-73.765736</text:p>
          </table:table-cell>
          <table:table-cell office:value-type="string">
            <text:p>&lt;value type="USD"&gt;657200</text:p>
          </table:table-cell>
          <table:table-cell office:value-type="string">
            <text:p>&lt;value type="USD"&gt;6645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6498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39</text:p>
          </table:table-cell>
          <table:table-cell office:value-type="string">
            <text:p>&lt;value type="percent"&gt;0.324</text:p>
          </table:table-cell>
          <table:table-cell office:value-type="string">
            <text:p>&lt;value type="USD"&gt;515</text:p>
          </table:table-cell>
          <table:table-cell office:value-type="string">
            <text:p>&lt;value type="USD"&gt;635000</text:p>
          </table:table-cell>
          <table:table-cell office:value-type="string">
            <text:p>&lt;value type="USD"&gt;597900</text:p>
          </table:table-cell>
          <table:table-cell office:value-type="string">
            <text:p>&lt;value type="USD"&gt;4709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498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percent"&gt;0.0372393247269</text:p>
          </table:table-cell>
          <table:table-cell office:value-type="string">
            <text:p>&lt;value type="percent"&gt;0.025653757034</text:p>
          </table:table-cell>
          <table:table-cell office:value-type="string">
            <text:p>&lt;value type="percent"&gt;0.3694141012909</text:p>
          </table:table-cell>
          <table:table-cell office:value-type="string">
            <text:p>&lt;value type="percent"&gt;0.3849718636213</text:p>
          </table:table-cell>
          <table:table-cell office:value-type="string">
            <text:p>&lt;value type="percent"&gt;0.1342270771267</text:p>
          </table:table-cell>
          <table:table-cell office:value-type="string">
            <text:p>&lt;value type="percent"&gt;0.04832836809</text:p>
          </table:table-cell>
          <table:table-cell office:value-type="string">
            <text:p>&lt;value type="percent"&gt;0.0501661129568</text:p>
          </table:table-cell>
          <table:table-cell office:value-type="string">
            <text:p>&lt;value type="percent"&gt;0.0244186046511</text:p>
          </table:table-cell>
          <table:table-cell office:value-type="string">
            <text:p>&lt;value type="percent"&gt;0.2950166112956</text:p>
          </table:table-cell>
          <table:table-cell office:value-type="string">
            <text:p>&lt;value type="percent"&gt;0.2089700996677</text:p>
          </table:table-cell>
          <table:table-cell office:value-type="string">
            <text:p>&lt;value type="percent"&gt;0.232392026578</text:p>
          </table:table-cell>
          <table:table-cell office:value-type="string">
            <text:p>&lt;value type="percent"&gt;0.1842192691029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>
          <table:table-cell table:style-name="ce2" office:value-type="float" office:value="11362">
            <text:p>11362</text:p>
          </table:table-cell>
          <table:table-cell table:style-name="ce2" office:value-type="float" office:value="62074">
            <text:p>62074</text:p>
          </table:table-cell>
          <table:table-cell table:style-name="ce2" office:value-type="float" office:value="40.758022">
            <text:p>40.758022</text:p>
          </table:table-cell>
          <table:table-cell table:style-name="ce2" office:value-type="float" office:value="-73.735054">
            <text:p>-73.735054</text:p>
          </table:table-cell>
          <table:table-cell table:style-name="ce2" office:value-type="string">
            <text:p>&lt;value type="USD"&gt;768400</text:p>
          </table:table-cell>
          <table:table-cell table:style-name="ce2" office:value-type="string">
            <text:p>&lt;value type="USD"&gt;797900</text:p>
          </table:table-cell>
          <table:table-cell table:style-name="ce2" office:value-type="string">
            <text:p>&lt;value type="USD"&gt;551500</text:p>
          </table:table-cell>
          <table:table-cell table:number-columns-repeated="3" table:style-name="ce2" office:value-type="string">
            <text:p>&lt;values&gt;none</text:p>
          </table:table-cell>
          <table:table-cell table:style-name="ce2" office:value-type="string">
            <text:p>&lt;value type="percent"&gt;0.224</text:p>
          </table:table-cell>
          <table:table-cell table:style-name="ce2" office:value-type="string">
            <text:p>&lt;value type="percent"&gt;0.274</text:p>
          </table:table-cell>
          <table:table-cell table:style-name="ce2" office:value-type="string">
            <text:p>&lt;value type="USD"&gt;505</text:p>
          </table:table-cell>
          <table:table-cell table:style-name="ce2" office:value-type="string">
            <text:p>&lt;value type="USD"&gt;368000</text:p>
          </table:table-cell>
          <table:table-cell table:style-name="ce2" office:value-type="string">
            <text:p>&lt;value type="USD"&gt;572300</text:p>
          </table:table-cell>
          <table:table-cell table:style-name="ce2" office:value-type="string">
            <text:p>&lt;value type="USD"&gt;5670</text:p>
          </table:table-cell>
          <table:table-cell table:style-name="ce2" office:value-type="string">
            <text:p>&lt;value type="percent"&gt;0.042</text:p>
          </table:table-cell>
          <table:table-cell table:style-name="ce2" office:value-type="string">
            <text:p>&lt;value type="USD"&gt;479</text:p>
          </table:table-cell>
          <table:table-cell table:style-name="ce2" office:value-type="string">
            <text:p>&lt;value type="percent"&gt;0.061</text:p>
          </table:table-cell>
          <table:table-cell table:style-name="ce2" office:value-type="string">
            <text:p>&lt;value type="percent"&gt;0.068921342557</text:p>
          </table:table-cell>
          <table:table-cell table:style-name="ce2" office:value-type="string">
            <text:p>&lt;value type="percent"&gt;0.0494491416858</text:p>
          </table:table-cell>
          <table:table-cell table:style-name="ce2" office:value-type="string">
            <text:p>&lt;value type="percent"&gt;0.2846528311555</text:p>
          </table:table-cell>
          <table:table-cell table:style-name="ce2" office:value-type="string">
            <text:p>&lt;value type="percent"&gt;0.1865231872918</text:p>
          </table:table-cell>
          <table:table-cell table:style-name="ce2" office:value-type="string">
            <text:p>&lt;value type="percent"&gt;0.2439149372277</text:p>
          </table:table-cell>
          <table:table-cell table:style-name="ce2" office:value-type="string">
            <text:p>&lt;value type="percent"&gt;0.1606456571867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92"/>
        </table:table-row>
        <table:table-row table:style-name="ro2" table:visibility="filter">
          <table:table-cell table:style-name="ce2" office:value-type="float" office:value="11363">
            <text:p>11363</text:p>
          </table:table-cell>
          <table:table-cell table:style-name="ce2" office:value-type="float" office:value="62075">
            <text:p>62075</text:p>
          </table:table-cell>
          <table:table-cell table:style-name="ce2" office:value-type="float" office:value="40.774053">
            <text:p>40.774053</text:p>
          </table:table-cell>
          <table:table-cell table:style-name="ce2" office:value-type="float" office:value="-73.744748">
            <text:p>-73.744748</text:p>
          </table:table-cell>
          <table:table-cell table:style-name="ce2" office:value-type="string">
            <text:p>&lt;value type="USD"&gt;853700</text:p>
          </table:table-cell>
          <table:table-cell table:style-name="ce2" office:value-type="string">
            <text:p>&lt;value type="USD"&gt;862400</text:p>
          </table:table-cell>
          <table:table-cell table:number-columns-repeated="4" table:style-name="ce2" office:value-type="string">
            <text:p>&lt;values&gt;none</text:p>
          </table:table-cell>
          <table:table-cell table:style-name="ce2" office:value-type="string">
            <text:p>&lt;value type="percent"&gt;0.449</text:p>
          </table:table-cell>
          <table:table-cell table:style-name="ce2" office:value-type="string">
            <text:p>&lt;value type="percent"&gt;0.454</text:p>
          </table:table-cell>
          <table:table-cell table:style-name="ce2" office:value-type="string">
            <text:p>&lt;value type="USD"&gt;518</text:p>
          </table:table-cell>
          <table:table-cell table:style-name="ce2" office:value-type="string">
            <text:p>&lt;value type="USD"&gt;785000</text:p>
          </table:table-cell>
          <table:table-cell table:style-name="ce2" office:value-type="string">
            <text:p>&lt;value&gt;0</text:p>
          </table:table-cell>
          <table:table-cell table:style-name="ce2" office:value-type="string">
            <text:p>&lt;value type="USD"&gt;5999</text:p>
          </table:table-cell>
          <table:table-cell table:style-name="ce2" office:value-type="string">
            <text:p>&lt;value type="percent"&gt;0.037</text:p>
          </table:table-cell>
          <table:table-cell table:style-name="ce2" office:value-type="string">
            <text:p>&lt;value type="USD"&gt;481</text:p>
          </table:table-cell>
          <table:table-cell table:style-name="ce2" office:value-type="string">
            <text:p>&lt;value type="percent"&gt;-0.02</text:p>
          </table:table-cell>
          <table:table-cell table:style-name="ce2" office:value-type="string">
            <text:p>&lt;value type="percent"&gt;0.0346074380165</text:p>
          </table:table-cell>
          <table:table-cell table:style-name="ce2" office:value-type="string">
            <text:p>&lt;value type="percent"&gt;0.0237603305785</text:p>
          </table:table-cell>
          <table:table-cell table:style-name="ce2" office:value-type="string">
            <text:p>&lt;value type="percent"&gt;0.5242768595041</text:p>
          </table:table-cell>
          <table:table-cell table:style-name="ce2" office:value-type="string">
            <text:p>&lt;value type="percent"&gt;0.209194214876</text:p>
          </table:table-cell>
          <table:table-cell table:style-name="ce2" office:value-type="string">
            <text:p>&lt;value type="percent"&gt;0.1787190082644</text:p>
          </table:table-cell>
          <table:table-cell table:style-name="ce2" office:value-type="string">
            <text:p>&lt;value type="percent"&gt;0.0294421487603</text:p>
          </table:table-cell>
          <table:table-cell table:style-name="ce2" office:value-type="string">
            <text:p>&lt;value type="percent"&gt;0.0642154324184</text:p>
          </table:table-cell>
          <table:table-cell table:style-name="ce2" office:value-type="string">
            <text:p>&lt;value type="percent"&gt;0.0875194199896</text:p>
          </table:table-cell>
          <table:table-cell table:style-name="ce2" office:value-type="string">
            <text:p>&lt;value type="percent"&gt;0.1962713619886</text:p>
          </table:table-cell>
          <table:table-cell table:style-name="ce2" office:value-type="string">
            <text:p>&lt;value type="percent"&gt;0.1563956499223</text:p>
          </table:table-cell>
          <table:table-cell table:style-name="ce2" office:value-type="string">
            <text:p>&lt;value type="percent"&gt;0.2703262558259</text:p>
          </table:table-cell>
          <table:table-cell table:style-name="ce2" office:value-type="string">
            <text:p>&lt;value type="percent"&gt;0.2206110823407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0085662759242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497745716861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7416591523895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80"/>
        </table:table-row>
        <table:table-row table:style-name="ro2">
          <table:table-cell table:style-name="ce2" office:value-type="float" office:value="11364">
            <text:p>11364</text:p>
          </table:table-cell>
          <table:table-cell table:style-name="ce2" office:value-type="float" office:value="62076">
            <text:p>62076</text:p>
          </table:table-cell>
          <table:table-cell table:style-name="ce2" office:value-type="float" office:value="40.744905">
            <text:p>40.744905</text:p>
          </table:table-cell>
          <table:table-cell table:style-name="ce2" office:value-type="float" office:value="-73.756824">
            <text:p>-73.756824</text:p>
          </table:table-cell>
          <table:table-cell table:style-name="ce2" office:value-type="string">
            <text:p>&lt;value type="USD"&gt;701500</text:p>
          </table:table-cell>
          <table:table-cell table:style-name="ce2" office:value-type="string">
            <text:p>&lt;value type="USD"&gt;712000</text:p>
          </table:table-cell>
          <table:table-cell table:style-name="ce2" office:value-type="string">
            <text:p>&lt;value type="USD"&gt;4641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USD"&gt;7126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percent"&gt;0.166</text:p>
          </table:table-cell>
          <table:table-cell table:style-name="ce2" office:value-type="string">
            <text:p>&lt;value type="percent"&gt;0.226</text:p>
          </table:table-cell>
          <table:table-cell table:style-name="ce2" office:value-type="string">
            <text:p>&lt;value type="USD"&gt;512</text:p>
          </table:table-cell>
          <table:table-cell table:style-name="ce2" office:value-type="string">
            <text:p>&lt;value type="USD"&gt;219000</text:p>
          </table:table-cell>
          <table:table-cell table:style-name="ce2" office:value-type="string">
            <text:p>&lt;value type="USD"&gt;259300</text:p>
          </table:table-cell>
          <table:table-cell table:style-name="ce2" office:value-type="string">
            <text:p>&lt;value type="USD"&gt;5124</text:p>
          </table:table-cell>
          <table:table-cell table:style-name="ce2" office:value-type="string">
            <text:p>&lt;value type="percent"&gt;0.047</text:p>
          </table:table-cell>
          <table:table-cell table:style-name="ce2" office:value-type="string">
            <text:p>&lt;value type="USD"&gt;344</text:p>
          </table:table-cell>
          <table:table-cell table:style-name="ce2" office:value-type="string">
            <text:p>&lt;value type="percent"&gt;0.043</text:p>
          </table:table-cell>
          <table:table-cell table:style-name="ce2" office:value-type="string">
            <text:p>&lt;value type="percent"&gt;0.0607907485544</text:p>
          </table:table-cell>
          <table:table-cell table:style-name="ce2" office:value-type="string">
            <text:p>&lt;value type="percent"&gt;0.0100015627441</text:p>
          </table:table-cell>
          <table:table-cell table:style-name="ce2" office:value-type="string">
            <text:p>&lt;value type="percent"&gt;0.3455227379278</text:p>
          </table:table-cell>
          <table:table-cell table:style-name="ce2" office:value-type="string">
            <text:p>&lt;value type="percent"&gt;0.2248788873261</text:p>
          </table:table-cell>
          <table:table-cell table:style-name="ce2" office:value-type="string">
            <text:p>&lt;value type="percent"&gt;0.2037818409126</text:p>
          </table:table-cell>
          <table:table-cell table:style-name="ce2" office:value-type="string">
            <text:p>&lt;value type="percent"&gt;0.1517424597593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92"/>
        </table:table-row>
        <table:table-row table:style-name="ro2">
          <table:table-cell table:style-name="ce2" office:value-type="float" office:value="11354">
            <text:p>11354</text:p>
          </table:table-cell>
          <table:table-cell table:style-name="ce2" office:value-type="float" office:value="62066">
            <text:p>62066</text:p>
          </table:table-cell>
          <table:table-cell table:style-name="ce2" office:value-type="float" office:value="40.766192">
            <text:p>40.766192</text:p>
          </table:table-cell>
          <table:table-cell table:style-name="ce2" office:value-type="float" office:value="-73.828843">
            <text:p>-73.828843</text:p>
          </table:table-cell>
          <table:table-cell table:style-name="ce2" office:value-type="string">
            <text:p>&lt;value type="USD"&gt;570700</text:p>
          </table:table-cell>
          <table:table-cell table:style-name="ce2" office:value-type="string">
            <text:p>&lt;value type="USD"&gt;725100</text:p>
          </table:table-cell>
          <table:table-cell table:style-name="ce2" office:value-type="string">
            <text:p>&lt;value type="USD"&gt;446300</text:p>
          </table:table-cell>
          <table:table-cell table:number-columns-repeated="3" table:style-name="ce2" office:value-type="string">
            <text:p>&lt;values&gt;none</text:p>
          </table:table-cell>
          <table:table-cell table:style-name="ce2" office:value-type="string">
            <text:p>&lt;value type="percent"&gt;0.168</text:p>
          </table:table-cell>
          <table:table-cell table:style-name="ce2" office:value-type="string">
            <text:p>&lt;value type="percent"&gt;0.18</text:p>
          </table:table-cell>
          <table:table-cell table:style-name="ce2" office:value-type="string">
            <text:p>&lt;value type="USD"&gt;517</text:p>
          </table:table-cell>
          <table:table-cell table:style-name="ce2" office:value-type="string">
            <text:p>&lt;value type="USD"&gt;275000</text:p>
          </table:table-cell>
          <table:table-cell table:style-name="ce2" office:value-type="string">
            <text:p>&lt;value type="USD"&gt;219300</text:p>
          </table:table-cell>
          <table:table-cell table:style-name="ce2" office:value-type="string">
            <text:p>&lt;value type="USD"&gt;2689</text:p>
          </table:table-cell>
          <table:table-cell table:style-name="ce2" office:value-type="string">
            <text:p>&lt;value type="percent"&gt;0.061</text:p>
          </table:table-cell>
          <table:table-cell table:style-name="ce2" office:value-type="string">
            <text:p>&lt;value type="USD"&gt;399</text:p>
          </table:table-cell>
          <table:table-cell table:style-name="ce2" office:value-type="string">
            <text:p>&lt;value type="percent"&gt;0.165</text:p>
          </table:table-cell>
          <table:table-cell table:style-name="ce2" office:value-type="string">
            <text:p>&lt;value type="percent"&gt;0.2649514397682</text:p>
          </table:table-cell>
          <table:table-cell table:style-name="ce2" office:value-type="string">
            <text:p>&lt;value type="percent"&gt;0.0557164764014</text:p>
          </table:table-cell>
          <table:table-cell table:style-name="ce2" office:value-type="string">
            <text:p>&lt;value type="percent"&gt;0.1465326290679</text:p>
          </table:table-cell>
          <table:table-cell table:style-name="ce2" office:value-type="string">
            <text:p>&lt;value type="percent"&gt;0.1414210257284</text:p>
          </table:table-cell>
          <table:table-cell table:style-name="ce2" office:value-type="string">
            <text:p>&lt;value type="percent"&gt;0.1894700971204</text:p>
          </table:table-cell>
          <table:table-cell table:style-name="ce2" office:value-type="string">
            <text:p>&lt;value type="percent"&gt;0.1882773896745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92"/>
        </table:table-row>
        <table:table-row table:style-name="ro2" table:visibility="filter">
          <table:table-cell office:value-type="float" office:value="11355">
            <text:p>11355</text:p>
          </table:table-cell>
          <table:table-cell office:value-type="float" office:value="62067">
            <text:p>62067</text:p>
          </table:table-cell>
          <table:table-cell office:value-type="float" office:value="40.751062">
            <text:p>40.751062</text:p>
          </table:table-cell>
          <table:table-cell office:value-type="float" office:value="-73.821952">
            <text:p>-73.821952</text:p>
          </table:table-cell>
          <table:table-cell office:value-type="string">
            <text:p>&lt;value type="USD"&gt;573900</text:p>
          </table:table-cell>
          <table:table-cell office:value-type="string">
            <text:p>&lt;value type="USD"&gt;6537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195</text:p>
          </table:table-cell>
          <table:table-cell office:value-type="string">
            <text:p>&lt;value type="percent"&gt;0.099</text:p>
          </table:table-cell>
          <table:table-cell office:value-type="string">
            <text:p>&lt;value type="USD"&gt;516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305000</text:p>
          </table:table-cell>
          <table:table-cell office:value-type="string">
            <text:p>&lt;value type="USD"&gt;2487</text:p>
          </table:table-cell>
          <table:table-cell office:value-type="string">
            <text:p>&lt;value type="percent"&gt;0.057</text:p>
          </table:table-cell>
          <table:table-cell office:value-type="string">
            <text:p>&lt;value type="USD"&gt;471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percent"&gt;0.1361302442078</text:p>
          </table:table-cell>
          <table:table-cell office:value-type="string">
            <text:p>&lt;value type="percent"&gt;0.0484658735128</text:p>
          </table:table-cell>
          <table:table-cell office:value-type="string">
            <text:p>&lt;value type="percent"&gt;0.2477144646211</text:p>
          </table:table-cell>
          <table:table-cell office:value-type="string">
            <text:p>&lt;value type="percent"&gt;0.3109580463368</text:p>
          </table:table-cell>
          <table:table-cell office:value-type="string">
            <text:p>&lt;value type="percent"&gt;0.1670632435817</text:p>
          </table:table-cell>
          <table:table-cell office:value-type="string">
            <text:p>&lt;value type="percent"&gt;0.0892924232936</text:p>
          </table:table-cell>
          <table:table-cell office:value-type="string">
            <text:p>&lt;value type="percent"&gt;0.2332537245536</text:p>
          </table:table-cell>
          <table:table-cell office:value-type="string">
            <text:p>&lt;value type="percent"&gt;0.0360514045263</text:p>
          </table:table-cell>
          <table:table-cell office:value-type="string">
            <text:p>&lt;value type="percent"&gt;0.1695667007847</text:p>
          </table:table-cell>
          <table:table-cell office:value-type="string">
            <text:p>&lt;value type="percent"&gt;0.190606163994</text:p>
          </table:table-cell>
          <table:table-cell office:value-type="string">
            <text:p>&lt;value type="percent"&gt;0.174115773911</text:p>
          </table:table-cell>
          <table:table-cell office:value-type="string">
            <text:p>&lt;value type="percent"&gt;0.1837825543045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356">
            <text:p>11356</text:p>
          </table:table-cell>
          <table:table-cell office:value-type="float" office:value="62068">
            <text:p>62068</text:p>
          </table:table-cell>
          <table:table-cell office:value-type="float" office:value="40.78698">
            <text:p>40.78698</text:p>
          </table:table-cell>
          <table:table-cell office:value-type="float" office:value="-73.849018">
            <text:p>-73.849018</text:p>
          </table:table-cell>
          <table:table-cell office:value-type="string">
            <text:p>&lt;value type="USD"&gt;534500</text:p>
          </table:table-cell>
          <table:table-cell office:value-type="string">
            <text:p>&lt;value type="USD"&gt;560100</text:p>
          </table:table-cell>
          <table:table-cell office:value-type="string">
            <text:p>&lt;value type="USD"&gt;4476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6</text:p>
          </table:table-cell>
          <table:table-cell office:value-type="string">
            <text:p>&lt;value type="percent"&gt;0.333</text:p>
          </table:table-cell>
          <table:table-cell office:value-type="string">
            <text:p>&lt;value type="USD"&gt;442</text:p>
          </table:table-cell>
          <table:table-cell office:value-type="string">
            <text:p>&lt;value type="USD"&gt;558000</text:p>
          </table:table-cell>
          <table:table-cell office:value-type="string">
            <text:p>&lt;value type="USD"&gt;480000</text:p>
          </table:table-cell>
          <table:table-cell office:value-type="string">
            <text:p>&lt;value type="USD"&gt;3393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424</text:p>
          </table:table-cell>
          <table:table-cell office:value-type="string">
            <text:p>&lt;value type="percent"&gt;0.111</text:p>
          </table:table-cell>
          <table:table-cell office:value-type="string">
            <text:p>&lt;value type="percent"&gt;0.1276240458015</text:p>
          </table:table-cell>
          <table:table-cell office:value-type="string">
            <text:p>&lt;value type="percent"&gt;0.1071087786259</text:p>
          </table:table-cell>
          <table:table-cell office:value-type="string">
            <text:p>&lt;value type="percent"&gt;0.3874045801526</text:p>
          </table:table-cell>
          <table:table-cell office:value-type="string">
            <text:p>&lt;value type="percent"&gt;0.1612595419847</text:p>
          </table:table-cell>
          <table:table-cell office:value-type="string">
            <text:p>&lt;value type="percent"&gt;0.1395515267175</text:p>
          </table:table-cell>
          <table:table-cell office:value-type="string">
            <text:p>&lt;value type="percent"&gt;0.0765744274809</text:p>
          </table:table-cell>
          <table:table-cell office:value-type="string">
            <text:p>&lt;value type="percent"&gt;0.0800533689126</text:p>
          </table:table-cell>
          <table:table-cell office:value-type="string">
            <text:p>&lt;value type="percent"&gt;0.032021347565</text:p>
          </table:table-cell>
          <table:table-cell office:value-type="string">
            <text:p>&lt;value type="percent"&gt;0.1387591727818</text:p>
          </table:table-cell>
          <table:table-cell office:value-type="string">
            <text:p>&lt;value type="percent"&gt;0.2185901712252</text:p>
          </table:table-cell>
          <table:table-cell office:value-type="string">
            <text:p>&lt;value type="percent"&gt;0.289971091839</text:p>
          </table:table-cell>
          <table:table-cell office:value-type="string">
            <text:p>&lt;value type="percent"&gt;0.237046920169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357">
            <text:p>11357</text:p>
          </table:table-cell>
          <table:table-cell office:value-type="float" office:value="62069">
            <text:p>62069</text:p>
          </table:table-cell>
          <table:table-cell office:value-type="float" office:value="40.789614">
            <text:p>40.789614</text:p>
          </table:table-cell>
          <table:table-cell office:value-type="float" office:value="-73.813641">
            <text:p>-73.813641</text:p>
          </table:table-cell>
          <table:table-cell office:value-type="string">
            <text:p>&lt;value type="USD"&gt;715200</text:p>
          </table:table-cell>
          <table:table-cell office:value-type="string">
            <text:p>&lt;value type="USD"&gt;716600</text:p>
          </table:table-cell>
          <table:table-cell office:value-type="string">
            <text:p>&lt;value type="USD"&gt;588000</text:p>
          </table:table-cell>
          <table:table-cell office:value-type="string">
            <text:p>&lt;values&gt;none</text:p>
          </table:table-cell>
          <table:table-cell office:value-type="string">
            <text:p>&lt;value type="USD"&gt;711700</text:p>
          </table:table-cell>
          <table:table-cell office:value-type="string">
            <text:p>&lt;value type="USD"&gt;972400</text:p>
          </table:table-cell>
          <table:table-cell office:value-type="string">
            <text:p>&lt;value type="percent"&gt;0.183</text:p>
          </table:table-cell>
          <table:table-cell office:value-type="string">
            <text:p>&lt;value type="percent"&gt;0.333</text:p>
          </table:table-cell>
          <table:table-cell office:value-type="string">
            <text:p>&lt;value type="USD"&gt;526</text:p>
          </table:table-cell>
          <table:table-cell office:value-type="string">
            <text:p>&lt;value type="USD"&gt;560000</text:p>
          </table:table-cell>
          <table:table-cell office:value-type="string">
            <text:p>&lt;value type="USD"&gt;564300</text:p>
          </table:table-cell>
          <table:table-cell office:value-type="string">
            <text:p>&lt;value type="USD"&gt;5259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436</text:p>
          </table:table-cell>
          <table:table-cell office:value-type="string">
            <text:p>&lt;value type="percent"&gt;0.054</text:p>
          </table:table-cell>
          <table:table-cell office:value-type="string">
            <text:p>&lt;value type="percent"&gt;0.0446056984313</text:p>
          </table:table-cell>
          <table:table-cell office:value-type="string">
            <text:p>&lt;value type="percent"&gt;0.0175008003414</text:p>
          </table:table-cell>
          <table:table-cell office:value-type="string">
            <text:p>&lt;value type="percent"&gt;0.2420232632589</text:p>
          </table:table-cell>
          <table:table-cell office:value-type="string">
            <text:p>&lt;value type="percent"&gt;0.4654786042044</text:p>
          </table:table-cell>
          <table:table-cell office:value-type="string">
            <text:p>&lt;value type="percent"&gt;0.1887738768541</text:p>
          </table:table-cell>
          <table:table-cell office:value-type="string">
            <text:p>&lt;value type="percent"&gt;0.0415110447124</text:p>
          </table:table-cell>
          <table:table-cell office:value-type="string">
            <text:p>&lt;value type="percent"&gt;0.0371940235244</text:p>
          </table:table-cell>
          <table:table-cell office:value-type="string">
            <text:p>&lt;value type="percent"&gt;0.0443997032955</text:p>
          </table:table-cell>
          <table:table-cell office:value-type="string">
            <text:p>&lt;value type="percent"&gt;0.2792200911306</text:p>
          </table:table-cell>
          <table:table-cell office:value-type="string">
            <text:p>&lt;value type="percent"&gt;0.2124615873688</text:p>
          </table:table-cell>
          <table:table-cell office:value-type="string">
            <text:p>&lt;value type="percent"&gt;0.2286743668538</text:p>
          </table:table-cell>
          <table:table-cell office:value-type="string">
            <text:p>&lt;value type="percent"&gt;0.1915863092084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358">
            <text:p>11358</text:p>
          </table:table-cell>
          <table:table-cell office:value-type="float" office:value="62070">
            <text:p>62070</text:p>
          </table:table-cell>
          <table:table-cell office:value-type="float" office:value="40.761634">
            <text:p>40.761634</text:p>
          </table:table-cell>
          <table:table-cell office:value-type="float" office:value="-73.79461">
            <text:p>-73.79461</text:p>
          </table:table-cell>
          <table:table-cell office:value-type="string">
            <text:p>&lt;value type="USD"&gt;678600</text:p>
          </table:table-cell>
          <table:table-cell office:value-type="string">
            <text:p>&lt;value type="USD"&gt;684400</text:p>
          </table:table-cell>
          <table:table-cell office:value-type="string">
            <text:p>&lt;value type="USD"&gt;377000</text:p>
          </table:table-cell>
          <table:table-cell office:value-type="string">
            <text:p>&lt;values&gt;none</text:p>
          </table:table-cell>
          <table:table-cell office:value-type="string">
            <text:p>&lt;value type="USD"&gt;6685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88</text:p>
          </table:table-cell>
          <table:table-cell office:value-type="string">
            <text:p>&lt;value type="percent"&gt;0.262</text:p>
          </table:table-cell>
          <table:table-cell office:value-type="string">
            <text:p>&lt;value type="USD"&gt;463</text:p>
          </table:table-cell>
          <table:table-cell office:value-type="string">
            <text:p>&lt;value type="USD"&gt;788000</text:p>
          </table:table-cell>
          <table:table-cell office:value-type="string">
            <text:p>&lt;value type="USD"&gt;748900</text:p>
          </table:table-cell>
          <table:table-cell office:value-type="string">
            <text:p>&lt;value type="USD"&gt;4915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479</text:p>
          </table:table-cell>
          <table:table-cell office:value-type="string">
            <text:p>&lt;value type="percent"&gt;0.079</text:p>
          </table:table-cell>
          <table:table-cell office:value-type="string">
            <text:p>&lt;value type="percent"&gt;0.0018326206475</text:p>
          </table:table-cell>
          <table:table-cell office:value-type="string">
            <text:p>&lt;value type="percent"&gt;0.0321319486866</text:p>
          </table:table-cell>
          <table:table-cell office:value-type="string">
            <text:p>&lt;value type="percent"&gt;0.0204031765424</text:p>
          </table:table-cell>
          <table:table-cell office:value-type="string">
            <text:p>&lt;value type="percent"&gt;0.4447159437996</text:p>
          </table:table-cell>
          <table:table-cell office:value-type="string">
            <text:p>&lt;value type="percent"&gt;0.3869273060476</text:p>
          </table:table-cell>
          <table:table-cell office:value-type="string">
            <text:p>&lt;value type="percent"&gt;0.0901649358582</text:p>
          </table:table-cell>
          <table:table-cell office:value-type="string">
            <text:p>&lt;value type="percent"&gt;0.0238240684178</text:p>
          </table:table-cell>
          <table:table-cell office:value-type="string">
            <text:p>&lt;value type="percent"&gt;0.0431179437905</text:p>
          </table:table-cell>
          <table:table-cell office:value-type="string">
            <text:p>&lt;value type="percent"&gt;0.0294258947874</text:p>
          </table:table-cell>
          <table:table-cell office:value-type="string">
            <text:p>&lt;value type="percent"&gt;0.1982944991592</text:p>
          </table:table-cell>
          <table:table-cell office:value-type="string">
            <text:p>&lt;value type="percent"&gt;0.2965409560413</text:p>
          </table:table-cell>
          <table:table-cell office:value-type="string">
            <text:p>&lt;value type="percent"&gt;0.2582272399711</text:p>
          </table:table-cell>
          <table:table-cell office:value-type="string">
            <text:p>&lt;value type="percent"&gt;0.1704299783809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359">
            <text:p>11359</text:p>
          </table:table-cell>
          <table:table-cell office:value-type="float" office:value="62071">
            <text:p>62071</text:p>
          </table:table-cell>
          <table:table-cell office:value-type="float" office:value="40.791774">
            <text:p>40.791774</text:p>
          </table:table-cell>
          <table:table-cell office:value-type="float" office:value="-73.776624">
            <text:p>-73.776624</text:p>
          </table:table-cell>
          <table:table-cell table:number-columns-repeated="6" office:value-type="string">
            <text:p>&lt;values&gt;none</text:p>
          </table:table-cell>
          <table:table-cell table:number-columns-repeated="8" office:value-type="string">
            <text:p>&lt;value&gt;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1360">
            <text:p>11360</text:p>
          </table:table-cell>
          <table:table-cell office:value-type="float" office:value="62072">
            <text:p>62072</text:p>
          </table:table-cell>
          <table:table-cell office:value-type="float" office:value="40.780746">
            <text:p>40.780746</text:p>
          </table:table-cell>
          <table:table-cell office:value-type="float" office:value="-73.778928">
            <text:p>-73.778928</text:p>
          </table:table-cell>
          <table:table-cell office:value-type="string">
            <text:p>&lt;value type="USD"&gt;641600</text:p>
          </table:table-cell>
          <table:table-cell office:value-type="string">
            <text:p>&lt;value type="USD"&gt;831800</text:p>
          </table:table-cell>
          <table:table-cell office:value-type="string">
            <text:p>&lt;value type="USD"&gt;5463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429</text:p>
          </table:table-cell>
          <table:table-cell office:value-type="string">
            <text:p>&lt;value type="percent"&gt;0.346</text:p>
          </table:table-cell>
          <table:table-cell office:value-type="string">
            <text:p>&lt;value type="USD"&gt;566</text:p>
          </table:table-cell>
          <table:table-cell office:value-type="string">
            <text:p>&lt;value type="USD"&gt;332000</text:p>
          </table:table-cell>
          <table:table-cell office:value-type="string">
            <text:p>&lt;value type="USD"&gt;328200</text:p>
          </table:table-cell>
          <table:table-cell office:value-type="string">
            <text:p>&lt;value type="USD"&gt;3899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USD"&gt;422</text:p>
          </table:table-cell>
          <table:table-cell office:value-type="string">
            <text:p>&lt;value type="percent"&gt;0</text:p>
          </table:table-cell>
          <table:table-cell table:number-columns-repeated="1005"/>
        </table:table-row>
        <table:table-row table:style-name="ro2" table:visibility="filter">
          <table:table-cell table:style-name="ce2" office:value-type="float" office:value="11365">
            <text:p>11365</text:p>
          </table:table-cell>
          <table:table-cell table:style-name="ce2" office:value-type="float" office:value="62077">
            <text:p>62077</text:p>
          </table:table-cell>
          <table:table-cell table:style-name="ce2" office:value-type="float" office:value="40.739534">
            <text:p>40.739534</text:p>
          </table:table-cell>
          <table:table-cell table:style-name="ce2" office:value-type="float" office:value="-73.790225">
            <text:p>-73.790225</text:p>
          </table:table-cell>
          <table:table-cell table:style-name="ce2" office:value-type="string">
            <text:p>&lt;value type="USD"&gt;662200</text:p>
          </table:table-cell>
          <table:table-cell table:style-name="ce2" office:value-type="string">
            <text:p>&lt;value type="USD"&gt;681600</text:p>
          </table:table-cell>
          <table:table-cell table:style-name="ce2" office:value-type="string">
            <text:p>&lt;value type="USD"&gt;4140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USD"&gt;6595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percent"&gt;0.124</text:p>
          </table:table-cell>
          <table:table-cell table:style-name="ce2" office:value-type="string">
            <text:p>&lt;value type="percent"&gt;0.169</text:p>
          </table:table-cell>
          <table:table-cell table:style-name="ce2" office:value-type="string">
            <text:p>&lt;value type="USD"&gt;489</text:p>
          </table:table-cell>
          <table:table-cell table:style-name="ce2" office:value-type="string">
            <text:p>&lt;value type="USD"&gt;650000</text:p>
          </table:table-cell>
          <table:table-cell table:style-name="ce2" office:value-type="string">
            <text:p>&lt;value type="USD"&gt;551300</text:p>
          </table:table-cell>
          <table:table-cell table:style-name="ce2" office:value-type="string">
            <text:p>&lt;value type="USD"&gt;4742</text:p>
          </table:table-cell>
          <table:table-cell table:style-name="ce2" office:value-type="string">
            <text:p>&lt;value type="percent"&gt;0.042</text:p>
          </table:table-cell>
          <table:table-cell table:style-name="ce2" office:value-type="string">
            <text:p>&lt;value type="USD"&gt;424</text:p>
          </table:table-cell>
          <table:table-cell table:style-name="ce2" office:value-type="string">
            <text:p>&lt;value type="percent"&gt;0.093</text:p>
          </table:table-cell>
          <table:table-cell table:style-name="ce2" office:value-type="string">
            <text:p>&lt;value type="percent"&gt;0.043956043956</text:p>
          </table:table-cell>
          <table:table-cell table:style-name="ce2" office:value-type="string">
            <text:p>&lt;value type="percent"&gt;0.0016558783682</text:p>
          </table:table-cell>
          <table:table-cell table:style-name="ce2" office:value-type="string">
            <text:p>&lt;value type="percent"&gt;0.1047719403883</text:p>
          </table:table-cell>
          <table:table-cell table:style-name="ce2" office:value-type="string">
            <text:p>&lt;value type="percent"&gt;0.7114255607406</text:p>
          </table:table-cell>
          <table:table-cell table:style-name="ce2" office:value-type="string">
            <text:p>&lt;value type="percent"&gt;0.083697124793</text:p>
          </table:table-cell>
          <table:table-cell table:style-name="ce2" office:value-type="string">
            <text:p>&lt;value type="percent"&gt;0.0544934517537</text:p>
          </table:table-cell>
          <table:table-cell table:style-name="ce2" office:value-type="string">
            <text:p>&lt;value type="percent"&gt;0.1026615969581</text:p>
          </table:table-cell>
          <table:table-cell table:style-name="ce2" office:value-type="string">
            <text:p>&lt;value type="percent"&gt;0.0301257677683</text:p>
          </table:table-cell>
          <table:table-cell table:style-name="ce2" office:value-type="string">
            <text:p>&lt;value type="percent"&gt;0.256069026031</text:p>
          </table:table-cell>
          <table:table-cell table:style-name="ce2" office:value-type="string">
            <text:p>&lt;value type="percent"&gt;0.2658672126352</text:p>
          </table:table-cell>
          <table:table-cell table:style-name="ce2" office:value-type="string">
            <text:p>&lt;value type="percent"&gt;0.202252120503</text:p>
          </table:table-cell>
          <table:table-cell table:style-name="ce2" office:value-type="string">
            <text:p>&lt;value type="percent"&gt;0.140245685873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106114342459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35352532274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6585331252659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80"/>
        </table:table-row>
        <table:table-row table:style-name="ro2" table:visibility="filter">
          <table:table-cell table:style-name="ce2" office:value-type="float" office:value="11366">
            <text:p>11366</text:p>
          </table:table-cell>
          <table:table-cell table:style-name="ce2" office:value-type="float" office:value="62078">
            <text:p>62078</text:p>
          </table:table-cell>
          <table:table-cell table:style-name="ce2" office:value-type="float" office:value="40.728749">
            <text:p>40.728749</text:p>
          </table:table-cell>
          <table:table-cell table:style-name="ce2" office:value-type="float" office:value="-73.788597">
            <text:p>-73.788597</text:p>
          </table:table-cell>
          <table:table-cell table:style-name="ce2" office:value-type="string">
            <text:p>&lt;value type="USD"&gt;690500</text:p>
          </table:table-cell>
          <table:table-cell table:style-name="ce2" office:value-type="string">
            <text:p>&lt;value type="USD"&gt;692400</text:p>
          </table:table-cell>
          <table:table-cell table:number-columns-repeated="4" table:style-name="ce2" office:value-type="string">
            <text:p>&lt;values&gt;none</text:p>
          </table:table-cell>
          <table:table-cell table:style-name="ce2" office:value-type="string">
            <text:p>&lt;value type="percent"&gt;0.162</text:p>
          </table:table-cell>
          <table:table-cell table:style-name="ce2" office:value-type="string">
            <text:p>&lt;value type="percent"&gt;0.188</text:p>
          </table:table-cell>
          <table:table-cell table:style-name="ce2" office:value-type="string">
            <text:p>&lt;value type="USD"&gt;476</text:p>
          </table:table-cell>
          <table:table-cell table:style-name="ce2" office:value-type="string">
            <text:p>&lt;value type="USD"&gt;769000</text:p>
          </table:table-cell>
          <table:table-cell table:style-name="ce2" office:value-type="string">
            <text:p>&lt;value type="USD"&gt;650000</text:p>
          </table:table-cell>
          <table:table-cell table:style-name="ce2" office:value-type="string">
            <text:p>&lt;value type="USD"&gt;5027</text:p>
          </table:table-cell>
          <table:table-cell table:style-name="ce2" office:value-type="string">
            <text:p>&lt;value type="percent"&gt;0.037</text:p>
          </table:table-cell>
          <table:table-cell table:style-name="ce2" office:value-type="string">
            <text:p>&lt;value type="USD"&gt;498</text:p>
          </table:table-cell>
          <table:table-cell table:style-name="ce2" office:value-type="string">
            <text:p>&lt;value type="percent"&gt;0.055</text:p>
          </table:table-cell>
          <table:table-cell table:style-name="ce2" office:value-type="string">
            <text:p>&lt;value type="percent"&gt;0.0132956152758</text:p>
          </table:table-cell>
          <table:table-cell table:style-name="ce2" office:value-type="string">
            <text:p>&lt;value type="percent"&gt;0.1782178217821</text:p>
          </table:table-cell>
          <table:table-cell table:style-name="ce2" office:value-type="string">
            <text:p>&lt;value type="percent"&gt;0.7504950495049</text:p>
          </table:table-cell>
          <table:table-cell table:style-name="ce2" office:value-type="string">
            <text:p>&lt;value type="percent"&gt;0.0446958981612</text:p>
          </table:table-cell>
          <table:table-cell table:style-name="ce2" office:value-type="string">
            <text:p>&lt;value type="percent"&gt;0.0118811881188</text:p>
          </table:table-cell>
          <table:table-cell table:style-name="ce2" office:value-type="string">
            <text:p>&lt;value type="percent"&gt;0.0259776536312</text:p>
          </table:table-cell>
          <table:table-cell table:style-name="ce2" office:value-type="string">
            <text:p>&lt;value type="percent"&gt;0.0064245810055</text:p>
          </table:table-cell>
          <table:table-cell table:style-name="ce2" office:value-type="string">
            <text:p>&lt;value type="percent"&gt;0.3480446927374</text:p>
          </table:table-cell>
          <table:table-cell table:style-name="ce2" office:value-type="string">
            <text:p>&lt;value type="percent"&gt;0.2902234636871</text:p>
          </table:table-cell>
          <table:table-cell table:style-name="ce2" office:value-type="string">
            <text:p>&lt;value type="percent"&gt;0.2715083798882</text:p>
          </table:table-cell>
          <table:table-cell table:style-name="ce2" office:value-type="string">
            <text:p>&lt;value type="percent"&gt;0.0567039106145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0188679245283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291495761552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7519824993163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81"/>
        </table:table-row>
        <table:table-row table:style-name="ro2">
          <table:table-cell table:style-name="ce2" office:value-type="float" office:value="11367">
            <text:p>11367</text:p>
          </table:table-cell>
          <table:table-cell table:style-name="ce2" office:value-type="float" office:value="62079">
            <text:p>62079</text:p>
          </table:table-cell>
          <table:table-cell table:style-name="ce2" office:value-type="float" office:value="40.730516">
            <text:p>40.730516</text:p>
          </table:table-cell>
          <table:table-cell table:style-name="ce2" office:value-type="float" office:value="-73.826422">
            <text:p>-73.826422</text:p>
          </table:table-cell>
          <table:table-cell table:style-name="ce2" office:value-type="string">
            <text:p>&lt;value type="USD"&gt;565300</text:p>
          </table:table-cell>
          <table:table-cell table:style-name="ce2" office:value-type="string">
            <text:p>&lt;value type="USD"&gt;584900</text:p>
          </table:table-cell>
          <table:table-cell table:number-columns-repeated="4" table:style-name="ce2" office:value-type="string">
            <text:p>&lt;values&gt;none</text:p>
          </table:table-cell>
          <table:table-cell table:style-name="ce2" office:value-type="string">
            <text:p>&lt;value type="percent"&gt;0.125</text:p>
          </table:table-cell>
          <table:table-cell table:style-name="ce2" office:value-type="string">
            <text:p>&lt;value type="percent"&gt;0.179</text:p>
          </table:table-cell>
          <table:table-cell table:style-name="ce2" office:value-type="string">
            <text:p>&lt;value type="USD"&gt;443</text:p>
          </table:table-cell>
          <table:table-cell table:style-name="ce2" office:value-type="string">
            <text:p>&lt;value type="USD"&gt;199900</text:p>
          </table:table-cell>
          <table:table-cell table:style-name="ce2" office:value-type="string">
            <text:p>&lt;value type="USD"&gt;263500</text:p>
          </table:table-cell>
          <table:table-cell table:style-name="ce2" office:value-type="string">
            <text:p>&lt;value type="USD"&gt;4182</text:p>
          </table:table-cell>
          <table:table-cell table:style-name="ce2" office:value-type="string">
            <text:p>&lt;value type="percent"&gt;0.053</text:p>
          </table:table-cell>
          <table:table-cell table:style-name="ce2" office:value-type="string">
            <text:p>&lt;value type="USD"&gt;287</text:p>
          </table:table-cell>
          <table:table-cell table:style-name="ce2" office:value-type="string">
            <text:p>&lt;value type="percent"&gt;0.077</text:p>
          </table:table-cell>
          <table:table-cell table:style-name="ce2" office:value-type="string">
            <text:p>&lt;value type="percent"&gt;0.0108322801949</text:p>
          </table:table-cell>
          <table:table-cell table:style-name="ce2" office:value-type="string">
            <text:p>&lt;value type="percent"&gt;0.0584943130528</text:p>
          </table:table-cell>
          <table:table-cell table:style-name="ce2" office:value-type="string">
            <text:p>&lt;value type="percent"&gt;0.7459830294276</text:p>
          </table:table-cell>
          <table:table-cell table:style-name="ce2" office:value-type="string">
            <text:p>&lt;value type="percent"&gt;0.1688030330384</text:p>
          </table:table-cell>
          <table:table-cell table:style-name="ce2" office:value-type="string">
            <text:p>&lt;value type="percent"&gt;0.0151651922729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93"/>
        </table:table-row>
        <table:table-row table:style-name="ro2" table:visibility="filter">
          <table:table-cell office:value-type="float" office:value="11412">
            <text:p>11412</text:p>
          </table:table-cell>
          <table:table-cell office:value-type="float" office:value="62098">
            <text:p>62098</text:p>
          </table:table-cell>
          <table:table-cell office:value-type="float" office:value="40.697434">
            <text:p>40.697434</text:p>
          </table:table-cell>
          <table:table-cell office:value-type="float" office:value="-73.762446">
            <text:p>-73.762446</text:p>
          </table:table-cell>
          <table:table-cell table:number-columns-repeated="2" office:value-type="string">
            <text:p>&lt;value type="USD"&gt;3610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59900</text:p>
          </table:table-cell>
          <table:table-cell office:value-type="string">
            <text:p>&lt;value type="USD"&gt;390100</text:p>
          </table:table-cell>
          <table:table-cell office:value-type="string">
            <text:p>&lt;value type="percent"&gt;0.398</text:p>
          </table:table-cell>
          <table:table-cell office:value-type="string">
            <text:p>&lt;value type="percent"&gt;0.121</text:p>
          </table:table-cell>
          <table:table-cell office:value-type="string">
            <text:p>&lt;value type="USD"&gt;253</text:p>
          </table:table-cell>
          <table:table-cell office:value-type="string">
            <text:p>&lt;value type="USD"&gt;379900</text:p>
          </table:table-cell>
          <table:table-cell office:value-type="string">
            <text:p>&lt;value type="USD"&gt;379800</text:p>
          </table:table-cell>
          <table:table-cell office:value-type="string">
            <text:p>&lt;value type="USD"&gt;3132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43</text:p>
          </table:table-cell>
          <table:table-cell office:value-type="string">
            <text:p>&lt;value type="percent"&gt;0.004</text:p>
          </table:table-cell>
          <table:table-cell office:value-type="string">
            <text:p>&lt;value type="percent"&gt;0.0200215801462</text:p>
          </table:table-cell>
          <table:table-cell office:value-type="string">
            <text:p>&lt;value type="percent"&gt;0.0125884186548</text:p>
          </table:table-cell>
          <table:table-cell office:value-type="string">
            <text:p>&lt;value type="percent"&gt;0.6614314830356</text:p>
          </table:table-cell>
          <table:table-cell office:value-type="string">
            <text:p>&lt;value type="percent"&gt;0.2746673060784</text:p>
          </table:table-cell>
          <table:table-cell office:value-type="string">
            <text:p>&lt;value type="percent"&gt;0.0208608080565</text:p>
          </table:table-cell>
          <table:table-cell office:value-type="string">
            <text:p>&lt;value type="percent"&gt;0.0101906246253</text:p>
          </table:table-cell>
          <table:table-cell office:value-type="string">
            <text:p>&lt;value type="percent"&gt;0.0295034780522</text:p>
          </table:table-cell>
          <table:table-cell office:value-type="string">
            <text:p>&lt;value type="percent"&gt;0.0040777164787</text:p>
          </table:table-cell>
          <table:table-cell office:value-type="string">
            <text:p>&lt;value type="percent"&gt;0.3201007435835</text:p>
          </table:table-cell>
          <table:table-cell office:value-type="string">
            <text:p>&lt;value type="percent"&gt;0.3663948189014</text:p>
          </table:table-cell>
          <table:table-cell office:value-type="string">
            <text:p>&lt;value type="percent"&gt;0.2031662269129</text:p>
          </table:table-cell>
          <table:table-cell office:value-type="string">
            <text:p>&lt;value type="percent"&gt;0.0766370832333</text:p>
          </table:table-cell>
          <table:table-cell office:value-type="string">
            <text:p>Other</text:p>
          </table:table-cell>
          <table:table-cell office:value-type="string">
            <text:p>&lt;value type="percent"&gt;0.29494282683</text:p>
          </table:table-cell>
          <table:table-cell office:value-type="string">
            <text:p>SingleFamily</text:p>
          </table:table-cell>
          <table:table-cell office:value-type="string">
            <text:p>&lt;value type="percent"&gt;0.7050571731698</text:p>
          </table:table-cell>
          <table:table-cell table:number-columns-repeated="7" office:value-type="string">
            <text:p>&lt;values&gt;none</text:p>
          </table:table-cell>
          <table:table-cell table:number-columns-repeated="982"/>
        </table:table-row>
        <table:table-row table:style-name="ro2" table:visibility="filter">
          <table:table-cell office:value-type="float" office:value="11423">
            <text:p>11423</text:p>
          </table:table-cell>
          <table:table-cell office:value-type="float" office:value="62109">
            <text:p>62109</text:p>
          </table:table-cell>
          <table:table-cell office:value-type="float" office:value="40.71764">
            <text:p>40.71764</text:p>
          </table:table-cell>
          <table:table-cell office:value-type="float" office:value="-73.765965">
            <text:p>-73.765965</text:p>
          </table:table-cell>
          <table:table-cell office:value-type="string">
            <text:p>&lt;value type="USD"&gt;422900</text:p>
          </table:table-cell>
          <table:table-cell office:value-type="string">
            <text:p>&lt;value type="USD"&gt;4228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376</text:p>
          </table:table-cell>
          <table:table-cell office:value-type="string">
            <text:p>&lt;value type="percent"&gt;0.149</text:p>
          </table:table-cell>
          <table:table-cell office:value-type="string">
            <text:p>&lt;value type="USD"&gt;311</text:p>
          </table:table-cell>
          <table:table-cell office:value-type="string">
            <text:p>&lt;value type="USD"&gt;415000</text:p>
          </table:table-cell>
          <table:table-cell office:value-type="string">
            <text:p>&lt;value type="USD"&gt;450000</text:p>
          </table:table-cell>
          <table:table-cell office:value-type="string">
            <text:p>&lt;value type="USD"&gt;3659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94</text:p>
          </table:table-cell>
          <table:table-cell office:value-type="string">
            <text:p>&lt;value type="percent"&gt;0.022</text:p>
          </table:table-cell>
          <table:table-cell office:value-type="string">
            <text:p>&lt;value type="percent"&gt;0.0317331163547</text:p>
          </table:table-cell>
          <table:table-cell office:value-type="string">
            <text:p>&lt;value type="percent"&gt;0.0539056143205</text:p>
          </table:table-cell>
          <table:table-cell office:value-type="string">
            <text:p>&lt;value type="percent"&gt;0.6251017087062</text:p>
          </table:table-cell>
          <table:table-cell office:value-type="string">
            <text:p>&lt;value type="percent"&gt;0.2245728234336</text:p>
          </table:table-cell>
          <table:table-cell office:value-type="string">
            <text:p>&lt;value type="percent"&gt;0.0516680227827</text:p>
          </table:table-cell>
          <table:table-cell office:value-type="string">
            <text:p>&lt;value type="percent"&gt;0.0120016273393</text:p>
          </table:table-cell>
          <table:table-cell office:value-type="string">
            <text:p>&lt;value type="percent"&gt;0.0097620500305</text:p>
          </table:table-cell>
          <table:table-cell office:value-type="string">
            <text:p>&lt;value type="percent"&gt;0.0412853365873</text:p>
          </table:table-cell>
          <table:table-cell office:value-type="string">
            <text:p>&lt;value type="percent"&gt;0.219442749644</text:p>
          </table:table-cell>
          <table:table-cell office:value-type="string">
            <text:p>&lt;value type="percent"&gt;0.2802521862924</text:p>
          </table:table-cell>
          <table:table-cell office:value-type="string">
            <text:p>&lt;value type="percent"&gt;0.2792353060809</text:p>
          </table:table-cell>
          <table:table-cell office:value-type="string">
            <text:p>&lt;value type="percent"&gt;0.1683953630262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432">
            <text:p>11432</text:p>
          </table:table-cell>
          <table:table-cell office:value-type="float" office:value="62118">
            <text:p>62118</text:p>
          </table:table-cell>
          <table:table-cell office:value-type="float" office:value="40.714738">
            <text:p>40.714738</text:p>
          </table:table-cell>
          <table:table-cell office:value-type="float" office:value="-73.79324">
            <text:p>-73.79324</text:p>
          </table:table-cell>
          <table:table-cell office:value-type="string">
            <text:p>&lt;value type="USD"&gt;600400</text:p>
          </table:table-cell>
          <table:table-cell office:value-type="string">
            <text:p>&lt;value type="USD"&gt;642000</text:p>
          </table:table-cell>
          <table:table-cell office:value-type="string">
            <text:p>&lt;value type="USD"&gt;3652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32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USD"&gt;402</text:p>
          </table:table-cell>
          <table:table-cell office:value-type="string">
            <text:p>&lt;value type="USD"&gt;410000</text:p>
          </table:table-cell>
          <table:table-cell office:value-type="string">
            <text:p>&lt;value type="USD"&gt;157500</text:p>
          </table:table-cell>
          <table:table-cell office:value-type="string">
            <text:p>&lt;value type="USD"&gt;4547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335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percent"&gt;0.0019798713083</text:p>
          </table:table-cell>
          <table:table-cell office:value-type="string">
            <text:p>&lt;value type="percent"&gt;0.0547764395314</text:p>
          </table:table-cell>
          <table:table-cell office:value-type="string">
            <text:p>&lt;value type="percent"&gt;0.0610460320079</text:p>
          </table:table-cell>
          <table:table-cell office:value-type="string">
            <text:p>&lt;value type="percent"&gt;0.5733377330473</text:p>
          </table:table-cell>
          <table:table-cell office:value-type="string">
            <text:p>&lt;value type="percent"&gt;0.2326348787328</text:p>
          </table:table-cell>
          <table:table-cell office:value-type="string">
            <text:p>&lt;value type="percent"&gt;0.0494967827091</text:p>
          </table:table-cell>
          <table:table-cell office:value-type="string">
            <text:p>&lt;value type="percent"&gt;0.0267282626629</text:p>
          </table:table-cell>
          <table:table-cell office:value-type="string">
            <text:p>&lt;value type="percent"&gt;0.0436766623207</text:p>
          </table:table-cell>
          <table:table-cell office:value-type="string">
            <text:p>&lt;value type="percent"&gt;0.0501955671447</text:p>
          </table:table-cell>
          <table:table-cell office:value-type="string">
            <text:p>&lt;value type="percent"&gt;0.1768252933507</text:p>
          </table:table-cell>
          <table:table-cell office:value-type="string">
            <text:p>&lt;value type="percent"&gt;0.237777053455</text:p>
          </table:table-cell>
          <table:table-cell office:value-type="string">
            <text:p>&lt;value type="percent"&gt;0.2574967405475</text:p>
          </table:table-cell>
          <table:table-cell office:value-type="string">
            <text:p>&lt;value type="percent"&gt;0.2276727509778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433">
            <text:p>11433</text:p>
          </table:table-cell>
          <table:table-cell office:value-type="float" office:value="62119">
            <text:p>62119</text:p>
          </table:table-cell>
          <table:table-cell office:value-type="float" office:value="40.697755">
            <text:p>40.697755</text:p>
          </table:table-cell>
          <table:table-cell office:value-type="float" office:value="-73.786927">
            <text:p>-73.786927</text:p>
          </table:table-cell>
          <table:table-cell office:value-type="string">
            <text:p>&lt;value type="USD"&gt;332500</text:p>
          </table:table-cell>
          <table:table-cell office:value-type="string">
            <text:p>&lt;value type="USD"&gt;3341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300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74</text:p>
          </table:table-cell>
          <table:table-cell office:value-type="string">
            <text:p>&lt;value type="percent"&gt;0.128</text:p>
          </table:table-cell>
          <table:table-cell office:value-type="string">
            <text:p>&lt;value type="USD"&gt;284</text:p>
          </table:table-cell>
          <table:table-cell office:value-type="string">
            <text:p>&lt;value type="USD"&gt;359000</text:p>
          </table:table-cell>
          <table:table-cell office:value-type="string">
            <text:p>&lt;value type="USD"&gt;225000</text:p>
          </table:table-cell>
          <table:table-cell office:value-type="string">
            <text:p>&lt;value type="USD"&gt;2435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274</text:p>
          </table:table-cell>
          <table:table-cell office:value-type="string">
            <text:p>&lt;value type="percent"&gt;0.068</text:p>
          </table:table-cell>
          <table:table-cell office:value-type="string">
            <text:p>&lt;value type="percent"&gt;0.1231571377202</text:p>
          </table:table-cell>
          <table:table-cell office:value-type="string">
            <text:p>&lt;value type="percent"&gt;0.0837828119381</text:p>
          </table:table-cell>
          <table:table-cell office:value-type="string">
            <text:p>&lt;value type="percent"&gt;0.5138439410284</text:p>
          </table:table-cell>
          <table:table-cell office:value-type="string">
            <text:p>&lt;value type="percent"&gt;0.1580366774541</text:p>
          </table:table-cell>
          <table:table-cell office:value-type="string">
            <text:p>&lt;value type="percent"&gt;0.0485436893203</text:p>
          </table:table-cell>
          <table:table-cell office:value-type="string">
            <text:p>&lt;value type="percent"&gt;0.0720963682128</text:p>
          </table:table-cell>
          <table:table-cell office:value-type="string">
            <text:p>&lt;value type="percent"&gt;0.1135837635748</text:p>
          </table:table-cell>
          <table:table-cell office:value-type="string">
            <text:p>&lt;value type="percent"&gt;0.0121061064625</text:p>
          </table:table-cell>
          <table:table-cell office:value-type="string">
            <text:p>&lt;value type="percent"&gt;0.3332739896742</text:p>
          </table:table-cell>
          <table:table-cell office:value-type="string">
            <text:p>&lt;value type="percent"&gt;0.2433683460922</text:p>
          </table:table-cell>
          <table:table-cell office:value-type="string">
            <text:p>&lt;value type="percent"&gt;0.2106106462524</text:p>
          </table:table-cell>
          <table:table-cell office:value-type="string">
            <text:p>&lt;value type="percent"&gt;0.0859889620794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434">
            <text:p>11434</text:p>
          </table:table-cell>
          <table:table-cell office:value-type="float" office:value="62120">
            <text:p>62120</text:p>
          </table:table-cell>
          <table:table-cell office:value-type="float" office:value="40.676235">
            <text:p>40.676235</text:p>
          </table:table-cell>
          <table:table-cell office:value-type="float" office:value="-73.77617">
            <text:p>-73.77617</text:p>
          </table:table-cell>
          <table:table-cell office:value-type="string">
            <text:p>&lt;value type="USD"&gt;340500</text:p>
          </table:table-cell>
          <table:table-cell office:value-type="string">
            <text:p>&lt;value type="USD"&gt;340900</text:p>
          </table:table-cell>
          <table:table-cell office:value-type="string">
            <text:p>&lt;values&gt;none</text:p>
          </table:table-cell>
          <table:table-cell office:value-type="string">
            <text:p>&lt;value type="USD"&gt;290300</text:p>
          </table:table-cell>
          <table:table-cell office:value-type="string">
            <text:p>&lt;value type="USD"&gt;343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82</text:p>
          </table:table-cell>
          <table:table-cell office:value-type="string">
            <text:p>&lt;value type="percent"&gt;0.146</text:p>
          </table:table-cell>
          <table:table-cell office:value-type="string">
            <text:p>&lt;value type="USD"&gt;291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287000</text:p>
          </table:table-cell>
          <table:table-cell office:value-type="string">
            <text:p>&lt;value type="USD"&gt;2850</text:p>
          </table:table-cell>
          <table:table-cell office:value-type="string">
            <text:p>&lt;value type="percent"&gt;0.039</text:p>
          </table:table-cell>
          <table:table-cell office:value-type="string">
            <text:p>&lt;value type="USD"&gt;278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percent"&gt;0.0593289689034</text:p>
          </table:table-cell>
          <table:table-cell office:value-type="string">
            <text:p>&lt;value type="percent"&gt;0.0187193126022</text:p>
          </table:table-cell>
          <table:table-cell office:value-type="string">
            <text:p>&lt;value type="percent"&gt;0.5018412438625</text:p>
          </table:table-cell>
          <table:table-cell office:value-type="string">
            <text:p>&lt;value type="percent"&gt;0.2742430441898</text:p>
          </table:table-cell>
          <table:table-cell office:value-type="string">
            <text:p>&lt;value type="percent"&gt;0.0764116202945</text:p>
          </table:table-cell>
          <table:table-cell office:value-type="string">
            <text:p>&lt;value type="percent"&gt;0.0690466448445</text:p>
          </table:table-cell>
          <table:table-cell office:value-type="string">
            <text:p>&lt;value type="percent"&gt;0.1116803278688</text:p>
          </table:table-cell>
          <table:table-cell office:value-type="string">
            <text:p>&lt;value type="percent"&gt;0.0033811475409</text:p>
          </table:table-cell>
          <table:table-cell office:value-type="string">
            <text:p>&lt;value type="percent"&gt;0.3252049180327</text:p>
          </table:table-cell>
          <table:table-cell office:value-type="string">
            <text:p>&lt;value type="percent"&gt;0.2594262295081</text:p>
          </table:table-cell>
          <table:table-cell office:value-type="string">
            <text:p>&lt;value type="percent"&gt;0.2232581967213</text:p>
          </table:table-cell>
          <table:table-cell office:value-type="string">
            <text:p>&lt;value type="percent"&gt;0.0764344262295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435">
            <text:p>11435</text:p>
          </table:table-cell>
          <table:table-cell office:value-type="float" office:value="62121">
            <text:p>62121</text:p>
          </table:table-cell>
          <table:table-cell office:value-type="float" office:value="40.700997">
            <text:p>40.700997</text:p>
          </table:table-cell>
          <table:table-cell office:value-type="float" office:value="-73.810236">
            <text:p>-73.810236</text:p>
          </table:table-cell>
          <table:table-cell office:value-type="string">
            <text:p>&lt;value type="USD"&gt;384100</text:p>
          </table:table-cell>
          <table:table-cell office:value-type="string">
            <text:p>&lt;value type="USD"&gt;3886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234</text:p>
          </table:table-cell>
          <table:table-cell office:value-type="string">
            <text:p>&lt;value type="percent"&gt;0.182</text:p>
          </table:table-cell>
          <table:table-cell office:value-type="string">
            <text:p>&lt;value type="USD"&gt;314</text:p>
          </table:table-cell>
          <table:table-cell office:value-type="string">
            <text:p>&lt;value type="USD"&gt;199900</text:p>
          </table:table-cell>
          <table:table-cell office:value-type="string">
            <text:p>&lt;value type="USD"&gt;207800</text:p>
          </table:table-cell>
          <table:table-cell office:value-type="string">
            <text:p>&lt;value type="USD"&gt;2805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237</text:p>
          </table:table-cell>
          <table:table-cell office:value-type="string">
            <text:p>&lt;value type="percent"&gt;0.063</text:p>
          </table:table-cell>
          <table:table-cell office:value-type="string">
            <text:p>&lt;value type="percent"&gt;0.0025964391691</text:p>
          </table:table-cell>
          <table:table-cell office:value-type="string">
            <text:p>&lt;value type="percent"&gt;0.0502596439169</text:p>
          </table:table-cell>
          <table:table-cell office:value-type="string">
            <text:p>&lt;value type="percent"&gt;0.1027448071216</text:p>
          </table:table-cell>
          <table:table-cell office:value-type="string">
            <text:p>&lt;value type="percent"&gt;0.6198071216617</text:p>
          </table:table-cell>
          <table:table-cell office:value-type="string">
            <text:p>&lt;value type="percent"&gt;0.1513353115727</text:p>
          </table:table-cell>
          <table:table-cell office:value-type="string">
            <text:p>&lt;value type="percent"&gt;0.0461795252225</text:p>
          </table:table-cell>
          <table:table-cell office:value-type="string">
            <text:p>&lt;value type="percent"&gt;0.0270771513353</text:p>
          </table:table-cell>
          <table:table-cell office:value-type="string">
            <text:p>&lt;value type="percent"&gt;0.0560730253353</text:p>
          </table:table-cell>
          <table:table-cell office:value-type="string">
            <text:p>&lt;value type="percent"&gt;0.0301788375558</text:p>
          </table:table-cell>
          <table:table-cell office:value-type="string">
            <text:p>&lt;value type="percent"&gt;0.2697466467958</text:p>
          </table:table-cell>
          <table:table-cell office:value-type="string">
            <text:p>&lt;value type="percent"&gt;0.2319299552906</text:p>
          </table:table-cell>
          <table:table-cell office:value-type="string">
            <text:p>&lt;value type="percent"&gt;0.2406855439642</text:p>
          </table:table-cell>
          <table:table-cell office:value-type="string">
            <text:p>&lt;value type="percent"&gt;0.165797317436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436">
            <text:p>11436</text:p>
          </table:table-cell>
          <table:table-cell office:value-type="float" office:value="62122">
            <text:p>62122</text:p>
          </table:table-cell>
          <table:table-cell office:value-type="float" office:value="40.674475">
            <text:p>40.674475</text:p>
          </table:table-cell>
          <table:table-cell office:value-type="float" office:value="-73.795442">
            <text:p>-73.795442</text:p>
          </table:table-cell>
          <table:table-cell table:number-columns-repeated="2" office:value-type="string">
            <text:p>&lt;value type="USD"&gt;3197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38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52</text:p>
          </table:table-cell>
          <table:table-cell office:value-type="string">
            <text:p>&lt;value type="percent"&gt;0.16</text:p>
          </table:table-cell>
          <table:table-cell office:value-type="string">
            <text:p>&lt;value type="USD"&gt;315</text:p>
          </table:table-cell>
          <table:table-cell office:value-type="string">
            <text:p>&lt;value type="USD"&gt;359000</text:p>
          </table:table-cell>
          <table:table-cell office:value-type="string">
            <text:p>&lt;value type="USD"&gt;265000</text:p>
          </table:table-cell>
          <table:table-cell office:value-type="string">
            <text:p>&lt;value type="USD"&gt;2606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312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percent"&gt;0.0362731152204</text:p>
          </table:table-cell>
          <table:table-cell office:value-type="string">
            <text:p>&lt;value type="percent"&gt;0.0365101944049</text:p>
          </table:table-cell>
          <table:table-cell office:value-type="string">
            <text:p>&lt;value type="percent"&gt;0.6123755334281</text:p>
          </table:table-cell>
          <table:table-cell office:value-type="string">
            <text:p>&lt;value type="percent"&gt;0.2114746325272</text:p>
          </table:table-cell>
          <table:table-cell office:value-type="string">
            <text:p>&lt;value type="percent"&gt;0.0777619724988</text:p>
          </table:table-cell>
          <table:table-cell office:value-type="string">
            <text:p>&lt;value type="percent"&gt;0.0253674727358</text:p>
          </table:table-cell>
          <table:table-cell office:value-type="string">
            <text:p>&lt;value type="percent"&gt;0.2201138519924</text:p>
          </table:table-cell>
          <table:table-cell office:value-type="string">
            <text:p>&lt;value type="percent"&gt;0.0033206831119</text:p>
          </table:table-cell>
          <table:table-cell office:value-type="string">
            <text:p>&lt;value type="percent"&gt;0.3688330170777</text:p>
          </table:table-cell>
          <table:table-cell office:value-type="string">
            <text:p>&lt;value type="percent"&gt;0.1859582542694</text:p>
          </table:table-cell>
          <table:table-cell office:value-type="string">
            <text:p>&lt;value type="percent"&gt;0.1646110056925</text:p>
          </table:table-cell>
          <table:table-cell office:value-type="string">
            <text:p>&lt;value type="percent"&gt;0.0571631878557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101">
            <text:p>11101</text:p>
          </table:table-cell>
          <table:table-cell office:value-type="float" office:value="62004">
            <text:p>62004</text:p>
          </table:table-cell>
          <table:table-cell office:value-type="float" office:value="40.745427">
            <text:p>40.745427</text:p>
          </table:table-cell>
          <table:table-cell office:value-type="float" office:value="-73.941909">
            <text:p>-73.941909</text:p>
          </table:table-cell>
          <table:table-cell office:value-type="string">
            <text:p>&lt;value type="USD"&gt;793800</text:p>
          </table:table-cell>
          <table:table-cell office:value-type="string">
            <text:p>&lt;value type="USD"&gt;7227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212</text:p>
          </table:table-cell>
          <table:table-cell office:value-type="string">
            <text:p>&lt;value type="percent"&gt;0.167</text:p>
          </table:table-cell>
          <table:table-cell office:value-type="string">
            <text:p>&lt;value type="USD"&gt;827</text:p>
          </table:table-cell>
          <table:table-cell office:value-type="string">
            <text:p>&lt;value type="USD"&gt;865000</text:p>
          </table:table-cell>
          <table:table-cell office:value-type="string">
            <text:p>&lt;value type="USD"&gt;800300</text:p>
          </table:table-cell>
          <table:table-cell office:value-type="string">
            <text:p>&lt;value type="USD"&gt;569</text:p>
          </table:table-cell>
          <table:table-cell office:value-type="string">
            <text:p>&lt;value type="percent"&gt;0.111</text:p>
          </table:table-cell>
          <table:table-cell office:value-type="string">
            <text:p>&lt;value type="USD"&gt;974</text:p>
          </table:table-cell>
          <table:table-cell office:value-type="string">
            <text:p>&lt;value type="percent"&gt;0.101</text:p>
          </table:table-cell>
          <table:table-cell office:value-type="string">
            <text:p>&lt;value type="percent"&gt;0.1584278768233</text:p>
          </table:table-cell>
          <table:table-cell office:value-type="string">
            <text:p>&lt;value type="percent"&gt;0.3970826580226</text:p>
          </table:table-cell>
          <table:table-cell office:value-type="string">
            <text:p>&lt;value type="percent"&gt;0.1308752025931</text:p>
          </table:table-cell>
          <table:table-cell office:value-type="string">
            <text:p>&lt;value type="percent"&gt;0.2645867098865</text:p>
          </table:table-cell>
          <table:table-cell office:value-type="string">
            <text:p>&lt;value type="percent"&gt;0.0328200972447</text:p>
          </table:table-cell>
          <table:table-cell office:value-type="string">
            <text:p>&lt;value type="percent"&gt;0.0133711507293</text:p>
          </table:table-cell>
          <table:table-cell office:value-type="string">
            <text:p>&lt;value type="percent"&gt;0.2988154375238</text:p>
          </table:table-cell>
          <table:table-cell office:value-type="string">
            <text:p>&lt;value type="percent"&gt;0.0542606037447</text:p>
          </table:table-cell>
          <table:table-cell office:value-type="string">
            <text:p>&lt;value type="percent"&gt;0.2862055789071</text:p>
          </table:table-cell>
          <table:table-cell office:value-type="string">
            <text:p>&lt;value type="percent"&gt;0.1230416507451</text:p>
          </table:table-cell>
          <table:table-cell office:value-type="string">
            <text:p>&lt;value type="percent"&gt;0.1150171952617</text:p>
          </table:table-cell>
          <table:table-cell office:value-type="string">
            <text:p>&lt;value type="percent"&gt;0.1096675582728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102">
            <text:p>11102</text:p>
          </table:table-cell>
          <table:table-cell office:value-type="float" office:value="62005">
            <text:p>62005</text:p>
          </table:table-cell>
          <table:table-cell office:value-type="float" office:value="40.774398">
            <text:p>40.774398</text:p>
          </table:table-cell>
          <table:table-cell office:value-type="float" office:value="-73.928731">
            <text:p>-73.928731</text:p>
          </table:table-cell>
          <table:table-cell office:value-type="string">
            <text:p>&lt;values&gt;none</text:p>
          </table:table-cell>
          <table:table-cell office:value-type="string">
            <text:p>&lt;value type="USD"&gt;6789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84</text:p>
          </table:table-cell>
          <table:table-cell office:value-type="string">
            <text:p>&lt;value&gt;0</text:p>
          </table:table-cell>
          <table:table-cell office:value-type="string">
            <text:p>&lt;value type="USD"&gt;545000</text:p>
          </table:table-cell>
          <table:table-cell office:value-type="string">
            <text:p>&lt;value&gt;0</text:p>
          </table:table-cell>
          <table:table-cell office:value-type="string">
            <text:p>&lt;value type="USD"&gt;1115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USD"&gt;767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351084812623</text:p>
          </table:table-cell>
          <table:table-cell office:value-type="string">
            <text:p>&lt;value type="percent"&gt;0.1400394477317</text:p>
          </table:table-cell>
          <table:table-cell office:value-type="string">
            <text:p>&lt;value type="percent"&gt;0.1305719921104</text:p>
          </table:table-cell>
          <table:table-cell office:value-type="string">
            <text:p>&lt;value type="percent"&gt;0.4339250493096</text:p>
          </table:table-cell>
          <table:table-cell office:value-type="string">
            <text:p>&lt;value type="percent"&gt;0.0927021696252</text:p>
          </table:table-cell>
          <table:table-cell office:value-type="string">
            <text:p>&lt;value type="percent"&gt;0.1057199211045</text:p>
          </table:table-cell>
          <table:table-cell office:value-type="string">
            <text:p>&lt;value type="percent"&gt;0.061932938856</text:p>
          </table:table-cell>
          <table:table-cell office:value-type="string">
            <text:p>&lt;value type="percent"&gt;0.248359240069</text:p>
          </table:table-cell>
          <table:table-cell office:value-type="string">
            <text:p>&lt;value type="percent"&gt;0.0853195164075</text:p>
          </table:table-cell>
          <table:table-cell office:value-type="string">
            <text:p>&lt;value type="percent"&gt;0.0659758203799</text:p>
          </table:table-cell>
          <table:table-cell office:value-type="string">
            <text:p>&lt;value type="percent"&gt;0.1322970639032</text:p>
          </table:table-cell>
          <table:table-cell office:value-type="string">
            <text:p>&lt;value type="percent"&gt;0.1903281519861</text:p>
          </table:table-cell>
          <table:table-cell office:value-type="string">
            <text:p>&lt;value type="percent"&gt;0.2704663212435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103">
            <text:p>11103</text:p>
          </table:table-cell>
          <table:table-cell office:value-type="float" office:value="62006">
            <text:p>62006</text:p>
          </table:table-cell>
          <table:table-cell office:value-type="float" office:value="40.762496">
            <text:p>40.762496</text:p>
          </table:table-cell>
          <table:table-cell office:value-type="float" office:value="-73.912297">
            <text:p>-73.912297</text:p>
          </table:table-cell>
          <table:table-cell office:value-type="string">
            <text:p>&lt;value type="USD"&gt;669400</text:p>
          </table:table-cell>
          <table:table-cell office:value-type="string">
            <text:p>&lt;value type="USD"&gt;698900</text:p>
          </table:table-cell>
          <table:table-cell office:value-type="string">
            <text:p>&lt;value type="USD"&gt;4048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15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USD"&gt;602</text:p>
          </table:table-cell>
          <table:table-cell office:value-type="string">
            <text:p>&lt;value type="USD"&gt;515000</text:p>
          </table:table-cell>
          <table:table-cell office:value-type="string">
            <text:p>&lt;value&gt;0</text:p>
          </table:table-cell>
          <table:table-cell office:value-type="string">
            <text:p>&lt;value type="USD"&gt;2665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820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percent"&gt;0.0171463563992</text:p>
          </table:table-cell>
          <table:table-cell office:value-type="string">
            <text:p>&lt;value type="percent"&gt;0.0254133496631</text:p>
          </table:table-cell>
          <table:table-cell office:value-type="string">
            <text:p>&lt;value type="percent"&gt;0.1625842008573</text:p>
          </table:table-cell>
          <table:table-cell office:value-type="string">
            <text:p>&lt;value type="percent"&gt;0.4761175750153</text:p>
          </table:table-cell>
          <table:table-cell office:value-type="string">
            <text:p>&lt;value type="percent"&gt;0.1714635639926</text:p>
          </table:table-cell>
          <table:table-cell office:value-type="string">
            <text:p>&lt;value type="percent"&gt;0.1301285976729</text:p>
          </table:table-cell>
          <table:table-cell office:value-type="string">
            <text:p>&lt;value type="percent"&gt;0.0171463563992</text:p>
          </table:table-cell>
          <table:table-cell office:value-type="string">
            <text:p>&lt;value type="percent"&gt;0.0277185501066</text:p>
          </table:table-cell>
          <table:table-cell office:value-type="string">
            <text:p>&lt;value type="percent"&gt;0.1157477916539</text:p>
          </table:table-cell>
          <table:table-cell office:value-type="string">
            <text:p>&lt;value type="percent"&gt;0.0798050563508</text:p>
          </table:table-cell>
          <table:table-cell office:value-type="string">
            <text:p>&lt;value type="percent"&gt;0.1282363691745</text:p>
          </table:table-cell>
          <table:table-cell office:value-type="string">
            <text:p>&lt;value type="percent"&gt;0.259823332318</text:p>
          </table:table-cell>
          <table:table-cell office:value-type="string">
            <text:p>&lt;value type="percent"&gt;0.3837953091684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>
          <table:table-cell table:style-name="ce2" office:value-type="float" office:value="11104">
            <text:p>11104</text:p>
          </table:table-cell>
          <table:table-cell table:style-name="ce2" office:value-type="float" office:value="62007">
            <text:p>62007</text:p>
          </table:table-cell>
          <table:table-cell table:style-name="ce2" office:value-type="float" office:value="40.743197">
            <text:p>40.743197</text:p>
          </table:table-cell>
          <table:table-cell table:style-name="ce2" office:value-type="float" office:value="-73.918578">
            <text:p>-73.918578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USD"&gt;720900</text:p>
          </table:table-cell>
          <table:table-cell table:number-columns-repeated="4" table:style-name="ce2" office:value-type="string">
            <text:p>&lt;values&gt;none</text:p>
          </table:table-cell>
          <table:table-cell table:style-name="ce2" office:value-type="string">
            <text:p>&lt;value&gt;0</text:p>
          </table:table-cell>
          <table:table-cell table:style-name="ce2" office:value-type="string">
            <text:p>&lt;value type="percent"&gt;0.288</text:p>
          </table:table-cell>
          <table:table-cell table:style-name="ce2" office:value-type="string">
            <text:p>&lt;value type="USD"&gt;588</text:p>
          </table:table-cell>
          <table:table-cell table:style-name="ce2" office:value-type="string">
            <text:p>&lt;value type="USD"&gt;375000</text:p>
          </table:table-cell>
          <table:table-cell table:style-name="ce2" office:value-type="string">
            <text:p>&lt;value type="USD"&gt;200000</text:p>
          </table:table-cell>
          <table:table-cell table:style-name="ce2" office:value-type="string">
            <text:p>&lt;value type="USD"&gt;2555</text:p>
          </table:table-cell>
          <table:table-cell table:style-name="ce2" office:value-type="string">
            <text:p>&lt;value type="percent"&gt;0.037</text:p>
          </table:table-cell>
          <table:table-cell table:style-name="ce2" office:value-type="string">
            <text:p>&lt;value type="USD"&gt;411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percent"&gt;0.3011049723756</text:p>
          </table:table-cell>
          <table:table-cell table:style-name="ce2" office:value-type="string">
            <text:p>&lt;value type="percent"&gt;0.0226519337016</text:p>
          </table:table-cell>
          <table:table-cell table:style-name="ce2" office:value-type="string">
            <text:p>&lt;value type="percent"&gt;0.135359116022</text:p>
          </table:table-cell>
          <table:table-cell table:style-name="ce2" office:value-type="string">
            <text:p>&lt;value type="percent"&gt;0.1436464088397</text:p>
          </table:table-cell>
          <table:table-cell table:style-name="ce2" office:value-type="string">
            <text:p>&lt;value type="percent"&gt;0.1883977900552</text:p>
          </table:table-cell>
          <table:table-cell table:style-name="ce2" office:value-type="string">
            <text:p>&lt;value type="percent"&gt;0.1801104972375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92"/>
        </table:table-row>
        <table:table-row table:style-name="ro2" table:visibility="filter">
          <table:table-cell office:value-type="float" office:value="11105">
            <text:p>11105</text:p>
          </table:table-cell>
          <table:table-cell office:value-type="float" office:value="62008">
            <text:p>62008</text:p>
          </table:table-cell>
          <table:table-cell office:value-type="float" office:value="40.782717">
            <text:p>40.782717</text:p>
          </table:table-cell>
          <table:table-cell office:value-type="float" office:value="-73.906027">
            <text:p>-73.906027</text:p>
          </table:table-cell>
          <table:table-cell office:value-type="string">
            <text:p>&lt;value type="USD"&gt;647500</text:p>
          </table:table-cell>
          <table:table-cell office:value-type="string">
            <text:p>&lt;value type="USD"&gt;670200</text:p>
          </table:table-cell>
          <table:table-cell office:value-type="string">
            <text:p>&lt;value type="USD"&gt;4410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304</text:p>
          </table:table-cell>
          <table:table-cell office:value-type="string">
            <text:p>&lt;value type="USD"&gt;562</text:p>
          </table:table-cell>
          <table:table-cell office:value-type="string">
            <text:p>&lt;value type="USD"&gt;330000</text:p>
          </table:table-cell>
          <table:table-cell office:value-type="string">
            <text:p>&lt;value&gt;0</text:p>
          </table:table-cell>
          <table:table-cell office:value-type="string">
            <text:p>&lt;value type="USD"&gt;4412</text:p>
          </table:table-cell>
          <table:table-cell office:value-type="string">
            <text:p>&lt;value type="percent"&gt;0.03</text:p>
          </table:table-cell>
          <table:table-cell office:value-type="string">
            <text:p>&lt;value type="USD"&gt;513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percent"&gt;0.0603448275862</text:p>
          </table:table-cell>
          <table:table-cell office:value-type="string">
            <text:p>&lt;value type="percent"&gt;0.0108259823576</text:p>
          </table:table-cell>
          <table:table-cell office:value-type="string">
            <text:p>&lt;value type="percent"&gt;0.0370890136327</text:p>
          </table:table-cell>
          <table:table-cell office:value-type="string">
            <text:p>&lt;value type="percent"&gt;0.6010425020048</text:p>
          </table:table-cell>
          <table:table-cell office:value-type="string">
            <text:p>&lt;value type="percent"&gt;0.2004811547714</text:p>
          </table:table-cell>
          <table:table-cell office:value-type="string">
            <text:p>&lt;value type="percent"&gt;0.0769847634322</text:p>
          </table:table-cell>
          <table:table-cell office:value-type="string">
            <text:p>&lt;value type="percent"&gt;0.0132317562149</text:p>
          </table:table-cell>
          <table:table-cell office:value-type="string">
            <text:p>&lt;value type="percent"&gt;0.0427882683808</text:p>
          </table:table-cell>
          <table:table-cell office:value-type="string">
            <text:p>&lt;value type="percent"&gt;0.0460024106066</text:p>
          </table:table-cell>
          <table:table-cell office:value-type="string">
            <text:p>&lt;value type="percent"&gt;0.1163117717959</text:p>
          </table:table-cell>
          <table:table-cell office:value-type="string">
            <text:p>&lt;value type="percent"&gt;0.2253917235837</text:p>
          </table:table-cell>
          <table:table-cell office:value-type="string">
            <text:p>&lt;value type="percent"&gt;0.2802330253113</text:p>
          </table:table-cell>
          <table:table-cell office:value-type="string">
            <text:p>&lt;value type="percent"&gt;0.2864604258738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106">
            <text:p>11106</text:p>
          </table:table-cell>
          <table:table-cell office:value-type="float" office:value="62009">
            <text:p>62009</text:p>
          </table:table-cell>
          <table:table-cell office:value-type="float" office:value="40.760976">
            <text:p>40.760976</text:p>
          </table:table-cell>
          <table:table-cell office:value-type="float" office:value="-73.932037">
            <text:p>-73.932037</text:p>
          </table:table-cell>
          <table:table-cell office:value-type="string">
            <text:p>&lt;value type="USD"&gt;559700</text:p>
          </table:table-cell>
          <table:table-cell office:value-type="string">
            <text:p>&lt;value type="USD"&gt;662400</text:p>
          </table:table-cell>
          <table:table-cell office:value-type="string">
            <text:p>&lt;value type="USD"&gt;4616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307</text:p>
          </table:table-cell>
          <table:table-cell office:value-type="string">
            <text:p>&lt;value type="percent"&gt;0.105</text:p>
          </table:table-cell>
          <table:table-cell office:value-type="string">
            <text:p>&lt;value type="USD"&gt;596</text:p>
          </table:table-cell>
          <table:table-cell office:value-type="string">
            <text:p>&lt;value type="USD"&gt;450000</text:p>
          </table:table-cell>
          <table:table-cell office:value-type="string">
            <text:p>&lt;value type="USD"&gt;354900</text:p>
          </table:table-cell>
          <table:table-cell office:value-type="string">
            <text:p>&lt;value type="USD"&gt;773</text:p>
          </table:table-cell>
          <table:table-cell office:value-type="string">
            <text:p>&lt;value type="percent"&gt;0.055</text:p>
          </table:table-cell>
          <table:table-cell office:value-type="string">
            <text:p>&lt;value type="USD"&gt;749</text:p>
          </table:table-cell>
          <table:table-cell office:value-type="string">
            <text:p>&lt;value type="percent"&gt;0.076</text:p>
          </table:table-cell>
          <table:table-cell office:value-type="string">
            <text:p>&lt;value type="percent"&gt;0.0771578029642</text:p>
          </table:table-cell>
          <table:table-cell office:value-type="string">
            <text:p>&lt;value type="percent"&gt;0.158674803836</text:p>
          </table:table-cell>
          <table:table-cell office:value-type="string">
            <text:p>&lt;value type="percent"&gt;0.4110723626852</text:p>
          </table:table-cell>
          <table:table-cell office:value-type="string">
            <text:p>&lt;value type="percent"&gt;0.2035745422842</text:p>
          </table:table-cell>
          <table:table-cell office:value-type="string">
            <text:p>&lt;value type="percent"&gt;0.0828247602441</text:p>
          </table:table-cell>
          <table:table-cell office:value-type="string">
            <text:p>&lt;value type="percent"&gt;0.0658238884045</text:p>
          </table:table-cell>
          <table:table-cell office:value-type="string">
            <text:p>&lt;value type="percent"&gt;0.1033737024221</text:p>
          </table:table-cell>
          <table:table-cell office:value-type="string">
            <text:p>&lt;value type="percent"&gt;0.0882352941176</text:p>
          </table:table-cell>
          <table:table-cell office:value-type="string">
            <text:p>&lt;value type="percent"&gt;0.0717993079584</text:p>
          </table:table-cell>
          <table:table-cell office:value-type="string">
            <text:p>&lt;value type="percent"&gt;0.1388408304498</text:p>
          </table:table-cell>
          <table:table-cell office:value-type="string">
            <text:p>&lt;value type="percent"&gt;0.2802768166089</text:p>
          </table:table-cell>
          <table:table-cell office:value-type="string">
            <text:p>&lt;value type="percent"&gt;0.3066608996539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374">
            <text:p>11374</text:p>
          </table:table-cell>
          <table:table-cell office:value-type="float" office:value="62086">
            <text:p>62086</text:p>
          </table:table-cell>
          <table:table-cell office:value-type="float" office:value="40.722385">
            <text:p>40.722385</text:p>
          </table:table-cell>
          <table:table-cell office:value-type="float" office:value="-73.862796">
            <text:p>-73.862796</text:p>
          </table:table-cell>
          <table:table-cell office:value-type="string">
            <text:p>&lt;value type="USD"&gt;587700</text:p>
          </table:table-cell>
          <table:table-cell office:value-type="string">
            <text:p>&lt;value type="USD"&gt;655000</text:p>
          </table:table-cell>
          <table:table-cell office:value-type="string">
            <text:p>&lt;value type="USD"&gt;387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08</text:p>
          </table:table-cell>
          <table:table-cell office:value-type="string">
            <text:p>&lt;value type="percent"&gt;0.198</text:p>
          </table:table-cell>
          <table:table-cell office:value-type="string">
            <text:p>&lt;value type="USD"&gt;489</text:p>
          </table:table-cell>
          <table:table-cell office:value-type="string">
            <text:p>&lt;value type="USD"&gt;279000</text:p>
          </table:table-cell>
          <table:table-cell office:value-type="string">
            <text:p>&lt;value type="USD"&gt;253600</text:p>
          </table:table-cell>
          <table:table-cell office:value-type="string">
            <text:p>&lt;value type="USD"&gt;3425</text:p>
          </table:table-cell>
          <table:table-cell office:value-type="string">
            <text:p>&lt;value type="percent"&gt;0.056</text:p>
          </table:table-cell>
          <table:table-cell office:value-type="string">
            <text:p>&lt;value type="USD"&gt;412</text:p>
          </table:table-cell>
          <table:table-cell office:value-type="string">
            <text:p>&lt;value type="percent"&gt;0.064</text:p>
          </table:table-cell>
          <table:table-cell table:number-columns-repeated="1005"/>
        </table:table-row>
        <table:table-row table:style-name="ro2" table:visibility="filter">
          <table:table-cell office:value-type="float" office:value="11375">
            <text:p>11375</text:p>
          </table:table-cell>
          <table:table-cell office:value-type="float" office:value="62087">
            <text:p>62087</text:p>
          </table:table-cell>
          <table:table-cell office:value-type="float" office:value="40.723925">
            <text:p>40.723925</text:p>
          </table:table-cell>
          <table:table-cell office:value-type="float" office:value="-73.841766">
            <text:p>-73.841766</text:p>
          </table:table-cell>
          <table:table-cell office:value-type="string">
            <text:p>&lt;value type="USD"&gt;755000</text:p>
          </table:table-cell>
          <table:table-cell office:value-type="string">
            <text:p>&lt;value type="USD"&gt;817800</text:p>
          </table:table-cell>
          <table:table-cell office:value-type="string">
            <text:p>&lt;value type="USD"&gt;479200</text:p>
          </table:table-cell>
          <table:table-cell office:value-type="string">
            <text:p>&lt;values&gt;none</text:p>
          </table:table-cell>
          <table:table-cell office:value-type="string">
            <text:p>&lt;value type="USD"&gt;7350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35</text:p>
          </table:table-cell>
          <table:table-cell office:value-type="string">
            <text:p>&lt;value type="percent"&gt;0.217</text:p>
          </table:table-cell>
          <table:table-cell office:value-type="string">
            <text:p>&lt;value type="USD"&gt;565</text:p>
          </table:table-cell>
          <table:table-cell office:value-type="string">
            <text:p>&lt;value type="USD"&gt;285000</text:p>
          </table:table-cell>
          <table:table-cell office:value-type="string">
            <text:p>&lt;value type="USD"&gt;282400</text:p>
          </table:table-cell>
          <table:table-cell office:value-type="string">
            <text:p>&lt;value type="USD"&gt;4985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USD"&gt;377</text:p>
          </table:table-cell>
          <table:table-cell office:value-type="string">
            <text:p>&lt;value type="percent"&gt;0.057</text:p>
          </table:table-cell>
          <table:table-cell table:number-columns-repeated="1005"/>
        </table:table-row>
        <table:table-row table:style-name="ro2" table:visibility="filter">
          <table:table-cell office:value-type="float" office:value="11379">
            <text:p>11379</text:p>
          </table:table-cell>
          <table:table-cell office:value-type="float" office:value="62090">
            <text:p>62090</text:p>
          </table:table-cell>
          <table:table-cell office:value-type="float" office:value="40.718491">
            <text:p>40.718491</text:p>
          </table:table-cell>
          <table:table-cell office:value-type="float" office:value="-73.881236">
            <text:p>-73.881236</text:p>
          </table:table-cell>
          <table:table-cell office:value-type="string">
            <text:p>&lt;value type="USD"&gt;565400</text:p>
          </table:table-cell>
          <table:table-cell office:value-type="string">
            <text:p>&lt;value type="USD"&gt;5704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5836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096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USD"&gt;469</text:p>
          </table:table-cell>
          <table:table-cell office:value-type="string">
            <text:p>&lt;value type="USD"&gt;598000</text:p>
          </table:table-cell>
          <table:table-cell office:value-type="string">
            <text:p>&lt;value type="USD"&gt;569700</text:p>
          </table:table-cell>
          <table:table-cell office:value-type="string">
            <text:p>&lt;value type="USD"&gt;4144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403</text:p>
          </table:table-cell>
          <table:table-cell office:value-type="string">
            <text:p>&lt;value type="percent"&gt;0.056</text:p>
          </table:table-cell>
          <table:table-cell office:value-type="string">
            <text:p>&lt;value type="percent"&gt;0.0348363043224</text:p>
          </table:table-cell>
          <table:table-cell office:value-type="string">
            <text:p>&lt;value type="percent"&gt;0.0321565886053</text:p>
          </table:table-cell>
          <table:table-cell office:value-type="string">
            <text:p>&lt;value type="percent"&gt;0.3581498310614</text:p>
          </table:table-cell>
          <table:table-cell office:value-type="string">
            <text:p>&lt;value type="percent"&gt;0.3918210415938</text:p>
          </table:table-cell>
          <table:table-cell office:value-type="string">
            <text:p>&lt;value type="percent"&gt;0.1605499242689</text:p>
          </table:table-cell>
          <table:table-cell office:value-type="string">
            <text:p>&lt;value type="percent"&gt;0.0220202726319</text:p>
          </table:table-cell>
          <table:table-cell office:value-type="string">
            <text:p>&lt;value type="percent"&gt;0.0654734411085</text:p>
          </table:table-cell>
          <table:table-cell office:value-type="string">
            <text:p>&lt;value type="percent"&gt;0.0252886836027</text:p>
          </table:table-cell>
          <table:table-cell office:value-type="string">
            <text:p>&lt;value type="percent"&gt;0.2245958429561</text:p>
          </table:table-cell>
          <table:table-cell office:value-type="string">
            <text:p>&lt;value type="percent"&gt;0.2735565819861</text:p>
          </table:table-cell>
          <table:table-cell office:value-type="string">
            <text:p>&lt;value type="percent"&gt;0.223441108545</text:p>
          </table:table-cell>
          <table:table-cell office:value-type="string">
            <text:p>&lt;value type="percent"&gt;0.1856812933025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385">
            <text:p>11385</text:p>
          </table:table-cell>
          <table:table-cell office:value-type="float" office:value="62093">
            <text:p>62093</text:p>
          </table:table-cell>
          <table:table-cell office:value-type="float" office:value="40.698436">
            <text:p>40.698436</text:p>
          </table:table-cell>
          <table:table-cell office:value-type="float" office:value="-73.880937">
            <text:p>-73.880937</text:p>
          </table:table-cell>
          <table:table-cell office:value-type="string">
            <text:p>&lt;value type="USD"&gt;475200</text:p>
          </table:table-cell>
          <table:table-cell office:value-type="string">
            <text:p>&lt;value type="USD"&gt;484200</text:p>
          </table:table-cell>
          <table:table-cell office:value-type="string">
            <text:p>&lt;value type="USD"&gt;351400</text:p>
          </table:table-cell>
          <table:table-cell office:value-type="string">
            <text:p>&lt;values&gt;none</text:p>
          </table:table-cell>
          <table:table-cell office:value-type="string">
            <text:p>&lt;value type="USD"&gt;4943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72</text:p>
          </table:table-cell>
          <table:table-cell office:value-type="string">
            <text:p>&lt;value type="percent"&gt;0.212</text:p>
          </table:table-cell>
          <table:table-cell office:value-type="string">
            <text:p>&lt;value type="USD"&gt;393</text:p>
          </table:table-cell>
          <table:table-cell office:value-type="string">
            <text:p>&lt;value type="USD"&gt;507000</text:p>
          </table:table-cell>
          <table:table-cell office:value-type="string">
            <text:p>&lt;value type="USD"&gt;440300</text:p>
          </table:table-cell>
          <table:table-cell office:value-type="string">
            <text:p>&lt;value type="USD"&gt;3621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373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percent"&gt;0.0037677123433</text:p>
          </table:table-cell>
          <table:table-cell office:value-type="string">
            <text:p>&lt;value type="percent"&gt;0.0196576296174</text:p>
          </table:table-cell>
          <table:table-cell office:value-type="string">
            <text:p>&lt;value type="percent"&gt;0.3013350806781</text:p>
          </table:table-cell>
          <table:table-cell office:value-type="string">
            <text:p>&lt;value type="percent"&gt;0.5690883774264</text:p>
          </table:table-cell>
          <table:table-cell office:value-type="string">
            <text:p>&lt;value type="percent"&gt;0.0717503481038</text:p>
          </table:table-cell>
          <table:table-cell office:value-type="string">
            <text:p>&lt;value type="percent"&gt;0.0277664018347</text:p>
          </table:table-cell>
          <table:table-cell office:value-type="string">
            <text:p>&lt;value type="percent"&gt;0.0066344499959</text:p>
          </table:table-cell>
          <table:table-cell office:value-type="string">
            <text:p>&lt;value type="percent"&gt;0.0299386701097</text:p>
          </table:table-cell>
          <table:table-cell office:value-type="string">
            <text:p>&lt;value type="percent"&gt;0.0751291155584</text:p>
          </table:table-cell>
          <table:table-cell office:value-type="string">
            <text:p>&lt;value type="percent"&gt;0.1269367333763</text:p>
          </table:table-cell>
          <table:table-cell office:value-type="string">
            <text:p>&lt;value type="percent"&gt;0.1225790832795</text:p>
          </table:table-cell>
          <table:table-cell office:value-type="string">
            <text:p>&lt;value type="percent"&gt;0.2508069722401</text:p>
          </table:table-cell>
          <table:table-cell office:value-type="string">
            <text:p>&lt;value type="percent"&gt;0.3926726920593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691">
            <text:p>11691</text:p>
          </table:table-cell>
          <table:table-cell office:value-type="float" office:value="62179">
            <text:p>62179</text:p>
          </table:table-cell>
          <table:table-cell office:value-type="float" office:value="40.600967">
            <text:p>40.600967</text:p>
          </table:table-cell>
          <table:table-cell office:value-type="float" office:value="-73.763416">
            <text:p>-73.763416</text:p>
          </table:table-cell>
          <table:table-cell office:value-type="string">
            <text:p>&lt;value type="USD"&gt;371500</text:p>
          </table:table-cell>
          <table:table-cell office:value-type="string">
            <text:p>&lt;value type="USD"&gt;394500</text:p>
          </table:table-cell>
          <table:table-cell office:value-type="string">
            <text:p>&lt;value type="USD"&gt;2967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35</text:p>
          </table:table-cell>
          <table:table-cell office:value-type="string">
            <text:p>&lt;value type="percent"&gt;0.186</text:p>
          </table:table-cell>
          <table:table-cell office:value-type="string">
            <text:p>&lt;value type="USD"&gt;285</text:p>
          </table:table-cell>
          <table:table-cell office:value-type="string">
            <text:p>&lt;value type="USD"&gt;329000</text:p>
          </table:table-cell>
          <table:table-cell office:value-type="string">
            <text:p>&lt;value type="USD"&gt;415000</text:p>
          </table:table-cell>
          <table:table-cell office:value-type="string">
            <text:p>&lt;value type="USD"&gt;2686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18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percent"&gt;0.0063497511584</text:p>
          </table:table-cell>
          <table:table-cell office:value-type="string">
            <text:p>&lt;value type="percent"&gt;0.2267032778445</text:p>
          </table:table-cell>
          <table:table-cell office:value-type="string">
            <text:p>&lt;value type="percent"&gt;0.0461644070705</text:p>
          </table:table-cell>
          <table:table-cell office:value-type="string">
            <text:p>&lt;value type="percent"&gt;0.2898575596361</text:p>
          </table:table-cell>
          <table:table-cell office:value-type="string">
            <text:p>&lt;value type="percent"&gt;0.2067959498884</text:p>
          </table:table-cell>
          <table:table-cell office:value-type="string">
            <text:p>&lt;value type="percent"&gt;0.1668096790801</text:p>
          </table:table-cell>
          <table:table-cell office:value-type="string">
            <text:p>&lt;value type="percent"&gt;0.0573193753217</text:p>
          </table:table-cell>
          <table:table-cell office:value-type="string">
            <text:p>&lt;value type="percent"&gt;0.0908935879945</text:p>
          </table:table-cell>
          <table:table-cell office:value-type="string">
            <text:p>&lt;value type="percent"&gt;0.0436562073669</text:p>
          </table:table-cell>
          <table:table-cell office:value-type="string">
            <text:p>&lt;value type="percent"&gt;0.1357435197817</text:p>
          </table:table-cell>
          <table:table-cell office:value-type="string">
            <text:p>&lt;value type="percent"&gt;0.1471691678035</text:p>
          </table:table-cell>
          <table:table-cell office:value-type="string">
            <text:p>&lt;value type="percent"&gt;0.3136084583901</text:p>
          </table:table-cell>
          <table:table-cell office:value-type="string">
            <text:p>&lt;value type="percent"&gt;0.2646657571623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692">
            <text:p>11692</text:p>
          </table:table-cell>
          <table:table-cell office:value-type="float" office:value="62180">
            <text:p>62180</text:p>
          </table:table-cell>
          <table:table-cell office:value-type="float" office:value="40.604893">
            <text:p>40.604893</text:p>
          </table:table-cell>
          <table:table-cell office:value-type="float" office:value="-73.79099">
            <text:p>-73.79099</text:p>
          </table:table-cell>
          <table:table-cell office:value-type="string">
            <text:p>&lt;value type="USD"&gt;290200</text:p>
          </table:table-cell>
          <table:table-cell office:value-type="string">
            <text:p>&lt;value type="USD"&gt;283500</text:p>
          </table:table-cell>
          <table:table-cell office:value-type="string">
            <text:p>&lt;value type="USD"&gt;3380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16</text:p>
          </table:table-cell>
          <table:table-cell office:value-type="string">
            <text:p>&lt;value type="percent"&gt;0.091</text:p>
          </table:table-cell>
          <table:table-cell office:value-type="string">
            <text:p>&lt;value type="USD"&gt;283</text:p>
          </table:table-cell>
          <table:table-cell office:value-type="string">
            <text:p>&lt;value type="USD"&gt;338000</text:p>
          </table:table-cell>
          <table:table-cell office:value-type="string">
            <text:p>&lt;value&gt;0</text:p>
          </table:table-cell>
          <table:table-cell office:value-type="string">
            <text:p>&lt;value type="USD"&gt;1958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05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percent"&gt;0.4098701298701</text:p>
          </table:table-cell>
          <table:table-cell office:value-type="string">
            <text:p>&lt;value type="percent"&gt;0.051948051948</text:p>
          </table:table-cell>
          <table:table-cell office:value-type="string">
            <text:p>&lt;value type="percent"&gt;0.184935064935</text:p>
          </table:table-cell>
          <table:table-cell office:value-type="string">
            <text:p>&lt;value type="percent"&gt;0.1641558441558</text:p>
          </table:table-cell>
          <table:table-cell office:value-type="string">
            <text:p>&lt;value type="percent"&gt;0.1381818181818</text:p>
          </table:table-cell>
          <table:table-cell office:value-type="string">
            <text:p>&lt;value type="percent"&gt;0.050909090909</text:p>
          </table:table-cell>
          <table:table-cell office:value-type="string">
            <text:p>&lt;value type="percent"&gt;0.0705128205128</text:p>
          </table:table-cell>
          <table:table-cell office:value-type="string">
            <text:p>&lt;value type="percent"&gt;0.0646367521367</text:p>
          </table:table-cell>
          <table:table-cell office:value-type="string">
            <text:p>&lt;value type="percent"&gt;0.1089743589743</text:p>
          </table:table-cell>
          <table:table-cell office:value-type="string">
            <text:p>&lt;value type="percent"&gt;0.1629273504273</text:p>
          </table:table-cell>
          <table:table-cell office:value-type="string">
            <text:p>&lt;value type="percent"&gt;0.4107905982905</text:p>
          </table:table-cell>
          <table:table-cell office:value-type="string">
            <text:p>&lt;value type="percent"&gt;0.1794871794871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693">
            <text:p>11693</text:p>
          </table:table-cell>
          <table:table-cell office:value-type="float" office:value="62181">
            <text:p>62181</text:p>
          </table:table-cell>
          <table:table-cell office:value-type="float" office:value="40.61057">
            <text:p>40.61057</text:p>
          </table:table-cell>
          <table:table-cell office:value-type="float" office:value="-73.826437">
            <text:p>-73.826437</text:p>
          </table:table-cell>
          <table:table-cell office:value-type="string">
            <text:p>&lt;value type="USD"&gt;321200</text:p>
          </table:table-cell>
          <table:table-cell office:value-type="string">
            <text:p>&lt;value type="USD"&gt;3206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516</text:p>
          </table:table-cell>
          <table:table-cell office:value-type="string">
            <text:p>&lt;value type="percent"&gt;0.294</text:p>
          </table:table-cell>
          <table:table-cell office:value-type="string">
            <text:p>&lt;value type="USD"&gt;305</text:p>
          </table:table-cell>
          <table:table-cell office:value-type="string">
            <text:p>&lt;value type="USD"&gt;289900</text:p>
          </table:table-cell>
          <table:table-cell office:value-type="string">
            <text:p>&lt;value type="USD"&gt;337200</text:p>
          </table:table-cell>
          <table:table-cell office:value-type="string">
            <text:p>&lt;value type="USD"&gt;1353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77</text:p>
          </table:table-cell>
          <table:table-cell office:value-type="string">
            <text:p>&lt;value type="percent"&gt;-0.032</text:p>
          </table:table-cell>
          <table:table-cell office:value-type="string">
            <text:p>&lt;value type="percent"&gt;0.0128479657387</text:p>
          </table:table-cell>
          <table:table-cell office:value-type="string">
            <text:p>&lt;value type="percent"&gt;0.2976445396145</text:p>
          </table:table-cell>
          <table:table-cell office:value-type="string">
            <text:p>&lt;value type="percent"&gt;0.085653104925</text:p>
          </table:table-cell>
          <table:table-cell office:value-type="string">
            <text:p>&lt;value type="percent"&gt;0.5112419700214</text:p>
          </table:table-cell>
          <table:table-cell office:value-type="string">
            <text:p>&lt;value type="percent"&gt;0.0508565310492</text:p>
          </table:table-cell>
          <table:table-cell office:value-type="string">
            <text:p>&lt;value type="percent"&gt;0.0273019271948</text:p>
          </table:table-cell>
          <table:table-cell office:value-type="string">
            <text:p>&lt;value type="percent"&gt;0.0144539614561</text:p>
          </table:table-cell>
          <table:table-cell office:value-type="string">
            <text:p>&lt;value type="percent"&gt;0.3082706766917</text:p>
          </table:table-cell>
          <table:table-cell office:value-type="string">
            <text:p>&lt;value type="percent"&gt;0.0225563909774</text:p>
          </table:table-cell>
          <table:table-cell office:value-type="string">
            <text:p>&lt;value type="percent"&gt;0.2486573576799</text:p>
          </table:table-cell>
          <table:table-cell office:value-type="string">
            <text:p>&lt;value type="percent"&gt;0.1648764769065</text:p>
          </table:table-cell>
          <table:table-cell office:value-type="string">
            <text:p>&lt;value type="percent"&gt;0.126208378088</text:p>
          </table:table-cell>
          <table:table-cell office:value-type="string">
            <text:p>&lt;value type="percent"&gt;0.1267454350161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694">
            <text:p>11694</text:p>
          </table:table-cell>
          <table:table-cell office:value-type="float" office:value="62182">
            <text:p>62182</text:p>
          </table:table-cell>
          <table:table-cell office:value-type="float" office:value="40.584672">
            <text:p>40.584672</text:p>
          </table:table-cell>
          <table:table-cell office:value-type="float" office:value="-73.843947">
            <text:p>-73.843947</text:p>
          </table:table-cell>
          <table:table-cell office:value-type="string">
            <text:p>&lt;value type="USD"&gt;618200</text:p>
          </table:table-cell>
          <table:table-cell office:value-type="string">
            <text:p>&lt;value type="USD"&gt;670300</text:p>
          </table:table-cell>
          <table:table-cell office:value-type="string">
            <text:p>&lt;value type="USD"&gt;3609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587</text:p>
          </table:table-cell>
          <table:table-cell office:value-type="string">
            <text:p>&lt;value type="percent"&gt;0.141</text:p>
          </table:table-cell>
          <table:table-cell office:value-type="string">
            <text:p>&lt;value type="USD"&gt;391</text:p>
          </table:table-cell>
          <table:table-cell office:value-type="string">
            <text:p>&lt;value type="USD"&gt;435000</text:p>
          </table:table-cell>
          <table:table-cell office:value-type="string">
            <text:p>&lt;value type="USD"&gt;530000</text:p>
          </table:table-cell>
          <table:table-cell office:value-type="string">
            <text:p>&lt;value type="USD"&gt;4721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362</text:p>
          </table:table-cell>
          <table:table-cell office:value-type="string">
            <text:p>&lt;value type="percent"&gt;-0.015</text:p>
          </table:table-cell>
          <table:table-cell office:value-type="string">
            <text:p>&lt;value type="percent"&gt;0.1341068537506</text:p>
          </table:table-cell>
          <table:table-cell office:value-type="string">
            <text:p>&lt;value type="percent"&gt;0.0736643281165</text:p>
          </table:table-cell>
          <table:table-cell office:value-type="string">
            <text:p>&lt;value type="percent"&gt;0.4484619535887</text:p>
          </table:table-cell>
          <table:table-cell office:value-type="string">
            <text:p>&lt;value type="percent"&gt;0.2231516459794</text:p>
          </table:table-cell>
          <table:table-cell office:value-type="string">
            <text:p>&lt;value type="percent"&gt;0.0922827846735</text:p>
          </table:table-cell>
          <table:table-cell office:value-type="string">
            <text:p>&lt;value type="percent"&gt;0.0259039395574</text:p>
          </table:table-cell>
          <table:table-cell office:value-type="string">
            <text:p>&lt;value type="percent"&gt;0.0743243243243</text:p>
          </table:table-cell>
          <table:table-cell office:value-type="string">
            <text:p>&lt;value type="percent"&gt;0.0864864864864</text:p>
          </table:table-cell>
          <table:table-cell office:value-type="string">
            <text:p>&lt;value type="percent"&gt;0.1043243243243</text:p>
          </table:table-cell>
          <table:table-cell office:value-type="string">
            <text:p>&lt;value type="percent"&gt;0.1451351351351</text:p>
          </table:table-cell>
          <table:table-cell office:value-type="string">
            <text:p>&lt;value type="percent"&gt;0.2664864864864</text:p>
          </table:table-cell>
          <table:table-cell office:value-type="string">
            <text:p>&lt;value type="percent"&gt;0.3183783783783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695">
            <text:p>11695</text:p>
          </table:table-cell>
          <table:table-cell office:value-type="float" office:value="62183">
            <text:p>62183</text:p>
          </table:table-cell>
          <table:table-cell office:value-type="float" office:value="40.56">
            <text:p>40.56</text:p>
          </table:table-cell>
          <table:table-cell office:value-type="float" office:value="-73.889999">
            <text:p>-73.889999</text:p>
          </table:table-cell>
          <table:table-cell table:number-columns-repeated="6" office:value-type="string">
            <text:p>&lt;values&gt;none</text:p>
          </table:table-cell>
          <table:table-cell table:number-columns-repeated="8" office:value-type="string">
            <text:p>&lt;value&gt;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1697">
            <text:p>11697</text:p>
          </table:table-cell>
          <table:table-cell office:value-type="float" office:value="62184">
            <text:p>62184</text:p>
          </table:table-cell>
          <table:table-cell office:value-type="float" office:value="40.562933">
            <text:p>40.562933</text:p>
          </table:table-cell>
          <table:table-cell office:value-type="float" office:value="-73.900263">
            <text:p>-73.900263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8</text:p>
          </table:table-cell>
          <table:table-cell office:value-type="string">
            <text:p>&lt;value&gt;0</text:p>
          </table:table-cell>
          <table:table-cell office:value-type="string">
            <text:p>&lt;value type="USD"&gt;449000</text:p>
          </table:table-cell>
          <table:table-cell office:value-type="string">
            <text:p>&lt;value type="USD"&gt;180000</text:p>
          </table:table-cell>
          <table:table-cell office:value-type="string">
            <text:p>&lt;value type="USD"&gt;4904</text:p>
          </table:table-cell>
          <table:table-cell office:value-type="string">
            <text:p>&lt;value type="percent"&gt;0.084</text:p>
          </table:table-cell>
          <table:table-cell office:value-type="string">
            <text:p>&lt;value&gt;0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office:value-type="float" office:value="11004">
            <text:p>11004</text:p>
          </table:table-cell>
          <table:table-cell office:value-type="float" office:value="61979">
            <text:p>61979</text:p>
          </table:table-cell>
          <table:table-cell office:value-type="float" office:value="40.746228">
            <text:p>40.746228</text:p>
          </table:table-cell>
          <table:table-cell office:value-type="float" office:value="-73.711752">
            <text:p>-73.711752</text:p>
          </table:table-cell>
          <table:table-cell table:number-columns-repeated="2" office:value-type="string">
            <text:p>&lt;value type="USD"&gt;5502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122</text:p>
          </table:table-cell>
          <table:table-cell office:value-type="string">
            <text:p>&lt;value type="percent"&gt;0.156</text:p>
          </table:table-cell>
          <table:table-cell office:value-type="string">
            <text:p>&lt;value type="USD"&gt;457</text:p>
          </table:table-cell>
          <table:table-cell office:value-type="string">
            <text:p>&lt;value type="USD"&gt;285900</text:p>
          </table:table-cell>
          <table:table-cell office:value-type="string">
            <text:p>&lt;value type="USD"&gt;265500</text:p>
          </table:table-cell>
          <table:table-cell office:value-type="string">
            <text:p>&lt;value type="USD"&gt;5030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368</text:p>
          </table:table-cell>
          <table:table-cell office:value-type="string">
            <text:p>&lt;value type="percent"&gt;0.077</text:p>
          </table:table-cell>
          <table:table-cell table:number-columns-repeated="1005"/>
        </table:table-row>
        <table:table-row table:style-name="ro2" table:visibility="filter">
          <table:table-cell office:value-type="float" office:value="11005">
            <text:p>11005</text:p>
          </table:table-cell>
          <table:table-cell office:value-type="float" office:value="61980">
            <text:p>61980</text:p>
          </table:table-cell>
          <table:table-cell office:value-type="float" office:value="40.755779">
            <text:p>40.755779</text:p>
          </table:table-cell>
          <table:table-cell office:value-type="float" office:value="-73.712694">
            <text:p>-73.712694</text:p>
          </table:table-cell>
          <table:table-cell table:number-columns-repeated="6" office:value-type="string">
            <text:p>&lt;values&gt;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6</text:p>
          </table:table-cell>
          <table:table-cell office:value-type="string">
            <text:p>&lt;value&gt;0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545900</text:p>
          </table:table-cell>
          <table:table-cell office:value-type="string">
            <text:p>&lt;value&gt;0</text:p>
          </table:table-cell>
          <table:table-cell office:value-type="string">
            <text:p>&lt;value type="percent"&gt;0.121</text:p>
          </table:table-cell>
          <table:table-cell office:value-type="string">
            <text:p>&lt;value type="USD"&gt;465</text:p>
          </table:table-cell>
          <table:table-cell office:value-type="string">
            <text:p>&lt;values&gt;none</text:p>
          </table:table-cell>
          <table:table-cell table:number-columns-repeated="1005"/>
        </table:table-row>
        <table:table-row table:style-name="ro2" table:visibility="filter">
          <table:table-cell table:style-name="ce2" office:value-type="float" office:value="11411">
            <text:p>11411</text:p>
          </table:table-cell>
          <table:table-cell table:style-name="ce2" office:value-type="float" office:value="62097">
            <text:p>62097</text:p>
          </table:table-cell>
          <table:table-cell table:style-name="ce2" office:value-type="float" office:value="40.693091">
            <text:p>40.693091</text:p>
          </table:table-cell>
          <table:table-cell table:style-name="ce2" office:value-type="float" office:value="-73.73655">
            <text:p>-73.73655</text:p>
          </table:table-cell>
          <table:table-cell table:number-columns-repeated="2" table:style-name="ce2" office:value-type="string">
            <text:p>&lt;value type="USD"&gt;375100</text:p>
          </table:table-cell>
          <table:table-cell table:number-columns-repeated="4" table:style-name="ce2" office:value-type="string">
            <text:p>&lt;values&gt;none</text:p>
          </table:table-cell>
          <table:table-cell table:style-name="ce2" office:value-type="string">
            <text:p>&lt;value type="percent"&gt;0.348</text:p>
          </table:table-cell>
          <table:table-cell table:style-name="ce2" office:value-type="string">
            <text:p>&lt;value type="percent"&gt;0.172</text:p>
          </table:table-cell>
          <table:table-cell table:style-name="ce2" office:value-type="string">
            <text:p>&lt;value type="USD"&gt;297</text:p>
          </table:table-cell>
          <table:table-cell table:style-name="ce2" office:value-type="string">
            <text:p>&lt;value type="USD"&gt;399000</text:p>
          </table:table-cell>
          <table:table-cell table:style-name="ce2" office:value-type="string">
            <text:p>&lt;value type="USD"&gt;386000</text:p>
          </table:table-cell>
          <table:table-cell table:style-name="ce2" office:value-type="string">
            <text:p>&lt;value type="USD"&gt;3593</text:p>
          </table:table-cell>
          <table:table-cell table:style-name="ce2" office:value-type="string">
            <text:p>&lt;value type="percent"&gt;0.026</text:p>
          </table:table-cell>
          <table:table-cell table:style-name="ce2" office:value-type="string">
            <text:p>&lt;value type="USD"&gt;301</text:p>
          </table:table-cell>
          <table:table-cell table:style-name="ce2" office:value-type="string">
            <text:p>&lt;value type="percent"&gt;0.011</text:p>
          </table:table-cell>
          <table:table-cell table:style-name="ce2" office:value-type="string">
            <text:p>&lt;value type="percent"&gt;0.2127415343409</text:p>
          </table:table-cell>
          <table:table-cell table:style-name="ce2" office:value-type="string">
            <text:p>&lt;value type="percent"&gt;0.7503348000765</text:p>
          </table:table-cell>
          <table:table-cell table:style-name="ce2" office:value-type="string">
            <text:p>&lt;value type="percent"&gt;0.0338626363114</text:p>
          </table:table-cell>
          <table:table-cell table:style-name="ce2" office:value-type="string">
            <text:p>&lt;value type="percent"&gt;0.0577769274918</text:p>
          </table:table-cell>
          <table:table-cell table:style-name="ce2" office:value-type="string">
            <text:p>&lt;value type="percent"&gt;0.5205662904151</text:p>
          </table:table-cell>
          <table:table-cell table:style-name="ce2" office:value-type="string">
            <text:p>&lt;value type="percent"&gt;0.2775970920221</text:p>
          </table:table-cell>
          <table:table-cell table:style-name="ce2" office:value-type="string">
            <text:p>&lt;value type="percent"&gt;0.1207193418787</text:p>
          </table:table-cell>
          <table:table-cell table:style-name="ce2" office:value-type="string">
            <text:p>&lt;value type="percent"&gt;0.0221924622154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1278095238095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8721904761904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86"/>
        </table:table-row>
        <table:table-row table:style-name="ro2" table:visibility="filter">
          <table:table-cell office:value-type="float" office:value="11413">
            <text:p>11413</text:p>
          </table:table-cell>
          <table:table-cell office:value-type="float" office:value="62099">
            <text:p>62099</text:p>
          </table:table-cell>
          <table:table-cell office:value-type="float" office:value="40.667476">
            <text:p>40.667476</text:p>
          </table:table-cell>
          <table:table-cell office:value-type="float" office:value="-73.749889">
            <text:p>-73.749889</text:p>
          </table:table-cell>
          <table:table-cell table:number-columns-repeated="2" office:value-type="string">
            <text:p>&lt;value type="USD"&gt;3738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742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338</text:p>
          </table:table-cell>
          <table:table-cell office:value-type="string">
            <text:p>&lt;value type="percent"&gt;0.137</text:p>
          </table:table-cell>
          <table:table-cell office:value-type="string">
            <text:p>&lt;value type="USD"&gt;295</text:p>
          </table:table-cell>
          <table:table-cell office:value-type="string">
            <text:p>&lt;value type="USD"&gt;369000</text:p>
          </table:table-cell>
          <table:table-cell office:value-type="string">
            <text:p>&lt;value type="USD"&gt;350000</text:p>
          </table:table-cell>
          <table:table-cell office:value-type="string">
            <text:p>&lt;value type="USD"&gt;3431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USD"&gt;285</text:p>
          </table:table-cell>
          <table:table-cell office:value-type="string">
            <text:p>&lt;value type="percent"&gt;0.024</text:p>
          </table:table-cell>
          <table:table-cell office:value-type="string">
            <text:p>&lt;value type="percent"&gt;0.0419330371654</text:p>
          </table:table-cell>
          <table:table-cell office:value-type="string">
            <text:p>&lt;value type="percent"&gt;0.0128941380431</text:p>
          </table:table-cell>
          <table:table-cell office:value-type="string">
            <text:p>&lt;value type="percent"&gt;0.4260483259291</text:p>
          </table:table-cell>
          <table:table-cell office:value-type="string">
            <text:p>&lt;value type="percent"&gt;0.391808429949</text:p>
          </table:table-cell>
          <table:table-cell office:value-type="string">
            <text:p>&lt;value type="percent"&gt;0.0854913858489</text:p>
          </table:table-cell>
          <table:table-cell office:value-type="string">
            <text:p>&lt;value type="percent"&gt;0.0418246830642</text:p>
          </table:table-cell>
          <table:table-cell office:value-type="string">
            <text:p>&lt;value type="percent"&gt;0.0655097613882</text:p>
          </table:table-cell>
          <table:table-cell office:value-type="string">
            <text:p>&lt;value type="percent"&gt;0.0091106290672</text:p>
          </table:table-cell>
          <table:table-cell office:value-type="string">
            <text:p>&lt;value type="percent"&gt;0.3258134490238</text:p>
          </table:table-cell>
          <table:table-cell office:value-type="string">
            <text:p>&lt;value type="percent"&gt;0.2728850325379</text:p>
          </table:table-cell>
          <table:table-cell office:value-type="string">
            <text:p>&lt;value type="percent"&gt;0.2219088937093</text:p>
          </table:table-cell>
          <table:table-cell office:value-type="string">
            <text:p>&lt;value type="percent"&gt;0.1045553145336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422">
            <text:p>11422</text:p>
          </table:table-cell>
          <table:table-cell office:value-type="float" office:value="62108">
            <text:p>62108</text:p>
          </table:table-cell>
          <table:table-cell office:value-type="float" office:value="40.659254">
            <text:p>40.659254</text:p>
          </table:table-cell>
          <table:table-cell office:value-type="float" office:value="-73.739702">
            <text:p>-73.739702</text:p>
          </table:table-cell>
          <table:table-cell office:value-type="string">
            <text:p>&lt;value type="USD"&gt;372700</text:p>
          </table:table-cell>
          <table:table-cell office:value-type="string">
            <text:p>&lt;value type="USD"&gt;3731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75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495</text:p>
          </table:table-cell>
          <table:table-cell office:value-type="string">
            <text:p>&lt;value type="percent"&gt;0.139</text:p>
          </table:table-cell>
          <table:table-cell office:value-type="string">
            <text:p>&lt;value type="USD"&gt;303</text:p>
          </table:table-cell>
          <table:table-cell office:value-type="string">
            <text:p>&lt;value type="USD"&gt;375000</text:p>
          </table:table-cell>
          <table:table-cell office:value-type="string">
            <text:p>&lt;value type="USD"&gt;360000</text:p>
          </table:table-cell>
          <table:table-cell office:value-type="string">
            <text:p>&lt;value type="USD"&gt;3509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USD"&gt;278</text:p>
          </table:table-cell>
          <table:table-cell office:value-type="string">
            <text:p>&lt;value type="percent"&gt;0</text:p>
          </table:table-cell>
          <table:table-cell office:value-type="string">
            <text:p>&lt;value type="percent"&gt;0.0341334164588</text:p>
          </table:table-cell>
          <table:table-cell office:value-type="string">
            <text:p>&lt;value type="percent"&gt;0.0120012468827</text:p>
          </table:table-cell>
          <table:table-cell office:value-type="string">
            <text:p>&lt;value type="percent"&gt;0.2652743142144</text:p>
          </table:table-cell>
          <table:table-cell office:value-type="string">
            <text:p>&lt;value type="percent"&gt;0.4323566084788</text:p>
          </table:table-cell>
          <table:table-cell office:value-type="string">
            <text:p>&lt;value type="percent"&gt;0.2320760598503</text:p>
          </table:table-cell>
          <table:table-cell office:value-type="string">
            <text:p>&lt;value type="percent"&gt;0.0236907730673</text:p>
          </table:table-cell>
          <table:table-cell office:value-type="string">
            <text:p>&lt;value type="percent"&gt;0.0795241077019</text:p>
          </table:table-cell>
          <table:table-cell office:value-type="string">
            <text:p>&lt;value type="percent"&gt;0.0161239824671</text:p>
          </table:table-cell>
          <table:table-cell office:value-type="string">
            <text:p>&lt;value type="percent"&gt;0.3101127113337</text:p>
          </table:table-cell>
          <table:table-cell office:value-type="string">
            <text:p>&lt;value type="percent"&gt;0.2327802128991</text:p>
          </table:table-cell>
          <table:table-cell office:value-type="string">
            <text:p>&lt;value type="percent"&gt;0.2222917971195</text:p>
          </table:table-cell>
          <table:table-cell office:value-type="string">
            <text:p>&lt;value type="percent"&gt;0.1380713838447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426">
            <text:p>11426</text:p>
          </table:table-cell>
          <table:table-cell office:value-type="float" office:value="62112">
            <text:p>62112</text:p>
          </table:table-cell>
          <table:table-cell office:value-type="float" office:value="40.738328">
            <text:p>40.738328</text:p>
          </table:table-cell>
          <table:table-cell office:value-type="float" office:value="-73.721318">
            <text:p>-73.721318</text:p>
          </table:table-cell>
          <table:table-cell office:value-type="string">
            <text:p>&lt;value type="USD"&gt;496300</text:p>
          </table:table-cell>
          <table:table-cell office:value-type="string">
            <text:p>&lt;value type="USD"&gt;4966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4924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54</text:p>
          </table:table-cell>
          <table:table-cell office:value-type="string">
            <text:p>&lt;value type="percent"&gt;0.226</text:p>
          </table:table-cell>
          <table:table-cell office:value-type="string">
            <text:p>&lt;value type="USD"&gt;377</text:p>
          </table:table-cell>
          <table:table-cell office:value-type="string">
            <text:p>&lt;value type="USD"&gt;445000</text:p>
          </table:table-cell>
          <table:table-cell office:value-type="string">
            <text:p>&lt;value type="USD"&gt;471200</text:p>
          </table:table-cell>
          <table:table-cell office:value-type="string">
            <text:p>&lt;value type="USD"&gt;3999</text:p>
          </table:table-cell>
          <table:table-cell office:value-type="string">
            <text:p>&lt;value type="percent"&gt;0.035</text:p>
          </table:table-cell>
          <table:table-cell office:value-type="string">
            <text:p>&lt;value type="USD"&gt;353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percent"&gt;0.0079217148182</text:p>
          </table:table-cell>
          <table:table-cell office:value-type="string">
            <text:p>&lt;value type="percent"&gt;0.0039608574091</text:p>
          </table:table-cell>
          <table:table-cell office:value-type="string">
            <text:p>&lt;value type="percent"&gt;0.4095992544268</text:p>
          </table:table-cell>
          <table:table-cell office:value-type="string">
            <text:p>&lt;value type="percent"&gt;0.5484622553588</text:p>
          </table:table-cell>
          <table:table-cell office:value-type="string">
            <text:p>&lt;value type="percent"&gt;0.0272600186393</text:p>
          </table:table-cell>
          <table:table-cell office:value-type="string">
            <text:p>&lt;value type="percent"&gt;0.0027958993476</text:p>
          </table:table-cell>
          <table:table-cell office:value-type="string">
            <text:p>&lt;value type="percent"&gt;0.0945157526254</text:p>
          </table:table-cell>
          <table:table-cell office:value-type="string">
            <text:p>&lt;value type="percent"&gt;0.0032672112018</text:p>
          </table:table-cell>
          <table:table-cell office:value-type="string">
            <text:p>&lt;value type="percent"&gt;0.3409568261376</text:p>
          </table:table-cell>
          <table:table-cell office:value-type="string">
            <text:p>&lt;value type="percent"&gt;0.3722287047841</text:p>
          </table:table-cell>
          <table:table-cell office:value-type="string">
            <text:p>&lt;value type="percent"&gt;0.1402567094515</text:p>
          </table:table-cell>
          <table:table-cell office:value-type="string">
            <text:p>&lt;value type="percent"&gt;0.047374562427</text:p>
          </table:table-cell>
          <table:table-cell office:value-type="string">
            <text:p>Other</text:p>
          </table:table-cell>
          <table:table-cell office:value-type="string">
            <text:p>&lt;value type="percent"&gt;0.2770589443417</text:p>
          </table:table-cell>
          <table:table-cell office:value-type="string">
            <text:p>SingleFamily</text:p>
          </table:table-cell>
          <table:table-cell office:value-type="string">
            <text:p>&lt;value type="percent"&gt;0.7227356746765</text:p>
          </table:table-cell>
          <table:table-cell table:number-columns-repeated="7" office:value-type="string">
            <text:p>&lt;values&gt;none</text:p>
          </table:table-cell>
          <table:table-cell table:number-columns-repeated="982"/>
        </table:table-row>
        <table:table-row table:style-name="ro2" table:visibility="filter">
          <table:table-cell office:value-type="float" office:value="11427">
            <text:p>11427</text:p>
          </table:table-cell>
          <table:table-cell office:value-type="float" office:value="62113">
            <text:p>62113</text:p>
          </table:table-cell>
          <table:table-cell office:value-type="float" office:value="40.731332">
            <text:p>40.731332</text:p>
          </table:table-cell>
          <table:table-cell office:value-type="float" office:value="-73.748108">
            <text:p>-73.748108</text:p>
          </table:table-cell>
          <table:table-cell table:number-columns-repeated="2" office:value-type="string">
            <text:p>&lt;value type="USD"&gt;4646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446000</text:p>
          </table:table-cell>
          <table:table-cell office:value-type="string">
            <text:p>&lt;values&gt;none</text:p>
          </table:table-cell>
          <table:table-cell table:number-columns-repeated="2" office:value-type="string">
            <text:p>&lt;value type="percent"&gt;0.216</text:p>
          </table:table-cell>
          <table:table-cell office:value-type="string">
            <text:p>&lt;value type="USD"&gt;372</text:p>
          </table:table-cell>
          <table:table-cell office:value-type="string">
            <text:p>&lt;value type="USD"&gt;380000</text:p>
          </table:table-cell>
          <table:table-cell office:value-type="string">
            <text:p>&lt;value type="USD"&gt;407700</text:p>
          </table:table-cell>
          <table:table-cell office:value-type="string">
            <text:p>&lt;value type="USD"&gt;3937</text:p>
          </table:table-cell>
          <table:table-cell office:value-type="string">
            <text:p>&lt;value type="percent"&gt;0.036</text:p>
          </table:table-cell>
          <table:table-cell office:value-type="string">
            <text:p>&lt;value type="USD"&gt;368</text:p>
          </table:table-cell>
          <table:table-cell office:value-type="string">
            <text:p>&lt;value type="percent"&gt;-0.002</text:p>
          </table:table-cell>
          <table:table-cell office:value-type="string">
            <text:p>&lt;value type="percent"&gt;0.0325400679941</text:p>
          </table:table-cell>
          <table:table-cell office:value-type="string">
            <text:p>&lt;value type="percent"&gt;0.364983001457</text:p>
          </table:table-cell>
          <table:table-cell office:value-type="string">
            <text:p>&lt;value type="percent"&gt;0.5327829043224</text:p>
          </table:table-cell>
          <table:table-cell office:value-type="string">
            <text:p>&lt;value type="percent"&gt;0.0621661000485</text:p>
          </table:table-cell>
          <table:table-cell office:value-type="string">
            <text:p>&lt;value type="percent"&gt;0.0070422535211</text:p>
          </table:table-cell>
          <table:table-cell office:value-type="string">
            <text:p>&lt;value type="percent"&gt;0.0080370189965</text:p>
          </table:table-cell>
          <table:table-cell office:value-type="string">
            <text:p>&lt;value type="percent"&gt;0.0107160253287</text:p>
          </table:table-cell>
          <table:table-cell office:value-type="string">
            <text:p>&lt;value type="percent"&gt;0.3200194836824</text:p>
          </table:table-cell>
          <table:table-cell office:value-type="string">
            <text:p>&lt;value type="percent"&gt;0.3823672674135</text:p>
          </table:table-cell>
          <table:table-cell office:value-type="string">
            <text:p>&lt;value type="percent"&gt;0.1938626400389</text:p>
          </table:table-cell>
          <table:table-cell office:value-type="string">
            <text:p>&lt;value type="percent"&gt;0.0823185582075</text:p>
          </table:table-cell>
          <table:table-cell table:number-columns-repeated="7" office:value-type="string">
            <text:p>&lt;values&gt;none</text:p>
          </table:table-cell>
          <table:table-cell table:number-columns-repeated="987"/>
        </table:table-row>
        <table:table-row table:style-name="ro2" table:visibility="filter">
          <table:table-cell table:style-name="ce2" office:value-type="float" office:value="11428">
            <text:p>11428</text:p>
          </table:table-cell>
          <table:table-cell table:style-name="ce2" office:value-type="float" office:value="62114">
            <text:p>62114</text:p>
          </table:table-cell>
          <table:table-cell table:style-name="ce2" office:value-type="float" office:value="40.721978">
            <text:p>40.721978</text:p>
          </table:table-cell>
          <table:table-cell table:style-name="ce2" office:value-type="float" office:value="-73.743636">
            <text:p>-73.743636</text:p>
          </table:table-cell>
          <table:table-cell table:number-columns-repeated="2" table:style-name="ce2" office:value-type="string">
            <text:p>&lt;value type="USD"&gt;406200</text:p>
          </table:table-cell>
          <table:table-cell table:number-columns-repeated="2" table:style-name="ce2" office:value-type="string">
            <text:p>&lt;values&gt;none</text:p>
          </table:table-cell>
          <table:table-cell table:style-name="ce2" office:value-type="string">
            <text:p>&lt;value type="USD"&gt;4116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percent"&gt;0.301</text:p>
          </table:table-cell>
          <table:table-cell table:style-name="ce2" office:value-type="string">
            <text:p>&lt;value type="percent"&gt;0.194</text:p>
          </table:table-cell>
          <table:table-cell table:style-name="ce2" office:value-type="string">
            <text:p>&lt;value type="USD"&gt;322</text:p>
          </table:table-cell>
          <table:table-cell table:style-name="ce2" office:value-type="string">
            <text:p>&lt;value type="USD"&gt;459000</text:p>
          </table:table-cell>
          <table:table-cell table:style-name="ce2" office:value-type="string">
            <text:p>&lt;value type="USD"&gt;370000</text:p>
          </table:table-cell>
          <table:table-cell table:style-name="ce2" office:value-type="string">
            <text:p>&lt;value type="USD"&gt;3476</text:p>
          </table:table-cell>
          <table:table-cell table:style-name="ce2" office:value-type="string">
            <text:p>&lt;value type="percent"&gt;0.022</text:p>
          </table:table-cell>
          <table:table-cell table:style-name="ce2" office:value-type="string">
            <text:p>&lt;value type="USD"&gt;312</text:p>
          </table:table-cell>
          <table:table-cell table:style-name="ce2" office:value-type="string">
            <text:p>&lt;value type="percent"&gt;0.026</text:p>
          </table:table-cell>
          <table:table-cell table:style-name="ce2" office:value-type="string">
            <text:p>&lt;value type="percent"&gt;0.0087251575375</text:p>
          </table:table-cell>
          <table:table-cell table:style-name="ce2" office:value-type="string">
            <text:p>&lt;value type="percent"&gt;0.0181774115365</text:p>
          </table:table-cell>
          <table:table-cell table:style-name="ce2" office:value-type="string">
            <text:p>&lt;value type="percent"&gt;0.8647600581677</text:p>
          </table:table-cell>
          <table:table-cell table:style-name="ce2" office:value-type="string">
            <text:p>&lt;value type="percent"&gt;0.0918565196316</text:p>
          </table:table-cell>
          <table:table-cell table:style-name="ce2" office:value-type="string">
            <text:p>&lt;value type="percent"&gt;0.0142995637421</text:p>
          </table:table-cell>
          <table:table-cell table:style-name="ce2" office:value-type="string">
            <text:p>&lt;value type="percent"&gt;0.0145454545454</text:p>
          </table:table-cell>
          <table:table-cell table:style-name="ce2" office:value-type="string">
            <text:p>&lt;value type="percent"&gt;0.0053333333333</text:p>
          </table:table-cell>
          <table:table-cell table:style-name="ce2" office:value-type="string">
            <text:p>&lt;value type="percent"&gt;0.4804848484848</text:p>
          </table:table-cell>
          <table:table-cell table:style-name="ce2" office:value-type="string">
            <text:p>&lt;value type="percent"&gt;0.3035151515151</text:p>
          </table:table-cell>
          <table:table-cell table:style-name="ce2" office:value-type="string">
            <text:p>&lt;value type="percent"&gt;0.1306666666666</text:p>
          </table:table-cell>
          <table:table-cell table:style-name="ce2" office:value-type="string">
            <text:p>&lt;value type="percent"&gt;0.0649696969696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243035542747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7756964457252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83"/>
        </table:table-row>
        <table:table-row table:style-name="ro2" table:visibility="filter">
          <table:table-cell office:value-type="float" office:value="11429">
            <text:p>11429</text:p>
          </table:table-cell>
          <table:table-cell office:value-type="float" office:value="62115">
            <text:p>62115</text:p>
          </table:table-cell>
          <table:table-cell office:value-type="float" office:value="40.711009">
            <text:p>40.711009</text:p>
          </table:table-cell>
          <table:table-cell office:value-type="float" office:value="-73.740338">
            <text:p>-73.740338</text:p>
          </table:table-cell>
          <table:table-cell table:number-columns-repeated="2" office:value-type="string">
            <text:p>&lt;value type="USD"&gt;3719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753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35</text:p>
          </table:table-cell>
          <table:table-cell office:value-type="string">
            <text:p>&lt;value type="percent"&gt;0.161</text:p>
          </table:table-cell>
          <table:table-cell office:value-type="string">
            <text:p>&lt;value type="USD"&gt;276</text:p>
          </table:table-cell>
          <table:table-cell office:value-type="string">
            <text:p>&lt;value type="USD"&gt;409000</text:p>
          </table:table-cell>
          <table:table-cell office:value-type="string">
            <text:p>&lt;value type="USD"&gt;370000</text:p>
          </table:table-cell>
          <table:table-cell office:value-type="string">
            <text:p>&lt;value type="USD"&gt;3304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67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percent"&gt;0.0182052225082</text:p>
          </table:table-cell>
          <table:table-cell office:value-type="string">
            <text:p>&lt;value type="percent"&gt;0.0262964325119</text:p>
          </table:table-cell>
          <table:table-cell office:value-type="string">
            <text:p>&lt;value type="percent"&gt;0.6250459727841</text:p>
          </table:table-cell>
          <table:table-cell office:value-type="string">
            <text:p>&lt;value type="percent"&gt;0.2763883780801</text:p>
          </table:table-cell>
          <table:table-cell office:value-type="string">
            <text:p>&lt;value type="percent"&gt;0.0450533284295</text:p>
          </table:table-cell>
          <table:table-cell office:value-type="string">
            <text:p>&lt;value type="percent"&gt;0.0088267745494</text:p>
          </table:table-cell>
          <table:table-cell office:value-type="string">
            <text:p>&lt;value type="percent"&gt;0.0408689248895</text:p>
          </table:table-cell>
          <table:table-cell office:value-type="string">
            <text:p>&lt;value type="percent"&gt;0.0055228276877</text:p>
          </table:table-cell>
          <table:table-cell office:value-type="string">
            <text:p>&lt;value type="percent"&gt;0.350147275405</text:p>
          </table:table-cell>
          <table:table-cell office:value-type="string">
            <text:p>&lt;value type="percent"&gt;0.3624815905743</text:p>
          </table:table-cell>
          <table:table-cell office:value-type="string">
            <text:p>&lt;value type="percent"&gt;0.1794918998527</text:p>
          </table:table-cell>
          <table:table-cell office:value-type="string">
            <text:p>&lt;value type="percent"&gt;0.0613033873343</text:p>
          </table:table-cell>
          <table:table-cell office:value-type="string">
            <text:p>Other</text:p>
          </table:table-cell>
          <table:table-cell office:value-type="string">
            <text:p>&lt;value type="percent"&gt;0.2589172551149</text:p>
          </table:table-cell>
          <table:table-cell office:value-type="string">
            <text:p>SingleFamily</text:p>
          </table:table-cell>
          <table:table-cell office:value-type="string">
            <text:p>&lt;value type="percent"&gt;0.741082744885</text:p>
          </table:table-cell>
          <table:table-cell table:number-columns-repeated="7" office:value-type="string">
            <text:p>&lt;values&gt;none</text:p>
          </table:table-cell>
          <table:table-cell table:number-columns-repeated="982"/>
        </table:table-row>
        <table:table-row table:style-name="ro2" table:visibility="filter">
          <table:table-cell office:value-type="float" office:value="11414">
            <text:p>11414</text:p>
          </table:table-cell>
          <table:table-cell office:value-type="float" office:value="62100">
            <text:p>62100</text:p>
          </table:table-cell>
          <table:table-cell office:value-type="float" office:value="40.646076">
            <text:p>40.646076</text:p>
          </table:table-cell>
          <table:table-cell office:value-type="float" office:value="-73.845225">
            <text:p>-73.845225</text:p>
          </table:table-cell>
          <table:table-cell office:value-type="string">
            <text:p>&lt;value type="USD"&gt;533600</text:p>
          </table:table-cell>
          <table:table-cell office:value-type="string">
            <text:p>&lt;value type="USD"&gt;5712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479</text:p>
          </table:table-cell>
          <table:table-cell office:value-type="string">
            <text:p>&lt;value type="percent"&gt;0.281</text:p>
          </table:table-cell>
          <table:table-cell office:value-type="string">
            <text:p>&lt;value type="USD"&gt;338</text:p>
          </table:table-cell>
          <table:table-cell office:value-type="string">
            <text:p>&lt;value type="USD"&gt;227000</text:p>
          </table:table-cell>
          <table:table-cell office:value-type="string">
            <text:p>&lt;value type="USD"&gt;195100</text:p>
          </table:table-cell>
          <table:table-cell office:value-type="string">
            <text:p>&lt;value type="USD"&gt;3693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275</text:p>
          </table:table-cell>
          <table:table-cell office:value-type="string">
            <text:p>&lt;value type="percent"&gt;-0.001</text:p>
          </table:table-cell>
          <table:table-cell office:value-type="string">
            <text:p>&lt;value type="percent"&gt;0.0283448624936</text:p>
          </table:table-cell>
          <table:table-cell office:value-type="string">
            <text:p>&lt;value type="percent"&gt;0.0118103593723</text:p>
          </table:table-cell>
          <table:table-cell office:value-type="string">
            <text:p>&lt;value type="percent"&gt;0.1542095495191</text:p>
          </table:table-cell>
          <table:table-cell office:value-type="string">
            <text:p>&lt;value type="percent"&gt;0.2443057195883</text:p>
          </table:table-cell>
          <table:table-cell office:value-type="string">
            <text:p>&lt;value type="percent"&gt;0.526067150329</text:p>
          </table:table-cell>
          <table:table-cell office:value-type="string">
            <text:p>&lt;value type="percent"&gt;0.034587481019</text:p>
          </table:table-cell>
          <table:table-cell office:value-type="string">
            <text:p>&lt;value type="percent"&gt;0.118186364394</text:p>
          </table:table-cell>
          <table:table-cell office:value-type="string">
            <text:p>&lt;value type="percent"&gt;0.0256709451575</text:p>
          </table:table-cell>
          <table:table-cell office:value-type="string">
            <text:p>&lt;value type="percent"&gt;0.1640273378896</text:p>
          </table:table-cell>
          <table:table-cell office:value-type="string">
            <text:p>&lt;value type="percent"&gt;0.1220203367227</text:p>
          </table:table-cell>
          <table:table-cell office:value-type="string">
            <text:p>&lt;value type="percent"&gt;0.3500583430571</text:p>
          </table:table-cell>
          <table:table-cell office:value-type="string">
            <text:p>&lt;value type="percent"&gt;0.2142023670611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415">
            <text:p>11415</text:p>
          </table:table-cell>
          <table:table-cell office:value-type="float" office:value="62101">
            <text:p>62101</text:p>
          </table:table-cell>
          <table:table-cell office:value-type="float" office:value="40.707624">
            <text:p>40.707624</text:p>
          </table:table-cell>
          <table:table-cell office:value-type="float" office:value="-73.829691">
            <text:p>-73.829691</text:p>
          </table:table-cell>
          <table:table-cell office:value-type="string">
            <text:p>&lt;value type="USD"&gt;508900</text:p>
          </table:table-cell>
          <table:table-cell office:value-type="string">
            <text:p>&lt;value type="USD"&gt;7918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233</text:p>
          </table:table-cell>
          <table:table-cell office:value-type="string">
            <text:p>&lt;value type="percent"&gt;0.225</text:p>
          </table:table-cell>
          <table:table-cell office:value-type="string">
            <text:p>&lt;value type="USD"&gt;429</text:p>
          </table:table-cell>
          <table:table-cell office:value-type="string">
            <text:p>&lt;value type="USD"&gt;199000</text:p>
          </table:table-cell>
          <table:table-cell office:value-type="string">
            <text:p>&lt;value type="USD"&gt;212800</text:p>
          </table:table-cell>
          <table:table-cell office:value-type="string">
            <text:p>&lt;value type="USD"&gt;3652</text:p>
          </table:table-cell>
          <table:table-cell office:value-type="string">
            <text:p>&lt;value type="percent"&gt;0.052</text:p>
          </table:table-cell>
          <table:table-cell office:value-type="string">
            <text:p>&lt;value type="USD"&gt;259</text:p>
          </table:table-cell>
          <table:table-cell office:value-type="string">
            <text:p>&lt;value type="percent"&gt;0.168</text:p>
          </table:table-cell>
          <table:table-cell table:number-columns-repeated="1005"/>
        </table:table-row>
        <table:table-row table:style-name="ro2" table:visibility="filter">
          <table:table-cell office:value-type="float" office:value="11416">
            <text:p>11416</text:p>
          </table:table-cell>
          <table:table-cell office:value-type="float" office:value="62102">
            <text:p>62102</text:p>
          </table:table-cell>
          <table:table-cell office:value-type="float" office:value="40.685219">
            <text:p>40.685219</text:p>
          </table:table-cell>
          <table:table-cell office:value-type="float" office:value="-73.850604">
            <text:p>-73.850604</text:p>
          </table:table-cell>
          <table:table-cell office:value-type="string">
            <text:p>&lt;value type="USD"&gt;384200</text:p>
          </table:table-cell>
          <table:table-cell office:value-type="string">
            <text:p>&lt;value type="USD"&gt;3895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079</text:p>
          </table:table-cell>
          <table:table-cell office:value-type="string">
            <text:p>&lt;value type="percent"&gt;0.167</text:p>
          </table:table-cell>
          <table:table-cell office:value-type="string">
            <text:p>&lt;value type="USD"&gt;325</text:p>
          </table:table-cell>
          <table:table-cell office:value-type="string">
            <text:p>&lt;value type="USD"&gt;435000</text:p>
          </table:table-cell>
          <table:table-cell office:value-type="string">
            <text:p>&lt;value&gt;0</text:p>
          </table:table-cell>
          <table:table-cell office:value-type="string">
            <text:p>&lt;value type="USD"&gt;3024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263</text:p>
          </table:table-cell>
          <table:table-cell office:value-type="string">
            <text:p>&lt;value type="percent"&gt;0.114</text:p>
          </table:table-cell>
          <table:table-cell office:value-type="string">
            <text:p>&lt;value type="percent"&gt;0.045847750865</text:p>
          </table:table-cell>
          <table:table-cell office:value-type="string">
            <text:p>&lt;value type="percent"&gt;0.2024221453287</text:p>
          </table:table-cell>
          <table:table-cell office:value-type="string">
            <text:p>&lt;value type="percent"&gt;0.6052479815455</text:p>
          </table:table-cell>
          <table:table-cell office:value-type="string">
            <text:p>&lt;value type="percent"&gt;0.0694925028835</text:p>
          </table:table-cell>
          <table:table-cell office:value-type="string">
            <text:p>&lt;value type="percent"&gt;0.055940023068</text:p>
          </table:table-cell>
          <table:table-cell office:value-type="string">
            <text:p>&lt;value type="percent"&gt;0.0190311418685</text:p>
          </table:table-cell>
          <table:table-cell office:value-type="string">
            <text:p>&lt;value type="percent"&gt;0.0308535178777</text:p>
          </table:table-cell>
          <table:table-cell office:value-type="string">
            <text:p>&lt;value type="percent"&gt;0.0268166089965</text:p>
          </table:table-cell>
          <table:table-cell office:value-type="string">
            <text:p>&lt;value type="percent"&gt;0.1862745098039</text:p>
          </table:table-cell>
          <table:table-cell office:value-type="string">
            <text:p>&lt;value type="percent"&gt;0.1955017301038</text:p>
          </table:table-cell>
          <table:table-cell office:value-type="string">
            <text:p>&lt;value type="percent"&gt;0.316032295271</text:p>
          </table:table-cell>
          <table:table-cell office:value-type="string">
            <text:p>&lt;value type="percent"&gt;0.2436562860438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417">
            <text:p>11417</text:p>
          </table:table-cell>
          <table:table-cell office:value-type="float" office:value="62103">
            <text:p>62103</text:p>
          </table:table-cell>
          <table:table-cell office:value-type="float" office:value="40.67571">
            <text:p>40.67571</text:p>
          </table:table-cell>
          <table:table-cell office:value-type="float" office:value="-73.846642">
            <text:p>-73.846642</text:p>
          </table:table-cell>
          <table:table-cell office:value-type="string">
            <text:p>&lt;value type="USD"&gt;383200</text:p>
          </table:table-cell>
          <table:table-cell office:value-type="string">
            <text:p>&lt;value type="USD"&gt;387000</text:p>
          </table:table-cell>
          <table:table-cell office:value-type="string">
            <text:p>&lt;value type="USD"&gt;309700</text:p>
          </table:table-cell>
          <table:table-cell office:value-type="string">
            <text:p>&lt;values&gt;none</text:p>
          </table:table-cell>
          <table:table-cell office:value-type="string">
            <text:p>&lt;value type="USD"&gt;405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75</text:p>
          </table:table-cell>
          <table:table-cell office:value-type="string">
            <text:p>&lt;value type="percent"&gt;0.158</text:p>
          </table:table-cell>
          <table:table-cell office:value-type="string">
            <text:p>&lt;value type="USD"&gt;326</text:p>
          </table:table-cell>
          <table:table-cell office:value-type="string">
            <text:p>&lt;value type="USD"&gt;449000</text:p>
          </table:table-cell>
          <table:table-cell office:value-type="string">
            <text:p>&lt;value type="USD"&gt;335500</text:p>
          </table:table-cell>
          <table:table-cell office:value-type="string">
            <text:p>&lt;value type="USD"&gt;3196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292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percent"&gt;0.0291370937616</text:p>
          </table:table-cell>
          <table:table-cell office:value-type="string">
            <text:p>&lt;value type="percent"&gt;0.0345536047814</text:p>
          </table:table-cell>
          <table:table-cell office:value-type="string">
            <text:p>&lt;value type="percent"&gt;0.6709002614867</text:p>
          </table:table-cell>
          <table:table-cell office:value-type="string">
            <text:p>&lt;value type="percent"&gt;0.1449383638401</text:p>
          </table:table-cell>
          <table:table-cell office:value-type="string">
            <text:p>&lt;value type="percent"&gt;0.0952558834516</text:p>
          </table:table-cell>
          <table:table-cell office:value-type="string">
            <text:p>&lt;value type="percent"&gt;0.0237205827418</text:p>
          </table:table-cell>
          <table:table-cell office:value-type="string">
            <text:p>&lt;value type="percent"&gt;0.0447161890855</text:p>
          </table:table-cell>
          <table:table-cell office:value-type="string">
            <text:p>&lt;value type="percent"&gt;0.0144186895418</text:p>
          </table:table-cell>
          <table:table-cell office:value-type="string">
            <text:p>&lt;value type="percent"&gt;0.3613798138346</text:p>
          </table:table-cell>
          <table:table-cell office:value-type="string">
            <text:p>&lt;value type="percent"&gt;0.2069720751962</text:p>
          </table:table-cell>
          <table:table-cell office:value-type="string">
            <text:p>&lt;value type="percent"&gt;0.2233984303705</text:p>
          </table:table-cell>
          <table:table-cell office:value-type="string">
            <text:p>&lt;value type="percent"&gt;0.1480197116262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418">
            <text:p>11418</text:p>
          </table:table-cell>
          <table:table-cell office:value-type="float" office:value="62104">
            <text:p>62104</text:p>
          </table:table-cell>
          <table:table-cell office:value-type="float" office:value="40.699543">
            <text:p>40.699543</text:p>
          </table:table-cell>
          <table:table-cell office:value-type="float" office:value="-73.831285">
            <text:p>-73.831285</text:p>
          </table:table-cell>
          <table:table-cell office:value-type="string">
            <text:p>&lt;value type="USD"&gt;434200</text:p>
          </table:table-cell>
          <table:table-cell office:value-type="string">
            <text:p>&lt;value type="USD"&gt;435700</text:p>
          </table:table-cell>
          <table:table-cell office:value-type="string">
            <text:p>&lt;value type="USD"&gt;4263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4</text:p>
          </table:table-cell>
          <table:table-cell office:value-type="string">
            <text:p>&lt;value type="percent"&gt;0.193</text:p>
          </table:table-cell>
          <table:table-cell office:value-type="string">
            <text:p>&lt;value type="USD"&gt;318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280000</text:p>
          </table:table-cell>
          <table:table-cell office:value-type="string">
            <text:p>&lt;value type="USD"&gt;3375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348</text:p>
          </table:table-cell>
          <table:table-cell office:value-type="string">
            <text:p>&lt;value type="percent"&gt;0.109</text:p>
          </table:table-cell>
          <table:table-cell office:value-type="string">
            <text:p>&lt;value type="percent"&gt;0.0230706410779</text:p>
          </table:table-cell>
          <table:table-cell office:value-type="string">
            <text:p>&lt;value type="percent"&gt;0.0414454879542</text:p>
          </table:table-cell>
          <table:table-cell office:value-type="string">
            <text:p>&lt;value type="percent"&gt;0.2895059207839</text:p>
          </table:table-cell>
          <table:table-cell office:value-type="string">
            <text:p>&lt;value type="percent"&gt;0.5857492854226</text:p>
          </table:table-cell>
          <table:table-cell office:value-type="string">
            <text:p>&lt;value type="percent"&gt;0.0387913434054</text:p>
          </table:table-cell>
          <table:table-cell office:value-type="string">
            <text:p>&lt;value type="percent"&gt;0.0179665169456</text:p>
          </table:table-cell>
          <table:table-cell office:value-type="string">
            <text:p>&lt;value type="percent"&gt;0.0034708044099</text:p>
          </table:table-cell>
          <table:table-cell office:value-type="string">
            <text:p>&lt;value type="percent"&gt;0.0486952948428</text:p>
          </table:table-cell>
          <table:table-cell office:value-type="string">
            <text:p>&lt;value type="percent"&gt;0.0478734333264</text:p>
          </table:table-cell>
          <table:table-cell office:value-type="string">
            <text:p>&lt;value type="percent"&gt;0.1664269570577</text:p>
          </table:table-cell>
          <table:table-cell office:value-type="string">
            <text:p>&lt;value type="percent"&gt;0.1982740908156</text:p>
          </table:table-cell>
          <table:table-cell office:value-type="string">
            <text:p>&lt;value type="percent"&gt;0.3328539141154</text:p>
          </table:table-cell>
          <table:table-cell office:value-type="string">
            <text:p>&lt;value type="percent"&gt;0.201972467639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419">
            <text:p>11419</text:p>
          </table:table-cell>
          <table:table-cell office:value-type="float" office:value="62105">
            <text:p>62105</text:p>
          </table:table-cell>
          <table:table-cell office:value-type="float" office:value="40.688366">
            <text:p>40.688366</text:p>
          </table:table-cell>
          <table:table-cell office:value-type="float" office:value="-73.8227">
            <text:p>-73.8227</text:p>
          </table:table-cell>
          <table:table-cell table:number-columns-repeated="2" office:value-type="string">
            <text:p>&lt;value type="USD"&gt;3828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844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56</text:p>
          </table:table-cell>
          <table:table-cell office:value-type="string">
            <text:p>&lt;value type="percent"&gt;0.298</text:p>
          </table:table-cell>
          <table:table-cell office:value-type="string">
            <text:p>&lt;value type="USD"&gt;310</text:p>
          </table:table-cell>
          <table:table-cell office:value-type="string">
            <text:p>&lt;value type="USD"&gt;425000</text:p>
          </table:table-cell>
          <table:table-cell office:value-type="string">
            <text:p>&lt;value type="USD"&gt;360000</text:p>
          </table:table-cell>
          <table:table-cell office:value-type="string">
            <text:p>&lt;value type="USD"&gt;3311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99</text:p>
          </table:table-cell>
          <table:table-cell office:value-type="string">
            <text:p>&lt;value type="percent"&gt;0.043</text:p>
          </table:table-cell>
          <table:table-cell office:value-type="string">
            <text:p>&lt;value type="percent"&gt;0.0288200884576</text:p>
          </table:table-cell>
          <table:table-cell office:value-type="string">
            <text:p>&lt;value type="percent"&gt;0.1405335996575</text:p>
          </table:table-cell>
          <table:table-cell office:value-type="string">
            <text:p>&lt;value type="percent"&gt;0.765587102297</text:p>
          </table:table-cell>
          <table:table-cell office:value-type="string">
            <text:p>&lt;value type="percent"&gt;0.0382365530032</text:p>
          </table:table-cell>
          <table:table-cell office:value-type="string">
            <text:p>&lt;value type="percent"&gt;0.0204023398487</text:p>
          </table:table-cell>
          <table:table-cell office:value-type="string">
            <text:p>&lt;value type="percent"&gt;0.0059922956199</text:p>
          </table:table-cell>
          <table:table-cell office:value-type="string">
            <text:p>&lt;value type="percent"&gt;0.0200678349349</text:p>
          </table:table-cell>
          <table:table-cell office:value-type="string">
            <text:p>&lt;value type="percent"&gt;0.021339739966</text:p>
          </table:table-cell>
          <table:table-cell office:value-type="string">
            <text:p>&lt;value type="percent"&gt;0.3600904465799</text:p>
          </table:table-cell>
          <table:table-cell office:value-type="string">
            <text:p>&lt;value type="percent"&gt;0.2343131712832</text:p>
          </table:table-cell>
          <table:table-cell office:value-type="string">
            <text:p>&lt;value type="percent"&gt;0.2327586206896</text:p>
          </table:table-cell>
          <table:table-cell office:value-type="string">
            <text:p>&lt;value type="percent"&gt;0.1312888637648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420">
            <text:p>11420</text:p>
          </table:table-cell>
          <table:table-cell office:value-type="float" office:value="62106">
            <text:p>62106</text:p>
          </table:table-cell>
          <table:table-cell office:value-type="float" office:value="40.672112">
            <text:p>40.672112</text:p>
          </table:table-cell>
          <table:table-cell office:value-type="float" office:value="-73.814083">
            <text:p>-73.814083</text:p>
          </table:table-cell>
          <table:table-cell office:value-type="string">
            <text:p>&lt;value type="USD"&gt;380100</text:p>
          </table:table-cell>
          <table:table-cell office:value-type="string">
            <text:p>&lt;value type="USD"&gt;3804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878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76</text:p>
          </table:table-cell>
          <table:table-cell office:value-type="string">
            <text:p>&lt;value type="percent"&gt;0.241</text:p>
          </table:table-cell>
          <table:table-cell office:value-type="string">
            <text:p>&lt;value type="USD"&gt;323</text:p>
          </table:table-cell>
          <table:table-cell office:value-type="string">
            <text:p>&lt;value type="USD"&gt;409000</text:p>
          </table:table-cell>
          <table:table-cell office:value-type="string">
            <text:p>&lt;value type="USD"&gt;390000</text:p>
          </table:table-cell>
          <table:table-cell office:value-type="string">
            <text:p>&lt;value type="USD"&gt;3190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316</text:p>
          </table:table-cell>
          <table:table-cell office:value-type="string">
            <text:p>&lt;value type="percent"&gt;0.021</text:p>
          </table:table-cell>
          <table:table-cell office:value-type="string">
            <text:p>&lt;value type="percent"&gt;0.0283783783783</text:p>
          </table:table-cell>
          <table:table-cell office:value-type="string">
            <text:p>&lt;value type="percent"&gt;0.0157657657657</text:p>
          </table:table-cell>
          <table:table-cell office:value-type="string">
            <text:p>&lt;value type="percent"&gt;0.6956081081081</text:p>
          </table:table-cell>
          <table:table-cell office:value-type="string">
            <text:p>&lt;value type="percent"&gt;0.1943693693693</text:p>
          </table:table-cell>
          <table:table-cell office:value-type="string">
            <text:p>&lt;value type="percent"&gt;0.0476351351351</text:p>
          </table:table-cell>
          <table:table-cell office:value-type="string">
            <text:p>&lt;value type="percent"&gt;0.0177927927927</text:p>
          </table:table-cell>
          <table:table-cell office:value-type="string">
            <text:p>&lt;value type="percent"&gt;0.0921882035119</text:p>
          </table:table-cell>
          <table:table-cell office:value-type="string">
            <text:p>&lt;value type="percent"&gt;0.006978838361</text:p>
          </table:table-cell>
          <table:table-cell office:value-type="string">
            <text:p>&lt;value type="percent"&gt;0.3892390814948</text:p>
          </table:table-cell>
          <table:table-cell office:value-type="string">
            <text:p>&lt;value type="percent"&gt;0.2203962179198</text:p>
          </table:table-cell>
          <table:table-cell office:value-type="string">
            <text:p>&lt;value type="percent"&gt;0.1842638451148</text:p>
          </table:table-cell>
          <table:table-cell office:value-type="string">
            <text:p>&lt;value type="percent"&gt;0.1065961278703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421">
            <text:p>11421</text:p>
          </table:table-cell>
          <table:table-cell office:value-type="float" office:value="62107">
            <text:p>62107</text:p>
          </table:table-cell>
          <table:table-cell office:value-type="float" office:value="40.692639">
            <text:p>40.692639</text:p>
          </table:table-cell>
          <table:table-cell office:value-type="float" office:value="-73.857497">
            <text:p>-73.857497</text:p>
          </table:table-cell>
          <table:table-cell office:value-type="string">
            <text:p>&lt;value type="USD"&gt;385800</text:p>
          </table:table-cell>
          <table:table-cell office:value-type="string">
            <text:p>&lt;value type="USD"&gt;3855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842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11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USD"&gt;303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375100</text:p>
          </table:table-cell>
          <table:table-cell office:value-type="string">
            <text:p>&lt;value type="USD"&gt;3247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287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percent"&gt;0.0021677505419</text:p>
          </table:table-cell>
          <table:table-cell office:value-type="string">
            <text:p>&lt;value type="percent"&gt;0.018676004669</text:p>
          </table:table-cell>
          <table:table-cell office:value-type="string">
            <text:p>&lt;value type="percent"&gt;0.3104885776221</text:p>
          </table:table-cell>
          <table:table-cell office:value-type="string">
            <text:p>&lt;value type="percent"&gt;0.6126396531599</text:p>
          </table:table-cell>
          <table:table-cell office:value-type="string">
            <text:p>&lt;value type="percent"&gt;0.032516258129</text:p>
          </table:table-cell>
          <table:table-cell office:value-type="string">
            <text:p>&lt;value type="percent"&gt;0.0210105052526</text:p>
          </table:table-cell>
          <table:table-cell office:value-type="string">
            <text:p>&lt;value type="percent"&gt;0.0025012506253</text:p>
          </table:table-cell>
          <table:table-cell office:value-type="string">
            <text:p>&lt;value type="percent"&gt;0.0053156146179</text:p>
          </table:table-cell>
          <table:table-cell office:value-type="string">
            <text:p>&lt;value type="percent"&gt;0.0172757475083</text:p>
          </table:table-cell>
          <table:table-cell office:value-type="string">
            <text:p>&lt;value type="percent"&gt;0.3</text:p>
          </table:table-cell>
          <table:table-cell office:value-type="string">
            <text:p>&lt;value type="percent"&gt;0.2091362126245</text:p>
          </table:table-cell>
          <table:table-cell office:value-type="string">
            <text:p>&lt;value type="percent"&gt;0.2953488372093</text:p>
          </table:table-cell>
          <table:table-cell office:value-type="string">
            <text:p>&lt;value type="percent"&gt;0.171926910299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1368">
            <text:p>11368</text:p>
          </table:table-cell>
          <table:table-cell office:value-type="float" office:value="62080">
            <text:p>62080</text:p>
          </table:table-cell>
          <table:table-cell office:value-type="float" office:value="40.751611">
            <text:p>40.751611</text:p>
          </table:table-cell>
          <table:table-cell office:value-type="float" office:value="-73.852246">
            <text:p>-73.852246</text:p>
          </table:table-cell>
          <table:table-cell office:value-type="string">
            <text:p>&lt;value type="USD"&gt;404100</text:p>
          </table:table-cell>
          <table:table-cell office:value-type="string">
            <text:p>&lt;value type="USD"&gt;514900</text:p>
          </table:table-cell>
          <table:table-cell office:value-type="string">
            <text:p>&lt;value type="USD"&gt;3513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097</text:p>
          </table:table-cell>
          <table:table-cell office:value-type="string">
            <text:p>&lt;value type="USD"&gt;460</text:p>
          </table:table-cell>
          <table:table-cell office:value-type="string">
            <text:p>&lt;value type="USD"&gt;260000</text:p>
          </table:table-cell>
          <table:table-cell office:value-type="string">
            <text:p>&lt;value type="USD"&gt;230000</text:p>
          </table:table-cell>
          <table:table-cell office:value-type="string">
            <text:p>&lt;value type="USD"&gt;1151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USD"&gt;409</text:p>
          </table:table-cell>
          <table:table-cell office:value-type="string">
            <text:p>&lt;value type="percent"&gt;0.087</text:p>
          </table:table-cell>
          <table:table-cell office:value-type="string">
            <text:p>&lt;value type="percent"&gt;0.1604301075268</text:p>
          </table:table-cell>
          <table:table-cell office:value-type="string">
            <text:p>&lt;value type="percent"&gt;0.1717562724014</text:p>
          </table:table-cell>
          <table:table-cell office:value-type="string">
            <text:p>&lt;value type="percent"&gt;0.4488888888888</text:p>
          </table:table-cell>
          <table:table-cell office:value-type="string">
            <text:p>&lt;value type="percent"&gt;0.0368458781362</text:p>
          </table:table-cell>
          <table:table-cell office:value-type="string">
            <text:p>&lt;value type="percent"&gt;0.1261648745519</text:p>
          </table:table-cell>
          <table:table-cell office:value-type="string">
            <text:p>&lt;value type="percent"&gt;0.0551971326164</text:p>
          </table:table-cell>
          <table:table-cell office:value-type="string">
            <text:p>&lt;value type="percent"&gt;0.089729277142</text:p>
          </table:table-cell>
          <table:table-cell office:value-type="string">
            <text:p>&lt;value type="percent"&gt;0.1278258442645</text:p>
          </table:table-cell>
          <table:table-cell office:value-type="string">
            <text:p>&lt;value type="percent"&gt;0.072843985487</text:p>
          </table:table-cell>
          <table:table-cell office:value-type="string">
            <text:p>&lt;value type="percent"&gt;0.1152665364219</text:p>
          </table:table-cell>
          <table:table-cell office:value-type="string">
            <text:p>&lt;value type="percent"&gt;0.2334635780072</text:p>
          </table:table-cell>
          <table:table-cell office:value-type="string">
            <text:p>&lt;value type="percent"&gt;0.3551493162154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369">
            <text:p>11369</text:p>
          </table:table-cell>
          <table:table-cell office:value-type="float" office:value="62081">
            <text:p>62081</text:p>
          </table:table-cell>
          <table:table-cell office:value-type="float" office:value="40.763831">
            <text:p>40.763831</text:p>
          </table:table-cell>
          <table:table-cell office:value-type="float" office:value="-73.872158">
            <text:p>-73.872158</text:p>
          </table:table-cell>
          <table:table-cell table:number-columns-repeated="2" office:value-type="string">
            <text:p>&lt;value type="USD"&gt;5087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108</text:p>
          </table:table-cell>
          <table:table-cell office:value-type="string">
            <text:p>&lt;value type="percent"&gt;0.146</text:p>
          </table:table-cell>
          <table:table-cell office:value-type="string">
            <text:p>&lt;value type="USD"&gt;398</text:p>
          </table:table-cell>
          <table:table-cell office:value-type="string">
            <text:p>&lt;value type="USD"&gt;419000</text:p>
          </table:table-cell>
          <table:table-cell office:value-type="string">
            <text:p>&lt;value type="USD"&gt;325000</text:p>
          </table:table-cell>
          <table:table-cell office:value-type="string">
            <text:p>&lt;value type="USD"&gt;3781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315</text:p>
          </table:table-cell>
          <table:table-cell office:value-type="string">
            <text:p>&lt;value type="percent"&gt;0.104</text:p>
          </table:table-cell>
          <table:table-cell office:value-type="string">
            <text:p>&lt;value type="percent"&gt;0.0394549522066</text:p>
          </table:table-cell>
          <table:table-cell office:value-type="string">
            <text:p>&lt;value type="percent"&gt;0.0687411022981</text:p>
          </table:table-cell>
          <table:table-cell office:value-type="string">
            <text:p>&lt;value type="percent"&gt;0.5078299776286</text:p>
          </table:table-cell>
          <table:table-cell office:value-type="string">
            <text:p>&lt;value type="percent"&gt;0.3050640634533</text:p>
          </table:table-cell>
          <table:table-cell office:value-type="string">
            <text:p>&lt;value type="percent"&gt;0.0557250355908</text:p>
          </table:table-cell>
          <table:table-cell office:value-type="string">
            <text:p>&lt;value type="percent"&gt;0.0229814927801</text:p>
          </table:table-cell>
          <table:table-cell office:value-type="string">
            <text:p>&lt;value type="percent"&gt;0.0148585385711</text:p>
          </table:table-cell>
          <table:table-cell office:value-type="string">
            <text:p>&lt;value type="percent"&gt;0.0242214532871</text:p>
          </table:table-cell>
          <table:table-cell office:value-type="string">
            <text:p>&lt;value type="percent"&gt;0.1506208019539</text:p>
          </table:table-cell>
          <table:table-cell office:value-type="string">
            <text:p>&lt;value type="percent"&gt;0.2525951557093</text:p>
          </table:table-cell>
          <table:table-cell office:value-type="string">
            <text:p>&lt;value type="percent"&gt;0.3637288825564</text:p>
          </table:table-cell>
          <table:table-cell office:value-type="string">
            <text:p>&lt;value type="percent"&gt;0.193364543049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370">
            <text:p>11370</text:p>
          </table:table-cell>
          <table:table-cell office:value-type="float" office:value="62082">
            <text:p>62082</text:p>
          </table:table-cell>
          <table:table-cell office:value-type="float" office:value="40.764308">
            <text:p>40.764308</text:p>
          </table:table-cell>
          <table:table-cell office:value-type="float" office:value="-73.891535">
            <text:p>-73.891535</text:p>
          </table:table-cell>
          <table:table-cell office:value-type="string">
            <text:p>&lt;value type="USD"&gt;517700</text:p>
          </table:table-cell>
          <table:table-cell office:value-type="string">
            <text:p>&lt;value type="USD"&gt;581600</text:p>
          </table:table-cell>
          <table:table-cell office:value-type="string">
            <text:p>&lt;value type="USD"&gt;3231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1</text:p>
          </table:table-cell>
          <table:table-cell office:value-type="string">
            <text:p>&lt;value type="percent"&gt;0.184</text:p>
          </table:table-cell>
          <table:table-cell office:value-type="string">
            <text:p>&lt;value type="USD"&gt;434</text:p>
          </table:table-cell>
          <table:table-cell office:value-type="string">
            <text:p>&lt;value type="USD"&gt;389000</text:p>
          </table:table-cell>
          <table:table-cell office:value-type="string">
            <text:p>&lt;value type="USD"&gt;325000</text:p>
          </table:table-cell>
          <table:table-cell office:value-type="string">
            <text:p>&lt;value type="USD"&gt;2413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405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percent"&gt;0.0231097714142</text:p>
          </table:table-cell>
          <table:table-cell office:value-type="string">
            <text:p>&lt;value type="percent"&gt;0.0095453403667</text:p>
          </table:table-cell>
          <table:table-cell office:value-type="string">
            <text:p>&lt;value type="percent"&gt;0.2891233358452</text:p>
          </table:table-cell>
          <table:table-cell office:value-type="string">
            <text:p>&lt;value type="percent"&gt;0.3966340115548</text:p>
          </table:table-cell>
          <table:table-cell office:value-type="string">
            <text:p>&lt;value type="percent"&gt;0.2614920874152</text:p>
          </table:table-cell>
          <table:table-cell office:value-type="string">
            <text:p>&lt;value type="percent"&gt;0.0198442602361</text:p>
          </table:table-cell>
          <table:table-cell office:value-type="string">
            <text:p>&lt;value type="percent"&gt;0.2093442951674</text:p>
          </table:table-cell>
          <table:table-cell office:value-type="string">
            <text:p>&lt;value type="percent"&gt;0.0272709043513</text:p>
          </table:table-cell>
          <table:table-cell office:value-type="string">
            <text:p>&lt;value type="percent"&gt;0.0814116703428</text:p>
          </table:table-cell>
          <table:table-cell office:value-type="string">
            <text:p>&lt;value type="percent"&gt;0.2131542009223</text:p>
          </table:table-cell>
          <table:table-cell office:value-type="string">
            <text:p>&lt;value type="percent"&gt;0.2197714056547</text:p>
          </table:table-cell>
          <table:table-cell office:value-type="string">
            <text:p>&lt;value type="percent"&gt;0.2480449167836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372">
            <text:p>11372</text:p>
          </table:table-cell>
          <table:table-cell office:value-type="float" office:value="62084">
            <text:p>62084</text:p>
          </table:table-cell>
          <table:table-cell office:value-type="float" office:value="40.751762">
            <text:p>40.751762</text:p>
          </table:table-cell>
          <table:table-cell office:value-type="float" office:value="-73.882972">
            <text:p>-73.882972</text:p>
          </table:table-cell>
          <table:table-cell office:value-type="string">
            <text:p>&lt;value type="USD"&gt;483800</text:p>
          </table:table-cell>
          <table:table-cell office:value-type="string">
            <text:p>&lt;value type="USD"&gt;647500</text:p>
          </table:table-cell>
          <table:table-cell office:value-type="string">
            <text:p>&lt;value type="USD"&gt;3992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17</text:p>
          </table:table-cell>
          <table:table-cell office:value-type="string">
            <text:p>&lt;value type="percent"&gt;0.136</text:p>
          </table:table-cell>
          <table:table-cell office:value-type="string">
            <text:p>&lt;value type="USD"&gt;447</text:p>
          </table:table-cell>
          <table:table-cell office:value-type="string">
            <text:p>&lt;value type="USD"&gt;238000</text:p>
          </table:table-cell>
          <table:table-cell office:value-type="string">
            <text:p>&lt;value type="USD"&gt;226700</text:p>
          </table:table-cell>
          <table:table-cell office:value-type="string">
            <text:p>&lt;value type="USD"&gt;2520</text:p>
          </table:table-cell>
          <table:table-cell office:value-type="string">
            <text:p>&lt;value type="percent"&gt;0.063</text:p>
          </table:table-cell>
          <table:table-cell office:value-type="string">
            <text:p>&lt;value type="USD"&gt;298</text:p>
          </table:table-cell>
          <table:table-cell office:value-type="string">
            <text:p>&lt;value type="percent"&gt;0.153</text:p>
          </table:table-cell>
          <table:table-cell table:number-columns-repeated="1005"/>
        </table:table-row>
        <table:table-row table:style-name="ro2" table:visibility="filter">
          <table:table-cell office:value-type="float" office:value="11373">
            <text:p>11373</text:p>
          </table:table-cell>
          <table:table-cell office:value-type="float" office:value="62085">
            <text:p>62085</text:p>
          </table:table-cell>
          <table:table-cell office:value-type="float" office:value="40.738496">
            <text:p>40.738496</text:p>
          </table:table-cell>
          <table:table-cell office:value-type="float" office:value="-73.87797">
            <text:p>-73.87797</text:p>
          </table:table-cell>
          <table:table-cell office:value-type="string">
            <text:p>&lt;value type="USD"&gt;437000</text:p>
          </table:table-cell>
          <table:table-cell office:value-type="string">
            <text:p>&lt;value type="USD"&gt;605100</text:p>
          </table:table-cell>
          <table:table-cell office:value-type="string">
            <text:p>&lt;value type="USD"&gt;3691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229</text:p>
          </table:table-cell>
          <table:table-cell office:value-type="string">
            <text:p>&lt;value type="percent"&gt;0.156</text:p>
          </table:table-cell>
          <table:table-cell office:value-type="string">
            <text:p>&lt;value type="USD"&gt;458</text:p>
          </table:table-cell>
          <table:table-cell office:value-type="string">
            <text:p>&lt;value type="USD"&gt;265000</text:p>
          </table:table-cell>
          <table:table-cell office:value-type="string">
            <text:p>&lt;value type="USD"&gt;239000</text:p>
          </table:table-cell>
          <table:table-cell office:value-type="string">
            <text:p>&lt;value type="USD"&gt;2248</text:p>
          </table:table-cell>
          <table:table-cell office:value-type="string">
            <text:p>&lt;value type="percent"&gt;0.05</text:p>
          </table:table-cell>
          <table:table-cell office:value-type="string">
            <text:p>&lt;value type="USD"&gt;358</text:p>
          </table:table-cell>
          <table:table-cell office:value-type="string">
            <text:p>&lt;value type="percent"&gt;0.016</text:p>
          </table:table-cell>
          <table:table-cell office:value-type="string">
            <text:p>&lt;value type="percent"&gt;0.071790765946</text:p>
          </table:table-cell>
          <table:table-cell office:value-type="string">
            <text:p>&lt;value type="percent"&gt;0.0812650120096</text:p>
          </table:table-cell>
          <table:table-cell office:value-type="string">
            <text:p>&lt;value type="percent"&gt;0.3468107819589</text:p>
          </table:table-cell>
          <table:table-cell office:value-type="string">
            <text:p>&lt;value type="percent"&gt;0.2049639711769</text:p>
          </table:table-cell>
          <table:table-cell office:value-type="string">
            <text:p>&lt;value type="percent"&gt;0.1832132372564</text:p>
          </table:table-cell>
          <table:table-cell office:value-type="string">
            <text:p>&lt;value type="percent"&gt;0.1119562316519</text:p>
          </table:table-cell>
          <table:table-cell office:value-type="string">
            <text:p>&lt;value type="percent"&gt;0.170625798212</text:p>
          </table:table-cell>
          <table:table-cell office:value-type="string">
            <text:p>&lt;value type="percent"&gt;0.0848020434227</text:p>
          </table:table-cell>
          <table:table-cell office:value-type="string">
            <text:p>&lt;value type="percent"&gt;0.109067688378</text:p>
          </table:table-cell>
          <table:table-cell office:value-type="string">
            <text:p>&lt;value type="percent"&gt;0.1515964240102</text:p>
          </table:table-cell>
          <table:table-cell office:value-type="string">
            <text:p>&lt;value type="percent"&gt;0.1851851851851</text:p>
          </table:table-cell>
          <table:table-cell office:value-type="string">
            <text:p>&lt;value type="percent"&gt;0.2841634738186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377">
            <text:p>11377</text:p>
          </table:table-cell>
          <table:table-cell office:value-type="float" office:value="62088">
            <text:p>62088</text:p>
          </table:table-cell>
          <table:table-cell office:value-type="float" office:value="40.747832">
            <text:p>40.747832</text:p>
          </table:table-cell>
          <table:table-cell office:value-type="float" office:value="-73.906252">
            <text:p>-73.906252</text:p>
          </table:table-cell>
          <table:table-cell office:value-type="string">
            <text:p>&lt;value type="USD"&gt;566200</text:p>
          </table:table-cell>
          <table:table-cell office:value-type="string">
            <text:p>&lt;value type="USD"&gt;582400</text:p>
          </table:table-cell>
          <table:table-cell office:value-type="string">
            <text:p>&lt;value type="USD"&gt;394400</text:p>
          </table:table-cell>
          <table:table-cell table:number-columns-repeated="3" office:value-type="string">
            <text:p>&lt;values&gt;none</text:p>
          </table:table-cell>
          <table:table-cell office:value-type="string">
            <text:p>&lt;value type="percent"&gt;0.192</text:p>
          </table:table-cell>
          <table:table-cell office:value-type="string">
            <text:p>&lt;value type="percent"&gt;0.123</text:p>
          </table:table-cell>
          <table:table-cell office:value-type="string">
            <text:p>&lt;value type="USD"&gt;474</text:p>
          </table:table-cell>
          <table:table-cell office:value-type="string">
            <text:p>&lt;value type="USD"&gt;249000</text:p>
          </table:table-cell>
          <table:table-cell office:value-type="string">
            <text:p>&lt;value type="USD"&gt;226800</text:p>
          </table:table-cell>
          <table:table-cell office:value-type="string">
            <text:p>&lt;value type="USD"&gt;3525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400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percent"&gt;0.0642228739002</text:p>
          </table:table-cell>
          <table:table-cell office:value-type="string">
            <text:p>&lt;value type="percent"&gt;0.0775659824046</text:p>
          </table:table-cell>
          <table:table-cell office:value-type="string">
            <text:p>&lt;value type="percent"&gt;0.3810850439882</text:p>
          </table:table-cell>
          <table:table-cell office:value-type="string">
            <text:p>&lt;value type="percent"&gt;0.2887096774193</text:p>
          </table:table-cell>
          <table:table-cell office:value-type="string">
            <text:p>&lt;value type="percent"&gt;0.1347507331378</text:p>
          </table:table-cell>
          <table:table-cell office:value-type="string">
            <text:p>&lt;value type="percent"&gt;0.0529325513196</text:p>
          </table:table-cell>
          <table:table-cell office:value-type="string">
            <text:p>&lt;value type="percent"&gt;0.0712312836168</text:p>
          </table:table-cell>
          <table:table-cell office:value-type="string">
            <text:p>&lt;value type="percent"&gt;0.0600377961913</text:p>
          </table:table-cell>
          <table:table-cell office:value-type="string">
            <text:p>&lt;value type="percent"&gt;0.1139700537868</text:p>
          </table:table-cell>
          <table:table-cell office:value-type="string">
            <text:p>&lt;value type="percent"&gt;0.2120947812182</text:p>
          </table:table-cell>
          <table:table-cell office:value-type="string">
            <text:p>&lt;value type="percent"&gt;0.2607937200174</text:p>
          </table:table-cell>
          <table:table-cell office:value-type="string">
            <text:p>&lt;value type="percent"&gt;0.2744584968745</text:p>
          </table:table-cell>
          <table:table-cell table:number-columns-repeated="7" office:value-type="string">
            <text:p>&lt;values&gt;none</text:p>
          </table:table-cell>
          <table:table-cell table:number-columns-repeated="986"/>
        </table:table-row>
        <table:table-row table:style-name="ro2" table:visibility="filter">
          <table:table-cell office:value-type="float" office:value="11378">
            <text:p>11378</text:p>
          </table:table-cell>
          <table:table-cell office:value-type="float" office:value="62089">
            <text:p>62089</text:p>
          </table:table-cell>
          <table:table-cell office:value-type="float" office:value="40.723685">
            <text:p>40.723685</text:p>
          </table:table-cell>
          <table:table-cell office:value-type="float" office:value="-73.907772">
            <text:p>-73.907772</text:p>
          </table:table-cell>
          <table:table-cell office:value-type="string">
            <text:p>&lt;value type="USD"&gt;532200</text:p>
          </table:table-cell>
          <table:table-cell office:value-type="string">
            <text:p>&lt;value type="USD"&gt;534100</text:p>
          </table:table-cell>
          <table:table-cell table:number-columns-repeated="4" office:value-type="string">
            <text:p>&lt;values&gt;none</text:p>
          </table:table-cell>
          <table:table-cell office:value-type="string">
            <text:p>&lt;value type="percent"&gt;0.112</text:p>
          </table:table-cell>
          <table:table-cell office:value-type="string">
            <text:p>&lt;value type="percent"&gt;0.174</text:p>
          </table:table-cell>
          <table:table-cell office:value-type="string">
            <text:p>&lt;value type="USD"&gt;456</text:p>
          </table:table-cell>
          <table:table-cell office:value-type="string">
            <text:p>&lt;value type="USD"&gt;525000</text:p>
          </table:table-cell>
          <table:table-cell office:value-type="string">
            <text:p>&lt;value type="USD"&gt;480000</text:p>
          </table:table-cell>
          <table:table-cell office:value-type="string">
            <text:p>&lt;value type="USD"&gt;3475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381</text:p>
          </table:table-cell>
          <table:table-cell office:value-type="string">
            <text:p>&lt;value type="percent"&gt;0.102</text:p>
          </table:table-cell>
          <table:table-cell office:value-type="string">
            <text:p>&lt;value type="percent"&gt;0.0051583321392</text:p>
          </table:table-cell>
          <table:table-cell office:value-type="string">
            <text:p>&lt;value type="percent"&gt;0.0332425848975</text:p>
          </table:table-cell>
          <table:table-cell office:value-type="string">
            <text:p>&lt;value type="percent"&gt;0.1326837655824</text:p>
          </table:table-cell>
          <table:table-cell office:value-type="string">
            <text:p>&lt;value type="percent"&gt;0.4688350766585</text:p>
          </table:table-cell>
          <table:table-cell office:value-type="string">
            <text:p>&lt;value type="percent"&gt;0.2534747098438</text:p>
          </table:table-cell>
          <table:table-cell office:value-type="string">
            <text:p>&lt;value type="percent"&gt;0.0842527582748</text:p>
          </table:table-cell>
          <table:table-cell office:value-type="string">
            <text:p>&lt;value type="percent"&gt;0.0223527726035</text:p>
          </table:table-cell>
          <table:table-cell office:value-type="string">
            <text:p>&lt;value type="percent"&gt;0.0442693409742</text:p>
          </table:table-cell>
          <table:table-cell office:value-type="string">
            <text:p>&lt;value type="percent"&gt;0.0326647564469</text:p>
          </table:table-cell>
          <table:table-cell office:value-type="string">
            <text:p>&lt;value type="percent"&gt;0.1895415472779</text:p>
          </table:table-cell>
          <table:table-cell office:value-type="string">
            <text:p>&lt;value type="percent"&gt;0.2674785100286</text:p>
          </table:table-cell>
          <table:table-cell office:value-type="string">
            <text:p>&lt;value type="percent"&gt;0.2603151862464</text:p>
          </table:table-cell>
          <table:table-cell office:value-type="string">
            <text:p>&lt;value type="percent"&gt;0.204727793696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office:value-type="float" office:value="10302">
            <text:p>10302</text:p>
          </table:table-cell>
          <table:table-cell office:value-type="float" office:value="61778">
            <text:p>61778</text:p>
          </table:table-cell>
          <table:table-cell office:value-type="float" office:value="40.629307">
            <text:p>40.629307</text:p>
          </table:table-cell>
          <table:table-cell office:value-type="float" office:value="-74.137446">
            <text:p>-74.137446</text:p>
          </table:table-cell>
          <table:table-cell table:number-columns-repeated="2" office:value-type="string">
            <text:p>&lt;value type="USD"&gt;320600</text:p>
          </table:table-cell>
          <table:table-cell table:number-columns-repeated="2" office:value-type="string">
            <text:p>&lt;values&gt;none</text:p>
          </table:table-cell>
          <table:table-cell office:value-type="string">
            <text:p>&lt;value type="USD"&gt;3071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82</text:p>
          </table:table-cell>
          <table:table-cell office:value-type="string">
            <text:p>&lt;value type="percent"&gt;0.296</text:p>
          </table:table-cell>
          <table:table-cell office:value-type="string">
            <text:p>&lt;value type="USD"&gt;236</text:p>
          </table:table-cell>
          <table:table-cell office:value-type="string">
            <text:p>&lt;value type="USD"&gt;329000</text:p>
          </table:table-cell>
          <table:table-cell office:value-type="string">
            <text:p>&lt;value type="USD"&gt;280000</text:p>
          </table:table-cell>
          <table:table-cell office:value-type="string">
            <text:p>&lt;value type="USD"&gt;2694</text:p>
          </table:table-cell>
          <table:table-cell office:value-type="string">
            <text:p>&lt;value type="percent"&gt;0.027</text:p>
          </table:table-cell>
          <table:table-cell office:value-type="string">
            <text:p>&lt;value type="USD"&gt;218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percent"&gt;0.0632780082987</text:p>
          </table:table-cell>
          <table:table-cell office:value-type="string">
            <text:p>&lt;value type="percent"&gt;0.085580912863</text:p>
          </table:table-cell>
          <table:table-cell office:value-type="string">
            <text:p>&lt;value type="percent"&gt;0.1859439834024</text:p>
          </table:table-cell>
          <table:table-cell office:value-type="string">
            <text:p>&lt;value type="percent"&gt;0.3970435684647</text:p>
          </table:table-cell>
          <table:table-cell office:value-type="string">
            <text:p>&lt;value type="percent"&gt;0.1314834024896</text:p>
          </table:table-cell>
          <table:table-cell office:value-type="string">
            <text:p>&lt;value type="percent"&gt;0.0783195020746</text:p>
          </table:table-cell>
          <table:table-cell office:value-type="string">
            <text:p>&lt;value type="percent"&gt;0.0583506224066</text:p>
          </table:table-cell>
          <table:table-cell office:value-type="string">
            <text:p>&lt;value type="percent"&gt;0.0771829521829</text:p>
          </table:table-cell>
          <table:table-cell office:value-type="string">
            <text:p>&lt;value type="percent"&gt;0.0192307692307</text:p>
          </table:table-cell>
          <table:table-cell office:value-type="string">
            <text:p>&lt;value type="percent"&gt;0.3071725571725</text:p>
          </table:table-cell>
          <table:table-cell office:value-type="string">
            <text:p>&lt;value type="percent"&gt;0.2570166320166</text:p>
          </table:table-cell>
          <table:table-cell office:value-type="string">
            <text:p>&lt;value type="percent"&gt;0.2406444906444</text:p>
          </table:table-cell>
          <table:table-cell office:value-type="string">
            <text:p>&lt;value type="percent"&gt;0.0982328482328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table:style-name="ce2" office:value-type="float" office:value="10303">
            <text:p>10303</text:p>
          </table:table-cell>
          <table:table-cell table:style-name="ce2" office:value-type="float" office:value="61779">
            <text:p>61779</text:p>
          </table:table-cell>
          <table:table-cell table:style-name="ce2" office:value-type="float" office:value="40.632374">
            <text:p>40.632374</text:p>
          </table:table-cell>
          <table:table-cell table:style-name="ce2" office:value-type="float" office:value="-74.169178">
            <text:p>-74.169178</text:p>
          </table:table-cell>
          <table:table-cell table:style-name="ce2" office:value-type="string">
            <text:p>&lt;value type="USD"&gt;279600</text:p>
          </table:table-cell>
          <table:table-cell table:style-name="ce2" office:value-type="string">
            <text:p>&lt;value type="USD"&gt;285100</text:p>
          </table:table-cell>
          <table:table-cell table:style-name="ce2" office:value-type="string">
            <text:p>&lt;value type="USD"&gt;218800</text:p>
          </table:table-cell>
          <table:table-cell table:style-name="ce2" office:value-type="string">
            <text:p>&lt;value type="USD"&gt;251200</text:p>
          </table:table-cell>
          <table:table-cell table:style-name="ce2" office:value-type="string">
            <text:p>&lt;value type="USD"&gt;2849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percent"&gt;0.216</text:p>
          </table:table-cell>
          <table:table-cell table:style-name="ce2" office:value-type="string">
            <text:p>&lt;value type="percent"&gt;0.342</text:p>
          </table:table-cell>
          <table:table-cell table:style-name="ce2" office:value-type="string">
            <text:p>&lt;value type="USD"&gt;204</text:p>
          </table:table-cell>
          <table:table-cell table:style-name="ce2" office:value-type="string">
            <text:p>&lt;value type="USD"&gt;269000</text:p>
          </table:table-cell>
          <table:table-cell table:style-name="ce2" office:value-type="string">
            <text:p>&lt;value type="USD"&gt;200000</text:p>
          </table:table-cell>
          <table:table-cell table:style-name="ce2" office:value-type="string">
            <text:p>&lt;value type="USD"&gt;2349</text:p>
          </table:table-cell>
          <table:table-cell table:style-name="ce2" office:value-type="string">
            <text:p>&lt;value type="percent"&gt;0.027</text:p>
          </table:table-cell>
          <table:table-cell table:style-name="ce2" office:value-type="string">
            <text:p>&lt;value type="USD"&gt;202</text:p>
          </table:table-cell>
          <table:table-cell table:style-name="ce2" office:value-type="string">
            <text:p>&lt;value type="percent"&gt;0.07</text:p>
          </table:table-cell>
          <table:table-cell table:style-name="ce2" office:value-type="string">
            <text:p>&lt;value type="percent"&gt;0.0374351371386</text:p>
          </table:table-cell>
          <table:table-cell table:style-name="ce2" office:value-type="string">
            <text:p>&lt;value type="percent"&gt;0.1745737583395</text:p>
          </table:table-cell>
          <table:table-cell table:style-name="ce2" office:value-type="string">
            <text:p>&lt;value type="percent"&gt;0.1039659006671</text:p>
          </table:table-cell>
          <table:table-cell table:style-name="ce2" office:value-type="string">
            <text:p>&lt;value type="percent"&gt;0.1293550778354</text:p>
          </table:table-cell>
          <table:table-cell table:style-name="ce2" office:value-type="string">
            <text:p>&lt;value type="percent"&gt;0.0492957746478</text:p>
          </table:table-cell>
          <table:table-cell table:style-name="ce2" office:value-type="string">
            <text:p>&lt;value type="percent"&gt;0.1275018532246</text:p>
          </table:table-cell>
          <table:table-cell table:style-name="ce2" office:value-type="string">
            <text:p>&lt;value type="percent"&gt;0.3778724981467</text:p>
          </table:table-cell>
          <table:table-cell table:style-name="ce2" office:value-type="string">
            <text:p>&lt;value type="percent"&gt;0.1491950580307</text:p>
          </table:table-cell>
          <table:table-cell table:style-name="ce2" office:value-type="string">
            <text:p>&lt;value type="percent"&gt;0.0093597903406</text:p>
          </table:table-cell>
          <table:table-cell table:style-name="ce2" office:value-type="string">
            <text:p>&lt;value type="percent"&gt;0.3000748783227</text:p>
          </table:table-cell>
          <table:table-cell table:style-name="ce2" office:value-type="string">
            <text:p>&lt;value type="percent"&gt;0.2465368775739</text:p>
          </table:table-cell>
          <table:table-cell table:style-name="ce2" office:value-type="string">
            <text:p>&lt;value type="percent"&gt;0.2186447023586</text:p>
          </table:table-cell>
          <table:table-cell table:style-name="ce2" office:value-type="string">
            <text:p>&lt;value type="percent"&gt;0.0743167353051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1325365679628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827327863003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5847306457367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79"/>
        </table:table-row>
        <table:table-row table:style-name="ro2" table:visibility="filter">
          <table:table-cell office:value-type="float" office:value="10310">
            <text:p>10310</text:p>
          </table:table-cell>
          <table:table-cell office:value-type="float" office:value="61786">
            <text:p>61786</text:p>
          </table:table-cell>
          <table:table-cell office:value-type="float" office:value="40.633335">
            <text:p>40.633335</text:p>
          </table:table-cell>
          <table:table-cell office:value-type="float" office:value="-74.117787">
            <text:p>-74.117787</text:p>
          </table:table-cell>
          <table:table-cell office:value-type="string">
            <text:p>&lt;value type="USD"&gt;390500</text:p>
          </table:table-cell>
          <table:table-cell office:value-type="string">
            <text:p>&lt;value type="USD"&gt;397400</text:p>
          </table:table-cell>
          <table:table-cell office:value-type="string">
            <text:p>&lt;value type="USD"&gt;207200</text:p>
          </table:table-cell>
          <table:table-cell office:value-type="string">
            <text:p>&lt;values&gt;none</text:p>
          </table:table-cell>
          <table:table-cell office:value-type="string">
            <text:p>&lt;value type="USD"&gt;354300</text:p>
          </table:table-cell>
          <table:table-cell office:value-type="string">
            <text:p>&lt;value type="USD"&gt;416100</text:p>
          </table:table-cell>
          <table:table-cell office:value-type="string">
            <text:p>&lt;value type="percent"&gt;0.176</text:p>
          </table:table-cell>
          <table:table-cell office:value-type="string">
            <text:p>&lt;value type="percent"&gt;0.383</text:p>
          </table:table-cell>
          <table:table-cell office:value-type="string">
            <text:p>&lt;value type="USD"&gt;267</text:p>
          </table:table-cell>
          <table:table-cell office:value-type="string">
            <text:p>&lt;value type="USD"&gt;379900</text:p>
          </table:table-cell>
          <table:table-cell office:value-type="string">
            <text:p>&lt;value type="USD"&gt;351500</text:p>
          </table:table-cell>
          <table:table-cell office:value-type="string">
            <text:p>&lt;value type="USD"&gt;3205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251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percent"&gt;0.0831234256926</text:p>
          </table:table-cell>
          <table:table-cell office:value-type="string">
            <text:p>&lt;value type="percent"&gt;0.0906801007556</text:p>
          </table:table-cell>
          <table:table-cell office:value-type="string">
            <text:p>&lt;value type="percent"&gt;0.13440086362</text:p>
          </table:table-cell>
          <table:table-cell office:value-type="string">
            <text:p>&lt;value type="percent"&gt;0.3751349406261</text:p>
          </table:table-cell>
          <table:table-cell office:value-type="string">
            <text:p>&lt;value type="percent"&gt;0.1523929471032</text:p>
          </table:table-cell>
          <table:table-cell office:value-type="string">
            <text:p>&lt;value type="percent"&gt;0.0548758546239</text:p>
          </table:table-cell>
          <table:table-cell office:value-type="string">
            <text:p>&lt;value type="percent"&gt;0.1093918675782</text:p>
          </table:table-cell>
          <table:table-cell office:value-type="string">
            <text:p>&lt;value type="percent"&gt;0.0680100755667</text:p>
          </table:table-cell>
          <table:table-cell office:value-type="string">
            <text:p>&lt;value type="percent"&gt;0.028967254408</text:p>
          </table:table-cell>
          <table:table-cell office:value-type="string">
            <text:p>&lt;value type="percent"&gt;0.2808564231738</text:p>
          </table:table-cell>
          <table:table-cell office:value-type="string">
            <text:p>&lt;value type="percent"&gt;0.2759985606333</text:p>
          </table:table-cell>
          <table:table-cell office:value-type="string">
            <text:p>&lt;value type="percent"&gt;0.2315581144296</text:p>
          </table:table-cell>
          <table:table-cell office:value-type="string">
            <text:p>&lt;value type="percent"&gt;0.113889888449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table:style-name="ce2" office:value-type="float" office:value="10306">
            <text:p>10306</text:p>
          </table:table-cell>
          <table:table-cell table:style-name="ce2" office:value-type="float" office:value="61782">
            <text:p>61782</text:p>
          </table:table-cell>
          <table:table-cell table:style-name="ce2" office:value-type="float" office:value="40.565944">
            <text:p>40.565944</text:p>
          </table:table-cell>
          <table:table-cell table:style-name="ce2" office:value-type="float" office:value="-74.127817">
            <text:p>-74.127817</text:p>
          </table:table-cell>
          <table:table-cell table:style-name="ce2" office:value-type="string">
            <text:p>&lt;value type="USD"&gt;397700</text:p>
          </table:table-cell>
          <table:table-cell table:style-name="ce2" office:value-type="string">
            <text:p>&lt;value type="USD"&gt;404400</text:p>
          </table:table-cell>
          <table:table-cell table:style-name="ce2" office:value-type="string">
            <text:p>&lt;value type="USD"&gt;241900</text:p>
          </table:table-cell>
          <table:table-cell table:style-name="ce2" office:value-type="string">
            <text:p>&lt;value type="USD"&gt;276600</text:p>
          </table:table-cell>
          <table:table-cell table:style-name="ce2" office:value-type="string">
            <text:p>&lt;value type="USD"&gt;402700</text:p>
          </table:table-cell>
          <table:table-cell table:style-name="ce2" office:value-type="string">
            <text:p>&lt;value type="USD"&gt;528000</text:p>
          </table:table-cell>
          <table:table-cell table:style-name="ce2" office:value-type="string">
            <text:p>&lt;value type="percent"&gt;0.388</text:p>
          </table:table-cell>
          <table:table-cell table:style-name="ce2" office:value-type="string">
            <text:p>&lt;value type="percent"&gt;0.423</text:p>
          </table:table-cell>
          <table:table-cell table:style-name="ce2" office:value-type="string">
            <text:p>&lt;value type="USD"&gt;288</text:p>
          </table:table-cell>
          <table:table-cell table:style-name="ce2" office:value-type="string">
            <text:p>&lt;value type="USD"&gt;419000</text:p>
          </table:table-cell>
          <table:table-cell table:style-name="ce2" office:value-type="string">
            <text:p>&lt;value type="USD"&gt;368800</text:p>
          </table:table-cell>
          <table:table-cell table:style-name="ce2" office:value-type="string">
            <text:p>&lt;value type="USD"&gt;3539</text:p>
          </table:table-cell>
          <table:table-cell table:style-name="ce2" office:value-type="string">
            <text:p>&lt;value type="percent"&gt;0.035</text:p>
          </table:table-cell>
          <table:table-cell table:style-name="ce2" office:value-type="string">
            <text:p>&lt;value type="USD"&gt;293</text:p>
          </table:table-cell>
          <table:table-cell table:style-name="ce2" office:value-type="string">
            <text:p>&lt;value type="percent"&gt;0.009</text:p>
          </table:table-cell>
          <table:table-cell table:style-name="ce2" office:value-type="string">
            <text:p>&lt;value type="percent"&gt;0.0053539934492</text:p>
          </table:table-cell>
          <table:table-cell table:style-name="ce2" office:value-type="string">
            <text:p>&lt;value type="percent"&gt;0.0920886873267</text:p>
          </table:table-cell>
          <table:table-cell table:style-name="ce2" office:value-type="string">
            <text:p>&lt;value type="percent"&gt;0.0173217435122</text:p>
          </table:table-cell>
          <table:table-cell table:style-name="ce2" office:value-type="string">
            <text:p>&lt;value type="percent"&gt;0.1558327034517</text:p>
          </table:table-cell>
          <table:table-cell table:style-name="ce2" office:value-type="string">
            <text:p>&lt;value type="percent"&gt;0.1434240362811</text:p>
          </table:table-cell>
          <table:table-cell table:style-name="ce2" office:value-type="string">
            <text:p>&lt;value type="percent"&gt;0.3539304610733</text:p>
          </table:table-cell>
          <table:table-cell table:style-name="ce2" office:value-type="string">
            <text:p>&lt;value type="percent"&gt;0.2320483749055</text:p>
          </table:table-cell>
          <table:table-cell table:style-name="ce2" office:value-type="string">
            <text:p>&lt;value type="percent"&gt;0.1514957811301</text:p>
          </table:table-cell>
          <table:table-cell table:style-name="ce2" office:value-type="string">
            <text:p>&lt;value type="percent"&gt;0.0197519815903</text:p>
          </table:table-cell>
          <table:table-cell table:style-name="ce2" office:value-type="string">
            <text:p>&lt;value type="percent"&gt;0.2892482740986</text:p>
          </table:table-cell>
          <table:table-cell table:style-name="ce2" office:value-type="string">
            <text:p>&lt;value type="percent"&gt;0.2236001022756</text:p>
          </table:table-cell>
          <table:table-cell table:style-name="ce2" office:value-type="string">
            <text:p>&lt;value type="percent"&gt;0.2221298900536</text:p>
          </table:table-cell>
          <table:table-cell table:style-name="ce2" office:value-type="string">
            <text:p>&lt;value type="percent"&gt;0.0931347481462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0505677785663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502957180032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6991365034303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79"/>
        </table:table-row>
        <table:table-row table:style-name="ro2" table:visibility="filter">
          <table:table-cell office:value-type="float" office:value="10307">
            <text:p>10307</text:p>
          </table:table-cell>
          <table:table-cell office:value-type="float" office:value="61783">
            <text:p>61783</text:p>
          </table:table-cell>
          <table:table-cell office:value-type="float" office:value="40.50833">
            <text:p>40.50833</text:p>
          </table:table-cell>
          <table:table-cell office:value-type="float" office:value="-74.240579">
            <text:p>-74.240579</text:p>
          </table:table-cell>
          <table:table-cell office:value-type="string">
            <text:p>&lt;value type="USD"&gt;482300</text:p>
          </table:table-cell>
          <table:table-cell office:value-type="string">
            <text:p>&lt;value type="USD"&gt;489200</text:p>
          </table:table-cell>
          <table:table-cell office:value-type="string">
            <text:p>&lt;value type="USD"&gt;254600</text:p>
          </table:table-cell>
          <table:table-cell office:value-type="string">
            <text:p>&lt;values&gt;none</text:p>
          </table:table-cell>
          <table:table-cell office:value-type="string">
            <text:p>&lt;value type="USD"&gt;461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251</text:p>
          </table:table-cell>
          <table:table-cell office:value-type="string">
            <text:p>&lt;value type="percent"&gt;0.494</text:p>
          </table:table-cell>
          <table:table-cell office:value-type="string">
            <text:p>&lt;value type="USD"&gt;285</text:p>
          </table:table-cell>
          <table:table-cell office:value-type="string">
            <text:p>&lt;value type="USD"&gt;589900</text:p>
          </table:table-cell>
          <table:table-cell office:value-type="string">
            <text:p>&lt;value type="USD"&gt;450000</text:p>
          </table:table-cell>
          <table:table-cell office:value-type="string">
            <text:p>&lt;value type="USD"&gt;3574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93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percent"&gt;0.0231822971548</text:p>
          </table:table-cell>
          <table:table-cell office:value-type="string">
            <text:p>&lt;value type="percent"&gt;0.1825605900948</text:p>
          </table:table-cell>
          <table:table-cell office:value-type="string">
            <text:p>&lt;value type="percent"&gt;0.1209167544783</text:p>
          </table:table-cell>
          <table:table-cell office:value-type="string">
            <text:p>&lt;value type="percent"&gt;0.1322444678609</text:p>
          </table:table-cell>
          <table:table-cell office:value-type="string">
            <text:p>&lt;value type="percent"&gt;0.0547945205479</text:p>
          </table:table-cell>
          <table:table-cell office:value-type="string">
            <text:p>&lt;value type="percent"&gt;0.0571654373024</text:p>
          </table:table-cell>
          <table:table-cell office:value-type="string">
            <text:p>&lt;value type="percent"&gt;0.4291359325605</text:p>
          </table:table-cell>
          <table:table-cell office:value-type="string">
            <text:p>&lt;value type="percent"&gt;0.1078639744952</text:p>
          </table:table-cell>
          <table:table-cell office:value-type="string">
            <text:p>&lt;value type="percent"&gt;0.1596705632306</text:p>
          </table:table-cell>
          <table:table-cell office:value-type="string">
            <text:p>&lt;value type="percent"&gt;0.1198193411264</text:p>
          </table:table-cell>
          <table:table-cell office:value-type="string">
            <text:p>&lt;value type="percent"&gt;0.1503719447396</text:p>
          </table:table-cell>
          <table:table-cell office:value-type="string">
            <text:p>&lt;value type="percent"&gt;0.1790648246546</text:p>
          </table:table-cell>
          <table:table-cell office:value-type="string">
            <text:p>&lt;value type="percent"&gt;0.2810839532412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table:style-name="ce2" office:value-type="float" office:value="10308">
            <text:p>10308</text:p>
          </table:table-cell>
          <table:table-cell table:style-name="ce2" office:value-type="float" office:value="61784">
            <text:p>61784</text:p>
          </table:table-cell>
          <table:table-cell table:style-name="ce2" office:value-type="float" office:value="40.549318">
            <text:p>40.549318</text:p>
          </table:table-cell>
          <table:table-cell table:style-name="ce2" office:value-type="float" office:value="-74.143406">
            <text:p>-74.143406</text:p>
          </table:table-cell>
          <table:table-cell table:style-name="ce2" office:value-type="string">
            <text:p>&lt;value type="USD"&gt;407000</text:p>
          </table:table-cell>
          <table:table-cell table:style-name="ce2" office:value-type="string">
            <text:p>&lt;value type="USD"&gt;413000</text:p>
          </table:table-cell>
          <table:table-cell table:style-name="ce2" office:value-type="string">
            <text:p>&lt;value type="USD"&gt;253900</text:p>
          </table:table-cell>
          <table:table-cell table:style-name="ce2" office:value-type="string">
            <text:p>&lt;value type="USD"&gt;322600</text:p>
          </table:table-cell>
          <table:table-cell table:style-name="ce2" office:value-type="string">
            <text:p>&lt;value type="USD"&gt;412700</text:p>
          </table:table-cell>
          <table:table-cell table:style-name="ce2" office:value-type="string">
            <text:p>&lt;values&gt;none</text:p>
          </table:table-cell>
          <table:table-cell table:style-name="ce2" office:value-type="string">
            <text:p>&lt;value type="percent"&gt;0.313</text:p>
          </table:table-cell>
          <table:table-cell table:style-name="ce2" office:value-type="string">
            <text:p>&lt;value type="percent"&gt;0.492</text:p>
          </table:table-cell>
          <table:table-cell table:style-name="ce2" office:value-type="string">
            <text:p>&lt;value type="USD"&gt;287</text:p>
          </table:table-cell>
          <table:table-cell table:style-name="ce2" office:value-type="string">
            <text:p>&lt;value type="USD"&gt;424900</text:p>
          </table:table-cell>
          <table:table-cell table:style-name="ce2" office:value-type="string">
            <text:p>&lt;value type="USD"&gt;424800</text:p>
          </table:table-cell>
          <table:table-cell table:style-name="ce2" office:value-type="string">
            <text:p>&lt;value type="USD"&gt;3557</text:p>
          </table:table-cell>
          <table:table-cell table:style-name="ce2" office:value-type="string">
            <text:p>&lt;value type="percent"&gt;0.026</text:p>
          </table:table-cell>
          <table:table-cell table:style-name="ce2" office:value-type="string">
            <text:p>&lt;value type="USD"&gt;276</text:p>
          </table:table-cell>
          <table:table-cell table:style-name="ce2" office:value-type="string">
            <text:p>&lt;value type="percent"&gt;0.012</text:p>
          </table:table-cell>
          <table:table-cell table:style-name="ce2" office:value-type="string">
            <text:p>&lt;value type="percent"&gt;0.0071230230592</text:p>
          </table:table-cell>
          <table:table-cell table:style-name="ce2" office:value-type="string">
            <text:p>&lt;value type="percent"&gt;0.0581914765181</text:p>
          </table:table-cell>
          <table:table-cell table:style-name="ce2" office:value-type="string">
            <text:p>&lt;value type="percent"&gt;0.0152118797537</text:p>
          </table:table-cell>
          <table:table-cell table:style-name="ce2" office:value-type="string">
            <text:p>&lt;value type="percent"&gt;0.0994808644211</text:p>
          </table:table-cell>
          <table:table-cell table:style-name="ce2" office:value-type="string">
            <text:p>&lt;value type="percent"&gt;0.0930822165881</text:p>
          </table:table-cell>
          <table:table-cell table:style-name="ce2" office:value-type="string">
            <text:p>&lt;value type="percent"&gt;0.4637208740794</text:p>
          </table:table-cell>
          <table:table-cell table:style-name="ce2" office:value-type="string">
            <text:p>&lt;value type="percent"&gt;0.2631896655801</text:p>
          </table:table-cell>
          <table:table-cell table:style-name="ce2" office:value-type="string">
            <text:p>&lt;value type="percent"&gt;0.1105996365838</text:p>
          </table:table-cell>
          <table:table-cell table:style-name="ce2" office:value-type="string">
            <text:p>&lt;value type="percent"&gt;0.0163537250151</text:p>
          </table:table-cell>
          <table:table-cell table:style-name="ce2" office:value-type="string">
            <text:p>&lt;value type="percent"&gt;0.288794669897</text:p>
          </table:table-cell>
          <table:table-cell table:style-name="ce2" office:value-type="string">
            <text:p>&lt;value type="percent"&gt;0.2556026650514</text:p>
          </table:table-cell>
          <table:table-cell table:style-name="ce2" office:value-type="string">
            <text:p>&lt;value type="percent"&gt;0.2316172016959</text:p>
          </table:table-cell>
          <table:table-cell table:style-name="ce2" office:value-type="string">
            <text:p>&lt;value type="percent"&gt;0.0954572986069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0620364920541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5238375515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6855797527957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79"/>
        </table:table-row>
        <table:table-row table:style-name="ro2" table:visibility="filter">
          <table:table-cell office:value-type="float" office:value="10309">
            <text:p>10309</text:p>
          </table:table-cell>
          <table:table-cell office:value-type="float" office:value="61785">
            <text:p>61785</text:p>
          </table:table-cell>
          <table:table-cell office:value-type="float" office:value="40.52958">
            <text:p>40.52958</text:p>
          </table:table-cell>
          <table:table-cell office:value-type="float" office:value="-74.220608">
            <text:p>-74.220608</text:p>
          </table:table-cell>
          <table:table-cell office:value-type="string">
            <text:p>&lt;value type="USD"&gt;456400</text:p>
          </table:table-cell>
          <table:table-cell office:value-type="string">
            <text:p>&lt;value type="USD"&gt;471900</text:p>
          </table:table-cell>
          <table:table-cell office:value-type="string">
            <text:p>&lt;value type="USD"&gt;295100</text:p>
          </table:table-cell>
          <table:table-cell office:value-type="string">
            <text:p>&lt;value type="USD"&gt;323900</text:p>
          </table:table-cell>
          <table:table-cell office:value-type="string">
            <text:p>&lt;value type="USD"&gt;447900</text:p>
          </table:table-cell>
          <table:table-cell office:value-type="string">
            <text:p>&lt;value type="USD"&gt;639400</text:p>
          </table:table-cell>
          <table:table-cell office:value-type="string">
            <text:p>&lt;value type="percent"&gt;0.251</text:p>
          </table:table-cell>
          <table:table-cell office:value-type="string">
            <text:p>&lt;value type="percent"&gt;0.494</text:p>
          </table:table-cell>
          <table:table-cell office:value-type="string">
            <text:p>&lt;value type="USD"&gt;246</text:p>
          </table:table-cell>
          <table:table-cell office:value-type="string">
            <text:p>&lt;value type="USD"&gt;499900</text:p>
          </table:table-cell>
          <table:table-cell office:value-type="string">
            <text:p>&lt;value type="USD"&gt;386200</text:p>
          </table:table-cell>
          <table:table-cell office:value-type="string">
            <text:p>&lt;value type="USD"&gt;3920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51</text:p>
          </table:table-cell>
          <table:table-cell office:value-type="string">
            <text:p>&lt;value type="percent"&gt;0.035</text:p>
          </table:table-cell>
          <table:table-cell office:value-type="string">
            <text:p>&lt;value type="percent"&gt;0.0126869053013</text:p>
          </table:table-cell>
          <table:table-cell office:value-type="string">
            <text:p>&lt;value type="percent"&gt;0.1948346171273</text:p>
          </table:table-cell>
          <table:table-cell office:value-type="string">
            <text:p>&lt;value type="percent"&gt;0.0180108744902</text:p>
          </table:table-cell>
          <table:table-cell office:value-type="string">
            <text:p>&lt;value type="percent"&gt;0.0498414136837</text:p>
          </table:table-cell>
          <table:table-cell office:value-type="string">
            <text:p>&lt;value type="percent"&gt;0.0471227911191</text:p>
          </table:table-cell>
          <table:table-cell office:value-type="string">
            <text:p>&lt;value type="percent"&gt;0.097077480743</text:p>
          </table:table-cell>
          <table:table-cell office:value-type="string">
            <text:p>&lt;value type="percent"&gt;0.5804259175351</text:p>
          </table:table-cell>
          <table:table-cell office:value-type="string">
            <text:p>&lt;value type="percent"&gt;0.0603956959389</text:p>
          </table:table-cell>
          <table:table-cell office:value-type="string">
            <text:p>&lt;value type="percent"&gt;0.096378572255</text:p>
          </table:table-cell>
          <table:table-cell office:value-type="string">
            <text:p>&lt;value type="percent"&gt;0.1210227930116</text:p>
          </table:table-cell>
          <table:table-cell office:value-type="string">
            <text:p>&lt;value type="percent"&gt;0.1441629063982</text:p>
          </table:table-cell>
          <table:table-cell office:value-type="string">
            <text:p>&lt;value type="percent"&gt;0.2954992479463</text:p>
          </table:table-cell>
          <table:table-cell office:value-type="string">
            <text:p>&lt;value type="percent"&gt;0.2809209765127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table:style-name="ce2" office:value-type="float" office:value="10312">
            <text:p>10312</text:p>
          </table:table-cell>
          <table:table-cell table:style-name="ce2" office:value-type="float" office:value="61788">
            <text:p>61788</text:p>
          </table:table-cell>
          <table:table-cell table:style-name="ce2" office:value-type="float" office:value="40.546029">
            <text:p>40.546029</text:p>
          </table:table-cell>
          <table:table-cell table:style-name="ce2" office:value-type="float" office:value="-74.179125">
            <text:p>-74.179125</text:p>
          </table:table-cell>
          <table:table-cell table:style-name="ce2" office:value-type="string">
            <text:p>&lt;value type="USD"&gt;420500</text:p>
          </table:table-cell>
          <table:table-cell table:style-name="ce2" office:value-type="string">
            <text:p>&lt;value type="USD"&gt;425400</text:p>
          </table:table-cell>
          <table:table-cell table:style-name="ce2" office:value-type="string">
            <text:p>&lt;value type="USD"&gt;311700</text:p>
          </table:table-cell>
          <table:table-cell table:style-name="ce2" office:value-type="string">
            <text:p>&lt;value type="USD"&gt;297700</text:p>
          </table:table-cell>
          <table:table-cell table:style-name="ce2" office:value-type="string">
            <text:p>&lt;value type="USD"&gt;418600</text:p>
          </table:table-cell>
          <table:table-cell table:style-name="ce2" office:value-type="string">
            <text:p>&lt;value type="USD"&gt;550200</text:p>
          </table:table-cell>
          <table:table-cell table:style-name="ce2" office:value-type="string">
            <text:p>&lt;value type="percent"&gt;0.209</text:p>
          </table:table-cell>
          <table:table-cell table:style-name="ce2" office:value-type="string">
            <text:p>&lt;value type="percent"&gt;0.457</text:p>
          </table:table-cell>
          <table:table-cell table:style-name="ce2" office:value-type="string">
            <text:p>&lt;value type="USD"&gt;260</text:p>
          </table:table-cell>
          <table:table-cell table:style-name="ce2" office:value-type="string">
            <text:p>&lt;value type="USD"&gt;435000</text:p>
          </table:table-cell>
          <table:table-cell table:style-name="ce2" office:value-type="string">
            <text:p>&lt;value type="USD"&gt;407400</text:p>
          </table:table-cell>
          <table:table-cell table:style-name="ce2" office:value-type="string">
            <text:p>&lt;value type="USD"&gt;3613</text:p>
          </table:table-cell>
          <table:table-cell table:style-name="ce2" office:value-type="string">
            <text:p>&lt;value type="percent"&gt;0.031</text:p>
          </table:table-cell>
          <table:table-cell table:style-name="ce2" office:value-type="string">
            <text:p>&lt;value type="USD"&gt;272</text:p>
          </table:table-cell>
          <table:table-cell table:style-name="ce2" office:value-type="string">
            <text:p>&lt;value type="percent"&gt;0.036</text:p>
          </table:table-cell>
          <table:table-cell table:style-name="ce2" office:value-type="string">
            <text:p>&lt;value type="percent"&gt;0.0011258091753</text:p>
          </table:table-cell>
          <table:table-cell table:style-name="ce2" office:value-type="string">
            <text:p>&lt;value type="percent"&gt;0.0925978046721</text:p>
          </table:table-cell>
          <table:table-cell table:style-name="ce2" office:value-type="string">
            <text:p>&lt;value type="percent"&gt;0.0062482409231</text:p>
          </table:table-cell>
          <table:table-cell table:style-name="ce2" office:value-type="string">
            <text:p>&lt;value type="percent"&gt;0.0400788066422</text:p>
          </table:table-cell>
          <table:table-cell table:style-name="ce2" office:value-type="string">
            <text:p>&lt;value type="percent"&gt;0.0770616380523</text:p>
          </table:table-cell>
          <table:table-cell table:style-name="ce2" office:value-type="string">
            <text:p>&lt;value type="percent"&gt;0.3938643399943</text:p>
          </table:table-cell>
          <table:table-cell table:style-name="ce2" office:value-type="string">
            <text:p>&lt;value type="percent"&gt;0.3890233605403</text:p>
          </table:table-cell>
          <table:table-cell table:style-name="ce2" office:value-type="string">
            <text:p>&lt;value type="percent"&gt;0.0726914414414</text:p>
          </table:table-cell>
          <table:table-cell table:style-name="ce2" office:value-type="string">
            <text:p>&lt;value type="percent"&gt;0.0523648648648</text:p>
          </table:table-cell>
          <table:table-cell table:style-name="ce2" office:value-type="string">
            <text:p>&lt;value type="percent"&gt;0.2217905405405</text:p>
          </table:table-cell>
          <table:table-cell table:style-name="ce2" office:value-type="string">
            <text:p>&lt;value type="percent"&gt;0.20259009009</text:p>
          </table:table-cell>
          <table:table-cell table:style-name="ce2" office:value-type="string">
            <text:p>&lt;value type="percent"&gt;0.3004504504504</text:p>
          </table:table-cell>
          <table:table-cell table:style-name="ce2" office:value-type="string">
            <text:p>&lt;value type="percent"&gt;0.1490427927927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0283482025022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700205880799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7016312094177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79"/>
        </table:table-row>
        <table:table-row table:style-name="ro2" table:visibility="filter">
          <table:table-cell office:value-type="float" office:value="10301">
            <text:p>10301</text:p>
          </table:table-cell>
          <table:table-cell office:value-type="float" office:value="61777">
            <text:p>61777</text:p>
          </table:table-cell>
          <table:table-cell office:value-type="float" office:value="40.624802">
            <text:p>40.624802</text:p>
          </table:table-cell>
          <table:table-cell office:value-type="float" office:value="-74.094499">
            <text:p>-74.094499</text:p>
          </table:table-cell>
          <table:table-cell office:value-type="string">
            <text:p>&lt;value type="USD"&gt;412800</text:p>
          </table:table-cell>
          <table:table-cell office:value-type="string">
            <text:p>&lt;value type="USD"&gt;447600</text:p>
          </table:table-cell>
          <table:table-cell office:value-type="string">
            <text:p>&lt;value type="USD"&gt;211000</text:p>
          </table:table-cell>
          <table:table-cell office:value-type="string">
            <text:p>&lt;values&gt;none</text:p>
          </table:table-cell>
          <table:table-cell office:value-type="string">
            <text:p>&lt;value type="USD"&gt;427300</text:p>
          </table:table-cell>
          <table:table-cell office:value-type="string">
            <text:p>&lt;value type="USD"&gt;569900</text:p>
          </table:table-cell>
          <table:table-cell office:value-type="string">
            <text:p>&lt;value type="percent"&gt;0.31</text:p>
          </table:table-cell>
          <table:table-cell office:value-type="string">
            <text:p>&lt;value type="percent"&gt;0.338</text:p>
          </table:table-cell>
          <table:table-cell office:value-type="string">
            <text:p>&lt;value type="USD"&gt;276</text:p>
          </table:table-cell>
          <table:table-cell office:value-type="string">
            <text:p>&lt;value type="USD"&gt;425000</text:p>
          </table:table-cell>
          <table:table-cell office:value-type="string">
            <text:p>&lt;value type="USD"&gt;475400</text:p>
          </table:table-cell>
          <table:table-cell office:value-type="string">
            <text:p>&lt;value type="USD"&gt;3384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82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percent"&gt;0.0409034568241</text:p>
          </table:table-cell>
          <table:table-cell office:value-type="string">
            <text:p>&lt;value type="percent"&gt;0.066519763118</text:p>
          </table:table-cell>
          <table:table-cell office:value-type="string">
            <text:p>&lt;value type="percent"&gt;0.1293210301611</text:p>
          </table:table-cell>
          <table:table-cell office:value-type="string">
            <text:p>&lt;value type="percent"&gt;0.365514391957</text:p>
          </table:table-cell>
          <table:table-cell office:value-type="string">
            <text:p>&lt;value type="percent"&gt;0.1379975210026</text:p>
          </table:table-cell>
          <table:table-cell office:value-type="string">
            <text:p>&lt;value type="percent"&gt;0.1220217600881</text:p>
          </table:table-cell>
          <table:table-cell office:value-type="string">
            <text:p>&lt;value type="percent"&gt;0.1377220768489</text:p>
          </table:table-cell>
          <table:table-cell office:value-type="string">
            <text:p>&lt;value type="percent"&gt;0.1193438914027</text:p>
          </table:table-cell>
          <table:table-cell office:value-type="string">
            <text:p>&lt;value type="percent"&gt;0.0815893665158</text:p>
          </table:table-cell>
          <table:table-cell office:value-type="string">
            <text:p>&lt;value type="percent"&gt;0.1681278280542</text:p>
          </table:table-cell>
          <table:table-cell office:value-type="string">
            <text:p>&lt;value type="percent"&gt;0.2037613122171</text:p>
          </table:table-cell>
          <table:table-cell office:value-type="string">
            <text:p>&lt;value type="percent"&gt;0.2345871040723</text:p>
          </table:table-cell>
          <table:table-cell office:value-type="string">
            <text:p>&lt;value type="percent"&gt;0.1882070135746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table:style-name="ce2" office:value-type="float" office:value="10304">
            <text:p>10304</text:p>
          </table:table-cell>
          <table:table-cell table:style-name="ce2" office:value-type="float" office:value="61780">
            <text:p>61780</text:p>
          </table:table-cell>
          <table:table-cell table:style-name="ce2" office:value-type="float" office:value="40.607839">
            <text:p>40.607839</text:p>
          </table:table-cell>
          <table:table-cell table:style-name="ce2" office:value-type="float" office:value="-74.095935">
            <text:p>-74.095935</text:p>
          </table:table-cell>
          <table:table-cell table:style-name="ce2" office:value-type="string">
            <text:p>&lt;value type="USD"&gt;385500</text:p>
          </table:table-cell>
          <table:table-cell table:style-name="ce2" office:value-type="string">
            <text:p>&lt;value type="USD"&gt;392800</text:p>
          </table:table-cell>
          <table:table-cell table:style-name="ce2" office:value-type="string">
            <text:p>&lt;value type="USD"&gt;329400</text:p>
          </table:table-cell>
          <table:table-cell table:style-name="ce2" office:value-type="string">
            <text:p>&lt;value type="USD"&gt;254200</text:p>
          </table:table-cell>
          <table:table-cell table:style-name="ce2" office:value-type="string">
            <text:p>&lt;value type="USD"&gt;353600</text:p>
          </table:table-cell>
          <table:table-cell table:style-name="ce2" office:value-type="string">
            <text:p>&lt;value type="USD"&gt;772600</text:p>
          </table:table-cell>
          <table:table-cell table:style-name="ce2" office:value-type="string">
            <text:p>&lt;value type="percent"&gt;0.313</text:p>
          </table:table-cell>
          <table:table-cell table:style-name="ce2" office:value-type="string">
            <text:p>&lt;value type="percent"&gt;0.355</text:p>
          </table:table-cell>
          <table:table-cell table:style-name="ce2" office:value-type="string">
            <text:p>&lt;value type="USD"&gt;255</text:p>
          </table:table-cell>
          <table:table-cell table:style-name="ce2" office:value-type="string">
            <text:p>&lt;value type="USD"&gt;360000</text:p>
          </table:table-cell>
          <table:table-cell table:style-name="ce2" office:value-type="string">
            <text:p>&lt;value type="USD"&gt;293000</text:p>
          </table:table-cell>
          <table:table-cell table:style-name="ce2" office:value-type="string">
            <text:p>&lt;value type="USD"&gt;3174</text:p>
          </table:table-cell>
          <table:table-cell table:style-name="ce2" office:value-type="string">
            <text:p>&lt;value type="percent"&gt;0.032</text:p>
          </table:table-cell>
          <table:table-cell table:style-name="ce2" office:value-type="string">
            <text:p>&lt;value type="USD"&gt;245</text:p>
          </table:table-cell>
          <table:table-cell table:style-name="ce2" office:value-type="string">
            <text:p>&lt;value type="percent"&gt;0.043</text:p>
          </table:table-cell>
          <table:table-cell table:style-name="ce2" office:value-type="string">
            <text:p>&lt;value type="percent"&gt;0.0418356704137</text:p>
          </table:table-cell>
          <table:table-cell table:style-name="ce2" office:value-type="string">
            <text:p>&lt;value type="percent"&gt;0.1237686869857</text:p>
          </table:table-cell>
          <table:table-cell table:style-name="ce2" office:value-type="string">
            <text:p>&lt;value type="percent"&gt;0.1106733109282</text:p>
          </table:table-cell>
          <table:table-cell table:style-name="ce2" office:value-type="string">
            <text:p>&lt;value type="percent"&gt;0.1643295862788</text:p>
          </table:table-cell>
          <table:table-cell table:style-name="ce2" office:value-type="string">
            <text:p>&lt;value type="percent"&gt;0.1170471665314</text:p>
          </table:table-cell>
          <table:table-cell table:style-name="ce2" office:value-type="string">
            <text:p>&lt;value type="percent"&gt;0.1768455209178</text:p>
          </table:table-cell>
          <table:table-cell table:style-name="ce2" office:value-type="string">
            <text:p>&lt;value type="percent"&gt;0.2655000579441</text:p>
          </table:table-cell>
          <table:table-cell table:style-name="ce2" office:value-type="string">
            <text:p>&lt;value type="percent"&gt;0.1329262564584</text:p>
          </table:table-cell>
          <table:table-cell table:style-name="ce2" office:value-type="string">
            <text:p>&lt;value type="percent"&gt;0.0829027712541</text:p>
          </table:table-cell>
          <table:table-cell table:style-name="ce2" office:value-type="string">
            <text:p>&lt;value type="percent"&gt;0.2312118365429</text:p>
          </table:table-cell>
          <table:table-cell table:style-name="ce2" office:value-type="string">
            <text:p>&lt;value type="percent"&gt;0.185533114138</text:p>
          </table:table-cell>
          <table:table-cell table:style-name="ce2" office:value-type="string">
            <text:p>&lt;value type="percent"&gt;0.23684828558</text:p>
          </table:table-cell>
          <table:table-cell table:style-name="ce2" office:value-type="string">
            <text:p>&lt;value type="percent"&gt;0.1256458431188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0713200173686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723621363438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6563178462874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79"/>
        </table:table-row>
        <table:table-row table:style-name="ro2" table:visibility="filter">
          <table:table-cell office:value-type="float" office:value="10305">
            <text:p>10305</text:p>
          </table:table-cell>
          <table:table-cell office:value-type="float" office:value="61781">
            <text:p>61781</text:p>
          </table:table-cell>
          <table:table-cell office:value-type="float" office:value="40.597063">
            <text:p>40.597063</text:p>
          </table:table-cell>
          <table:table-cell office:value-type="float" office:value="-74.076695">
            <text:p>-74.076695</text:p>
          </table:table-cell>
          <table:table-cell office:value-type="string">
            <text:p>&lt;value type="USD"&gt;370500</text:p>
          </table:table-cell>
          <table:table-cell office:value-type="string">
            <text:p>&lt;value type="USD"&gt;377600</text:p>
          </table:table-cell>
          <table:table-cell office:value-type="string">
            <text:p>&lt;value type="USD"&gt;276100</text:p>
          </table:table-cell>
          <table:table-cell office:value-type="string">
            <text:p>&lt;value type="USD"&gt;309600</text:p>
          </table:table-cell>
          <table:table-cell office:value-type="string">
            <text:p>&lt;value type="USD"&gt;381900</text:p>
          </table:table-cell>
          <table:table-cell office:value-type="string">
            <text:p>&lt;values&gt;none</text:p>
          </table:table-cell>
          <table:table-cell office:value-type="string">
            <text:p>&lt;value type="percent"&gt;0.432</text:p>
          </table:table-cell>
          <table:table-cell office:value-type="string">
            <text:p>&lt;value type="percent"&gt;0.356</text:p>
          </table:table-cell>
          <table:table-cell office:value-type="string">
            <text:p>&lt;value type="USD"&gt;259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354800</text:p>
          </table:table-cell>
          <table:table-cell office:value-type="string">
            <text:p>&lt;value type="USD"&gt;3240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63</text:p>
          </table:table-cell>
          <table:table-cell office:value-type="string">
            <text:p>&lt;value type="percent"&gt;0.004</text:p>
          </table:table-cell>
          <table:table-cell office:value-type="string">
            <text:p>&lt;value type="percent"&gt;0.0176494183714</text:p>
          </table:table-cell>
          <table:table-cell office:value-type="string">
            <text:p>&lt;value type="percent"&gt;0.1285599679101</text:p>
          </table:table-cell>
          <table:table-cell office:value-type="string">
            <text:p>&lt;value type="percent"&gt;0.0750100280786</text:p>
          </table:table-cell>
          <table:table-cell office:value-type="string">
            <text:p>&lt;value type="percent"&gt;0.1409947853991</text:p>
          </table:table-cell>
          <table:table-cell office:value-type="string">
            <text:p>&lt;value type="percent"&gt;0.1177296430004</text:p>
          </table:table-cell>
          <table:table-cell office:value-type="string">
            <text:p>&lt;value type="percent"&gt;0.2439831528279</text:p>
          </table:table-cell>
          <table:table-cell office:value-type="string">
            <text:p>&lt;value type="percent"&gt;0.2760730044123</text:p>
          </table:table-cell>
          <table:table-cell office:value-type="string">
            <text:p>&lt;value type="percent"&gt;0.1417577966788</text:p>
          </table:table-cell>
          <table:table-cell office:value-type="string">
            <text:p>&lt;value type="percent"&gt;0.0250101255569</text:p>
          </table:table-cell>
          <table:table-cell office:value-type="string">
            <text:p>&lt;value type="percent"&gt;0.2317739975698</text:p>
          </table:table-cell>
          <table:table-cell office:value-type="string">
            <text:p>&lt;value type="percent"&gt;0.2192183070068</text:p>
          </table:table-cell>
          <table:table-cell office:value-type="string">
            <text:p>&lt;value type="percent"&gt;0.2795666261644</text:p>
          </table:table-cell>
          <table:table-cell office:value-type="string">
            <text:p>&lt;value type="percent"&gt;0.1009518023491</text:p>
          </table:table-cell>
          <table:table-cell table:number-columns-repeated="7" office:value-type="string">
            <text:p>&lt;values&gt;none</text:p>
          </table:table-cell>
          <table:table-cell table:number-columns-repeated="985"/>
        </table:table-row>
        <table:table-row table:style-name="ro2" table:visibility="filter">
          <table:table-cell table:style-name="ce2" office:value-type="float" office:value="10314">
            <text:p>10314</text:p>
          </table:table-cell>
          <table:table-cell table:style-name="ce2" office:value-type="float" office:value="61790">
            <text:p>61790</text:p>
          </table:table-cell>
          <table:table-cell table:style-name="ce2" office:value-type="float" office:value="40.601304">
            <text:p>40.601304</text:p>
          </table:table-cell>
          <table:table-cell table:style-name="ce2" office:value-type="float" office:value="-74.155654">
            <text:p>-74.155654</text:p>
          </table:table-cell>
          <table:table-cell table:style-name="ce2" office:value-type="string">
            <text:p>&lt;value type="USD"&gt;388500</text:p>
          </table:table-cell>
          <table:table-cell table:style-name="ce2" office:value-type="string">
            <text:p>&lt;value type="USD"&gt;417600</text:p>
          </table:table-cell>
          <table:table-cell table:style-name="ce2" office:value-type="string">
            <text:p>&lt;value type="USD"&gt;252700</text:p>
          </table:table-cell>
          <table:table-cell table:style-name="ce2" office:value-type="string">
            <text:p>&lt;value type="USD"&gt;283900</text:p>
          </table:table-cell>
          <table:table-cell table:style-name="ce2" office:value-type="string">
            <text:p>&lt;value type="USD"&gt;404300</text:p>
          </table:table-cell>
          <table:table-cell table:style-name="ce2" office:value-type="string">
            <text:p>&lt;value type="USD"&gt;503100</text:p>
          </table:table-cell>
          <table:table-cell table:style-name="ce2" office:value-type="string">
            <text:p>&lt;value type="percent"&gt;0.24</text:p>
          </table:table-cell>
          <table:table-cell table:style-name="ce2" office:value-type="string">
            <text:p>&lt;value type="percent"&gt;0.322</text:p>
          </table:table-cell>
          <table:table-cell table:style-name="ce2" office:value-type="string">
            <text:p>&lt;value type="USD"&gt;259</text:p>
          </table:table-cell>
          <table:table-cell table:style-name="ce2" office:value-type="string">
            <text:p>&lt;value type="USD"&gt;399900</text:p>
          </table:table-cell>
          <table:table-cell table:style-name="ce2" office:value-type="string">
            <text:p>&lt;value type="USD"&gt;363500</text:p>
          </table:table-cell>
          <table:table-cell table:style-name="ce2" office:value-type="string">
            <text:p>&lt;value type="USD"&gt;3242</text:p>
          </table:table-cell>
          <table:table-cell table:style-name="ce2" office:value-type="string">
            <text:p>&lt;value type="percent"&gt;0.031</text:p>
          </table:table-cell>
          <table:table-cell table:style-name="ce2" office:value-type="string">
            <text:p>&lt;value type="USD"&gt;268</text:p>
          </table:table-cell>
          <table:table-cell table:style-name="ce2" office:value-type="string">
            <text:p>&lt;value type="percent"&gt;0.036</text:p>
          </table:table-cell>
          <table:table-cell table:style-name="ce2" office:value-type="string">
            <text:p>&lt;value type="percent"&gt;0.0046063651591</text:p>
          </table:table-cell>
          <table:table-cell table:style-name="ce2" office:value-type="string">
            <text:p>&lt;value type="percent"&gt;0.04702680067</text:p>
          </table:table-cell>
          <table:table-cell table:style-name="ce2" office:value-type="string">
            <text:p>&lt;value type="percent"&gt;0.0191373534338</text:p>
          </table:table-cell>
          <table:table-cell table:style-name="ce2" office:value-type="string">
            <text:p>&lt;value type="percent"&gt;0.0832077051926</text:p>
          </table:table-cell>
          <table:table-cell table:style-name="ce2" office:value-type="string">
            <text:p>&lt;value type="percent"&gt;0.1206030150753</text:p>
          </table:table-cell>
          <table:table-cell table:style-name="ce2" office:value-type="string">
            <text:p>&lt;value type="percent"&gt;0.3667504187604</text:p>
          </table:table-cell>
          <table:table-cell table:style-name="ce2" office:value-type="string">
            <text:p>&lt;value type="percent"&gt;0.3586683417085</text:p>
          </table:table-cell>
          <table:table-cell table:style-name="ce2" office:value-type="string">
            <text:p>&lt;value type="percent"&gt;0.1266277309106</text:p>
          </table:table-cell>
          <table:table-cell table:style-name="ce2" office:value-type="string">
            <text:p>&lt;value type="percent"&gt;0.0123296560674</text:p>
          </table:table-cell>
          <table:table-cell table:style-name="ce2" office:value-type="string">
            <text:p>&lt;value type="percent"&gt;0.2421804023361</text:p>
          </table:table-cell>
          <table:table-cell table:style-name="ce2" office:value-type="string">
            <text:p>&lt;value type="percent"&gt;0.1884923210036</text:p>
          </table:table-cell>
          <table:table-cell table:style-name="ce2" office:value-type="string">
            <text:p>&lt;value type="percent"&gt;0.3030067056024</text:p>
          </table:table-cell>
          <table:table-cell table:style-name="ce2" office:value-type="string">
            <text:p>&lt;value type="percent"&gt;0.1249405148172</text:p>
          </table:table-cell>
          <table:table-cell table:style-name="ce2" office:value-type="string">
            <text:p>Condo</text:p>
          </table:table-cell>
          <table:table-cell table:style-name="ce2" office:value-type="string">
            <text:p>&lt;value type="percent"&gt;0.1990295254543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&lt;value type="percent"&gt;0.28863393371150003</text:p>
          </table:table-cell>
          <table:table-cell table:style-name="ce2" office:value-type="string">
            <text:p>SingleFamily</text:p>
          </table:table-cell>
          <table:table-cell table:style-name="ce2" office:value-type="string">
            <text:p>&lt;value type="percent"&gt;0.5123365408339</text:p>
          </table:table-cell>
          <table:table-cell table:number-columns-repeated="7" table:style-name="ce2" office:value-type="string">
            <text:p>&lt;values&gt;none</text:p>
          </table:table-cell>
          <table:table-cell table:style-name="ce2" table:number-columns-repeated="979"/>
        </table:table-row>
      </table:table>
      <table:database-ranges>
        <table:database-range table:target-range-address="Sheet1.A1:Sheet1.AP177" table:display-filter-buttons="true">
          <table:filter>
            <table:filter-condition table:field-number="25" table:value="&lt;values&gt;none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11/20/2014</text:date>, <text:time>21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0T21:27:34</dc:date>
    <meta:generator>OpenOffice.org/3.4.1$Unix OpenOffice.org_project/341m1$Build-9593</meta:generator>
    <meta:editing-duration>PT1H25M45S</meta:editing-duration>
    <meta:editing-cycles>3</meta:editing-cycles>
    <meta:document-statistic meta:table-count="1" meta:cell-count="5835" meta:object-count="0"/>
  </office:meta>
</office:document-meta>
</file>